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618in"/>
    </style:style>
    <style:style style:name="co2" style:family="table-column">
      <style:table-column-properties fo:break-before="auto" style:column-width="1.345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0028in"/>
    </style:style>
    <style:style style:name="co5" style:family="table-column">
      <style:table-column-properties fo:break-before="auto" style:column-width="0.7465in"/>
    </style:style>
    <style:style style:name="co6" style:family="table-column">
      <style:table-column-properties fo:break-before="auto" style:column-width="1.5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81d41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ggfeatures" table:style-name="ta1">
        <office:forms form:automatic-focus="false" form:apply-design-mode="false"/>
        <table:shapes>
          <draw:frame draw:z-index="0" draw:style-name="gr1" draw:text-style-name="P1" svg:width="18.3953in" svg:height="3.5429in" svg:x="0.1937in" svg:y="4.3823in">
            <draw:object draw:notify-on-update-of-ranges="aggfeatures.B2:aggfeatures.B53 aggfeatures.Y1:aggfeatures.Y1 aggfeatures.Y2:aggfeatures.Y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8.1433in" svg:height="3.5429in" svg:x="0.3291in" svg:y="0.4201in">
            <draw:object draw:notify-on-update-of-ranges="aggfeatures.B1:aggfeatures.B1 aggfeatures.B2:aggfeatures.B53 aggfeatures.O1:aggfeatures.O1 aggfeatures.O2:aggfeatures.O53 aggfeatures.R1:aggfeatures.R1 aggfeatures.R2:aggfeatures.R53 aggfeatures.T1:aggfeatures.T1 aggfeatures.T2:aggfeatures.T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4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location</text:p>
          </table:table-cell>
          <table:table-cell/>
          <table:table-cell table:style-name="ce3" office:value-type="string" calcext:value-type="string">
            <text:p>Deaths - Lower respiratory infections - Sex: Both - Age: All Ages (Number)</text:p>
          </table:table-cell>
          <table:table-cell table:style-name="ce3" office:value-type="string" calcext:value-type="string">
            <text:p>Deaths - Diabetes mellitus - Sex: Both - Age: All Ages (Number)</text:p>
          </table:table-cell>
          <table:table-cell table:style-name="ce3" office:value-type="string" calcext:value-type="string">
            <text:p>Deaths - Cardiovascular diseases - Sex: Both - Age: All Ages (Number)</text:p>
          </table:table-cell>
          <table:table-cell table:style-name="ce3" office:value-type="string" calcext:value-type="string">
            <text:p>Deaths - Chronic kidney disease - Sex: Both - Age: All Ages (Number)</text:p>
          </table:table-cell>
          <table:table-cell table:style-name="ce3" office:value-type="string" calcext:value-type="string">
            <text:p>Deaths - Chronic respiratory diseases - Sex: Both - Age: All Ages (Number)</text:p>
          </table:table-cell>
          <table:table-cell table:style-name="ce3"/>
          <table:table-cell table:style-name="ce3" office:value-type="string" calcext:value-type="string">
            <text:p>DDD</text:p>
          </table:table-cell>
          <table:table-cell office:value-type="string" calcext:value-type="string">
            <text:p>max(norm_mental_health_and_substance_use_deaths)</text:p>
          </table:table-cell>
          <table:table-cell table:style-name="ce3" office:value-type="string" calcext:value-type="string">
            <text:p>cardiovascular_cancer_diabetes_chronic_respiratory</text:p>
          </table:table-cell>
          <table:table-cell office:value-type="string" calcext:value-type="string">
            <text:p>max(norm_hypertension_prevalence_men)</text:p>
          </table:table-cell>
          <table:table-cell office:value-type="string" calcext:value-type="string">
            <text:p>max(norm_hypertension_prevalence_women)</text:p>
          </table:table-cell>
          <table:table-cell table:style-name="ce3" office:value-type="string" calcext:value-type="string">
            <text:p>hypertension</text:p>
          </table:table-cell>
          <table:table-cell office:value-type="string" calcext:value-type="string">
            <text:p>max(norm_dementia_death_rate_per_100k)</text:p>
          </table:table-cell>
          <table:table-cell table:style-name="ce3" office:value-type="string" calcext:value-type="string">
            <text:p>max(norm_stroke_deaths_per_100k)</text:p>
          </table:table-cell>
          <table:table-cell table:style-name="ce3" office:value-type="string" calcext:value-type="string">
            <text:p>diabetes_prevalence</text:p>
          </table:table-cell>
          <table:table-cell office:value-type="string" calcext:value-type="string">
            <text:p>max(norm_median_age)</text:p>
          </table:table-cell>
          <table:table-cell table:style-name="ce3" office:value-type="string" calcext:value-type="string">
            <text:p>pop_over_65</text:p>
          </table:table-cell>
          <table:table-cell table:style-name="ce3" office:value-type="string" calcext:value-type="string">
            <text:p>prevalence_of_obesity_both_sexes)</text:p>
          </table:table-cell>
          <table:table-cell office:value-type="string" calcext:value-type="string">
            <text:p>max(norm_prevalence_of_overweight_adults_both_sexes)</text:p>
          </table:table-cell>
          <table:table-cell office:value-type="string" calcext:value-type="string">
            <text:p>sum(norm_total_vaccinations_per_hundred)</text:p>
          </table:table-cell>
          <table:table-cell table:style-name="ce3" office:value-type="string" calcext:value-type="string">
            <text:p>sum(norm_daily_cases_per_100k_biweekly_avg)</text:p>
          </table:table-cell>
          <table:table-cell table:style-name="ce4" office:value-type="string" calcext:value-type="string">
            <text:p>sum(daily_deaths_per_100k_biweekly_avg)</text:p>
          </table:table-cell>
          <table:table-cell office:value-type="string" calcext:value-type="string">
            <text:p>CFR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ew Zealand</text:p>
          </table:table-cell>
          <table:table-cell office:value-type="float" office:value="5126300" calcext:value-type="float">
            <text:p>5126300</text:p>
          </table:table-cell>
          <table:table-cell office:value-type="float" office:value="895.750907025957" calcext:value-type="float">
            <text:p>895.750907025957</text:p>
          </table:table-cell>
          <table:table-cell office:value-type="float" office:value="670.257211737397" calcext:value-type="float">
            <text:p>670.257211737397</text:p>
          </table:table-cell>
          <table:table-cell office:value-type="float" office:value="11948.4506841169" calcext:value-type="float">
            <text:p>11948.4506841169</text:p>
          </table:table-cell>
          <table:table-cell office:value-type="float" office:value="914.992413611621" calcext:value-type="float">
            <text:p>914.992413611621</text:p>
          </table:table-cell>
          <table:table-cell office:value-type="float" office:value="2396.17223146941" calcext:value-type="float">
            <text:p>2396.17223146941</text:p>
          </table:table-cell>
          <table:table-cell table:formula="of:=SUM([.D2:.H2])" office:value-type="float" office:value="16825.6234479613" calcext:value-type="float">
            <text:p>16825.6234479613</text:p>
          </table:table-cell>
          <table:table-cell table:formula="of:=[.I2]/[.C2]*100" office:value-type="float" office:value="0.328221591556508" calcext:value-type="float">
            <text:p>0.328221591556508</text:p>
          </table:table-cell>
          <table:table-cell office:value-type="float" office:value="0.143881605571338" calcext:value-type="float">
            <text:p>0.143881605571338</text:p>
          </table:table-cell>
          <table:table-cell office:value-type="float" office:value="0.157477923838088" calcext:value-type="float">
            <text:p>0.15747792383808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10671936758893" calcext:value-type="float">
            <text:p>0.610671936758893</text:p>
          </table:table-cell>
          <table:table-cell office:value-type="float" office:value="0.66501976284585" calcext:value-type="float">
            <text:p>0.66501976284585</text:p>
          </table:table-cell>
          <table:table-cell office:value-type="float" office:value="0.27657664918216" calcext:value-type="float">
            <text:p>0.27657664918216</text:p>
          </table:table-cell>
          <table:table-cell office:value-type="float" office:value="0.0402533485717508" calcext:value-type="float">
            <text:p>0.040253348571751</text:p>
          </table:table-cell>
          <table:table-cell office:value-type="float" office:value="0.29126213592233" calcext:value-type="float">
            <text:p>0.29126213592233</text:p>
          </table:table-cell>
          <table:table-cell office:value-type="float" office:value="0.507177128499796" calcext:value-type="float">
            <text:p>0.507177128499796</text:p>
          </table:table-cell>
          <table:table-cell office:value-type="float" office:value="0.571170917365035" calcext:value-type="float">
            <text:p>0.571170917365035</text:p>
          </table:table-cell>
          <table:table-cell office:value-type="float" office:value="0.830721003134796" calcext:value-type="float">
            <text:p>0.830721003134796</text:p>
          </table:table-cell>
          <table:table-cell office:value-type="float" office:value="0.946078431372549" calcext:value-type="float">
            <text:p>0.946078431372549</text:p>
          </table:table-cell>
          <table:table-cell office:value-type="float" office:value="96.0939377615713" calcext:value-type="float">
            <text:p>96.0939377615713</text:p>
          </table:table-cell>
          <table:table-cell office:value-type="float" office:value="10.7506260160138" calcext:value-type="float">
            <text:p>10.7506260160138</text:p>
          </table:table-cell>
          <table:table-cell office:value-type="float" office:value="1.01437684099643" calcext:value-type="float">
            <text:p>1.01437684099643</text:p>
          </table:table-cell>
          <table:table-cell table:formula="of:=[.Y2]/[.X2]" office:value-type="float" office:value="0.09435514168993" calcext:value-type="float">
            <text:p>0.09435514168993</text:p>
          </table:table-cell>
          <table:table-cell table:formula="of:=([.W2]-[.$X$56])/[.$X$55]" office:value-type="float" office:value="1.52203455357953" calcext:value-type="float">
            <text:p>1.522034553579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celand</text:p>
          </table:table-cell>
          <table:table-cell office:value-type="float" office:value="368792" calcext:value-type="float">
            <text:p>368792</text:p>
          </table:table-cell>
          <table:table-cell office:value-type="float" office:value="101.933228037777" calcext:value-type="float">
            <text:p>101.933228037777</text:p>
          </table:table-cell>
          <table:table-cell office:value-type="float" office:value="25.9713615996704" calcext:value-type="float">
            <text:p>25.9713615996704</text:p>
          </table:table-cell>
          <table:table-cell office:value-type="float" office:value="723.702664460861" calcext:value-type="float">
            <text:p>723.702664460861</text:p>
          </table:table-cell>
          <table:table-cell office:value-type="float" office:value="33.4888258855972" calcext:value-type="float">
            <text:p>33.4888258855972</text:p>
          </table:table-cell>
          <table:table-cell office:value-type="float" office:value="110.810542027568" calcext:value-type="float">
            <text:p>110.810542027568</text:p>
          </table:table-cell>
          <table:table-cell table:formula="of:=SUM([.D3:.H3])" office:value-type="float" office:value="995.906622011474" calcext:value-type="float">
            <text:p>995.906622011474</text:p>
          </table:table-cell>
          <table:table-cell table:formula="of:=[.I3]/[.C3]*100" office:value-type="float" office:value="0.27004561433314" calcext:value-type="float">
            <text:p>0.27004561433314</text:p>
          </table:table-cell>
          <table:table-cell office:value-type="float" office:value="0.0539485992713216" calcext:value-type="float">
            <text:p>0.053948599271322</text:p>
          </table:table-cell>
          <table:table-cell office:value-type="float" office:value="0.0707697708808744" calcext:value-type="float">
            <text:p>0.070769770880874</text:p>
          </table:table-cell>
          <table:table-cell office:value-type="float" office:value="0.663003663003663" calcext:value-type="float">
            <text:p>0.663003663003663</text:p>
          </table:table-cell>
          <table:table-cell office:value-type="float" office:value="0.612648221343874" calcext:value-type="float">
            <text:p>0.612648221343874</text:p>
          </table:table-cell>
          <table:table-cell office:value-type="float" office:value="0.66403162055336" calcext:value-type="float">
            <text:p>0.66403162055336</text:p>
          </table:table-cell>
          <table:table-cell office:value-type="float" office:value="0.352880667081412" calcext:value-type="float">
            <text:p>0.352880667081412</text:p>
          </table:table-cell>
          <table:table-cell office:value-type="float" office:value="0.00157796926893919" calcext:value-type="float">
            <text:p>0.001577969268939</text:p>
          </table:table-cell>
          <table:table-cell office:value-type="float" office:value="0.252427184466019" calcext:value-type="float">
            <text:p>0.252427184466019</text:p>
          </table:table-cell>
          <table:table-cell office:value-type="float" office:value="0.478468853735038" calcext:value-type="float">
            <text:p>0.478468853735038</text:p>
          </table:table-cell>
          <table:table-cell office:value-type="float" office:value="0.542536045264089" calcext:value-type="float">
            <text:p>0.542536045264089</text:p>
          </table:table-cell>
          <table:table-cell office:value-type="float" office:value="0.551724137931034" calcext:value-type="float">
            <text:p>0.551724137931034</text:p>
          </table:table-cell>
          <table:table-cell office:value-type="float" office:value="0.786764705882353" calcext:value-type="float">
            <text:p>0.786764705882353</text:p>
          </table:table-cell>
          <table:table-cell office:value-type="float" office:value="166.101777648863" calcext:value-type="float">
            <text:p>166.101777648863</text:p>
          </table:table-cell>
          <table:table-cell office:value-type="float" office:value="30.2208896409145" calcext:value-type="float">
            <text:p>30.2208896409145</text:p>
          </table:table-cell>
          <table:table-cell office:value-type="float" office:value="12.0470540110879" calcext:value-type="float">
            <text:p>12.0470540110879</text:p>
          </table:table-cell>
          <table:table-cell table:formula="of:=[.Y3]/[.X3]" office:value-type="float" office:value="0.398633334565307" calcext:value-type="float">
            <text:p>0.398633334565307</text:p>
          </table:table-cell>
          <table:table-cell table:formula="of:=([.W3]-[.$X$56])/[.$X$55]" office:value-type="float" office:value="2.77057236106002" calcext:value-type="float">
            <text:p>2.770572361060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ustralia</text:p>
          </table:table-cell>
          <table:table-cell office:value-type="float" office:value="25788217" calcext:value-type="float">
            <text:p>25788217</text:p>
          </table:table-cell>
          <table:table-cell office:value-type="float" office:value="4268.58114528482" calcext:value-type="float">
            <text:p>4268.58114528482</text:p>
          </table:table-cell>
          <table:table-cell office:value-type="float" office:value="4238.71540826985" calcext:value-type="float">
            <text:p>4238.71540826985</text:p>
          </table:table-cell>
          <table:table-cell office:value-type="float" office:value="51615.2710823059" calcext:value-type="float">
            <text:p>51615.2710823059</text:p>
          </table:table-cell>
          <table:table-cell office:value-type="float" office:value="5207.41459309687" calcext:value-type="float">
            <text:p>5207.41459309687</text:p>
          </table:table-cell>
          <table:table-cell office:value-type="float" office:value="11202.8595335402" calcext:value-type="float">
            <text:p>11202.8595335402</text:p>
          </table:table-cell>
          <table:table-cell table:formula="of:=SUM([.D4:.H4])" office:value-type="float" office:value="76532.8417624976" calcext:value-type="float">
            <text:p>76532.8417624976</text:p>
          </table:table-cell>
          <table:table-cell table:formula="of:=[.I4]/[.C4]*100" office:value-type="float" office:value="0.296774460066385" calcext:value-type="float">
            <text:p>0.296774460066385</text:p>
          </table:table-cell>
          <table:table-cell office:value-type="float" office:value="0.233122623009356" calcext:value-type="float">
            <text:p>0.233122623009356</text:p>
          </table:table-cell>
          <table:table-cell office:value-type="float" office:value="0.0688456431842177" calcext:value-type="float">
            <text:p>0.068845643184218</text:p>
          </table:table-cell>
          <table:table-cell office:value-type="float" office:value="0.637362637362637" calcext:value-type="float">
            <text:p>0.637362637362637</text:p>
          </table:table-cell>
          <table:table-cell office:value-type="float" office:value="0.648221343873518" calcext:value-type="float">
            <text:p>0.648221343873518</text:p>
          </table:table-cell>
          <table:table-cell office:value-type="float" office:value="0.66798418972332" calcext:value-type="float">
            <text:p>0.66798418972332</text:p>
          </table:table-cell>
          <table:table-cell office:value-type="float" office:value="0.273148069262664" calcext:value-type="float">
            <text:p>0.273148069262664</text:p>
          </table:table-cell>
          <table:table-cell office:value-type="float" office:value="0.0175607338800912" calcext:value-type="float">
            <text:p>0.017560733880091</text:p>
          </table:table-cell>
          <table:table-cell office:value-type="float" office:value="0.233009708737864" calcext:value-type="float">
            <text:p>0.233009708737864</text:p>
          </table:table-cell>
          <table:table-cell office:value-type="float" office:value="0.507177128499796" calcext:value-type="float">
            <text:p>0.507177128499796</text:p>
          </table:table-cell>
          <table:table-cell office:value-type="float" office:value="0.568572735086256" calcext:value-type="float">
            <text:p>0.568572735086256</text:p>
          </table:table-cell>
          <table:table-cell office:value-type="float" office:value="0.774294670846395" calcext:value-type="float">
            <text:p>0.774294670846395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103.455061533999" calcext:value-type="float">
            <text:p>103.455061533999</text:p>
          </table:table-cell>
          <table:table-cell office:value-type="float" office:value="21.0952110797005" calcext:value-type="float">
            <text:p>21.0952110797005</text:p>
          </table:table-cell>
          <table:table-cell office:value-type="float" office:value="11.4318544340286" calcext:value-type="float">
            <text:p>11.4318544340286</text:p>
          </table:table-cell>
          <table:table-cell table:formula="of:=[.Y4]/[.X4]" office:value-type="float" office:value="0.541917044149857" calcext:value-type="float">
            <text:p>0.541917044149857</text:p>
          </table:table-cell>
          <table:table-cell table:formula="of:=([.W4]-[.$X$56])/[.$X$55]" office:value-type="float" office:value="1.65331472663181" calcext:value-type="float">
            <text:p>1.65331472663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outh Korea</text:p>
          </table:table-cell>
          <table:table-cell office:value-type="float" office:value="51305184" calcext:value-type="float">
            <text:p>51305184</text:p>
          </table:table-cell>
          <table:table-cell office:value-type="float" office:value="15634.5978434777" calcext:value-type="float">
            <text:p>15634.5978434777</text:p>
          </table:table-cell>
          <table:table-cell office:value-type="float" office:value="12861.9282730904" calcext:value-type="float">
            <text:p>12861.9282730904</text:p>
          </table:table-cell>
          <table:table-cell office:value-type="float" office:value="77480.5321546249" calcext:value-type="float">
            <text:p>77480.5321546249</text:p>
          </table:table-cell>
          <table:table-cell office:value-type="float" office:value="7979.03972962383" calcext:value-type="float">
            <text:p>7979.03972962383</text:p>
          </table:table-cell>
          <table:table-cell office:value-type="float" office:value="15506.3909829558" calcext:value-type="float">
            <text:p>15506.3909829558</text:p>
          </table:table-cell>
          <table:table-cell table:formula="of:=SUM([.D5:.H5])" office:value-type="float" office:value="129462.488983773" calcext:value-type="float">
            <text:p>129462.488983773</text:p>
          </table:table-cell>
          <table:table-cell table:formula="of:=[.I5]/[.C5]*100" office:value-type="float" office:value="0.252338026862495" calcext:value-type="float">
            <text:p>0.252338026862495</text:p>
          </table:table-cell>
          <table:table-cell office:value-type="float" office:value="0.52533431476351" calcext:value-type="float">
            <text:p>0.525334314763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07214544168191" calcext:value-type="float">
            <text:p>0.607214544168191</text:p>
          </table:table-cell>
          <table:table-cell office:value-type="float" office:value="0.0893241672582341" calcext:value-type="float">
            <text:p>0.089324167258234</text:p>
          </table:table-cell>
          <table:table-cell office:value-type="float" office:value="0.359223300970874" calcext:value-type="float">
            <text:p>0.359223300970874</text:p>
          </table:table-cell>
          <table:table-cell office:value-type="float" office:value="0.770334998054067" calcext:value-type="float">
            <text:p>0.770334998054067</text:p>
          </table:table-cell>
          <table:table-cell office:value-type="float" office:value="0" calcext:value-type="float">
            <text:p>0</text:p>
          </table:table-cell>
          <table:table-cell office:value-type="float" office:value="0.0125391849529781" calcext:value-type="float">
            <text:p>0.012539184952978</text:p>
          </table:table-cell>
          <table:table-cell office:value-type="float" office:value="0.0661764705882354" calcext:value-type="float">
            <text:p>0.066176470588235</text:p>
          </table:table-cell>
          <table:table-cell office:value-type="float" office:value="116.914888327187" calcext:value-type="float">
            <text:p>116.914888327187</text:p>
          </table:table-cell>
          <table:table-cell office:value-type="float" office:value="12.27449630989" calcext:value-type="float">
            <text:p>12.27449630989</text:p>
          </table:table-cell>
          <table:table-cell office:value-type="float" office:value="12.5982813521757" calcext:value-type="float">
            <text:p>12.5982813521757</text:p>
          </table:table-cell>
          <table:table-cell table:formula="of:=[.Y5]/[.X5]" office:value-type="float" office:value="1.02637868260426" calcext:value-type="float">
            <text:p>1.02637868260426</text:p>
          </table:table-cell>
          <table:table-cell table:formula="of:=([.W5]-[.$X$56])/[.$X$55]" office:value-type="float" office:value="1.89336073662853" calcext:value-type="float">
            <text:p>1.893360736628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way</text:p>
          </table:table-cell>
          <table:table-cell office:value-type="float" office:value="5465629" calcext:value-type="float">
            <text:p>5465629</text:p>
          </table:table-cell>
          <table:table-cell office:value-type="float" office:value="2036.08889673918" calcext:value-type="float">
            <text:p>2036.08889673918</text:p>
          </table:table-cell>
          <table:table-cell office:value-type="float" office:value="666.126326582958" calcext:value-type="float">
            <text:p>666.126326582958</text:p>
          </table:table-cell>
          <table:table-cell office:value-type="float" office:value="12723.5103349877" calcext:value-type="float">
            <text:p>12723.5103349877</text:p>
          </table:table-cell>
          <table:table-cell office:value-type="float" office:value="775.628998865161" calcext:value-type="float">
            <text:p>775.628998865161</text:p>
          </table:table-cell>
          <table:table-cell office:value-type="float" office:value="2770.71137998732" calcext:value-type="float">
            <text:p>2770.71137998732</text:p>
          </table:table-cell>
          <table:table-cell table:formula="of:=SUM([.D6:.H6])" office:value-type="float" office:value="18972.0659371623" calcext:value-type="float">
            <text:p>18972.0659371623</text:p>
          </table:table-cell>
          <table:table-cell table:formula="of:=[.I6]/[.C6]*100" office:value-type="float" office:value="0.347115875174885" calcext:value-type="float">
            <text:p>0.347115875174885</text:p>
          </table:table-cell>
          <table:table-cell office:value-type="float" office:value="0.235512825565424" calcext:value-type="float">
            <text:p>0.235512825565424</text:p>
          </table:table-cell>
          <table:table-cell office:value-type="float" office:value="0.0725178414141661" calcext:value-type="float">
            <text:p>0.072517841414166</text:p>
          </table:table-cell>
          <table:table-cell office:value-type="float" office:value="0.6996336996337" calcext:value-type="float">
            <text:p>0.6996336996337</text:p>
          </table:table-cell>
          <table:table-cell office:value-type="float" office:value="0.652173913043478" calcext:value-type="float">
            <text:p>0.652173913043478</text:p>
          </table:table-cell>
          <table:table-cell office:value-type="float" office:value="0.703557312252964" calcext:value-type="float">
            <text:p>0.703557312252964</text:p>
          </table:table-cell>
          <table:table-cell office:value-type="float" office:value="0.40329195923817" calcext:value-type="float">
            <text:p>0.40329195923817</text:p>
          </table:table-cell>
          <table:table-cell office:value-type="float" office:value="0.0274972626809433" calcext:value-type="float">
            <text:p>0.027497262680943</text:p>
          </table:table-cell>
          <table:table-cell office:value-type="float" office:value="0.203883495145631" calcext:value-type="float">
            <text:p>0.203883495145631</text:p>
          </table:table-cell>
          <table:table-cell office:value-type="float" office:value="0.593301474325218" calcext:value-type="float">
            <text:p>0.593301474325218</text:p>
          </table:table-cell>
          <table:table-cell office:value-type="float" office:value="0.616835780483026" calcext:value-type="float">
            <text:p>0.616835780483026</text:p>
          </table:table-cell>
          <table:table-cell office:value-type="float" office:value="0.589341692789969" calcext:value-type="float">
            <text:p>0.589341692789969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180.463141756102" calcext:value-type="float">
            <text:p>180.463141756102</text:p>
          </table:table-cell>
          <table:table-cell office:value-type="float" office:value="30.352752763972" calcext:value-type="float">
            <text:p>30.352752763972</text:p>
          </table:table-cell>
          <table:table-cell office:value-type="float" office:value="32.7069923176794" calcext:value-type="float">
            <text:p>32.7069923176794</text:p>
          </table:table-cell>
          <table:table-cell table:formula="of:=[.Y6]/[.X6]" office:value-type="float" office:value="1.07756263730062" calcext:value-type="float">
            <text:p>1.07756263730062</text:p>
          </table:table-cell>
          <table:table-cell table:formula="of:=([.W6]-[.$X$56])/[.$X$55]" office:value-type="float" office:value="3.02669661919665" calcext:value-type="float">
            <text:p>3.02669661919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pan</text:p>
          </table:table-cell>
          <table:table-cell office:value-type="float" office:value="126050796" calcext:value-type="float">
            <text:p>126050796</text:p>
          </table:table-cell>
          <table:table-cell office:value-type="float" office:value="118801.187817315" calcext:value-type="float">
            <text:p>118801.187817315</text:p>
          </table:table-cell>
          <table:table-cell office:value-type="float" office:value="8784.08419570837" calcext:value-type="float">
            <text:p>8784.08419570837</text:p>
          </table:table-cell>
          <table:table-cell office:value-type="float" office:value="372482.633107846" calcext:value-type="float">
            <text:p>372482.633107846</text:p>
          </table:table-cell>
          <table:table-cell office:value-type="float" office:value="45324.4249322664" calcext:value-type="float">
            <text:p>45324.4249322664</text:p>
          </table:table-cell>
          <table:table-cell office:value-type="float" office:value="55793.6671345912" calcext:value-type="float">
            <text:p>55793.6671345912</text:p>
          </table:table-cell>
          <table:table-cell table:formula="of:=SUM([.D7:.H7])" office:value-type="float" office:value="601185.997187727" calcext:value-type="float">
            <text:p>601185.997187727</text:p>
          </table:table-cell>
          <table:table-cell table:formula="of:=[.I7]/[.C7]*100" office:value-type="float" office:value="0.476939469059543" calcext:value-type="float">
            <text:p>0.476939469059543</text:p>
          </table:table-cell>
          <table:table-cell office:value-type="float" office:value="0.710907086426738" calcext:value-type="float">
            <text:p>0.710907086426738</text:p>
          </table:table-cell>
          <table:table-cell office:value-type="float" office:value="0.050949536704012" calcext:value-type="float">
            <text:p>0.050949536704012</text:p>
          </table:table-cell>
          <table:table-cell office:value-type="float" office:value="0.855311355311355" calcext:value-type="float">
            <text:p>0.855311355311355</text:p>
          </table:table-cell>
          <table:table-cell office:value-type="float" office:value="0.741106719367589" calcext:value-type="float">
            <text:p>0.741106719367589</text:p>
          </table:table-cell>
          <table:table-cell office:value-type="float" office:value="0.83201581027668" calcext:value-type="float">
            <text:p>0.83201581027668</text:p>
          </table:table-cell>
          <table:table-cell office:value-type="float" office:value="0.327857506991656" calcext:value-type="float">
            <text:p>0.327857506991656</text:p>
          </table:table-cell>
          <table:table-cell office:value-type="float" office:value="0.0313918524035253" calcext:value-type="float">
            <text:p>0.031391852403525</text:p>
          </table:table-cell>
          <table:table-cell office:value-type="float" office:value="0.233009708737864" calcext:value-type="float">
            <text:p>0.2330097087378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59186590975" calcext:value-type="float">
            <text:p>112.59186590975</text:p>
          </table:table-cell>
          <table:table-cell office:value-type="float" office:value="12.5599617323332" calcext:value-type="float">
            <text:p>12.5599617323332</text:p>
          </table:table-cell>
          <table:table-cell office:value-type="float" office:value="14.6574696306219" calcext:value-type="float">
            <text:p>14.6574696306219</text:p>
          </table:table-cell>
          <table:table-cell table:formula="of:=[.Y7]/[.X7]" office:value-type="float" office:value="1.16699954530029" calcext:value-type="float">
            <text:p>1.16699954530029</text:p>
          </table:table-cell>
          <table:table-cell table:formula="of:=([.W7]-[.$X$56])/[.$X$55]" office:value-type="float" office:value="1.81626284388616" calcext:value-type="float">
            <text:p>1.816262843886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nmark</text:p>
          </table:table-cell>
          <table:table-cell office:value-type="float" office:value="5813302" calcext:value-type="float">
            <text:p>5813302</text:p>
          </table:table-cell>
          <table:table-cell office:value-type="float" office:value="2473.12105117952" calcext:value-type="float">
            <text:p>2473.12105117952</text:p>
          </table:table-cell>
          <table:table-cell office:value-type="float" office:value="1433.51121660287" calcext:value-type="float">
            <text:p>1433.51121660287</text:p>
          </table:table-cell>
          <table:table-cell office:value-type="float" office:value="15330.1803259219" calcext:value-type="float">
            <text:p>15330.1803259219</text:p>
          </table:table-cell>
          <table:table-cell office:value-type="float" office:value="1133.46762090639" calcext:value-type="float">
            <text:p>1133.46762090639</text:p>
          </table:table-cell>
          <table:table-cell office:value-type="float" office:value="4572.4583071918" calcext:value-type="float">
            <text:p>4572.4583071918</text:p>
          </table:table-cell>
          <table:table-cell table:formula="of:=SUM([.D8:.H8])" office:value-type="float" office:value="24942.7385218025" calcext:value-type="float">
            <text:p>24942.7385218025</text:p>
          </table:table-cell>
          <table:table-cell table:formula="of:=[.I8]/[.C8]*100" office:value-type="float" office:value="0.429063181678889" calcext:value-type="float">
            <text:p>0.429063181678889</text:p>
          </table:table-cell>
          <table:table-cell office:value-type="float" office:value="0.162014922132501" calcext:value-type="float">
            <text:p>0.162014922132501</text:p>
          </table:table-cell>
          <table:table-cell office:value-type="float" office:value="0.182564246540451" calcext:value-type="float">
            <text:p>0.182564246540451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0.683794466403162" calcext:value-type="float">
            <text:p>0.683794466403162</text:p>
          </table:table-cell>
          <table:table-cell office:value-type="float" office:value="0.736166007905138" calcext:value-type="float">
            <text:p>0.736166007905138</text:p>
          </table:table-cell>
          <table:table-cell office:value-type="float" office:value="0.300553130685348" calcext:value-type="float">
            <text:p>0.300553130685348</text:p>
          </table:table-cell>
          <table:table-cell office:value-type="float" office:value="0.0530673657561779" calcext:value-type="float">
            <text:p>0.053067365756178</text:p>
          </table:table-cell>
          <table:table-cell office:value-type="float" office:value="0.495145631067961" calcext:value-type="float">
            <text:p>0.495145631067961</text:p>
          </table:table-cell>
          <table:table-cell office:value-type="float" office:value="0.717703280602557" calcext:value-type="float">
            <text:p>0.717703280602557</text:p>
          </table:table-cell>
          <table:table-cell office:value-type="float" office:value="0.712992786022316" calcext:value-type="float">
            <text:p>0.712992786022316</text:p>
          </table:table-cell>
          <table:table-cell office:value-type="float" office:value="0.482758620689655" calcext:value-type="float">
            <text:p>0.482758620689655</text:p>
          </table:table-cell>
          <table:table-cell office:value-type="float" office:value="0.730392156862745" calcext:value-type="float">
            <text:p>0.730392156862745</text:p>
          </table:table-cell>
          <table:table-cell office:value-type="float" office:value="196.420668793768" calcext:value-type="float">
            <text:p>196.420668793768</text:p>
          </table:table-cell>
          <table:table-cell office:value-type="float" office:value="51.0799630629395" calcext:value-type="float">
            <text:p>51.0799630629395</text:p>
          </table:table-cell>
          <table:table-cell office:value-type="float" office:value="67.7092443699443" calcext:value-type="float">
            <text:p>67.7092443699443</text:p>
          </table:table-cell>
          <table:table-cell table:formula="of:=[.Y8]/[.X8]" office:value-type="float" office:value="1.32555390234943" calcext:value-type="float">
            <text:p>1.32555390234943</text:p>
          </table:table-cell>
          <table:table-cell table:formula="of:=([.W8]-[.$X$56])/[.$X$55]" office:value-type="float" office:value="3.31128725722368" calcext:value-type="float">
            <text:p>3.311287257223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inland</text:p>
          </table:table-cell>
          <table:table-cell office:value-type="float" office:value="5548361" calcext:value-type="float">
            <text:p>5548361</text:p>
          </table:table-cell>
          <table:table-cell office:value-type="float" office:value="775.197754683719" calcext:value-type="float">
            <text:p>775.197754683719</text:p>
          </table:table-cell>
          <table:table-cell office:value-type="float" office:value="496.152017635502" calcext:value-type="float">
            <text:p>496.152017635502</text:p>
          </table:table-cell>
          <table:table-cell office:value-type="float" office:value="25383.4717786352" calcext:value-type="float">
            <text:p>25383.4717786352</text:p>
          </table:table-cell>
          <table:table-cell office:value-type="float" office:value="705.916214094333" calcext:value-type="float">
            <text:p>705.916214094333</text:p>
          </table:table-cell>
          <table:table-cell office:value-type="float" office:value="2043.22914885154" calcext:value-type="float">
            <text:p>2043.22914885154</text:p>
          </table:table-cell>
          <table:table-cell table:formula="of:=SUM([.D9:.H9])" office:value-type="float" office:value="29403.9669139003" calcext:value-type="float">
            <text:p>29403.9669139003</text:p>
          </table:table-cell>
          <table:table-cell table:formula="of:=[.I9]/[.C9]*100" office:value-type="float" office:value="0.529957710284177" calcext:value-type="float">
            <text:p>0.529957710284177</text:p>
          </table:table-cell>
          <table:table-cell office:value-type="float" office:value="0.370527643867194" calcext:value-type="float">
            <text:p>0.370527643867194</text:p>
          </table:table-cell>
          <table:table-cell office:value-type="float" office:value="0.122417285688167" calcext:value-type="float">
            <text:p>0.122417285688167</text:p>
          </table:table-cell>
          <table:table-cell office:value-type="float" office:value="1" calcext:value-type="float">
            <text:p>1</text:p>
          </table:table-cell>
          <table:table-cell office:value-type="float" office:value="0.92094861660079" calcext:value-type="float">
            <text:p>0.920948616600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32388963669879" calcext:value-type="float">
            <text:p>0.063238896366988</text:p>
          </table:table-cell>
          <table:table-cell office:value-type="float" office:value="0.233009708737864" calcext:value-type="float">
            <text:p>0.233009708737864</text:p>
          </table:table-cell>
          <table:table-cell office:value-type="float" office:value="0.741626723289309" calcext:value-type="float">
            <text:p>0.741626723289309</text:p>
          </table:table-cell>
          <table:table-cell office:value-type="float" office:value="0.790679439359757" calcext:value-type="float">
            <text:p>0.790679439359757</text:p>
          </table:table-cell>
          <table:table-cell office:value-type="float" office:value="0.561128526645768" calcext:value-type="float">
            <text:p>0.561128526645768</text:p>
          </table:table-cell>
          <table:table-cell office:value-type="float" office:value="0.811274509803921" calcext:value-type="float">
            <text:p>0.811274509803921</text:p>
          </table:table-cell>
          <table:table-cell office:value-type="float" office:value="184.850578046658" calcext:value-type="float">
            <text:p>184.850578046658</text:p>
          </table:table-cell>
          <table:table-cell office:value-type="float" office:value="24.2778394695063" calcext:value-type="float">
            <text:p>24.2778394695063</text:p>
          </table:table-cell>
          <table:table-cell office:value-type="float" office:value="40.0311268241455" calcext:value-type="float">
            <text:p>40.0311268241455</text:p>
          </table:table-cell>
          <table:table-cell table:formula="of:=[.Y9]/[.X9]" office:value-type="float" office:value="1.64887517583374" calcext:value-type="float">
            <text:p>1.64887517583374</text:p>
          </table:table-cell>
          <table:table-cell table:formula="of:=([.W9]-[.$X$56])/[.$X$55]" office:value-type="float" office:value="3.1049432855056" calcext:value-type="float">
            <text:p>3.10494328550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srael</text:p>
          </table:table-cell>
          <table:table-cell office:value-type="float" office:value="9291000" calcext:value-type="float">
            <text:p>9291000</text:p>
          </table:table-cell>
          <table:table-cell office:value-type="float" office:value="1738.62342636073" calcext:value-type="float">
            <text:p>1738.62342636073</text:p>
          </table:table-cell>
          <table:table-cell office:value-type="float" office:value="2647.38633006688" calcext:value-type="float">
            <text:p>2647.38633006688</text:p>
          </table:table-cell>
          <table:table-cell office:value-type="float" office:value="12393.3693591578" calcext:value-type="float">
            <text:p>12393.3693591578</text:p>
          </table:table-cell>
          <table:table-cell office:value-type="float" office:value="2764.81777924519" calcext:value-type="float">
            <text:p>2764.81777924519</text:p>
          </table:table-cell>
          <table:table-cell office:value-type="float" office:value="2026.87614572942" calcext:value-type="float">
            <text:p>2026.87614572942</text:p>
          </table:table-cell>
          <table:table-cell table:formula="of:=SUM([.D10:.H10])" office:value-type="float" office:value="21571.07304056" calcext:value-type="float">
            <text:p>21571.07304056</text:p>
          </table:table-cell>
          <table:table-cell table:formula="of:=[.I10]/[.C10]*100" office:value-type="float" office:value="0.232171704235927" calcext:value-type="float">
            <text:p>0.232171704235927</text:p>
          </table:table-cell>
          <table:table-cell office:value-type="float" office:value="0.010275394204252" calcext:value-type="float">
            <text:p>0.010275394204252</text:p>
          </table:table-cell>
          <table:table-cell office:value-type="float" office:value="0.0821254579179105" calcext:value-type="float">
            <text:p>0.082125457917911</text:p>
          </table:table-cell>
          <table:table-cell office:value-type="float" office:value="0.619047619047619" calcext:value-type="float">
            <text:p>0.619047619047619</text:p>
          </table:table-cell>
          <table:table-cell office:value-type="float" office:value="0.792490118577075" calcext:value-type="float">
            <text:p>0.792490118577075</text:p>
          </table:table-cell>
          <table:table-cell office:value-type="float" office:value="0.730237154150198" calcext:value-type="float">
            <text:p>0.730237154150198</text:p>
          </table:table-cell>
          <table:table-cell office:value-type="float" office:value="0.326800337628445" calcext:value-type="float">
            <text:p>0.326800337628445</text:p>
          </table:table-cell>
          <table:table-cell office:value-type="float" office:value="0.0172024137981771" calcext:value-type="float">
            <text:p>0.017202413798177</text:p>
          </table:table-cell>
          <table:table-cell office:value-type="float" office:value="0.631067961165048" calcext:value-type="float">
            <text:p>0.631067961165048</text:p>
          </table:table-cell>
          <table:table-cell office:value-type="float" office:value="0.157894769579448" calcext:value-type="float">
            <text:p>0.157894769579448</text:p>
          </table:table-cell>
          <table:table-cell office:value-type="float" office:value="0.435992176590726" calcext:value-type="float">
            <text:p>0.435992176590726</text:p>
          </table:table-cell>
          <table:table-cell office:value-type="float" office:value="0.683385579937304" calcext:value-type="float">
            <text:p>0.683385579937304</text:p>
          </table:table-cell>
          <table:table-cell office:value-type="float" office:value="0.879901960784314" calcext:value-type="float">
            <text:p>0.879901960784314</text:p>
          </table:table-cell>
          <table:table-cell office:value-type="float" office:value="206.266647329383" calcext:value-type="float">
            <text:p>206.266647329383</text:p>
          </table:table-cell>
          <table:table-cell office:value-type="float" office:value="40.9039020344881" calcext:value-type="float">
            <text:p>40.9039020344881</text:p>
          </table:table-cell>
          <table:table-cell office:value-type="float" office:value="90.1286959730615" calcext:value-type="float">
            <text:p>90.1286959730615</text:p>
          </table:table-cell>
          <table:table-cell table:formula="of:=[.Y10]/[.X10]" office:value-type="float" office:value="2.20342538218162" calcext:value-type="float">
            <text:p>2.20342538218162</text:p>
          </table:table-cell>
          <table:table-cell table:formula="of:=([.W10]-[.$X$56])/[.$X$55]" office:value-type="float" office:value="3.48688296869182" calcext:value-type="float">
            <text:p>3.486882968691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reland</text:p>
          </table:table-cell>
          <table:table-cell office:value-type="float" office:value="4982904" calcext:value-type="float">
            <text:p>4982904</text:p>
          </table:table-cell>
          <table:table-cell office:value-type="float" office:value="1713.02964694127" calcext:value-type="float">
            <text:p>1713.02964694127</text:p>
          </table:table-cell>
          <table:table-cell office:value-type="float" office:value="502.424055567712" calcext:value-type="float">
            <text:p>502.424055567712</text:p>
          </table:table-cell>
          <table:table-cell office:value-type="float" office:value="10347.08085046" calcext:value-type="float">
            <text:p>10347.08085046</text:p>
          </table:table-cell>
          <table:table-cell office:value-type="float" office:value="699.549685049874" calcext:value-type="float">
            <text:p>699.549685049874</text:p>
          </table:table-cell>
          <table:table-cell office:value-type="float" office:value="2547.96109360274" calcext:value-type="float">
            <text:p>2547.96109360274</text:p>
          </table:table-cell>
          <table:table-cell table:formula="of:=SUM([.D11:.H11])" office:value-type="float" office:value="15810.0453316216" calcext:value-type="float">
            <text:p>15810.0453316216</text:p>
          </table:table-cell>
          <table:table-cell table:formula="of:=[.I11]/[.C11]*100" office:value-type="float" office:value="0.317285770137687" calcext:value-type="float">
            <text:p>0.317285770137687</text:p>
          </table:table-cell>
          <table:table-cell office:value-type="float" office:value="0.0582775832163065" calcext:value-type="float">
            <text:p>0.058277583216307</text:p>
          </table:table-cell>
          <table:table-cell office:value-type="float" office:value="0.124376051850397" calcext:value-type="float">
            <text:p>0.124376051850397</text:p>
          </table:table-cell>
          <table:table-cell office:value-type="float" office:value="0.842490842490843" calcext:value-type="float">
            <text:p>0.842490842490843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0.772727272727273" calcext:value-type="float">
            <text:p>0.772727272727273</text:p>
          </table:table-cell>
          <table:table-cell office:value-type="float" office:value="0.32798879639503" calcext:value-type="float">
            <text:p>0.32798879639503</text:p>
          </table:table-cell>
          <table:table-cell office:value-type="float" office:value="0.0331744910445037" calcext:value-type="float">
            <text:p>0.033174491044504</text:p>
          </table:table-cell>
          <table:table-cell office:value-type="float" office:value="0" calcext:value-type="float">
            <text:p>0</text:p>
          </table:table-cell>
          <table:table-cell office:value-type="float" office:value="0.545454588951714" calcext:value-type="float">
            <text:p>0.545454588951714</text:p>
          </table:table-cell>
          <table:table-cell office:value-type="float" office:value="0.507921066927641" calcext:value-type="float">
            <text:p>0.507921066927641</text:p>
          </table:table-cell>
          <table:table-cell office:value-type="float" office:value="0.658307210031348" calcext:value-type="float">
            <text:p>0.658307210031348</text:p>
          </table:table-cell>
          <table:table-cell office:value-type="float" office:value="0.838235294117647" calcext:value-type="float">
            <text:p>0.838235294117647</text:p>
          </table:table-cell>
          <table:table-cell office:value-type="float" office:value="189.255397173994" calcext:value-type="float">
            <text:p>189.255397173994</text:p>
          </table:table-cell>
          <table:table-cell office:value-type="float" office:value="51.440599815038" calcext:value-type="float">
            <text:p>51.440599815038</text:p>
          </table:table-cell>
          <table:table-cell office:value-type="float" office:value="128.850565854771" calcext:value-type="float">
            <text:p>128.850565854771</text:p>
          </table:table-cell>
          <table:table-cell table:formula="of:=[.Y11]/[.X11]" office:value-type="float" office:value="2.50484182373595" calcext:value-type="float">
            <text:p>2.50484182373595</text:p>
          </table:table-cell>
          <table:table-cell table:formula="of:=([.W11]-[.$X$56])/[.$X$55]" office:value-type="float" office:value="3.1834999617928" calcext:value-type="float">
            <text:p>3.18349996179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therlands</text:p>
          </table:table-cell>
          <table:table-cell office:value-type="float" office:value="17173094" calcext:value-type="float">
            <text:p>17173094</text:p>
          </table:table-cell>
          <table:table-cell office:value-type="float" office:value="6329.50994210114" calcext:value-type="float">
            <text:p>6329.50994210114</text:p>
          </table:table-cell>
          <table:table-cell office:value-type="float" office:value="3357.12415189101" calcext:value-type="float">
            <text:p>3357.12415189101</text:p>
          </table:table-cell>
          <table:table-cell office:value-type="float" office:value="42568.9372819392" calcext:value-type="float">
            <text:p>42568.9372819392</text:p>
          </table:table-cell>
          <table:table-cell office:value-type="float" office:value="3779.50371488592" calcext:value-type="float">
            <text:p>3779.50371488592</text:p>
          </table:table-cell>
          <table:table-cell office:value-type="float" office:value="10766.1735346269" calcext:value-type="float">
            <text:p>10766.1735346269</text:p>
          </table:table-cell>
          <table:table-cell table:formula="of:=SUM([.D12:.H12])" office:value-type="float" office:value="66801.2486254442" calcext:value-type="float">
            <text:p>66801.2486254442</text:p>
          </table:table-cell>
          <table:table-cell table:formula="of:=[.I12]/[.C12]*100" office:value-type="float" office:value="0.388987847067303" calcext:value-type="float">
            <text:p>0.388987847067303</text:p>
          </table:table-cell>
          <table:table-cell office:value-type="float" office:value="0.71646925039823" calcext:value-type="float">
            <text:p>0.71646925039823</text:p>
          </table:table-cell>
          <table:table-cell office:value-type="float" office:value="0.15987344719405" calcext:value-type="float">
            <text:p>0.159873447194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43746301491542" calcext:value-type="float">
            <text:p>0.443746301491542</text:p>
          </table:table-cell>
          <table:table-cell office:value-type="float" office:value="0.0445024493604721" calcext:value-type="float">
            <text:p>0.044502449360472</text:p>
          </table:table-cell>
          <table:table-cell office:value-type="float" office:value="0.213592233009709" calcext:value-type="float">
            <text:p>0.213592233009709</text:p>
          </table:table-cell>
          <table:table-cell office:value-type="float" office:value="0.760765573132481" calcext:value-type="float">
            <text:p>0.760765573132481</text:p>
          </table:table-cell>
          <table:table-cell office:value-type="float" office:value="0.70013874801609" calcext:value-type="float">
            <text:p>0.70013874801609</text:p>
          </table:table-cell>
          <table:table-cell office:value-type="float" office:value="0.504702194357367" calcext:value-type="float">
            <text:p>0.504702194357367</text:p>
          </table:table-cell>
          <table:table-cell office:value-type="float" office:value="0.813725490196078" calcext:value-type="float">
            <text:p>0.813725490196078</text:p>
          </table:table-cell>
          <table:table-cell office:value-type="float" office:value="167.097258644062" calcext:value-type="float">
            <text:p>167.097258644062</text:p>
          </table:table-cell>
          <table:table-cell office:value-type="float" office:value="47.035733678909" calcext:value-type="float">
            <text:p>47.035733678909</text:p>
          </table:table-cell>
          <table:table-cell office:value-type="float" office:value="135.324229535209" calcext:value-type="float">
            <text:p>135.324229535209</text:p>
          </table:table-cell>
          <table:table-cell table:formula="of:=[.Y12]/[.X12]" office:value-type="float" office:value="2.87705152977956" calcext:value-type="float">
            <text:p>2.87705152977956</text:p>
          </table:table-cell>
          <table:table-cell table:formula="of:=([.W12]-[.$X$56])/[.$X$55]" office:value-type="float" office:value="2.78832602495159" calcext:value-type="float">
            <text:p>2.788326024951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elarus</text:p>
          </table:table-cell>
          <table:table-cell office:value-type="float" office:value="9442867" calcext:value-type="float">
            <text:p>9442867</text:p>
          </table:table-cell>
          <table:table-cell office:value-type="float" office:value="1154.71117311829" calcext:value-type="float">
            <text:p>1154.71117311829</text:p>
          </table:table-cell>
          <table:table-cell office:value-type="float" office:value="393.43031970125" calcext:value-type="float">
            <text:p>393.43031970125</text:p>
          </table:table-cell>
          <table:table-cell office:value-type="float" office:value="75338.8884749292" calcext:value-type="float">
            <text:p>75338.8884749292</text:p>
          </table:table-cell>
          <table:table-cell office:value-type="float" office:value="499.792008624908" calcext:value-type="float">
            <text:p>499.792008624908</text:p>
          </table:table-cell>
          <table:table-cell office:value-type="float" office:value="2437.91571505535" calcext:value-type="float">
            <text:p>2437.91571505535</text:p>
          </table:table-cell>
          <table:table-cell table:formula="of:=SUM([.D13:.H13])" office:value-type="float" office:value="79824.737691429" calcext:value-type="float">
            <text:p>79824.737691429</text:p>
          </table:table-cell>
          <table:table-cell table:formula="of:=[.I13]/[.C13]*100" office:value-type="float" office:value="0.845344297356184" calcext:value-type="float">
            <text:p>0.845344297356184</text:p>
          </table:table-cell>
          <table:table-cell office:value-type="float" office:value="0.0352851458354048" calcext:value-type="float">
            <text:p>0.035285145835405</text:p>
          </table:table-cell>
          <table:table-cell office:value-type="float" office:value="0.903876695396626" calcext:value-type="float">
            <text:p>0.903876695396626</text:p>
          </table:table-cell>
          <table:table-cell office:value-type="float" office:value="0.804029304029304" calcext:value-type="float">
            <text:p>0.804029304029304</text:p>
          </table:table-cell>
          <table:table-cell office:value-type="float" office:value="0.899209486166008" calcext:value-type="float">
            <text:p>0.899209486166008</text:p>
          </table:table-cell>
          <table:table-cell office:value-type="float" office:value="0.883399209486166" calcext:value-type="float">
            <text:p>0.883399209486166</text:p>
          </table:table-cell>
          <table:table-cell office:value-type="float" office:value="0.494398330938478" calcext:value-type="float">
            <text:p>0.494398330938478</text:p>
          </table:table-cell>
          <table:table-cell office:value-type="float" office:value="0.32388280553097" calcext:value-type="float">
            <text:p>0.32388280553097</text:p>
          </table:table-cell>
          <table:table-cell office:value-type="float" office:value="0.174757281553398" calcext:value-type="float">
            <text:p>0.174757281553398</text:p>
          </table:table-cell>
          <table:table-cell office:value-type="float" office:value="0.622009509855549" calcext:value-type="float">
            <text:p>0.622009509855549</text:p>
          </table:table-cell>
          <table:table-cell office:value-type="float" office:value="0.542847460936603" calcext:value-type="float">
            <text:p>0.542847460936603</text:p>
          </table:table-cell>
          <table:table-cell office:value-type="float" office:value="0.633228840125392" calcext:value-type="float">
            <text:p>0.633228840125392</text:p>
          </table:table-cell>
          <table:table-cell office:value-type="float" office:value="0.821078431372549" calcext:value-type="float">
            <text:p>0.821078431372549</text:p>
          </table:table-cell>
          <table:table-cell office:value-type="float" office:value="43.5036671777235" calcext:value-type="float">
            <text:p>43.5036671777235</text:p>
          </table:table-cell>
          <table:table-cell office:value-type="float" office:value="20.8704858351141" calcext:value-type="float">
            <text:p>20.8704858351141</text:p>
          </table:table-cell>
          <table:table-cell office:value-type="float" office:value="62.2268639386746" calcext:value-type="float">
            <text:p>62.2268639386746</text:p>
          </table:table-cell>
          <table:table-cell table:formula="of:=[.Y13]/[.X13]" office:value-type="float" office:value="2.98157237116059" calcext:value-type="float">
            <text:p>2.98157237116059</text:p>
          </table:table-cell>
          <table:table-cell table:formula="of:=([.W13]-[.$X$56])/[.$X$55]" office:value-type="float" office:value="0.584126153102208" calcext:value-type="float">
            <text:p>0.5841261531022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ta</text:p>
          </table:table-cell>
          <table:table-cell office:value-type="float" office:value="516100" calcext:value-type="float">
            <text:p>516100</text:p>
          </table:table-cell>
          <table:table-cell office:value-type="float" office:value="191.504522894468" calcext:value-type="float">
            <text:p>191.504522894468</text:p>
          </table:table-cell>
          <table:table-cell office:value-type="float" office:value="123.411420770905" calcext:value-type="float">
            <text:p>123.411420770905</text:p>
          </table:table-cell>
          <table:table-cell office:value-type="float" office:value="1491.03003411783" calcext:value-type="float">
            <text:p>1491.03003411783</text:p>
          </table:table-cell>
          <table:table-cell office:value-type="float" office:value="105.30634762299" calcext:value-type="float">
            <text:p>105.30634762299</text:p>
          </table:table-cell>
          <table:table-cell office:value-type="float" office:value="157.242506269428" calcext:value-type="float">
            <text:p>157.242506269428</text:p>
          </table:table-cell>
          <table:table-cell table:formula="of:=SUM([.D14:.H14])" office:value-type="float" office:value="2068.49483167562" calcext:value-type="float">
            <text:p>2068.49483167562</text:p>
          </table:table-cell>
          <table:table-cell table:formula="of:=[.I14]/[.C14]*100" office:value-type="float" office:value="0.400793418266929" calcext:value-type="float">
            <text:p>0.400793418266929</text:p>
          </table:table-cell>
          <table:table-cell office:value-type="float" office:value="0.256866415498205" calcext:value-type="float">
            <text:p>0.256866415498205</text:p>
          </table:table-cell>
          <table:table-cell office:value-type="float" office:value="0.168449202039138" calcext:value-type="float">
            <text:p>0.168449202039138</text:p>
          </table:table-cell>
          <table:table-cell office:value-type="float" office:value="0.793040293040293" calcext:value-type="float">
            <text:p>0.793040293040293</text:p>
          </table:table-cell>
          <table:table-cell office:value-type="float" office:value="0.715415019762846" calcext:value-type="float">
            <text:p>0.715415019762846</text:p>
          </table:table-cell>
          <table:table-cell office:value-type="float" office:value="0.785573122529644" calcext:value-type="float">
            <text:p>0.785573122529644</text:p>
          </table:table-cell>
          <table:table-cell office:value-type="float" office:value="0.34959834887905" calcext:value-type="float">
            <text:p>0.34959834887905</text:p>
          </table:table-cell>
          <table:table-cell office:value-type="float" office:value="0.0407233713890438" calcext:value-type="float">
            <text:p>0.040723371389044</text:p>
          </table:table-cell>
          <table:table-cell office:value-type="float" office:value="0.495145631067961" calcext:value-type="float">
            <text:p>0.495145631067961</text:p>
          </table:table-cell>
          <table:table-cell office:value-type="float" office:value="0.722488112680563" calcext:value-type="float">
            <text:p>0.722488112680563</text:p>
          </table:table-cell>
          <table:table-cell office:value-type="float" office:value="0.743416045997737" calcext:value-type="float">
            <text:p>0.743416045997737</text:p>
          </table:table-cell>
          <table:table-cell office:value-type="float" office:value="0.77115987460815" calcext:value-type="float">
            <text:p>0.77115987460815</text:p>
          </table:table-cell>
          <table:table-cell office:value-type="float" office:value="0.995098039215686" calcext:value-type="float">
            <text:p>0.995098039215686</text:p>
          </table:table-cell>
          <table:table-cell office:value-type="float" office:value="208.438093067584" calcext:value-type="float">
            <text:p>208.438093067584</text:p>
          </table:table-cell>
          <table:table-cell office:value-type="float" office:value="31.9036912453347" calcext:value-type="float">
            <text:p>31.9036912453347</text:p>
          </table:table-cell>
          <table:table-cell office:value-type="float" office:value="102.457995405099" calcext:value-type="float">
            <text:p>102.457995405099</text:p>
          </table:table-cell>
          <table:table-cell table:formula="of:=[.Y14]/[.X14]" office:value-type="float" office:value="3.21147777594799" calcext:value-type="float">
            <text:p>3.21147777594799</text:p>
          </table:table-cell>
          <table:table-cell table:formula="of:=([.W14]-[.$X$56])/[.$X$55]" office:value-type="float" office:value="3.52560909001481" calcext:value-type="float">
            <text:p>3.525609090014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uxembourg</text:p>
          </table:table-cell>
          <table:table-cell office:value-type="float" office:value="634814" calcext:value-type="float">
            <text:p>634814</text:p>
          </table:table-cell>
          <table:table-cell office:value-type="float" office:value="136.732797934071" calcext:value-type="float">
            <text:p>136.732797934071</text:p>
          </table:table-cell>
          <table:table-cell office:value-type="float" office:value="67.6629881951553" calcext:value-type="float">
            <text:p>67.6629881951553</text:p>
          </table:table-cell>
          <table:table-cell office:value-type="float" office:value="1331.85410372021" calcext:value-type="float">
            <text:p>1331.85410372021</text:p>
          </table:table-cell>
          <table:table-cell office:value-type="float" office:value="118.924220944473" calcext:value-type="float">
            <text:p>118.924220944473</text:p>
          </table:table-cell>
          <table:table-cell office:value-type="float" office:value="221.378141948103" calcext:value-type="float">
            <text:p>221.378141948103</text:p>
          </table:table-cell>
          <table:table-cell table:formula="of:=SUM([.D15:.H15])" office:value-type="float" office:value="1876.55225274201" calcext:value-type="float">
            <text:p>1876.55225274201</text:p>
          </table:table-cell>
          <table:table-cell table:formula="of:=[.I15]/[.C15]*100" office:value-type="float" office:value="0.295606626939861" calcext:value-type="float">
            <text:p>0.295606626939861</text:p>
          </table:table-cell>
          <table:table-cell office:value-type="float" office:value="1" calcext:value-type="float">
            <text:p>1</text:p>
          </table:table-cell>
          <table:table-cell office:value-type="float" office:value="0.125565739901064" calcext:value-type="float">
            <text:p>0.125565739901064</text:p>
          </table:table-cell>
          <table:table-cell office:value-type="float" office:value="0.888278388278388" calcext:value-type="float">
            <text:p>0.888278388278388</text:p>
          </table:table-cell>
          <table:table-cell office:value-type="float" office:value="0.733201581027668" calcext:value-type="float">
            <text:p>0.733201581027668</text:p>
          </table:table-cell>
          <table:table-cell office:value-type="float" office:value="0.845849802371541" calcext:value-type="float">
            <text:p>0.845849802371541</text:p>
          </table:table-cell>
          <table:table-cell office:value-type="float" office:value="0.452798519213556" calcext:value-type="float">
            <text:p>0.452798519213556</text:p>
          </table:table-cell>
          <table:table-cell office:value-type="float" office:value="0.0332787982274839" calcext:value-type="float">
            <text:p>0.033278798227484</text:p>
          </table:table-cell>
          <table:table-cell office:value-type="float" office:value="0.174757281553398" calcext:value-type="float">
            <text:p>0.174757281553398</text:p>
          </table:table-cell>
          <table:table-cell office:value-type="float" office:value="0.593301474325218" calcext:value-type="float">
            <text:p>0.593301474325218</text:p>
          </table:table-cell>
          <table:table-cell office:value-type="float" office:value="0.509782292721105" calcext:value-type="float">
            <text:p>0.509782292721105</text:p>
          </table:table-cell>
          <table:table-cell office:value-type="float" office:value="0.573667711598746" calcext:value-type="float">
            <text:p>0.573667711598746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156.20585919695" calcext:value-type="float">
            <text:p>156.20585919695</text:p>
          </table:table-cell>
          <table:table-cell office:value-type="float" office:value="43.4374703383046" calcext:value-type="float">
            <text:p>43.4374703383046</text:p>
          </table:table-cell>
          <table:table-cell office:value-type="float" office:value="155.231071058384" calcext:value-type="float">
            <text:p>155.231071058384</text:p>
          </table:table-cell>
          <table:table-cell table:formula="of:=[.Y15]/[.X15]" office:value-type="float" office:value="3.57366738554055" calcext:value-type="float">
            <text:p>3.57366738554055</text:p>
          </table:table-cell>
          <table:table-cell table:formula="of:=([.W15]-[.$X$56])/[.$X$55]" office:value-type="float" office:value="2.59408600829083" calcext:value-type="float">
            <text:p>2.594086008290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itzerland</text:p>
          </table:table-cell>
          <table:table-cell office:value-type="float" office:value="8715494" calcext:value-type="float">
            <text:p>8715494</text:p>
          </table:table-cell>
          <table:table-cell office:value-type="float" office:value="1946.1522849238" calcext:value-type="float">
            <text:p>1946.1522849238</text:p>
          </table:table-cell>
          <table:table-cell office:value-type="float" office:value="1394.25172570048" calcext:value-type="float">
            <text:p>1394.25172570048</text:p>
          </table:table-cell>
          <table:table-cell office:value-type="float" office:value="23968.9432254333" calcext:value-type="float">
            <text:p>23968.9432254333</text:p>
          </table:table-cell>
          <table:table-cell office:value-type="float" office:value="2217.91368371966" calcext:value-type="float">
            <text:p>2217.91368371966</text:p>
          </table:table-cell>
          <table:table-cell office:value-type="float" office:value="3074.26092250092" calcext:value-type="float">
            <text:p>3074.26092250092</text:p>
          </table:table-cell>
          <table:table-cell table:formula="of:=SUM([.D16:.H16])" office:value-type="float" office:value="32601.5218422782" calcext:value-type="float">
            <text:p>32601.5218422782</text:p>
          </table:table-cell>
          <table:table-cell table:formula="of:=[.I16]/[.C16]*100" office:value-type="float" office:value="0.374063958305498" calcext:value-type="float">
            <text:p>0.374063958305498</text:p>
          </table:table-cell>
          <table:table-cell office:value-type="float" office:value="0.884972810626555" calcext:value-type="float">
            <text:p>0.884972810626555</text:p>
          </table:table-cell>
          <table:table-cell office:value-type="float" office:value="0.0316395036854807" calcext:value-type="float">
            <text:p>0.031639503685481</text:p>
          </table:table-cell>
          <table:table-cell office:value-type="float" office:value="0.706959706959707" calcext:value-type="float">
            <text:p>0.706959706959707</text:p>
          </table:table-cell>
          <table:table-cell office:value-type="float" office:value="0.626482213438735" calcext:value-type="float">
            <text:p>0.626482213438735</text:p>
          </table:table-cell>
          <table:table-cell office:value-type="float" office:value="0.694664031620553" calcext:value-type="float">
            <text:p>0.694664031620553</text:p>
          </table:table-cell>
          <table:table-cell office:value-type="float" office:value="0.3068653037105" calcext:value-type="float">
            <text:p>0.3068653037105</text:p>
          </table:table-cell>
          <table:table-cell office:value-type="float" office:value="0" calcext:value-type="float">
            <text:p>0</text:p>
          </table:table-cell>
          <table:table-cell office:value-type="float" office:value="0.242718446601942" calcext:value-type="float">
            <text:p>0.242718446601942</text:p>
          </table:table-cell>
          <table:table-cell office:value-type="float" office:value="0.755980741054475" calcext:value-type="float">
            <text:p>0.755980741054475</text:p>
          </table:table-cell>
          <table:table-cell office:value-type="float" office:value="0.67273633692933" calcext:value-type="float">
            <text:p>0.67273633692933</text:p>
          </table:table-cell>
          <table:table-cell office:value-type="float" office:value="0.476489028213166" calcext:value-type="float">
            <text:p>0.476489028213166</text:p>
          </table:table-cell>
          <table:table-cell office:value-type="float" office:value="0.698529411764706" calcext:value-type="float">
            <text:p>0.698529411764706</text:p>
          </table:table-cell>
          <table:table-cell office:value-type="float" office:value="130.089296813492" calcext:value-type="float">
            <text:p>130.089296813492</text:p>
          </table:table-cell>
          <table:table-cell office:value-type="float" office:value="39.0800940066908" calcext:value-type="float">
            <text:p>39.0800940066908</text:p>
          </table:table-cell>
          <table:table-cell office:value-type="float" office:value="143.960366937974" calcext:value-type="float">
            <text:p>143.960366937974</text:p>
          </table:table-cell>
          <table:table-cell table:formula="of:=[.Y16]/[.X16]" office:value-type="float" office:value="3.68372621911623" calcext:value-type="float">
            <text:p>3.68372621911623</text:p>
          </table:table-cell>
          <table:table-cell table:formula="of:=([.W16]-[.$X$56])/[.$X$55]" office:value-type="float" office:value="2.12831652319222" calcext:value-type="float">
            <text:p>2.128316523192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urkey</text:p>
          </table:table-cell>
          <table:table-cell office:value-type="float" office:value="85042736" calcext:value-type="float">
            <text:p>85042736</text:p>
          </table:table-cell>
          <table:table-cell office:value-type="float" office:value="14868.4786464536" calcext:value-type="float">
            <text:p>14868.4786464536</text:p>
          </table:table-cell>
          <table:table-cell office:value-type="float" office:value="19698.6726541166" calcext:value-type="float">
            <text:p>19698.6726541166</text:p>
          </table:table-cell>
          <table:table-cell office:value-type="float" office:value="176662.66021097" calcext:value-type="float">
            <text:p>176662.66021097</text:p>
          </table:table-cell>
          <table:table-cell office:value-type="float" office:value="19192.8487708044" calcext:value-type="float">
            <text:p>19192.8487708044</text:p>
          </table:table-cell>
          <table:table-cell office:value-type="float" office:value="32980.7659182175" calcext:value-type="float">
            <text:p>32980.7659182175</text:p>
          </table:table-cell>
          <table:table-cell table:formula="of:=SUM([.D17:.H17])" office:value-type="float" office:value="263403.426200562" calcext:value-type="float">
            <text:p>263403.426200562</text:p>
          </table:table-cell>
          <table:table-cell table:formula="of:=[.I17]/[.C17]*100" office:value-type="float" office:value="0.309730658478065" calcext:value-type="float">
            <text:p>0.309730658478065</text:p>
          </table:table-cell>
          <table:table-cell office:value-type="float" office:value="0.0196340443992968" calcext:value-type="float">
            <text:p>0.019634044399297</text:p>
          </table:table-cell>
          <table:table-cell office:value-type="float" office:value="0.448570473130187" calcext:value-type="float">
            <text:p>0.448570473130187</text:p>
          </table:table-cell>
          <table:table-cell office:value-type="float" office:value="0.701465201465201" calcext:value-type="float">
            <text:p>0.701465201465201</text:p>
          </table:table-cell>
          <table:table-cell office:value-type="float" office:value="0.693675889328063" calcext:value-type="float">
            <text:p>0.693675889328063</text:p>
          </table:table-cell>
          <table:table-cell office:value-type="float" office:value="0.725296442687747" calcext:value-type="float">
            <text:p>0.725296442687747</text:p>
          </table:table-cell>
          <table:table-cell office:value-type="float" office:value="0.171262642704728" calcext:value-type="float">
            <text:p>0.171262642704728</text:p>
          </table:table-cell>
          <table:table-cell office:value-type="float" office:value="0.154214849754599" calcext:value-type="float">
            <text:p>0.154214849754599</text:p>
          </table:table-cell>
          <table:table-cell office:value-type="float" office:value="0.766990291262136" calcext:value-type="float">
            <text:p>0.766990291262136</text:p>
          </table:table-cell>
          <table:table-cell office:value-type="float" office:value="0.205741654952952" calcext:value-type="float">
            <text:p>0.205741654952952</text:p>
          </table:table-cell>
          <table:table-cell office:value-type="float" office:value="0.31163018604883" calcext:value-type="float">
            <text:p>0.31163018604883</text:p>
          </table:table-cell>
          <table:table-cell office:value-type="float" office:value="0.871473354231975" calcext:value-type="float">
            <text:p>0.871473354231975</text:p>
          </table:table-cell>
          <table:table-cell office:value-type="float" office:value="0.919117647058824" calcext:value-type="float">
            <text:p>0.919117647058824</text:p>
          </table:table-cell>
          <table:table-cell office:value-type="float" office:value="122.752765922181" calcext:value-type="float">
            <text:p>122.752765922181</text:p>
          </table:table-cell>
          <table:table-cell office:value-type="float" office:value="26.3174953541811" calcext:value-type="float">
            <text:p>26.3174953541811</text:p>
          </table:table-cell>
          <table:table-cell office:value-type="float" office:value="100.354670083589" calcext:value-type="float">
            <text:p>100.354670083589</text:p>
          </table:table-cell>
          <table:table-cell table:formula="of:=[.Y17]/[.X17]" office:value-type="float" office:value="3.81323027640035" calcext:value-type="float">
            <text:p>3.81323027640035</text:p>
          </table:table-cell>
          <table:table-cell table:formula="of:=([.W17]-[.$X$56])/[.$X$55]" office:value-type="float" office:value="1.99747494590178" calcext:value-type="float">
            <text:p>1.997474945901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stonia</text:p>
          </table:table-cell>
          <table:table-cell office:value-type="float" office:value="1325188" calcext:value-type="float">
            <text:p>1325188</text:p>
          </table:table-cell>
          <table:table-cell office:value-type="float" office:value="223.656863147728" calcext:value-type="float">
            <text:p>223.656863147728</text:p>
          </table:table-cell>
          <table:table-cell office:value-type="float" office:value="140.321029061086" calcext:value-type="float">
            <text:p>140.321029061086</text:p>
          </table:table-cell>
          <table:table-cell office:value-type="float" office:value="8200.91155148537" calcext:value-type="float">
            <text:p>8200.91155148537</text:p>
          </table:table-cell>
          <table:table-cell office:value-type="float" office:value="349.142334066262" calcext:value-type="float">
            <text:p>349.142334066262</text:p>
          </table:table-cell>
          <table:table-cell office:value-type="float" office:value="303.377711201244" calcext:value-type="float">
            <text:p>303.377711201244</text:p>
          </table:table-cell>
          <table:table-cell table:formula="of:=SUM([.D18:.H18])" office:value-type="float" office:value="9217.40948896169" calcext:value-type="float">
            <text:p>9217.40948896169</text:p>
          </table:table-cell>
          <table:table-cell table:formula="of:=[.I18]/[.C18]*100" office:value-type="float" office:value="0.695554856289197" calcext:value-type="float">
            <text:p>0.695554856289197</text:p>
          </table:table-cell>
          <table:table-cell office:value-type="float" office:value="0.984624030787865" calcext:value-type="float">
            <text:p>0.984624030787865</text:p>
          </table:table-cell>
          <table:table-cell office:value-type="float" office:value="0.426513844187327" calcext:value-type="float">
            <text:p>0.42651384418732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847826086956522" calcext:value-type="float">
            <text:p>0.847826086956522</text:p>
          </table:table-cell>
          <table:table-cell office:value-type="float" office:value="0.873517786561265" calcext:value-type="float">
            <text:p>0.873517786561265</text:p>
          </table:table-cell>
          <table:table-cell office:value-type="float" office:value="0.318483965775362" calcext:value-type="float">
            <text:p>0.318483965775362</text:p>
          </table:table-cell>
          <table:table-cell office:value-type="float" office:value="0.0699189583257782" calcext:value-type="float">
            <text:p>0.069918958325778</text:p>
          </table:table-cell>
          <table:table-cell office:value-type="float" office:value="0.0970873786407767" calcext:value-type="float">
            <text:p>0.097087378640777</text:p>
          </table:table-cell>
          <table:table-cell office:value-type="float" office:value="0.736842130445729" calcext:value-type="float">
            <text:p>0.736842130445729</text:p>
          </table:table-cell>
          <table:table-cell office:value-type="float" office:value="0.713940882744088" calcext:value-type="float">
            <text:p>0.713940882744088</text:p>
          </table:table-cell>
          <table:table-cell office:value-type="float" office:value="0.529780564263323" calcext:value-type="float">
            <text:p>0.529780564263323</text:p>
          </table:table-cell>
          <table:table-cell office:value-type="float" office:value="0.759803921568627" calcext:value-type="float">
            <text:p>0.759803921568627</text:p>
          </table:table-cell>
          <table:table-cell office:value-type="float" office:value="124.32610947665" calcext:value-type="float">
            <text:p>124.32610947665</text:p>
          </table:table-cell>
          <table:table-cell office:value-type="float" office:value="42.2624998226115" calcext:value-type="float">
            <text:p>42.2624998226115</text:p>
          </table:table-cell>
          <table:table-cell office:value-type="float" office:value="161.470350945354" calcext:value-type="float">
            <text:p>161.470350945354</text:p>
          </table:table-cell>
          <table:table-cell table:formula="of:=[.Y18]/[.X18]" office:value-type="float" office:value="3.82065309962955" calcext:value-type="float">
            <text:p>3.82065309962955</text:p>
          </table:table-cell>
          <table:table-cell table:formula="of:=([.W18]-[.$X$56])/[.$X$55]" office:value-type="float" office:value="2.0255343591771" calcext:value-type="float">
            <text:p>2.02553435917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rance</text:p>
          </table:table-cell>
          <table:table-cell office:value-type="float" office:value="67422000" calcext:value-type="float">
            <text:p>67422000</text:p>
          </table:table-cell>
          <table:table-cell office:value-type="float" office:value="23095.5803868632" calcext:value-type="float">
            <text:p>23095.5803868632</text:p>
          </table:table-cell>
          <table:table-cell office:value-type="float" office:value="12805.5738046084" calcext:value-type="float">
            <text:p>12805.5738046084</text:p>
          </table:table-cell>
          <table:table-cell office:value-type="float" office:value="166495.981807659" calcext:value-type="float">
            <text:p>166495.981807659</text:p>
          </table:table-cell>
          <table:table-cell office:value-type="float" office:value="12699.7307813659" calcext:value-type="float">
            <text:p>12699.7307813659</text:p>
          </table:table-cell>
          <table:table-cell office:value-type="float" office:value="22060.480341585" calcext:value-type="float">
            <text:p>22060.480341585</text:p>
          </table:table-cell>
          <table:table-cell table:formula="of:=SUM([.D19:.H19])" office:value-type="float" office:value="237157.347122082" calcext:value-type="float">
            <text:p>237157.347122082</text:p>
          </table:table-cell>
          <table:table-cell table:formula="of:=[.I19]/[.C19]*100" office:value-type="float" office:value="0.351750685417344" calcext:value-type="float">
            <text:p>0.351750685417344</text:p>
          </table:table-cell>
          <table:table-cell office:value-type="float" office:value="0.399358863746381" calcext:value-type="float">
            <text:p>0.399358863746381</text:p>
          </table:table-cell>
          <table:table-cell office:value-type="float" office:value="0.176441311761296" calcext:value-type="float">
            <text:p>0.176441311761296</text:p>
          </table:table-cell>
          <table:table-cell office:value-type="float" office:value="0.695970695970696" calcext:value-type="float">
            <text:p>0.695970695970696</text:p>
          </table:table-cell>
          <table:table-cell office:value-type="float" office:value="0.760869565217391" calcext:value-type="float">
            <text:p>0.760869565217391</text:p>
          </table:table-cell>
          <table:table-cell office:value-type="float" office:value="0.755928853754941" calcext:value-type="float">
            <text:p>0.755928853754941</text:p>
          </table:table-cell>
          <table:table-cell office:value-type="float" office:value="0.319518049438418" calcext:value-type="float">
            <text:p>0.319518049438418</text:p>
          </table:table-cell>
          <table:table-cell office:value-type="float" office:value="0.0110237084190612" calcext:value-type="float">
            <text:p>0.011023708419061</text:p>
          </table:table-cell>
          <table:table-cell office:value-type="float" office:value="0.155339805825243" calcext:value-type="float">
            <text:p>0.155339805825243</text:p>
          </table:table-cell>
          <table:table-cell office:value-type="float" office:value="0.703349262837391" calcext:value-type="float">
            <text:p>0.703349262837391</text:p>
          </table:table-cell>
          <table:table-cell office:value-type="float" office:value="0.728209927762101" calcext:value-type="float">
            <text:p>0.728209927762101</text:p>
          </table:table-cell>
          <table:table-cell office:value-type="float" office:value="0.542319749216301" calcext:value-type="float">
            <text:p>0.542319749216301</text:p>
          </table:table-cell>
          <table:table-cell office:value-type="float" office:value="0.821078431372549" calcext:value-type="float">
            <text:p>0.821078431372549</text:p>
          </table:table-cell>
          <table:table-cell office:value-type="float" office:value="188.010359259106" calcext:value-type="float">
            <text:p>188.010359259106</text:p>
          </table:table-cell>
          <table:table-cell office:value-type="float" office:value="50.2692239651833" calcext:value-type="float">
            <text:p>50.2692239651833</text:p>
          </table:table-cell>
          <table:table-cell office:value-type="float" office:value="199.576865541981" calcext:value-type="float">
            <text:p>199.576865541981</text:p>
          </table:table-cell>
          <table:table-cell table:formula="of:=[.Y19]/[.X19]" office:value-type="float" office:value="3.97016006613129" calcext:value-type="float">
            <text:p>3.97016006613129</text:p>
          </table:table-cell>
          <table:table-cell table:formula="of:=([.W19]-[.$X$56])/[.$X$55]" office:value-type="float" office:value="3.16129563566323" calcext:value-type="float">
            <text:p>3.161295635663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nada</text:p>
          </table:table-cell>
          <table:table-cell office:value-type="float" office:value="38067913" calcext:value-type="float">
            <text:p>38067913</text:p>
          </table:table-cell>
          <table:table-cell office:value-type="float" office:value="9125.21486227609" calcext:value-type="float">
            <text:p>9125.21486227609</text:p>
          </table:table-cell>
          <table:table-cell office:value-type="float" office:value="7419.53412536285" calcext:value-type="float">
            <text:p>7419.53412536285</text:p>
          </table:table-cell>
          <table:table-cell office:value-type="float" office:value="82644.1594370686" calcext:value-type="float">
            <text:p>82644.1594370686</text:p>
          </table:table-cell>
          <table:table-cell office:value-type="float" office:value="7501.12168888616" calcext:value-type="float">
            <text:p>7501.12168888616</text:p>
          </table:table-cell>
          <table:table-cell office:value-type="float" office:value="18385.190279263" calcext:value-type="float">
            <text:p>18385.190279263</text:p>
          </table:table-cell>
          <table:table-cell table:formula="of:=SUM([.D20:.H20])" office:value-type="float" office:value="125075.220392857" calcext:value-type="float">
            <text:p>125075.220392857</text:p>
          </table:table-cell>
          <table:table-cell table:formula="of:=[.I20]/[.C20]*100" office:value-type="float" office:value="0.32855812293376" calcext:value-type="float">
            <text:p>0.32855812293376</text:p>
          </table:table-cell>
          <table:table-cell office:value-type="float" office:value="0.234279947845867" calcext:value-type="float">
            <text:p>0.234279947845867</text:p>
          </table:table-cell>
          <table:table-cell office:value-type="float" office:value="0.122299306553546" calcext:value-type="float">
            <text:p>0.122299306553546</text:p>
          </table:table-cell>
          <table:table-cell office:value-type="float" office:value="0.415750915750916" calcext:value-type="float">
            <text:p>0.415750915750916</text:p>
          </table:table-cell>
          <table:table-cell office:value-type="float" office:value="0.472332015810277" calcext:value-type="float">
            <text:p>0.472332015810277</text:p>
          </table:table-cell>
          <table:table-cell office:value-type="float" office:value="0.460474308300395" calcext:value-type="float">
            <text:p>0.460474308300395</text:p>
          </table:table-cell>
          <table:table-cell office:value-type="float" office:value="0.178365700823133" calcext:value-type="float">
            <text:p>0.178365700823133</text:p>
          </table:table-cell>
          <table:table-cell office:value-type="float" office:value="0.00724728325418392" calcext:value-type="float">
            <text:p>0.007247283254184</text:p>
          </table:table-cell>
          <table:table-cell office:value-type="float" office:value="0.427184466019417" calcext:value-type="float">
            <text:p>0.427184466019417</text:p>
          </table:table-cell>
          <table:table-cell office:value-type="float" office:value="0.67464122730706" calcext:value-type="float">
            <text:p>0.67464122730706</text:p>
          </table:table-cell>
          <table:table-cell office:value-type="float" office:value="0.630235905766557" calcext:value-type="float">
            <text:p>0.630235905766557</text:p>
          </table:table-cell>
          <table:table-cell office:value-type="float" office:value="0.786833855799373" calcext:value-type="float">
            <text:p>0.786833855799373</text:p>
          </table:table-cell>
          <table:table-cell office:value-type="float" office:value="0.933823529411765" calcext:value-type="float">
            <text:p>0.933823529411765</text:p>
          </table:table-cell>
          <table:table-cell office:value-type="float" office:value="152.932726971367" calcext:value-type="float">
            <text:p>152.932726971367</text:p>
          </table:table-cell>
          <table:table-cell office:value-type="float" office:value="20.6122100890149" calcext:value-type="float">
            <text:p>20.6122100890149</text:p>
          </table:table-cell>
          <table:table-cell office:value-type="float" office:value="84.0385294715638" calcext:value-type="float">
            <text:p>84.0385294715638</text:p>
          </table:table-cell>
          <table:table-cell table:formula="of:=[.Y20]/[.X20]" office:value-type="float" office:value="4.07712366158889" calcext:value-type="float">
            <text:p>4.07712366158889</text:p>
          </table:table-cell>
          <table:table-cell table:formula="of:=([.W20]-[.$X$56])/[.$X$55]" office:value-type="float" office:value="2.5357121270355" calcext:value-type="float">
            <text:p>2.53571212703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den</text:p>
          </table:table-cell>
          <table:table-cell office:value-type="float" office:value="10160159" calcext:value-type="float">
            <text:p>10160159</text:p>
          </table:table-cell>
          <table:table-cell office:value-type="float" office:value="2845.68716875739" calcext:value-type="float">
            <text:p>2845.68716875739</text:p>
          </table:table-cell>
          <table:table-cell office:value-type="float" office:value="2068.80186120914" calcext:value-type="float">
            <text:p>2068.80186120914</text:p>
          </table:table-cell>
          <table:table-cell office:value-type="float" office:value="36086.6839981622" calcext:value-type="float">
            <text:p>36086.6839981622</text:p>
          </table:table-cell>
          <table:table-cell office:value-type="float" office:value="1999.2365357281" calcext:value-type="float">
            <text:p>1999.2365357281</text:p>
          </table:table-cell>
          <table:table-cell office:value-type="float" office:value="4477.78547792831" calcext:value-type="float">
            <text:p>4477.78547792831</text:p>
          </table:table-cell>
          <table:table-cell table:formula="of:=SUM([.D21:.H21])" office:value-type="float" office:value="47478.1950417851" calcext:value-type="float">
            <text:p>47478.1950417851</text:p>
          </table:table-cell>
          <table:table-cell table:formula="of:=[.I21]/[.C21]*100" office:value-type="float" office:value="0.467297756282999" calcext:value-type="float">
            <text:p>0.467297756282999</text:p>
          </table:table-cell>
          <table:table-cell office:value-type="float" office:value="0.15569056696593" calcext:value-type="float">
            <text:p>0.15569056696593</text:p>
          </table:table-cell>
          <table:table-cell office:value-type="float" office:value="0.056908134101387" calcext:value-type="float">
            <text:p>0.056908134101387</text:p>
          </table:table-cell>
          <table:table-cell office:value-type="float" office:value="0.765567765567766" calcext:value-type="float">
            <text:p>0.765567765567766</text:p>
          </table:table-cell>
          <table:table-cell office:value-type="float" office:value="0.731225296442688" calcext:value-type="float">
            <text:p>0.731225296442688</text:p>
          </table:table-cell>
          <table:table-cell office:value-type="float" office:value="0.778656126482213" calcext:value-type="float">
            <text:p>0.778656126482213</text:p>
          </table:table-cell>
          <table:table-cell office:value-type="float" office:value="0.32963286699923" calcext:value-type="float">
            <text:p>0.32963286699923</text:p>
          </table:table-cell>
          <table:table-cell office:value-type="float" office:value="0.0399802038579529" calcext:value-type="float">
            <text:p>0.039980203857953</text:p>
          </table:table-cell>
          <table:table-cell office:value-type="float" office:value="0.155339805825243" calcext:value-type="float">
            <text:p>0.155339805825243</text:p>
          </table:table-cell>
          <table:table-cell office:value-type="float" office:value="0.655502377463887" calcext:value-type="float">
            <text:p>0.655502377463887</text:p>
          </table:table-cell>
          <table:table-cell office:value-type="float" office:value="0.72132469388844" calcext:value-type="float">
            <text:p>0.72132469388844</text:p>
          </table:table-cell>
          <table:table-cell office:value-type="float" office:value="0.510971786833856" calcext:value-type="float">
            <text:p>0.510971786833856</text:p>
          </table:table-cell>
          <table:table-cell office:value-type="float" office:value="0.747549019607843" calcext:value-type="float">
            <text:p>0.747549019607843</text:p>
          </table:table-cell>
          <table:table-cell office:value-type="float" office:value="188.60286744292" calcext:value-type="float">
            <text:p>188.60286744292</text:p>
          </table:table-cell>
          <table:table-cell office:value-type="float" office:value="38.1143643474461" calcext:value-type="float">
            <text:p>38.1143643474461</text:p>
          </table:table-cell>
          <table:table-cell office:value-type="float" office:value="159.411172319533" calcext:value-type="float">
            <text:p>159.411172319533</text:p>
          </table:table-cell>
          <table:table-cell table:formula="of:=[.Y21]/[.X21]" office:value-type="float" office:value="4.1824434186114" calcext:value-type="float">
            <text:p>4.1824434186114</text:p>
          </table:table-cell>
          <table:table-cell table:formula="of:=([.W21]-[.$X$56])/[.$X$55]" office:value-type="float" office:value="3.17186257887879" calcext:value-type="float">
            <text:p>3.171862578878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ustria</text:p>
          </table:table-cell>
          <table:table-cell office:value-type="float" office:value="9043072" calcext:value-type="float">
            <text:p>9043072</text:p>
          </table:table-cell>
          <table:table-cell office:value-type="float" office:value="1205.13518634546" calcext:value-type="float">
            <text:p>1205.13518634546</text:p>
          </table:table-cell>
          <table:table-cell office:value-type="float" office:value="2339.99015078074" calcext:value-type="float">
            <text:p>2339.99015078074</text:p>
          </table:table-cell>
          <table:table-cell office:value-type="float" office:value="32998.4702115422" calcext:value-type="float">
            <text:p>32998.4702115422</text:p>
          </table:table-cell>
          <table:table-cell office:value-type="float" office:value="3367.0653218796" calcext:value-type="float">
            <text:p>3367.0653218796</text:p>
          </table:table-cell>
          <table:table-cell office:value-type="float" office:value="3405.85878946043" calcext:value-type="float">
            <text:p>3405.85878946043</text:p>
          </table:table-cell>
          <table:table-cell table:formula="of:=SUM([.D22:.H22])" office:value-type="float" office:value="43316.5196600084" calcext:value-type="float">
            <text:p>43316.5196600084</text:p>
          </table:table-cell>
          <table:table-cell table:formula="of:=[.I22]/[.C22]*100" office:value-type="float" office:value="0.479002264496052" calcext:value-type="float">
            <text:p>0.479002264496052</text:p>
          </table:table-cell>
          <table:table-cell office:value-type="float" office:value="0.779693229855602" calcext:value-type="float">
            <text:p>0.779693229855602</text:p>
          </table:table-cell>
          <table:table-cell office:value-type="float" office:value="0.163268798139003" calcext:value-type="float">
            <text:p>0.163268798139003</text:p>
          </table:table-cell>
          <table:table-cell office:value-type="float" office:value="0.822344322344322" calcext:value-type="float">
            <text:p>0.822344322344322</text:p>
          </table:table-cell>
          <table:table-cell office:value-type="float" office:value="0.766798418972332" calcext:value-type="float">
            <text:p>0.766798418972332</text:p>
          </table:table-cell>
          <table:table-cell office:value-type="float" office:value="0.827075098814229" calcext:value-type="float">
            <text:p>0.827075098814229</text:p>
          </table:table-cell>
          <table:table-cell office:value-type="float" office:value="0.254588830060655" calcext:value-type="float">
            <text:p>0.254588830060655</text:p>
          </table:table-cell>
          <table:table-cell office:value-type="float" office:value="0.0114085740495063" calcext:value-type="float">
            <text:p>0.011408574049506</text:p>
          </table:table-cell>
          <table:table-cell office:value-type="float" office:value="0.330097087378641" calcext:value-type="float">
            <text:p>0.330097087378641</text:p>
          </table:table-cell>
          <table:table-cell office:value-type="float" office:value="0.818181883427571" calcext:value-type="float">
            <text:p>0.818181883427571</text:p>
          </table:table-cell>
          <table:table-cell office:value-type="float" office:value="0.681221795462787" calcext:value-type="float">
            <text:p>0.681221795462787</text:p>
          </table:table-cell>
          <table:table-cell office:value-type="float" office:value="0.495297805642633" calcext:value-type="float">
            <text:p>0.495297805642633</text:p>
          </table:table-cell>
          <table:table-cell office:value-type="float" office:value="0.70343137254902" calcext:value-type="float">
            <text:p>0.70343137254902</text:p>
          </table:table-cell>
          <table:table-cell office:value-type="float" office:value="177.039572369784" calcext:value-type="float">
            <text:p>177.039572369784</text:p>
          </table:table-cell>
          <table:table-cell office:value-type="float" office:value="40.4689150962924" calcext:value-type="float">
            <text:p>40.4689150962924</text:p>
          </table:table-cell>
          <table:table-cell office:value-type="float" office:value="179.099220138593" calcext:value-type="float">
            <text:p>179.099220138593</text:p>
          </table:table-cell>
          <table:table-cell table:formula="of:=[.Y22]/[.X22]" office:value-type="float" office:value="4.42559974025598" calcext:value-type="float">
            <text:p>4.42559974025598</text:p>
          </table:table-cell>
          <table:table-cell table:formula="of:=([.W22]-[.$X$56])/[.$X$55]" office:value-type="float" office:value="2.96563980295675" calcext:value-type="float">
            <text:p>2.965639802956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ortugal</text:p>
          </table:table-cell>
          <table:table-cell office:value-type="float" office:value="10167923" calcext:value-type="float">
            <text:p>10167923</text:p>
          </table:table-cell>
          <table:table-cell office:value-type="float" office:value="8279.19445330067" calcext:value-type="float">
            <text:p>8279.19445330067</text:p>
          </table:table-cell>
          <table:table-cell office:value-type="float" office:value="4244.63552854327" calcext:value-type="float">
            <text:p>4244.63552854327</text:p>
          </table:table-cell>
          <table:table-cell office:value-type="float" office:value="37353.4389319213" calcext:value-type="float">
            <text:p>37353.4389319213</text:p>
          </table:table-cell>
          <table:table-cell office:value-type="float" office:value="4068.17371871306" calcext:value-type="float">
            <text:p>4068.17371871306</text:p>
          </table:table-cell>
          <table:table-cell office:value-type="float" office:value="7051.85211355287" calcext:value-type="float">
            <text:p>7051.85211355287</text:p>
          </table:table-cell>
          <table:table-cell table:formula="of:=SUM([.D23:.H23])" office:value-type="float" office:value="60997.2947460312" calcext:value-type="float">
            <text:p>60997.2947460312</text:p>
          </table:table-cell>
          <table:table-cell table:formula="of:=[.I23]/[.C23]*100" office:value-type="float" office:value="0.599899259131203" calcext:value-type="float">
            <text:p>0.599899259131203</text:p>
          </table:table-cell>
          <table:table-cell office:value-type="float" office:value="0" calcext:value-type="float">
            <text:p>0</text:p>
          </table:table-cell>
          <table:table-cell office:value-type="float" office:value="0.203645529215853" calcext:value-type="float">
            <text:p>0.203645529215853</text:p>
          </table:table-cell>
          <table:table-cell office:value-type="float" office:value="0.706959706959707" calcext:value-type="float">
            <text:p>0.706959706959707</text:p>
          </table:table-cell>
          <table:table-cell office:value-type="float" office:value="0.705533596837945" calcext:value-type="float">
            <text:p>0.705533596837945</text:p>
          </table:table-cell>
          <table:table-cell office:value-type="float" office:value="0.734189723320158" calcext:value-type="float">
            <text:p>0.734189723320158</text:p>
          </table:table-cell>
          <table:table-cell office:value-type="float" office:value="0.32393016756427" calcext:value-type="float">
            <text:p>0.32393016756427</text:p>
          </table:table-cell>
          <table:table-cell office:value-type="float" office:value="0.135824562302826" calcext:value-type="float">
            <text:p>0.135824562302826</text:p>
          </table:table-cell>
          <table:table-cell office:value-type="float" office:value="0.640776699029126" calcext:value-type="float">
            <text:p>0.640776699029126</text:p>
          </table:table-cell>
          <table:table-cell office:value-type="float" office:value="0.904306229252992" calcext:value-type="float">
            <text:p>0.904306229252992</text:p>
          </table:table-cell>
          <table:table-cell office:value-type="float" office:value="0.798394806673499" calcext:value-type="float">
            <text:p>0.798394806673499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806372549019608" calcext:value-type="float">
            <text:p>0.806372549019608</text:p>
          </table:table-cell>
          <table:table-cell office:value-type="float" office:value="196.567210873078" calcext:value-type="float">
            <text:p>196.567210873078</text:p>
          </table:table-cell>
          <table:table-cell office:value-type="float" office:value="43.6792012265353" calcext:value-type="float">
            <text:p>43.6792012265353</text:p>
          </table:table-cell>
          <table:table-cell office:value-type="float" office:value="198.956210483835" calcext:value-type="float">
            <text:p>198.956210483835</text:p>
          </table:table-cell>
          <table:table-cell table:formula="of:=[.Y23]/[.X23]" office:value-type="float" office:value="4.55494159455847" calcext:value-type="float">
            <text:p>4.55494159455847</text:p>
          </table:table-cell>
          <table:table-cell table:formula="of:=([.W23]-[.$X$56])/[.$X$55]" office:value-type="float" office:value="3.31390072632514" calcext:value-type="float">
            <text:p>3.313900726325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ain</text:p>
          </table:table-cell>
          <table:table-cell office:value-type="float" office:value="46745211" calcext:value-type="float">
            <text:p>46745211</text:p>
          </table:table-cell>
          <table:table-cell office:value-type="float" office:value="14183.6717625727" calcext:value-type="float">
            <text:p>14183.6717625727</text:p>
          </table:table-cell>
          <table:table-cell office:value-type="float" office:value="10135.3270558136" calcext:value-type="float">
            <text:p>10135.3270558136</text:p>
          </table:table-cell>
          <table:table-cell office:value-type="float" office:value="131492.798333458" calcext:value-type="float">
            <text:p>131492.798333458</text:p>
          </table:table-cell>
          <table:table-cell office:value-type="float" office:value="14645.2510374464" calcext:value-type="float">
            <text:p>14645.2510374464</text:p>
          </table:table-cell>
          <table:table-cell office:value-type="float" office:value="36560.1402714588" calcext:value-type="float">
            <text:p>36560.1402714588</text:p>
          </table:table-cell>
          <table:table-cell table:formula="of:=SUM([.D24:.H24])" office:value-type="float" office:value="207017.188460749" calcext:value-type="float">
            <text:p>207017.188460749</text:p>
          </table:table-cell>
          <table:table-cell table:formula="of:=[.I24]/[.C24]*100" office:value-type="float" office:value="0.442862881634547" calcext:value-type="float">
            <text:p>0.442862881634547</text:p>
          </table:table-cell>
          <table:table-cell office:value-type="float" office:value="0.0992901787042866" calcext:value-type="float">
            <text:p>0.099290178704287</text:p>
          </table:table-cell>
          <table:table-cell office:value-type="float" office:value="0.123515559442472" calcext:value-type="float">
            <text:p>0.123515559442472</text:p>
          </table:table-cell>
          <table:table-cell office:value-type="float" office:value="0.805860805860806" calcext:value-type="float">
            <text:p>0.805860805860806</text:p>
          </table:table-cell>
          <table:table-cell office:value-type="float" office:value="0.733201581027668" calcext:value-type="float">
            <text:p>0.733201581027668</text:p>
          </table:table-cell>
          <table:table-cell office:value-type="float" office:value="0.801383399209486" calcext:value-type="float">
            <text:p>0.801383399209486</text:p>
          </table:table-cell>
          <table:table-cell office:value-type="float" office:value="0.395525265298638" calcext:value-type="float">
            <text:p>0.395525265298638</text:p>
          </table:table-cell>
          <table:table-cell office:value-type="float" office:value="0.0299216966248774" calcext:value-type="float">
            <text:p>0.029921696624877</text:p>
          </table:table-cell>
          <table:table-cell office:value-type="float" office:value="0.359223300970874" calcext:value-type="float">
            <text:p>0.359223300970874</text:p>
          </table:table-cell>
          <table:table-cell office:value-type="float" office:value="0.870813361644654" calcext:value-type="float">
            <text:p>0.870813361644654</text:p>
          </table:table-cell>
          <table:table-cell office:value-type="float" office:value="0.701656609232179" calcext:value-type="float">
            <text:p>0.701656609232179</text:p>
          </table:table-cell>
          <table:table-cell office:value-type="float" office:value="0.61128526645768" calcext:value-type="float">
            <text:p>0.61128526645768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238.287262255003" calcext:value-type="float">
            <text:p>238.287262255003</text:p>
          </table:table-cell>
          <table:table-cell office:value-type="float" office:value="46.0058129172254" calcext:value-type="float">
            <text:p>46.0058129172254</text:p>
          </table:table-cell>
          <table:table-cell office:value-type="float" office:value="210.703784332963" calcext:value-type="float">
            <text:p>210.703784332963</text:p>
          </table:table-cell>
          <table:table-cell table:formula="of:=[.Y24]/[.X24]" office:value-type="float" office:value="4.57993829414699" calcext:value-type="float">
            <text:p>4.57993829414699</text:p>
          </table:table-cell>
          <table:table-cell table:formula="of:=([.W24]-[.$X$56])/[.$X$55]" office:value-type="float" office:value="4.0579468440774" calcext:value-type="float">
            <text:p>4.057946844077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erbia</text:p>
          </table:table-cell>
          <table:table-cell office:value-type="float" office:value="6871547" calcext:value-type="float">
            <text:p>6871547</text:p>
          </table:table-cell>
          <table:table-cell office:value-type="float" office:value="1571.3960296671" calcext:value-type="float">
            <text:p>1571.3960296671</text:p>
          </table:table-cell>
          <table:table-cell office:value-type="float" office:value="3710.30633127118" calcext:value-type="float">
            <text:p>3710.30633127118</text:p>
          </table:table-cell>
          <table:table-cell office:value-type="float" office:value="63768.5529984942" calcext:value-type="float">
            <text:p>63768.5529984942</text:p>
          </table:table-cell>
          <table:table-cell office:value-type="float" office:value="2517.27217868788" calcext:value-type="float">
            <text:p>2517.27217868788</text:p>
          </table:table-cell>
          <table:table-cell office:value-type="float" office:value="3865.05040528874" calcext:value-type="float">
            <text:p>3865.05040528874</text:p>
          </table:table-cell>
          <table:table-cell table:formula="of:=SUM([.D25:.H25])" office:value-type="float" office:value="75432.5779434091" calcext:value-type="float">
            <text:p>75432.5779434091</text:p>
          </table:table-cell>
          <table:table-cell table:formula="of:=[.I25]/[.C25]*100" office:value-type="float" office:value="1.09775248489764" calcext:value-type="float">
            <text:p>1.09775248489764</text:p>
          </table:table-cell>
          <table:table-cell office:value-type="float" office:value="0.0276683661394612" calcext:value-type="float">
            <text:p>0.027668366139461</text:p>
          </table:table-cell>
          <table:table-cell office:value-type="float" office:value="0.771041044758627" calcext:value-type="float">
            <text:p>0.771041044758627</text:p>
          </table:table-cell>
          <table:table-cell office:value-type="float" office:value="0.796703296703297" calcext:value-type="float">
            <text:p>0.796703296703297</text:p>
          </table:table-cell>
          <table:table-cell office:value-type="float" office:value="0.822134387351779" calcext:value-type="float">
            <text:p>0.822134387351779</text:p>
          </table:table-cell>
          <table:table-cell office:value-type="float" office:value="0.840909090909091" calcext:value-type="float">
            <text:p>0.840909090909091</text:p>
          </table:table-cell>
          <table:table-cell office:value-type="float" office:value="0.740700914247783" calcext:value-type="float">
            <text:p>0.740700914247783</text:p>
          </table:table-cell>
          <table:table-cell office:value-type="float" office:value="0.607243788647402" calcext:value-type="float">
            <text:p>0.607243788647402</text:p>
          </table:table-cell>
          <table:table-cell office:value-type="float" office:value="0.563106796116505" calcext:value-type="float">
            <text:p>0.563106796116505</text:p>
          </table:table-cell>
          <table:table-cell office:value-type="float" office:value="0.665071802385473" calcext:value-type="float">
            <text:p>0.665071802385473</text:p>
          </table:table-cell>
          <table:table-cell office:value-type="float" office:value="0.669254711751967" calcext:value-type="float">
            <text:p>0.669254711751967</text:p>
          </table:table-cell>
          <table:table-cell office:value-type="float" office:value="0.539184952978056" calcext:value-type="float">
            <text:p>0.539184952978056</text:p>
          </table:table-cell>
          <table:table-cell office:value-type="float" office:value="0.767156862745098" calcext:value-type="float">
            <text:p>0.767156862745098</text:p>
          </table:table-cell>
          <table:table-cell office:value-type="float" office:value="112.565014710148" calcext:value-type="float">
            <text:p>112.565014710148</text:p>
          </table:table-cell>
          <table:table-cell office:value-type="float" office:value="40.0118289632566" calcext:value-type="float">
            <text:p>40.0118289632566</text:p>
          </table:table-cell>
          <table:table-cell office:value-type="float" office:value="191.290881909748" calcext:value-type="float">
            <text:p>191.290881909748</text:p>
          </table:table-cell>
          <table:table-cell table:formula="of:=[.Y25]/[.X25]" office:value-type="float" office:value="4.78085823283442" calcext:value-type="float">
            <text:p>4.78085823283442</text:p>
          </table:table-cell>
          <table:table-cell table:formula="of:=([.W25]-[.$X$56])/[.$X$55]" office:value-type="float" office:value="1.81578397269211" calcext:value-type="float">
            <text:p>1.815783972692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lbania</text:p>
          </table:table-cell>
          <table:table-cell office:value-type="float" office:value="2872934" calcext:value-type="float">
            <text:p>2872934</text:p>
          </table:table-cell>
          <table:table-cell office:value-type="float" office:value="456.729384441423" calcext:value-type="float">
            <text:p>456.729384441423</text:p>
          </table:table-cell>
          <table:table-cell office:value-type="float" office:value="175.08794961145" calcext:value-type="float">
            <text:p>175.08794961145</text:p>
          </table:table-cell>
          <table:table-cell office:value-type="float" office:value="12903.7796209269" calcext:value-type="float">
            <text:p>12903.7796209269</text:p>
          </table:table-cell>
          <table:table-cell office:value-type="float" office:value="328.787658368108" calcext:value-type="float">
            <text:p>328.787658368108</text:p>
          </table:table-cell>
          <table:table-cell office:value-type="float" office:value="814.638706866397" calcext:value-type="float">
            <text:p>814.638706866397</text:p>
          </table:table-cell>
          <table:table-cell table:formula="of:=SUM([.D26:.H26])" office:value-type="float" office:value="14679.0233202143" calcext:value-type="float">
            <text:p>14679.0233202143</text:p>
          </table:table-cell>
          <table:table-cell table:formula="of:=[.I26]/[.C26]*100" office:value-type="float" office:value="0.510941891467548" calcext:value-type="float">
            <text:p>0.510941891467548</text:p>
          </table:table-cell>
          <table:table-cell office:value-type="float" office:value="0.0192773317096772" calcext:value-type="float">
            <text:p>0.019277331709677</text:p>
          </table:table-cell>
          <table:table-cell office:value-type="float" office:value="0.212725495108684" calcext:value-type="float">
            <text:p>0.212725495108684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778656126482213" calcext:value-type="float">
            <text:p>0.778656126482213</text:p>
          </table:table-cell>
          <table:table-cell office:value-type="float" office:value="0.800395256916996" calcext:value-type="float">
            <text:p>0.800395256916996</text:p>
          </table:table-cell>
          <table:table-cell office:value-type="float" office:value="0.401671535369095" calcext:value-type="float">
            <text:p>0.401671535369095</text:p>
          </table:table-cell>
          <table:table-cell office:value-type="float" office:value="0.453826984559642" calcext:value-type="float">
            <text:p>0.453826984559642</text:p>
          </table:table-cell>
          <table:table-cell office:value-type="float" office:value="0.563106796116505" calcext:value-type="float">
            <text:p>0.563106796116505</text:p>
          </table:table-cell>
          <table:table-cell office:value-type="float" office:value="0.511961721343376" calcext:value-type="float">
            <text:p>0.511961721343376</text:p>
          </table:table-cell>
          <table:table-cell office:value-type="float" office:value="0.507199686702587" calcext:value-type="float">
            <text:p>0.507199686702587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0.718137254901961" calcext:value-type="float">
            <text:p>0.718137254901961</text:p>
          </table:table-cell>
          <table:table-cell office:value-type="float" office:value="57.3309576099117" calcext:value-type="float">
            <text:p>57.3309576099117</text:p>
          </table:table-cell>
          <table:table-cell office:value-type="float" office:value="21.8450301988228" calcext:value-type="float">
            <text:p>21.8450301988228</text:p>
          </table:table-cell>
          <table:table-cell office:value-type="float" office:value="114.32563365535" calcext:value-type="float">
            <text:p>114.32563365535</text:p>
          </table:table-cell>
          <table:table-cell table:formula="of:=[.Y26]/[.X26]" office:value-type="float" office:value="5.23348480706201" calcext:value-type="float">
            <text:p>5.23348480706201</text:p>
          </table:table-cell>
          <table:table-cell table:formula="of:=([.W26]-[.$X$56])/[.$X$55]" office:value-type="float" office:value="0.830725604069326" calcext:value-type="float">
            <text:p>0.8307256040693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lgium</text:p>
          </table:table-cell>
          <table:table-cell office:value-type="float" office:value="11632334" calcext:value-type="float">
            <text:p>11632334</text:p>
          </table:table-cell>
          <table:table-cell office:value-type="float" office:value="6340.12322320952" calcext:value-type="float">
            <text:p>6340.12322320952</text:p>
          </table:table-cell>
          <table:table-cell office:value-type="float" office:value="1731.11359860729" calcext:value-type="float">
            <text:p>1731.11359860729</text:p>
          </table:table-cell>
          <table:table-cell office:value-type="float" office:value="33627.1833191444" calcext:value-type="float">
            <text:p>33627.1833191444</text:p>
          </table:table-cell>
          <table:table-cell office:value-type="float" office:value="2964.69786289729" calcext:value-type="float">
            <text:p>2964.69786289729</text:p>
          </table:table-cell>
          <table:table-cell office:value-type="float" office:value="7400.32616655402" calcext:value-type="float">
            <text:p>7400.32616655402</text:p>
          </table:table-cell>
          <table:table-cell table:formula="of:=SUM([.D27:.H27])" office:value-type="float" office:value="52063.4441704125" calcext:value-type="float">
            <text:p>52063.4441704125</text:p>
          </table:table-cell>
          <table:table-cell table:formula="of:=[.I27]/[.C27]*100" office:value-type="float" office:value="0.44757521723854" calcext:value-type="float">
            <text:p>0.44757521723854</text:p>
          </table:table-cell>
          <table:table-cell office:value-type="float" office:value="0.277709550510996" calcext:value-type="float">
            <text:p>0.277709550510996</text:p>
          </table:table-cell>
          <table:table-cell office:value-type="float" office:value="0.171887004637387" calcext:value-type="float">
            <text:p>0.171887004637387</text:p>
          </table:table-cell>
          <table:table-cell office:value-type="float" office:value="0.721611721611722" calcext:value-type="float">
            <text:p>0.721611721611722</text:p>
          </table:table-cell>
          <table:table-cell office:value-type="float" office:value="0.691699604743083" calcext:value-type="float">
            <text:p>0.691699604743083</text:p>
          </table:table-cell>
          <table:table-cell office:value-type="float" office:value="0.735177865612648" calcext:value-type="float">
            <text:p>0.735177865612648</text:p>
          </table:table-cell>
          <table:table-cell office:value-type="float" office:value="0.311051321803216" calcext:value-type="float">
            <text:p>0.311051321803216</text:p>
          </table:table-cell>
          <table:table-cell office:value-type="float" office:value="0.0431313671060293" calcext:value-type="float">
            <text:p>0.043131367106029</text:p>
          </table:table-cell>
          <table:table-cell office:value-type="float" office:value="0.135922330097087" calcext:value-type="float">
            <text:p>0.135922330097087</text:p>
          </table:table-cell>
          <table:table-cell office:value-type="float" office:value="0.693779837915805" calcext:value-type="float">
            <text:p>0.693779837915805</text:p>
          </table:table-cell>
          <table:table-cell office:value-type="float" office:value="0.678756253814348" calcext:value-type="float">
            <text:p>0.678756253814348</text:p>
          </table:table-cell>
          <table:table-cell office:value-type="float" office:value="0.557993730407524" calcext:value-type="float">
            <text:p>0.557993730407524</text:p>
          </table:table-cell>
          <table:table-cell office:value-type="float" office:value="0.850490196078431" calcext:value-type="float">
            <text:p>0.850490196078431</text:p>
          </table:table-cell>
          <table:table-cell office:value-type="float" office:value="192.179919612149" calcext:value-type="float">
            <text:p>192.179919612149</text:p>
          </table:table-cell>
          <table:table-cell office:value-type="float" office:value="50.5040339672525" calcext:value-type="float">
            <text:p>50.5040339672525</text:p>
          </table:table-cell>
          <table:table-cell office:value-type="float" office:value="265.783167112341" calcext:value-type="float">
            <text:p>265.783167112341</text:p>
          </table:table-cell>
          <table:table-cell table:formula="of:=[.Y27]/[.X27]" office:value-type="float" office:value="5.26261263178855" calcext:value-type="float">
            <text:p>5.26261263178855</text:p>
          </table:table-cell>
          <table:table-cell table:formula="of:=([.W27]-[.$X$56])/[.$X$55]" office:value-type="float" office:value="3.23565664651183" calcext:value-type="float">
            <text:p>3.235656646511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sta Rica</text:p>
          </table:table-cell>
          <table:table-cell office:value-type="float" office:value="5139053" calcext:value-type="float">
            <text:p>5139053</text:p>
          </table:table-cell>
          <table:table-cell office:value-type="float" office:value="676.462282117963" calcext:value-type="float">
            <text:p>676.462282117963</text:p>
          </table:table-cell>
          <table:table-cell office:value-type="float" office:value="575.831442741695" calcext:value-type="float">
            <text:p>575.831442741695</text:p>
          </table:table-cell>
          <table:table-cell office:value-type="float" office:value="6664.42631911219" calcext:value-type="float">
            <text:p>6664.42631911219</text:p>
          </table:table-cell>
          <table:table-cell office:value-type="float" office:value="1371.98721242765" calcext:value-type="float">
            <text:p>1371.98721242765</text:p>
          </table:table-cell>
          <table:table-cell office:value-type="float" office:value="1424.5975697788" calcext:value-type="float">
            <text:p>1424.5975697788</text:p>
          </table:table-cell>
          <table:table-cell table:formula="of:=SUM([.D28:.H28])" office:value-type="float" office:value="10713.3048261783" calcext:value-type="float">
            <text:p>10713.3048261783</text:p>
          </table:table-cell>
          <table:table-cell table:formula="of:=[.I28]/[.C28]*100" office:value-type="float" office:value="0.208468463473296" calcext:value-type="float">
            <text:p>0.208468463473296</text:p>
          </table:table-cell>
          <table:table-cell office:value-type="float" office:value="0.00178019993523628" calcext:value-type="float">
            <text:p>0.001780199935236</text:p>
          </table:table-cell>
          <table:table-cell office:value-type="float" office:value="0.119037821558252" calcext:value-type="float">
            <text:p>0.119037821558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9523099973339" calcext:value-type="float">
            <text:p>0.149523099973339</text:p>
          </table:table-cell>
          <table:table-cell office:value-type="float" office:value="0.0265650444718582" calcext:value-type="float">
            <text:p>0.026565044471858</text:p>
          </table:table-cell>
          <table:table-cell office:value-type="float" office:value="0.572815533980582" calcext:value-type="float">
            <text:p>0.572815533980582</text:p>
          </table:table-cell>
          <table:table-cell office:value-type="float" office:value="0.301435330006188" calcext:value-type="float">
            <text:p>0.301435330006188</text:p>
          </table:table-cell>
          <table:table-cell office:value-type="float" office:value="0.352846865780947" calcext:value-type="float">
            <text:p>0.352846865780947</text:p>
          </table:table-cell>
          <table:table-cell office:value-type="float" office:value="0.670846394984326" calcext:value-type="float">
            <text:p>0.670846394984326</text:p>
          </table:table-cell>
          <table:table-cell office:value-type="float" office:value="0.786764705882353" calcext:value-type="float">
            <text:p>0.786764705882353</text:p>
          </table:table-cell>
          <table:table-cell office:value-type="float" office:value="106.538412132764" calcext:value-type="float">
            <text:p>106.538412132764</text:p>
          </table:table-cell>
          <table:table-cell office:value-type="float" office:value="27.3090255222889" calcext:value-type="float">
            <text:p>27.3090255222889</text:p>
          </table:table-cell>
          <table:table-cell office:value-type="float" office:value="144.747346585895" calcext:value-type="float">
            <text:p>144.747346585895</text:p>
          </table:table-cell>
          <table:table-cell table:formula="of:=[.Y28]/[.X28]" office:value-type="float" office:value="5.30034828477333" calcext:value-type="float">
            <text:p>5.30034828477333</text:p>
          </table:table-cell>
          <table:table-cell table:formula="of:=([.W28]-[.$X$56])/[.$X$55]" office:value-type="float" office:value="1.70830399358353" calcext:value-type="float">
            <text:p>1.708303993583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nited Kingdom</text:p>
          </table:table-cell>
          <table:table-cell office:value-type="float" office:value="68207114" calcext:value-type="float">
            <text:p>68207114</text:p>
          </table:table-cell>
          <table:table-cell office:value-type="float" office:value="41877.3431680253" calcext:value-type="float">
            <text:p>41877.3431680253</text:p>
          </table:table-cell>
          <table:table-cell office:value-type="float" office:value="6367.68117661021" calcext:value-type="float">
            <text:p>6367.68117661021</text:p>
          </table:table-cell>
          <table:table-cell office:value-type="float" office:value="188112.951325496" calcext:value-type="float">
            <text:p>188112.951325496</text:p>
          </table:table-cell>
          <table:table-cell office:value-type="float" office:value="7775.5616227524" calcext:value-type="float">
            <text:p>7775.5616227524</text:p>
          </table:table-cell>
          <table:table-cell office:value-type="float" office:value="51878.5521549287" calcext:value-type="float">
            <text:p>51878.5521549287</text:p>
          </table:table-cell>
          <table:table-cell table:formula="of:=SUM([.D29:.H29])" office:value-type="float" office:value="296012.089447813" calcext:value-type="float">
            <text:p>296012.089447813</text:p>
          </table:table-cell>
          <table:table-cell table:formula="of:=[.I29]/[.C29]*100" office:value-type="float" office:value="0.43399005189959" calcext:value-type="float">
            <text:p>0.43399005189959</text:p>
          </table:table-cell>
          <table:table-cell office:value-type="float" office:value="0.344165076442529" calcext:value-type="float">
            <text:p>0.344165076442529</text:p>
          </table:table-cell>
          <table:table-cell office:value-type="float" office:value="0.158238928322337" calcext:value-type="float">
            <text:p>0.158238928322337</text:p>
          </table:table-cell>
          <table:table-cell office:value-type="float" office:value="0.580586080586081" calcext:value-type="float">
            <text:p>0.580586080586081</text:p>
          </table:table-cell>
          <table:table-cell office:value-type="float" office:value="0.590909090909091" calcext:value-type="float">
            <text:p>0.590909090909091</text:p>
          </table:table-cell>
          <table:table-cell office:value-type="float" office:value="0.608695652173913" calcext:value-type="float">
            <text:p>0.608695652173913</text:p>
          </table:table-cell>
          <table:table-cell office:value-type="float" office:value="0.474436953039241" calcext:value-type="float">
            <text:p>0.474436953039241</text:p>
          </table:table-cell>
          <table:table-cell office:value-type="float" office:value="0.0504993940421331" calcext:value-type="float">
            <text:p>0.050499394042133</text:p>
          </table:table-cell>
          <table:table-cell office:value-type="float" office:value="0.0679611650485437" calcext:value-type="float">
            <text:p>0.067961165048544</text:p>
          </table:table-cell>
          <table:table-cell office:value-type="float" office:value="0.645932952542301" calcext:value-type="float">
            <text:p>0.645932952542301</text:p>
          </table:table-cell>
          <table:table-cell office:value-type="float" office:value="0.660976468379612" calcext:value-type="float">
            <text:p>0.660976468379612</text:p>
          </table:table-cell>
          <table:table-cell office:value-type="float" office:value="0.736677115987461" calcext:value-type="float">
            <text:p>0.736677115987461</text:p>
          </table:table-cell>
          <table:table-cell office:value-type="float" office:value="0.926470588235294" calcext:value-type="float">
            <text:p>0.926470588235294</text:p>
          </table:table-cell>
          <table:table-cell office:value-type="float" office:value="172.145568308955" calcext:value-type="float">
            <text:p>172.145568308955</text:p>
          </table:table-cell>
          <table:table-cell office:value-type="float" office:value="41.8615915661755" calcext:value-type="float">
            <text:p>41.8615915661755</text:p>
          </table:table-cell>
          <table:table-cell office:value-type="float" office:value="224.459095906875" calcext:value-type="float">
            <text:p>224.459095906875</text:p>
          </table:table-cell>
          <table:table-cell table:formula="of:=[.Y29]/[.X29]" office:value-type="float" office:value="5.36193411452229" calcext:value-type="float">
            <text:p>5.36193411452229</text:p>
          </table:table-cell>
          <table:table-cell table:formula="of:=([.W29]-[.$X$56])/[.$X$55]" office:value-type="float" office:value="2.87835887685269" calcext:value-type="float">
            <text:p>2.878358876852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ermany</text:p>
          </table:table-cell>
          <table:table-cell office:value-type="float" office:value="83900471" calcext:value-type="float">
            <text:p>83900471</text:p>
          </table:table-cell>
          <table:table-cell office:value-type="float" office:value="25095.7765904566" calcext:value-type="float">
            <text:p>25095.7765904566</text:p>
          </table:table-cell>
          <table:table-cell office:value-type="float" office:value="22362.6399540324" calcext:value-type="float">
            <text:p>22362.6399540324</text:p>
          </table:table-cell>
          <table:table-cell office:value-type="float" office:value="364284.720482322" calcext:value-type="float">
            <text:p>364284.720482322</text:p>
          </table:table-cell>
          <table:table-cell office:value-type="float" office:value="35220.3340431676" calcext:value-type="float">
            <text:p>35220.3340431676</text:p>
          </table:table-cell>
          <table:table-cell office:value-type="float" office:value="45165.4948871496" calcext:value-type="float">
            <text:p>45165.4948871496</text:p>
          </table:table-cell>
          <table:table-cell table:formula="of:=SUM([.D30:.H30])" office:value-type="float" office:value="492128.965957128" calcext:value-type="float">
            <text:p>492128.965957128</text:p>
          </table:table-cell>
          <table:table-cell table:formula="of:=[.I30]/[.C30]*100" office:value-type="float" office:value="0.58656281674167" calcext:value-type="float">
            <text:p>0.58656281674167</text:p>
          </table:table-cell>
          <table:table-cell office:value-type="float" office:value="0.541397597214863" calcext:value-type="float">
            <text:p>0.541397597214863</text:p>
          </table:table-cell>
          <table:table-cell office:value-type="float" office:value="0.250283228054969" calcext:value-type="float">
            <text:p>0.250283228054969</text:p>
          </table:table-cell>
          <table:table-cell office:value-type="float" office:value="0.652014652014652" calcext:value-type="float">
            <text:p>0.652014652014652</text:p>
          </table:table-cell>
          <table:table-cell office:value-type="float" office:value="0.675889328063241" calcext:value-type="float">
            <text:p>0.675889328063241</text:p>
          </table:table-cell>
          <table:table-cell office:value-type="float" office:value="0.689723320158103" calcext:value-type="float">
            <text:p>0.689723320158103</text:p>
          </table:table-cell>
          <table:table-cell office:value-type="float" office:value="0.293781729268233" calcext:value-type="float">
            <text:p>0.293781729268233</text:p>
          </table:table-cell>
          <table:table-cell office:value-type="float" office:value="0.0369920415540321" calcext:value-type="float">
            <text:p>0.036992041554032</text:p>
          </table:table-cell>
          <table:table-cell office:value-type="float" office:value="0.699029126213592" calcext:value-type="float">
            <text:p>0.699029126213592</text:p>
          </table:table-cell>
          <table:table-cell office:value-type="float" office:value="0.923444839861738" calcext:value-type="float">
            <text:p>0.923444839861738</text:p>
          </table:table-cell>
          <table:table-cell office:value-type="float" office:value="0.770050509767339" calcext:value-type="float">
            <text:p>0.770050509767339</text:p>
          </table:table-cell>
          <table:table-cell office:value-type="float" office:value="0.564263322884012" calcext:value-type="float">
            <text:p>0.564263322884012</text:p>
          </table:table-cell>
          <table:table-cell office:value-type="float" office:value="0.818627450980392" calcext:value-type="float">
            <text:p>0.818627450980392</text:p>
          </table:table-cell>
          <table:table-cell office:value-type="float" office:value="173.279161314383" calcext:value-type="float">
            <text:p>173.279161314383</text:p>
          </table:table-cell>
          <table:table-cell office:value-type="float" office:value="28.518524338443" calcext:value-type="float">
            <text:p>28.518524338443</text:p>
          </table:table-cell>
          <table:table-cell office:value-type="float" office:value="156.022025532746" calcext:value-type="float">
            <text:p>156.022025532746</text:p>
          </table:table-cell>
          <table:table-cell table:formula="of:=[.Y30]/[.X30]" office:value-type="float" office:value="5.47090107752974" calcext:value-type="float">
            <text:p>5.47090107752974</text:p>
          </table:table-cell>
          <table:table-cell table:formula="of:=([.W30]-[.$X$56])/[.$X$55]" office:value-type="float" office:value="2.89857566582733" calcext:value-type="float">
            <text:p>2.898575665827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lovenia</text:p>
          </table:table-cell>
          <table:table-cell office:value-type="float" office:value="2078723" calcext:value-type="float">
            <text:p>2078723</text:p>
          </table:table-cell>
          <table:table-cell office:value-type="float" office:value="693.26120089282" calcext:value-type="float">
            <text:p>693.26120089282</text:p>
          </table:table-cell>
          <table:table-cell office:value-type="float" office:value="356.752793212078" calcext:value-type="float">
            <text:p>356.752793212078</text:p>
          </table:table-cell>
          <table:table-cell office:value-type="float" office:value="7797.29131214531" calcext:value-type="float">
            <text:p>7797.29131214531</text:p>
          </table:table-cell>
          <table:table-cell office:value-type="float" office:value="260.743600990376" calcext:value-type="float">
            <text:p>260.743600990376</text:p>
          </table:table-cell>
          <table:table-cell office:value-type="float" office:value="638.617667976609" calcext:value-type="float">
            <text:p>638.617667976609</text:p>
          </table:table-cell>
          <table:table-cell table:formula="of:=SUM([.D31:.H31])" office:value-type="float" office:value="9746.66657521719" calcext:value-type="float">
            <text:p>9746.66657521719</text:p>
          </table:table-cell>
          <table:table-cell table:formula="of:=[.I31]/[.C31]*100" office:value-type="float" office:value="0.46887760299074" calcext:value-type="float">
            <text:p>0.46887760299074</text:p>
          </table:table-cell>
          <table:table-cell office:value-type="float" office:value="0.0444211592350329" calcext:value-type="float">
            <text:p>0.044421159235033</text:p>
          </table:table-cell>
          <table:table-cell office:value-type="float" office:value="0.213983939211316" calcext:value-type="float">
            <text:p>0.213983939211316</text:p>
          </table:table-cell>
          <table:table-cell office:value-type="float" office:value="0.778388278388278" calcext:value-type="float">
            <text:p>0.778388278388278</text:p>
          </table:table-cell>
          <table:table-cell office:value-type="float" office:value="0.735177865612648" calcext:value-type="float">
            <text:p>0.735177865612648</text:p>
          </table:table-cell>
          <table:table-cell office:value-type="float" office:value="0.787549407114625" calcext:value-type="float">
            <text:p>0.787549407114625</text:p>
          </table:table-cell>
          <table:table-cell office:value-type="float" office:value="0.199181722641672" calcext:value-type="float">
            <text:p>0.199181722641672</text:p>
          </table:table-cell>
          <table:table-cell office:value-type="float" office:value="0.0717206659565658" calcext:value-type="float">
            <text:p>0.071720665956566</text:p>
          </table:table-cell>
          <table:table-cell office:value-type="float" office:value="0.262135922330097" calcext:value-type="float">
            <text:p>0.262135922330097</text:p>
          </table:table-cell>
          <table:table-cell office:value-type="float" office:value="0.822966476271151" calcext:value-type="float">
            <text:p>0.822966476271151</text:p>
          </table:table-cell>
          <table:table-cell office:value-type="float" office:value="0.720885954042724" calcext:value-type="float">
            <text:p>0.720885954042724</text:p>
          </table:table-cell>
          <table:table-cell office:value-type="float" office:value="0.498432601880878" calcext:value-type="float">
            <text:p>0.498432601880878</text:p>
          </table:table-cell>
          <table:table-cell office:value-type="float" office:value="0.767156862745098" calcext:value-type="float">
            <text:p>0.767156862745098</text:p>
          </table:table-cell>
          <table:table-cell office:value-type="float" office:value="117.515766792359" calcext:value-type="float">
            <text:p>117.515766792359</text:p>
          </table:table-cell>
          <table:table-cell office:value-type="float" office:value="50.2072123858554" calcext:value-type="float">
            <text:p>50.2072123858554</text:p>
          </table:table-cell>
          <table:table-cell office:value-type="float" office:value="287.680053021563" calcext:value-type="float">
            <text:p>287.680053021563</text:p>
          </table:table-cell>
          <table:table-cell table:formula="of:=[.Y31]/[.X31]" office:value-type="float" office:value="5.72985512142494" calcext:value-type="float">
            <text:p>5.72985512142494</text:p>
          </table:table-cell>
          <table:table-cell table:formula="of:=([.W31]-[.$X$56])/[.$X$55]" office:value-type="float" office:value="1.90407695759287" calcext:value-type="float">
            <text:p>1.904076957592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reece</text:p>
          </table:table-cell>
          <table:table-cell office:value-type="float" office:value="10370747" calcext:value-type="float">
            <text:p>10370747</text:p>
          </table:table-cell>
          <table:table-cell office:value-type="float" office:value="5957.075738905" calcext:value-type="float">
            <text:p>5957.075738905</text:p>
          </table:table-cell>
          <table:table-cell office:value-type="float" office:value="1366.33799728991" calcext:value-type="float">
            <text:p>1366.33799728991</text:p>
          </table:table-cell>
          <table:table-cell office:value-type="float" office:value="55921.1592938445" calcext:value-type="float">
            <text:p>55921.1592938445</text:p>
          </table:table-cell>
          <table:table-cell office:value-type="float" office:value="4604.47540271867" calcext:value-type="float">
            <text:p>4604.47540271867</text:p>
          </table:table-cell>
          <table:table-cell office:value-type="float" office:value="6399.32464151122" calcext:value-type="float">
            <text:p>6399.32464151122</text:p>
          </table:table-cell>
          <table:table-cell table:formula="of:=SUM([.D32:.H32])" office:value-type="float" office:value="74248.3730742693" calcext:value-type="float">
            <text:p>74248.3730742693</text:p>
          </table:table-cell>
          <table:table-cell table:formula="of:=[.I32]/[.C32]*100" office:value-type="float" office:value="0.715940453221637" calcext:value-type="float">
            <text:p>0.715940453221637</text:p>
          </table:table-cell>
          <table:table-cell office:value-type="float" office:value="0.262327398582845" calcext:value-type="float">
            <text:p>0.262327398582845</text:p>
          </table:table-cell>
          <table:table-cell office:value-type="float" office:value="0.277155905910468" calcext:value-type="float">
            <text:p>0.277155905910468</text:p>
          </table:table-cell>
          <table:table-cell office:value-type="float" office:value="0.717948717948718" calcext:value-type="float">
            <text:p>0.717948717948718</text:p>
          </table:table-cell>
          <table:table-cell office:value-type="float" office:value="0.719367588932806" calcext:value-type="float">
            <text:p>0.719367588932806</text:p>
          </table:table-cell>
          <table:table-cell office:value-type="float" office:value="0.74703557312253" calcext:value-type="float">
            <text:p>0.74703557312253</text:p>
          </table:table-cell>
          <table:table-cell office:value-type="float" office:value="0.343745883673598" calcext:value-type="float">
            <text:p>0.343745883673598</text:p>
          </table:table-cell>
          <table:table-cell office:value-type="float" office:value="0.168618023590742" calcext:value-type="float">
            <text:p>0.168618023590742</text:p>
          </table:table-cell>
          <table:table-cell office:value-type="float" office:value="0.145631067961165" calcext:value-type="float">
            <text:p>0.145631067961165</text:p>
          </table:table-cell>
          <table:table-cell office:value-type="float" office:value="0.861243936723068" calcext:value-type="float">
            <text:p>0.861243936723068</text:p>
          </table:table-cell>
          <table:table-cell office:value-type="float" office:value="0.783566585018792" calcext:value-type="float">
            <text:p>0.783566585018792</text:p>
          </table:table-cell>
          <table:table-cell office:value-type="float" office:value="0.64576802507837" calcext:value-type="float">
            <text:p>0.64576802507837</text:p>
          </table:table-cell>
          <table:table-cell office:value-type="float" office:value="0.924019607843137" calcext:value-type="float">
            <text:p>0.924019607843137</text:p>
          </table:table-cell>
          <table:table-cell office:value-type="float" office:value="155.997016533378" calcext:value-type="float">
            <text:p>155.997016533378</text:p>
          </table:table-cell>
          <table:table-cell office:value-type="float" office:value="39.3902274476649" calcext:value-type="float">
            <text:p>39.3902274476649</text:p>
          </table:table-cell>
          <table:table-cell office:value-type="float" office:value="249.630729865182" calcext:value-type="float">
            <text:p>249.630729865182</text:p>
          </table:table-cell>
          <table:table-cell table:formula="of:=[.Y32]/[.X32]" office:value-type="float" office:value="6.33737721359566" calcext:value-type="float">
            <text:p>6.33737721359566</text:p>
          </table:table-cell>
          <table:table-cell table:formula="of:=([.W32]-[.$X$56])/[.$X$55]" office:value-type="float" office:value="2.59036145455936" calcext:value-type="float">
            <text:p>2.590361454559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nited States</text:p>
          </table:table-cell>
          <table:table-cell office:value-type="float" office:value="332915074" calcext:value-type="float">
            <text:p>332915074</text:p>
          </table:table-cell>
          <table:table-cell office:value-type="float" office:value="81921.2411788568" calcext:value-type="float">
            <text:p>81921.2411788568</text:p>
          </table:table-cell>
          <table:table-cell office:value-type="float" office:value="77718.971060336" calcext:value-type="float">
            <text:p>77718.971060336</text:p>
          </table:table-cell>
          <table:table-cell office:value-type="float" office:value="957454.850900433" calcext:value-type="float">
            <text:p>957454.850900433</text:p>
          </table:table-cell>
          <table:table-cell office:value-type="float" office:value="106954.157219383" calcext:value-type="float">
            <text:p>106954.157219383</text:p>
          </table:table-cell>
          <table:table-cell office:value-type="float" office:value="224987.729978229" calcext:value-type="float">
            <text:p>224987.729978229</text:p>
          </table:table-cell>
          <table:table-cell table:formula="of:=SUM([.D33:.H33])" office:value-type="float" office:value="1449036.95033724" calcext:value-type="float">
            <text:p>1449036.95033724</text:p>
          </table:table-cell>
          <table:table-cell table:formula="of:=[.I33]/[.C33]*100" office:value-type="float" office:value="0.435257236305628" calcext:value-type="float">
            <text:p>0.435257236305628</text:p>
          </table:table-cell>
          <table:table-cell office:value-type="float" office:value="0.214471481520013" calcext:value-type="float">
            <text:p>0.214471481520013</text:p>
          </table:table-cell>
          <table:table-cell office:value-type="float" office:value="0.329319351547089" calcext:value-type="float">
            <text:p>0.329319351547089</text:p>
          </table:table-cell>
          <table:table-cell office:value-type="float" office:value="0.56959706959707" calcext:value-type="float">
            <text:p>0.56959706959707</text:p>
          </table:table-cell>
          <table:table-cell office:value-type="float" office:value="0.628458498023715" calcext:value-type="float">
            <text:p>0.628458498023715</text:p>
          </table:table-cell>
          <table:table-cell office:value-type="float" office:value="0.621541501976285" calcext:value-type="float">
            <text:p>0.621541501976285</text:p>
          </table:table-cell>
          <table:table-cell office:value-type="float" office:value="0.465179192134731" calcext:value-type="float">
            <text:p>0.465179192134731</text:p>
          </table:table-cell>
          <table:table-cell office:value-type="float" office:value="0.03569705311163" calcext:value-type="float">
            <text:p>0.03569705311163</text:p>
          </table:table-cell>
          <table:table-cell office:value-type="float" office:value="0.737864077669903" calcext:value-type="float">
            <text:p>0.737864077669903</text:p>
          </table:table-cell>
          <table:table-cell office:value-type="float" office:value="0.526315739108542" calcext:value-type="float">
            <text:p>0.526315739108542</text:p>
          </table:table-cell>
          <table:table-cell office:value-type="float" office:value="0.578872138322226" calcext:value-type="float">
            <text:p>0.578872138322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1.293374217876" calcext:value-type="float">
            <text:p>151.293374217876</text:p>
          </table:table-cell>
          <table:table-cell office:value-type="float" office:value="38.7898862727189" calcext:value-type="float">
            <text:p>38.7898862727189</text:p>
          </table:table-cell>
          <table:table-cell office:value-type="float" office:value="258.619088113574" calcext:value-type="float">
            <text:p>258.619088113574</text:p>
          </table:table-cell>
          <table:table-cell table:formula="of:=[.Y33]/[.X33]" office:value-type="float" office:value="6.66717830249123" calcext:value-type="float">
            <text:p>6.66717830249123</text:p>
          </table:table-cell>
          <table:table-cell table:formula="of:=([.W33]-[.$X$56])/[.$X$55]" office:value-type="float" office:value="2.50647548874147" calcext:value-type="float">
            <text:p>2.506475488741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lovakia</text:p>
          </table:table-cell>
          <table:table-cell office:value-type="float" office:value="5449270" calcext:value-type="float">
            <text:p>5449270</text:p>
          </table:table-cell>
          <table:table-cell office:value-type="float" office:value="1850.20358819228" calcext:value-type="float">
            <text:p>1850.20358819228</text:p>
          </table:table-cell>
          <table:table-cell office:value-type="float" office:value="831.231705889845" calcext:value-type="float">
            <text:p>831.231705889845</text:p>
          </table:table-cell>
          <table:table-cell office:value-type="float" office:value="26796.0678957087" calcext:value-type="float">
            <text:p>26796.0678957087</text:p>
          </table:table-cell>
          <table:table-cell office:value-type="float" office:value="757.967019918061" calcext:value-type="float">
            <text:p>757.967019918061</text:p>
          </table:table-cell>
          <table:table-cell office:value-type="float" office:value="1146.70290923944" calcext:value-type="float">
            <text:p>1146.70290923944</text:p>
          </table:table-cell>
          <table:table-cell table:formula="of:=SUM([.D34:.H34])" office:value-type="float" office:value="31382.1731189483" calcext:value-type="float">
            <text:p>31382.1731189483</text:p>
          </table:table-cell>
          <table:table-cell table:formula="of:=[.I34]/[.C34]*100" office:value-type="float" office:value="0.57589682873024" calcext:value-type="float">
            <text:p>0.57589682873024</text:p>
          </table:table-cell>
          <table:table-cell office:value-type="float" office:value="0.052768994964077" calcext:value-type="float">
            <text:p>0.052768994964077</text:p>
          </table:table-cell>
          <table:table-cell office:value-type="float" office:value="0.437828902648202" calcext:value-type="float">
            <text:p>0.437828902648202</text:p>
          </table:table-cell>
          <table:table-cell office:value-type="float" office:value="0.723443223443223" calcext:value-type="float">
            <text:p>0.723443223443223</text:p>
          </table:table-cell>
          <table:table-cell office:value-type="float" office:value="0.66600790513834" calcext:value-type="float">
            <text:p>0.66600790513834</text:p>
          </table:table-cell>
          <table:table-cell office:value-type="float" office:value="0.723320158102767" calcext:value-type="float">
            <text:p>0.723320158102767</text:p>
          </table:table-cell>
          <table:table-cell office:value-type="float" office:value="0.38208257786812" calcext:value-type="float">
            <text:p>0.38208257786812</text:p>
          </table:table-cell>
          <table:table-cell office:value-type="float" office:value="0.170716356707268" calcext:value-type="float">
            <text:p>0.170716356707268</text:p>
          </table:table-cell>
          <table:table-cell office:value-type="float" office:value="0.320388349514563" calcext:value-type="float">
            <text:p>0.320388349514563</text:p>
          </table:table-cell>
          <table:table-cell office:value-type="float" office:value="0.665071802385473" calcext:value-type="float">
            <text:p>0.665071802385473</text:p>
          </table:table-cell>
          <table:table-cell office:value-type="float" office:value="0.577542155278235" calcext:value-type="float">
            <text:p>0.577542155278235</text:p>
          </table:table-cell>
          <table:table-cell office:value-type="float" office:value="0.507836990595611" calcext:value-type="float">
            <text:p>0.507836990595611</text:p>
          </table:table-cell>
          <table:table-cell office:value-type="float" office:value="0.742647058823529" calcext:value-type="float">
            <text:p>0.742647058823529</text:p>
          </table:table-cell>
          <table:table-cell office:value-type="float" office:value="116.361289520573" calcext:value-type="float">
            <text:p>116.361289520573</text:p>
          </table:table-cell>
          <table:table-cell office:value-type="float" office:value="52.8610085393651" calcext:value-type="float">
            <text:p>52.8610085393651</text:p>
          </table:table-cell>
          <table:table-cell office:value-type="float" office:value="364.030411412905" calcext:value-type="float">
            <text:p>364.030411412905</text:p>
          </table:table-cell>
          <table:table-cell table:formula="of:=[.Y34]/[.X34]" office:value-type="float" office:value="6.88655819235486" calcext:value-type="float">
            <text:p>6.88655819235486</text:p>
          </table:table-cell>
          <table:table-cell table:formula="of:=([.W34]-[.$X$56])/[.$X$55]" office:value-type="float" office:value="1.88348771324506" calcext:value-type="float">
            <text:p>1.8834877132450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ntenegro</text:p>
          </table:table-cell>
          <table:table-cell office:value-type="float" office:value="628051" calcext:value-type="float">
            <text:p>628051</text:p>
          </table:table-cell>
          <table:table-cell office:value-type="float" office:value="69.129989298907" calcext:value-type="float">
            <text:p>69.129989298907</text:p>
          </table:table-cell>
          <table:table-cell office:value-type="float" office:value="151.890569398585" calcext:value-type="float">
            <text:p>151.890569398585</text:p>
          </table:table-cell>
          <table:table-cell office:value-type="float" office:value="3942.54299738098" calcext:value-type="float">
            <text:p>3942.54299738098</text:p>
          </table:table-cell>
          <table:table-cell office:value-type="float" office:value="126.947814295123" calcext:value-type="float">
            <text:p>126.947814295123</text:p>
          </table:table-cell>
          <table:table-cell office:value-type="float" office:value="84.9790983985015" calcext:value-type="float">
            <text:p>84.9790983985015</text:p>
          </table:table-cell>
          <table:table-cell table:formula="of:=SUM([.D35:.H35])" office:value-type="float" office:value="4375.4904687721" calcext:value-type="float">
            <text:p>4375.4904687721</text:p>
          </table:table-cell>
          <table:table-cell table:formula="of:=[.I35]/[.C35]*100" office:value-type="float" office:value="0.696677573759471" calcext:value-type="float">
            <text:p>0.696677573759471</text:p>
          </table:table-cell>
          <table:table-cell office:value-type="float" office:value="0.0411378723984179" calcext:value-type="float">
            <text:p>0.041137872398418</text:p>
          </table:table-cell>
          <table:table-cell office:value-type="float" office:value="0.781992789990369" calcext:value-type="float">
            <text:p>0.781992789990369</text:p>
          </table:table-cell>
          <table:table-cell office:value-type="float" office:value="0.794871794871795" calcext:value-type="float">
            <text:p>0.794871794871795</text:p>
          </table:table-cell>
          <table:table-cell office:value-type="float" office:value="0.828063241106719" calcext:value-type="float">
            <text:p>0.828063241106719</text:p>
          </table:table-cell>
          <table:table-cell office:value-type="float" office:value="0.842885375494071" calcext:value-type="float">
            <text:p>0.842885375494071</text:p>
          </table:table-cell>
          <table:table-cell office:value-type="float" office:value="0.5167160874935" calcext:value-type="float">
            <text:p>0.5167160874935</text:p>
          </table:table-cell>
          <table:table-cell office:value-type="float" office:value="0.733923258540186" calcext:value-type="float">
            <text:p>0.733923258540186</text:p>
          </table:table-cell>
          <table:table-cell office:value-type="float" office:value="0.563106796116505" calcext:value-type="float">
            <text:p>0.563106796116505</text:p>
          </table:table-cell>
          <table:table-cell office:value-type="float" office:value="0.564593199560459" calcext:value-type="float">
            <text:p>0.564593199560459</text:p>
          </table:table-cell>
          <table:table-cell office:value-type="float" office:value="0.549573065748541" calcext:value-type="float">
            <text:p>0.549573065748541</text:p>
          </table:table-cell>
          <table:table-cell office:value-type="float" office:value="0.595611285266458" calcext:value-type="float">
            <text:p>0.595611285266458</text:p>
          </table:table-cell>
          <table:table-cell office:value-type="float" office:value="0.806372549019608" calcext:value-type="float">
            <text:p>0.806372549019608</text:p>
          </table:table-cell>
          <table:table-cell office:value-type="float" office:value="73.9343844528239" calcext:value-type="float">
            <text:p>73.9343844528239</text:p>
          </table:table-cell>
          <table:table-cell office:value-type="float" office:value="56.0718621957999" calcext:value-type="float">
            <text:p>56.0718621957999</text:p>
          </table:table-cell>
          <table:table-cell office:value-type="float" office:value="397.21523979968" calcext:value-type="float">
            <text:p>397.21523979968</text:p>
          </table:table-cell>
          <table:table-cell table:formula="of:=[.Y35]/[.X35]" office:value-type="float" office:value="7.08403866475178" calcext:value-type="float">
            <text:p>7.08403866475178</text:p>
          </table:table-cell>
          <table:table-cell table:formula="of:=([.W35]-[.$X$56])/[.$X$55]" office:value-type="float" office:value="1.12683538520936" calcext:value-type="float">
            <text:p>1.126835385209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ithuania</text:p>
          </table:table-cell>
          <table:table-cell office:value-type="float" office:value="2689862" calcext:value-type="float">
            <text:p>2689862</text:p>
          </table:table-cell>
          <table:table-cell office:value-type="float" office:value="530.815659674675" calcext:value-type="float">
            <text:p>530.815659674675</text:p>
          </table:table-cell>
          <table:table-cell office:value-type="float" office:value="237.619443799684" calcext:value-type="float">
            <text:p>237.619443799684</text:p>
          </table:table-cell>
          <table:table-cell office:value-type="float" office:value="21301.1244171412" calcext:value-type="float">
            <text:p>21301.1244171412</text:p>
          </table:table-cell>
          <table:table-cell office:value-type="float" office:value="261.838365776419" calcext:value-type="float">
            <text:p>261.838365776419</text:p>
          </table:table-cell>
          <table:table-cell office:value-type="float" office:value="778.727036315937" calcext:value-type="float">
            <text:p>778.727036315937</text:p>
          </table:table-cell>
          <table:table-cell table:formula="of:=SUM([.D36:.H36])" office:value-type="float" office:value="23110.1249227079" calcext:value-type="float">
            <text:p>23110.1249227079</text:p>
          </table:table-cell>
          <table:table-cell table:formula="of:=[.I36]/[.C36]*100" office:value-type="float" office:value="0.859156526346256" calcext:value-type="float">
            <text:p>0.859156526346256</text:p>
          </table:table-cell>
          <table:table-cell office:value-type="float" office:value="0.00289050543871488" calcext:value-type="float">
            <text:p>0.002890505438715</text:p>
          </table:table-cell>
          <table:table-cell office:value-type="float" office:value="0.666765199645177" calcext:value-type="float">
            <text:p>0.666765199645177</text:p>
          </table:table-cell>
          <table:table-cell office:value-type="float" office:value="0.796703296703297" calcext:value-type="float">
            <text:p>0.796703296703297</text:p>
          </table:table-cell>
          <table:table-cell office:value-type="float" office:value="0.800395256916996" calcext:value-type="float">
            <text:p>0.800395256916996</text:p>
          </table:table-cell>
          <table:table-cell office:value-type="float" office:value="0.8300395256917" calcext:value-type="float">
            <text:p>0.8300395256917</text:p>
          </table:table-cell>
          <table:table-cell office:value-type="float" office:value="0.136957400110336" calcext:value-type="float">
            <text:p>0.136957400110336</text:p>
          </table:table-cell>
          <table:table-cell office:value-type="float" office:value="0.207672137039267" calcext:value-type="float">
            <text:p>0.207672137039267</text:p>
          </table:table-cell>
          <table:table-cell office:value-type="float" office:value="0.058252427184466" calcext:value-type="float">
            <text:p>0.058252427184466</text:p>
          </table:table-cell>
          <table:table-cell office:value-type="float" office:value="0.775119590897647" calcext:value-type="float">
            <text:p>0.775119590897647</text:p>
          </table:table-cell>
          <table:table-cell office:value-type="float" office:value="0.719890623469326" calcext:value-type="float">
            <text:p>0.719890623469326</text:p>
          </table:table-cell>
          <table:table-cell office:value-type="float" office:value="0.689655172413793" calcext:value-type="float">
            <text:p>0.689655172413793</text:p>
          </table:table-cell>
          <table:table-cell office:value-type="float" office:value="0.821078431372549" calcext:value-type="float">
            <text:p>0.821078431372549</text:p>
          </table:table-cell>
          <table:table-cell office:value-type="float" office:value="149.571748228567" calcext:value-type="float">
            <text:p>149.571748228567</text:p>
          </table:table-cell>
          <table:table-cell office:value-type="float" office:value="43.9084998763544" calcext:value-type="float">
            <text:p>43.9084998763544</text:p>
          </table:table-cell>
          <table:table-cell office:value-type="float" office:value="315.478213061807" calcext:value-type="float">
            <text:p>315.478213061807</text:p>
          </table:table-cell>
          <table:table-cell table:formula="of:=[.Y36]/[.X36]" office:value-type="float" office:value="7.18490073562496" calcext:value-type="float">
            <text:p>7.18490073562496</text:p>
          </table:table-cell>
          <table:table-cell table:formula="of:=([.W36]-[.$X$56])/[.$X$55]" office:value-type="float" office:value="2.47577156841692" calcext:value-type="float">
            <text:p>2.475771568416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aly</text:p>
          </table:table-cell>
          <table:table-cell office:value-type="float" office:value="60367471" calcext:value-type="float">
            <text:p>60367471</text:p>
          </table:table-cell>
          <table:table-cell office:value-type="float" office:value="12392.7569785609" calcext:value-type="float">
            <text:p>12392.7569785609</text:p>
          </table:table-cell>
          <table:table-cell office:value-type="float" office:value="21589.534679351" calcext:value-type="float">
            <text:p>21589.534679351</text:p>
          </table:table-cell>
          <table:table-cell office:value-type="float" office:value="236507.142522195" calcext:value-type="float">
            <text:p>236507.142522195</text:p>
          </table:table-cell>
          <table:table-cell office:value-type="float" office:value="16512.8852622611" calcext:value-type="float">
            <text:p>16512.8852622611</text:p>
          </table:table-cell>
          <table:table-cell office:value-type="float" office:value="31345.330140701" calcext:value-type="float">
            <text:p>31345.330140701</text:p>
          </table:table-cell>
          <table:table-cell table:formula="of:=SUM([.D37:.H37])" office:value-type="float" office:value="318347.649583069" calcext:value-type="float">
            <text:p>318347.649583069</text:p>
          </table:table-cell>
          <table:table-cell table:formula="of:=[.I37]/[.C37]*100" office:value-type="float" office:value="0.527349654225318" calcext:value-type="float">
            <text:p>0.527349654225318</text:p>
          </table:table-cell>
          <table:table-cell office:value-type="float" office:value="0.173082400891792" calcext:value-type="float">
            <text:p>0.173082400891792</text:p>
          </table:table-cell>
          <table:table-cell office:value-type="float" office:value="0.0909707677394521" calcext:value-type="float">
            <text:p>0.090970767739452</text:p>
          </table:table-cell>
          <table:table-cell office:value-type="float" office:value="0.836996336996337" calcext:value-type="float">
            <text:p>0.836996336996337</text:p>
          </table:table-cell>
          <table:table-cell office:value-type="float" office:value="0.721343873517786" calcext:value-type="float">
            <text:p>0.721343873517786</text:p>
          </table:table-cell>
          <table:table-cell office:value-type="float" office:value="0.812252964426877" calcext:value-type="float">
            <text:p>0.812252964426877</text:p>
          </table:table-cell>
          <table:table-cell office:value-type="float" office:value="0.341390636663907" calcext:value-type="float">
            <text:p>0.341390636663907</text:p>
          </table:table-cell>
          <table:table-cell office:value-type="float" office:value="0.0533660481580165" calcext:value-type="float">
            <text:p>0.053366048158017</text:p>
          </table:table-cell>
          <table:table-cell office:value-type="float" office:value="0.174757281553398" calcext:value-type="float">
            <text:p>0.174757281553398</text:p>
          </table:table-cell>
          <table:table-cell office:value-type="float" office:value="0.985645982234834" calcext:value-type="float">
            <text:p>0.985645982234834</text:p>
          </table:table-cell>
          <table:table-cell office:value-type="float" office:value="0.821801876733202" calcext:value-type="float">
            <text:p>0.821801876733202</text:p>
          </table:table-cell>
          <table:table-cell office:value-type="float" office:value="0.489028213166144" calcext:value-type="float">
            <text:p>0.489028213166144</text:p>
          </table:table-cell>
          <table:table-cell office:value-type="float" office:value="0.850490196078431" calcext:value-type="float">
            <text:p>0.850490196078431</text:p>
          </table:table-cell>
          <table:table-cell office:value-type="float" office:value="205.402560808851" calcext:value-type="float">
            <text:p>205.402560808851</text:p>
          </table:table-cell>
          <table:table-cell office:value-type="float" office:value="43.832609110715" calcext:value-type="float">
            <text:p>43.832609110715</text:p>
          </table:table-cell>
          <table:table-cell office:value-type="float" office:value="322.291714262566" calcext:value-type="float">
            <text:p>322.291714262566</text:p>
          </table:table-cell>
          <table:table-cell table:formula="of:=[.Y37]/[.X37]" office:value-type="float" office:value="7.35278416688595" calcext:value-type="float">
            <text:p>7.35278416688595</text:p>
          </table:table-cell>
          <table:table-cell table:formula="of:=([.W37]-[.$X$56])/[.$X$55]" office:value-type="float" office:value="3.4714726276278" calcext:value-type="float">
            <text:p>3.47147262762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atvia</text:p>
          </table:table-cell>
          <table:table-cell office:value-type="float" office:value="1866934" calcext:value-type="float">
            <text:p>1866934</text:p>
          </table:table-cell>
          <table:table-cell office:value-type="float" office:value="350.410723499082" calcext:value-type="float">
            <text:p>350.410723499082</text:p>
          </table:table-cell>
          <table:table-cell office:value-type="float" office:value="334.983185738382" calcext:value-type="float">
            <text:p>334.983185738382</text:p>
          </table:table-cell>
          <table:table-cell office:value-type="float" office:value="15778.8459348597" calcext:value-type="float">
            <text:p>15778.8459348597</text:p>
          </table:table-cell>
          <table:table-cell office:value-type="float" office:value="262.799024035652" calcext:value-type="float">
            <text:p>262.799024035652</text:p>
          </table:table-cell>
          <table:table-cell office:value-type="float" office:value="433.004033335198" calcext:value-type="float">
            <text:p>433.004033335198</text:p>
          </table:table-cell>
          <table:table-cell table:formula="of:=SUM([.D38:.H38])" office:value-type="float" office:value="17160.042901468" calcext:value-type="float">
            <text:p>17160.042901468</text:p>
          </table:table-cell>
          <table:table-cell table:formula="of:=[.I38]/[.C38]*100" office:value-type="float" office:value="0.919156376254758" calcext:value-type="float">
            <text:p>0.919156376254758</text:p>
          </table:table-cell>
          <table:table-cell office:value-type="float" office:value="0.0480102768226163" calcext:value-type="float">
            <text:p>0.048010276822616</text:p>
          </table:table-cell>
          <table:table-cell office:value-type="float" office:value="0.785974130014569" calcext:value-type="float">
            <text:p>0.785974130014569</text:p>
          </table:table-cell>
          <table:table-cell office:value-type="float" office:value="0.818681318681319" calcext:value-type="float">
            <text:p>0.818681318681319</text:p>
          </table:table-cell>
          <table:table-cell office:value-type="float" office:value="0.725296442687747" calcext:value-type="float">
            <text:p>0.725296442687747</text:p>
          </table:table-cell>
          <table:table-cell office:value-type="float" office:value="0.804347826086956" calcext:value-type="float">
            <text:p>0.804347826086956</text:p>
          </table:table-cell>
          <table:table-cell office:value-type="float" office:value="0.380220502931406" calcext:value-type="float">
            <text:p>0.380220502931406</text:p>
          </table:table-cell>
          <table:table-cell office:value-type="float" office:value="0.334082847973482" calcext:value-type="float">
            <text:p>0.334082847973482</text:p>
          </table:table-cell>
          <table:table-cell office:value-type="float" office:value="0.174757281553398" calcext:value-type="float">
            <text:p>0.174757281553398</text:p>
          </table:table-cell>
          <table:table-cell office:value-type="float" office:value="0.794258440740819" calcext:value-type="float">
            <text:p>0.794258440740819</text:p>
          </table:table-cell>
          <table:table-cell office:value-type="float" office:value="0.726250811201615" calcext:value-type="float">
            <text:p>0.726250811201615</text:p>
          </table:table-cell>
          <table:table-cell office:value-type="float" office:value="0.605015673981191" calcext:value-type="float">
            <text:p>0.605015673981191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111.413251564248" calcext:value-type="float">
            <text:p>111.413251564248</text:p>
          </table:table-cell>
          <table:table-cell office:value-type="float" office:value="35.381250394317" calcext:value-type="float">
            <text:p>35.381250394317</text:p>
          </table:table-cell>
          <table:table-cell office:value-type="float" office:value="269.81977632081" calcext:value-type="float">
            <text:p>269.81977632081</text:p>
          </table:table-cell>
          <table:table-cell table:formula="of:=[.Y38]/[.X38]" office:value-type="float" office:value="7.6260667249948" calcext:value-type="float">
            <text:p>7.6260667249948</text:p>
          </table:table-cell>
          <table:table-cell table:formula="of:=([.W38]-[.$X$56])/[.$X$55]" office:value-type="float" office:value="1.79524313276284" calcext:value-type="float">
            <text:p>1.795243132762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zechia</text:p>
          </table:table-cell>
          <table:table-cell office:value-type="float" office:value="10724553" calcext:value-type="float">
            <text:p>10724553</text:p>
          </table:table-cell>
          <table:table-cell office:value-type="float" office:value="3386.00619388538" calcext:value-type="float">
            <text:p>3386.00619388538</text:p>
          </table:table-cell>
          <table:table-cell office:value-type="float" office:value="3441.38396774407" calcext:value-type="float">
            <text:p>3441.38396774407</text:p>
          </table:table-cell>
          <table:table-cell office:value-type="float" office:value="51294.4705452049" calcext:value-type="float">
            <text:p>51294.4705452049</text:p>
          </table:table-cell>
          <table:table-cell office:value-type="float" office:value="1316.73673002396" calcext:value-type="float">
            <text:p>1316.73673002396</text:p>
          </table:table-cell>
          <table:table-cell office:value-type="float" office:value="4062.32445252546" calcext:value-type="float">
            <text:p>4062.32445252546</text:p>
          </table:table-cell>
          <table:table-cell table:formula="of:=SUM([.D39:.H39])" office:value-type="float" office:value="63500.9218893838" calcext:value-type="float">
            <text:p>63500.9218893838</text:p>
          </table:table-cell>
          <table:table-cell table:formula="of:=[.I39]/[.C39]*100" office:value-type="float" office:value="0.592107865841903" calcext:value-type="float">
            <text:p>0.592107865841903</text:p>
          </table:table-cell>
          <table:table-cell office:value-type="float" office:value="0.0462776481193849" calcext:value-type="float">
            <text:p>0.046277648119385</text:p>
          </table:table-cell>
          <table:table-cell office:value-type="float" office:value="0.366700246011237" calcext:value-type="float">
            <text:p>0.366700246011237</text:p>
          </table:table-cell>
          <table:table-cell office:value-type="float" office:value="0.882783882783883" calcext:value-type="float">
            <text:p>0.882783882783883</text:p>
          </table:table-cell>
          <table:table-cell office:value-type="float" office:value="0.841897233201581" calcext:value-type="float">
            <text:p>0.841897233201581</text:p>
          </table:table-cell>
          <table:table-cell office:value-type="float" office:value="0.897233201581028" calcext:value-type="float">
            <text:p>0.897233201581028</text:p>
          </table:table-cell>
          <table:table-cell office:value-type="float" office:value="0.353840722125947" calcext:value-type="float">
            <text:p>0.353840722125947</text:p>
          </table:table-cell>
          <table:table-cell office:value-type="float" office:value="0.119026879807971" calcext:value-type="float">
            <text:p>0.119026879807971</text:p>
          </table:table-cell>
          <table:table-cell office:value-type="float" office:value="0.368932038834951" calcext:value-type="float">
            <text:p>0.368932038834951</text:p>
          </table:table-cell>
          <table:table-cell office:value-type="float" office:value="0.765550165976061" calcext:value-type="float">
            <text:p>0.765550165976061</text:p>
          </table:table-cell>
          <table:table-cell office:value-type="float" office:value="0.707117705857588" calcext:value-type="float">
            <text:p>0.707117705857588</text:p>
          </table:table-cell>
          <table:table-cell office:value-type="float" office:value="0.680250783699059" calcext:value-type="float">
            <text:p>0.680250783699059</text:p>
          </table:table-cell>
          <table:table-cell office:value-type="float" office:value="0.91421568627451" calcext:value-type="float">
            <text:p>0.91421568627451</text:p>
          </table:table-cell>
          <table:table-cell office:value-type="float" office:value="119.500849459247" calcext:value-type="float">
            <text:p>119.500849459247</text:p>
          </table:table-cell>
          <table:table-cell office:value-type="float" office:value="44.7485983696895" calcext:value-type="float">
            <text:p>44.7485983696895</text:p>
          </table:table-cell>
          <table:table-cell office:value-type="float" office:value="344.477893724002" calcext:value-type="float">
            <text:p>344.477893724002</text:p>
          </table:table-cell>
          <table:table-cell table:formula="of:=[.Y39]/[.X39]" office:value-type="float" office:value="7.698071141315" calcext:value-type="float">
            <text:p>7.698071141315</text:p>
          </table:table-cell>
          <table:table-cell table:formula="of:=([.W39]-[.$X$56])/[.$X$55]" office:value-type="float" office:value="1.93947943200965" calcext:value-type="float">
            <text:p>1.939479432009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outh Africa</text:p>
          </table:table-cell>
          <table:table-cell office:value-type="float" office:value="60041996" calcext:value-type="float">
            <text:p>60041996</text:p>
          </table:table-cell>
          <table:table-cell office:value-type="float" office:value="28940.8018632267" calcext:value-type="float">
            <text:p>28940.8018632267</text:p>
          </table:table-cell>
          <table:table-cell office:value-type="float" office:value="27471.3069123227" calcext:value-type="float">
            <text:p>27471.3069123227</text:p>
          </table:table-cell>
          <table:table-cell office:value-type="float" office:value="82660.7046095053" calcext:value-type="float">
            <text:p>82660.7046095053</text:p>
          </table:table-cell>
          <table:table-cell office:value-type="float" office:value="12353.314224307" calcext:value-type="float">
            <text:p>12353.314224307</text:p>
          </table:table-cell>
          <table:table-cell office:value-type="float" office:value="17826.8742077596" calcext:value-type="float">
            <text:p>17826.8742077596</text:p>
          </table:table-cell>
          <table:table-cell table:formula="of:=SUM([.D40:.H40])" office:value-type="float" office:value="169253.001817121" calcext:value-type="float">
            <text:p>169253.001817121</text:p>
          </table:table-cell>
          <table:table-cell table:formula="of:=[.I40]/[.C40]*100" office:value-type="float" office:value="0.281891031432601" calcext:value-type="float">
            <text:p>0.281891031432601</text:p>
          </table:table-cell>
          <table:table-cell office:value-type="float" office:value="0.043963618914485" calcext:value-type="float">
            <text:p>0.043963618914485</text:p>
          </table:table-cell>
          <table:table-cell office:value-type="float" office:value="0.894642288826465" calcext:value-type="float">
            <text:p>0.894642288826465</text:p>
          </table:table-cell>
          <table:table-cell office:value-type="float" office:value="0.860805860805861" calcext:value-type="float">
            <text:p>0.860805860805861</text:p>
          </table:table-cell>
          <table:table-cell office:value-type="float" office:value="0.907114624505929" calcext:value-type="float">
            <text:p>0.907114624505929</text:p>
          </table:table-cell>
          <table:table-cell office:value-type="float" office:value="0.91798418972332" calcext:value-type="float">
            <text:p>0.91798418972332</text:p>
          </table:table-cell>
          <table:table-cell office:value-type="float" office:value="0.397593792048068" calcext:value-type="float">
            <text:p>0.397593792048068</text:p>
          </table:table-cell>
          <table:table-cell office:value-type="float" office:value="0.233718573256698" calcext:value-type="float">
            <text:p>0.233718573256698</text:p>
          </table:table-cell>
          <table:table-cell office:value-type="float" office:value="0.922330097087379" calcext:value-type="float">
            <text:p>0.922330097087379</text:p>
          </table:table-cell>
          <table:table-cell office:value-type="float" office:value="0" calcext:value-type="float">
            <text:p>0</text:p>
          </table:table-cell>
          <table:table-cell office:value-type="float" office:value="0.193387832228455" calcext:value-type="float">
            <text:p>0.193387832228455</text:p>
          </table:table-cell>
          <table:table-cell office:value-type="float" office:value="0.752351097178683" calcext:value-type="float">
            <text:p>0.752351097178683</text:p>
          </table:table-cell>
          <table:table-cell office:value-type="float" office:value="0.551470588235294" calcext:value-type="float">
            <text:p>0.551470588235294</text:p>
          </table:table-cell>
          <table:table-cell office:value-type="float" office:value="27.278788381055" calcext:value-type="float">
            <text:p>27.278788381055</text:p>
          </table:table-cell>
          <table:table-cell office:value-type="float" office:value="18.4932110334635" calcext:value-type="float">
            <text:p>18.4932110334635</text:p>
          </table:table-cell>
          <table:table-cell office:value-type="float" office:value="155.162349080752" calcext:value-type="float">
            <text:p>155.162349080752</text:p>
          </table:table-cell>
          <table:table-cell table:formula="of:=[.Y40]/[.X40]" office:value-type="float" office:value="8.39023297792825" calcext:value-type="float">
            <text:p>8.39023297792825</text:p>
          </table:table-cell>
          <table:table-cell table:formula="of:=([.W40]-[.$X$56])/[.$X$55]" office:value-type="float" office:value="0.294767495099873" calcext:value-type="float">
            <text:p>0.2947674950998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roatia</text:p>
          </table:table-cell>
          <table:table-cell office:value-type="float" office:value="4081657" calcext:value-type="float">
            <text:p>4081657</text:p>
          </table:table-cell>
          <table:table-cell office:value-type="float" office:value="579.541825341303" calcext:value-type="float">
            <text:p>579.541825341303</text:p>
          </table:table-cell>
          <table:table-cell office:value-type="float" office:value="1133.73344454903" calcext:value-type="float">
            <text:p>1133.73344454903</text:p>
          </table:table-cell>
          <table:table-cell office:value-type="float" office:value="24721.1888184678" calcext:value-type="float">
            <text:p>24721.1888184678</text:p>
          </table:table-cell>
          <table:table-cell office:value-type="float" office:value="923.019891880439" calcext:value-type="float">
            <text:p>923.019891880439</text:p>
          </table:table-cell>
          <table:table-cell office:value-type="float" office:value="1877.63096008628" calcext:value-type="float">
            <text:p>1877.63096008628</text:p>
          </table:table-cell>
          <table:table-cell table:formula="of:=SUM([.D41:.H41])" office:value-type="float" office:value="29235.1149403248" calcext:value-type="float">
            <text:p>29235.1149403248</text:p>
          </table:table-cell>
          <table:table-cell table:formula="of:=[.I41]/[.C41]*100" office:value-type="float" office:value="0.716256043570659" calcext:value-type="float">
            <text:p>0.716256043570659</text:p>
          </table:table-cell>
          <table:table-cell office:value-type="float" office:value="0.0686097302861043" calcext:value-type="float">
            <text:p>0.068609730286104</text:p>
          </table:table-cell>
          <table:table-cell office:value-type="float" office:value="0.462430026392948" calcext:value-type="float">
            <text:p>0.462430026392948</text:p>
          </table:table-cell>
          <table:table-cell office:value-type="float" office:value="0.8003663003663" calcext:value-type="float">
            <text:p>0.8003663003663</text:p>
          </table:table-cell>
          <table:table-cell office:value-type="float" office:value="0.760869565217391" calcext:value-type="float">
            <text:p>0.760869565217391</text:p>
          </table:table-cell>
          <table:table-cell office:value-type="float" office:value="0.812252964426877" calcext:value-type="float">
            <text:p>0.812252964426877</text:p>
          </table:table-cell>
          <table:table-cell office:value-type="float" office:value="0.412447988535102" calcext:value-type="float">
            <text:p>0.412447988535102</text:p>
          </table:table-cell>
          <table:table-cell office:value-type="float" office:value="0.226998546053229" calcext:value-type="float">
            <text:p>0.226998546053229</text:p>
          </table:table-cell>
          <table:table-cell office:value-type="float" office:value="0.213592233009709" calcext:value-type="float">
            <text:p>0.213592233009709</text:p>
          </table:table-cell>
          <table:table-cell office:value-type="float" office:value="0.799043033584399" calcext:value-type="float">
            <text:p>0.799043033584399</text:p>
          </table:table-cell>
          <table:table-cell office:value-type="float" office:value="0.744950308016457" calcext:value-type="float">
            <text:p>0.744950308016457</text:p>
          </table:table-cell>
          <table:table-cell office:value-type="float" office:value="0.630094043887147" calcext:value-type="float">
            <text:p>0.630094043887147</text:p>
          </table:table-cell>
          <table:table-cell office:value-type="float" office:value="0.855392156862745" calcext:value-type="float">
            <text:p>0.855392156862745</text:p>
          </table:table-cell>
          <table:table-cell office:value-type="float" office:value="96.5925910578875" calcext:value-type="float">
            <text:p>96.5925910578875</text:p>
          </table:table-cell>
          <table:table-cell office:value-type="float" office:value="39.6960921403405" calcext:value-type="float">
            <text:p>39.6960921403405</text:p>
          </table:table-cell>
          <table:table-cell office:value-type="float" office:value="334.129006920474" calcext:value-type="float">
            <text:p>334.129006920474</text:p>
          </table:table-cell>
          <table:table-cell table:formula="of:=[.Y41]/[.X41]" office:value-type="float" office:value="8.41717632403722" calcext:value-type="float">
            <text:p>8.41717632403722</text:p>
          </table:table-cell>
          <table:table-cell table:formula="of:=([.W41]-[.$X$56])/[.$X$55]" office:value-type="float" office:value="1.53092766461221" calcext:value-type="float">
            <text:p>1.530927664612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ile</text:p>
          </table:table-cell>
          <table:table-cell office:value-type="float" office:value="19212362" calcext:value-type="float">
            <text:p>19212362</text:p>
          </table:table-cell>
          <table:table-cell office:value-type="float" office:value="4702.65711912501" calcext:value-type="float">
            <text:p>4702.65711912501</text:p>
          </table:table-cell>
          <table:table-cell office:value-type="float" office:value="3821.70698296738" calcext:value-type="float">
            <text:p>3821.70698296738</text:p>
          </table:table-cell>
          <table:table-cell office:value-type="float" office:value="30114.9473327203" calcext:value-type="float">
            <text:p>30114.9473327203</text:p>
          </table:table-cell>
          <table:table-cell office:value-type="float" office:value="5037.72109473207" calcext:value-type="float">
            <text:p>5037.72109473207</text:p>
          </table:table-cell>
          <table:table-cell office:value-type="float" office:value="6389.12243701203" calcext:value-type="float">
            <text:p>6389.12243701203</text:p>
          </table:table-cell>
          <table:table-cell table:formula="of:=SUM([.D42:.H42])" office:value-type="float" office:value="50066.1549665568" calcext:value-type="float">
            <text:p>50066.1549665568</text:p>
          </table:table-cell>
          <table:table-cell table:formula="of:=[.I42]/[.C42]*100" office:value-type="float" office:value="0.26059343961225" calcext:value-type="float">
            <text:p>0.26059343961225</text:p>
          </table:table-cell>
          <table:table-cell office:value-type="float" office:value="0.00201563221712516" calcext:value-type="float">
            <text:p>0.002015632217125</text:p>
          </table:table-cell>
          <table:table-cell office:value-type="float" office:value="0.14777524688371" calcext:value-type="float">
            <text:p>0.14777524688371</text:p>
          </table:table-cell>
          <table:table-cell office:value-type="float" office:value="0.580586080586081" calcext:value-type="float">
            <text:p>0.580586080586081</text:p>
          </table:table-cell>
          <table:table-cell office:value-type="float" office:value="0.557312252964427" calcext:value-type="float">
            <text:p>0.557312252964427</text:p>
          </table:table-cell>
          <table:table-cell office:value-type="float" office:value="0.591897233201581" calcext:value-type="float">
            <text:p>0.591897233201581</text:p>
          </table:table-cell>
          <table:table-cell office:value-type="float" office:value="0.36509252891854" calcext:value-type="float">
            <text:p>0.36509252891854</text:p>
          </table:table-cell>
          <table:table-cell office:value-type="float" office:value="0.0896173422907588" calcext:value-type="float">
            <text:p>0.089617342290759</text:p>
          </table:table-cell>
          <table:table-cell office:value-type="float" office:value="0.524271844660194" calcext:value-type="float">
            <text:p>0.524271844660194</text:p>
          </table:table-cell>
          <table:table-cell office:value-type="float" office:value="0.387559915066037" calcext:value-type="float">
            <text:p>0.387559915066037</text:p>
          </table:table-cell>
          <table:table-cell office:value-type="float" office:value="0.424309664263879" calcext:value-type="float">
            <text:p>0.424309664263879</text:p>
          </table:table-cell>
          <table:table-cell office:value-type="float" office:value="0.74294670846395" calcext:value-type="float">
            <text:p>0.74294670846395</text:p>
          </table:table-cell>
          <table:table-cell office:value-type="float" office:value="0.857843137254902" calcext:value-type="float">
            <text:p>0.857843137254902</text:p>
          </table:table-cell>
          <table:table-cell office:value-type="float" office:value="195.447064185969" calcext:value-type="float">
            <text:p>195.447064185969</text:p>
          </table:table-cell>
          <table:table-cell office:value-type="float" office:value="24.1328721561409" calcext:value-type="float">
            <text:p>24.1328721561409</text:p>
          </table:table-cell>
          <table:table-cell office:value-type="float" office:value="205.338030348823" calcext:value-type="float">
            <text:p>205.338030348823</text:p>
          </table:table-cell>
          <table:table-cell table:formula="of:=[.Y42]/[.X42]" office:value-type="float" office:value="8.50864451691766" calcext:value-type="float">
            <text:p>8.50864451691766</text:p>
          </table:table-cell>
          <table:table-cell table:formula="of:=([.W42]-[.$X$56])/[.$X$55]" office:value-type="float" office:value="3.29392374244688" calcext:value-type="float">
            <text:p>3.293923742446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lombia</text:p>
          </table:table-cell>
          <table:table-cell office:value-type="float" office:value="51265841" calcext:value-type="float">
            <text:p>51265841</text:p>
          </table:table-cell>
          <table:table-cell office:value-type="float" office:value="7898.56550747909" calcext:value-type="float">
            <text:p>7898.56550747909</text:p>
          </table:table-cell>
          <table:table-cell office:value-type="float" office:value="7047.528799999" calcext:value-type="float">
            <text:p>7047.528799999</text:p>
          </table:table-cell>
          <table:table-cell office:value-type="float" office:value="72628.6314040438" calcext:value-type="float">
            <text:p>72628.6314040438</text:p>
          </table:table-cell>
          <table:table-cell office:value-type="float" office:value="9495.96121304269" calcext:value-type="float">
            <text:p>9495.96121304269</text:p>
          </table:table-cell>
          <table:table-cell office:value-type="float" office:value="17772.2637755913" calcext:value-type="float">
            <text:p>17772.2637755913</text:p>
          </table:table-cell>
          <table:table-cell table:formula="of:=SUM([.D43:.H43])" office:value-type="float" office:value="114842.950700156" calcext:value-type="float">
            <text:p>114842.950700156</text:p>
          </table:table-cell>
          <table:table-cell table:formula="of:=[.I43]/[.C43]*100" office:value-type="float" office:value="0.224014564981302" calcext:value-type="float">
            <text:p>0.224014564981302</text:p>
          </table:table-cell>
          <table:table-cell office:value-type="float" office:value="0.000551447261301476" calcext:value-type="float">
            <text:p>0.000551447261301</text:p>
          </table:table-cell>
          <table:table-cell office:value-type="float" office:value="0.131925674707826" calcext:value-type="float">
            <text:p>0.131925674707826</text:p>
          </table:table-cell>
          <table:table-cell office:value-type="float" office:value="0.525641025641026" calcext:value-type="float">
            <text:p>0.525641025641026</text:p>
          </table:table-cell>
          <table:table-cell table:number-columns-repeated="2" office:value-type="float" office:value="0.567193675889328" calcext:value-type="float">
            <text:p>0.567193675889328</text:p>
          </table:table-cell>
          <table:table-cell office:value-type="float" office:value="0.0906013248408659" calcext:value-type="float">
            <text:p>0.090601324840866</text:p>
          </table:table-cell>
          <table:table-cell office:value-type="float" office:value="0.0361703881129108" calcext:value-type="float">
            <text:p>0.036170388112911</text:p>
          </table:table-cell>
          <table:table-cell office:value-type="float" office:value="0.407766990291262" calcext:value-type="float">
            <text:p>0.407766990291262</text:p>
          </table:table-cell>
          <table:table-cell office:value-type="float" office:value="0.234449834023939" calcext:value-type="float">
            <text:p>0.234449834023939</text:p>
          </table:table-cell>
          <table:table-cell office:value-type="float" office:value="0.313042446298479" calcext:value-type="float">
            <text:p>0.313042446298479</text:p>
          </table:table-cell>
          <table:table-cell office:value-type="float" office:value="0.564263322884012" calcext:value-type="float">
            <text:p>0.564263322884012</text:p>
          </table:table-cell>
          <table:table-cell office:value-type="float" office:value="0.715686274509804" calcext:value-type="float">
            <text:p>0.715686274509804</text:p>
          </table:table-cell>
          <table:table-cell office:value-type="float" office:value="81.7458459370986" calcext:value-type="float">
            <text:p>81.7458459370986</text:p>
          </table:table-cell>
          <table:table-cell office:value-type="float" office:value="25.4990090933837" calcext:value-type="float">
            <text:p>25.4990090933837</text:p>
          </table:table-cell>
          <table:table-cell office:value-type="float" office:value="256.783905235123" calcext:value-type="float">
            <text:p>256.783905235123</text:p>
          </table:table-cell>
          <table:table-cell table:formula="of:=[.Y43]/[.X43]" office:value-type="float" office:value="10.070348392548" calcext:value-type="float">
            <text:p>10.070348392548</text:p>
          </table:table-cell>
          <table:table-cell table:formula="of:=([.W43]-[.$X$56])/[.$X$55]" office:value-type="float" office:value="1.26614699674452" calcext:value-type="float">
            <text:p>1.266146996744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oldova</text:p>
          </table:table-cell>
          <table:table-cell office:value-type="float" office:value="4024025" calcext:value-type="float">
            <text:p>4024025</text:p>
          </table:table-cell>
          <table:table-cell office:value-type="float" office:value="871.797400883855" calcext:value-type="float">
            <text:p>871.797400883855</text:p>
          </table:table-cell>
          <table:table-cell office:value-type="float" office:value="283.886843758047" calcext:value-type="float">
            <text:p>283.886843758047</text:p>
          </table:table-cell>
          <table:table-cell office:value-type="float" office:value="23437.7196007422" calcext:value-type="float">
            <text:p>23437.7196007422</text:p>
          </table:table-cell>
          <table:table-cell office:value-type="float" office:value="245.103380282891" calcext:value-type="float">
            <text:p>245.103380282891</text:p>
          </table:table-cell>
          <table:table-cell office:value-type="float" office:value="971.386865585612" calcext:value-type="float">
            <text:p>971.386865585612</text:p>
          </table:table-cell>
          <table:table-cell table:formula="of:=SUM([.D44:.H44])" office:value-type="float" office:value="25809.8940912526" calcext:value-type="float">
            <text:p>25809.8940912526</text:p>
          </table:table-cell>
          <table:table-cell table:formula="of:=[.I44]/[.C44]*100" office:value-type="float" office:value="0.641394973720407" calcext:value-type="float">
            <text:p>0.641394973720407</text:p>
          </table:table-cell>
          <table:table-cell office:value-type="float" office:value="0.317260318901918" calcext:value-type="float">
            <text:p>0.317260318901918</text:p>
          </table:table-cell>
          <table:table-cell office:value-type="float" office:value="0.909855867521672" calcext:value-type="float">
            <text:p>0.909855867521672</text:p>
          </table:table-cell>
          <table:table-cell office:value-type="float" office:value="0.793040293040293" calcext:value-type="float">
            <text:p>0.793040293040293</text:p>
          </table:table-cell>
          <table:table-cell office:value-type="float" office:value="0.83399209486166" calcext:value-type="float">
            <text:p>0.83399209486166</text:p>
          </table:table-cell>
          <table:table-cell office:value-type="float" office:value="0.844861660079051" calcext:value-type="float">
            <text:p>0.844861660079051</text:p>
          </table:table-cell>
          <table:table-cell office:value-type="float" office:value="0" calcext:value-type="float">
            <text:p>0</text:p>
          </table:table-cell>
          <table:table-cell office:value-type="float" office:value="0.297771224668689" calcext:value-type="float">
            <text:p>0.297771224668689</text:p>
          </table:table-cell>
          <table:table-cell office:value-type="float" office:value="0.242718446601942" calcext:value-type="float">
            <text:p>0.242718446601942</text:p>
          </table:table-cell>
          <table:table-cell office:value-type="float" office:value="0.492822871500204" calcext:value-type="float">
            <text:p>0.492822871500204</text:p>
          </table:table-cell>
          <table:table-cell office:value-type="float" office:value="0.429008569616987" calcext:value-type="float">
            <text:p>0.429008569616987</text:p>
          </table:table-cell>
          <table:table-cell office:value-type="float" office:value="0.457680250783699" calcext:value-type="float">
            <text:p>0.457680250783699</text:p>
          </table:table-cell>
          <table:table-cell office:value-type="float" office:value="0.605392156862745" calcext:value-type="float">
            <text:p>0.605392156862745</text:p>
          </table:table-cell>
          <table:table-cell office:value-type="float" office:value="33.3203497285874" calcext:value-type="float">
            <text:p>33.3203497285874</text:p>
          </table:table-cell>
          <table:table-cell office:value-type="float" office:value="24.0575787474508" calcext:value-type="float">
            <text:p>24.0575787474508</text:p>
          </table:table-cell>
          <table:table-cell office:value-type="float" office:value="245.686843396848" calcext:value-type="float">
            <text:p>245.686843396848</text:p>
          </table:table-cell>
          <table:table-cell table:formula="of:=[.Y44]/[.X44]" office:value-type="float" office:value="10.2124509692349" calcext:value-type="float">
            <text:p>10.2124509692349</text:p>
          </table:table-cell>
          <table:table-cell table:formula="of:=([.W44]-[.$X$56])/[.$X$55]" office:value-type="float" office:value="0.402514252759456" calcext:value-type="float">
            <text:p>0.4025142527594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oland</text:p>
          </table:table-cell>
          <table:table-cell office:value-type="float" office:value="37797000" calcext:value-type="float">
            <text:p>37797000</text:p>
          </table:table-cell>
          <table:table-cell office:value-type="float" office:value="11909.8501647818" calcext:value-type="float">
            <text:p>11909.8501647818</text:p>
          </table:table-cell>
          <table:table-cell office:value-type="float" office:value="8124.04584288867" calcext:value-type="float">
            <text:p>8124.04584288867</text:p>
          </table:table-cell>
          <table:table-cell office:value-type="float" office:value="174736.319385949" calcext:value-type="float">
            <text:p>174736.319385949</text:p>
          </table:table-cell>
          <table:table-cell office:value-type="float" office:value="4695.3777307847" calcext:value-type="float">
            <text:p>4695.3777307847</text:p>
          </table:table-cell>
          <table:table-cell office:value-type="float" office:value="11348.6162195805" calcext:value-type="float">
            <text:p>11348.6162195805</text:p>
          </table:table-cell>
          <table:table-cell table:formula="of:=SUM([.D45:.H45])" office:value-type="float" office:value="210814.209343985" calcext:value-type="float">
            <text:p>210814.209343985</text:p>
          </table:table-cell>
          <table:table-cell table:formula="of:=[.I45]/[.C45]*100" office:value-type="float" office:value="0.55775381470483" calcext:value-type="float">
            <text:p>0.55775381470483</text:p>
          </table:table-cell>
          <table:table-cell office:value-type="float" office:value="0.181877893872914" calcext:value-type="float">
            <text:p>0.181877893872914</text:p>
          </table:table-cell>
          <table:table-cell office:value-type="float" office:value="0.514803386339735" calcext:value-type="float">
            <text:p>0.514803386339735</text:p>
          </table:table-cell>
          <table:table-cell office:value-type="float" office:value="0.749084249084249" calcext:value-type="float">
            <text:p>0.749084249084249</text:p>
          </table:table-cell>
          <table:table-cell office:value-type="float" office:value="0.691699604743083" calcext:value-type="float">
            <text:p>0.691699604743083</text:p>
          </table:table-cell>
          <table:table-cell office:value-type="float" office:value="0.75" calcext:value-type="float">
            <text:p>0.75</text:p>
          </table:table-cell>
          <table:table-cell office:value-type="float" office:value="0.407823692275713" calcext:value-type="float">
            <text:p>0.407823692275713</text:p>
          </table:table-cell>
          <table:table-cell office:value-type="float" office:value="0.155630591566681" calcext:value-type="float">
            <text:p>0.155630591566681</text:p>
          </table:table-cell>
          <table:table-cell office:value-type="float" office:value="0.281553398058252" calcext:value-type="float">
            <text:p>0.281553398058252</text:p>
          </table:table-cell>
          <table:table-cell office:value-type="float" office:value="0.693779837915805" calcext:value-type="float">
            <text:p>0.693779837915805</text:p>
          </table:table-cell>
          <table:table-cell office:value-type="float" office:value="0.646984692913744" calcext:value-type="float">
            <text:p>0.646984692913744</text:p>
          </table:table-cell>
          <table:table-cell office:value-type="float" office:value="0.589341692789969" calcext:value-type="float">
            <text:p>0.589341692789969</text:p>
          </table:table-cell>
          <table:table-cell office:value-type="float" office:value="0.808823529411765" calcext:value-type="float">
            <text:p>0.808823529411765</text:p>
          </table:table-cell>
          <table:table-cell office:value-type="float" office:value="112.288339617951" calcext:value-type="float">
            <text:p>112.288339617951</text:p>
          </table:table-cell>
          <table:table-cell office:value-type="float" office:value="27.1264800414343" calcext:value-type="float">
            <text:p>27.1264800414343</text:p>
          </table:table-cell>
          <table:table-cell office:value-type="float" office:value="278.760597023951" calcext:value-type="float">
            <text:p>278.760597023951</text:p>
          </table:table-cell>
          <table:table-cell table:formula="of:=[.Y45]/[.X45]" office:value-type="float" office:value="10.2763276546813" calcext:value-type="float">
            <text:p>10.2763276546813</text:p>
          </table:table-cell>
          <table:table-cell table:formula="of:=([.W45]-[.$X$56])/[.$X$55]" office:value-type="float" office:value="1.81084967799666" calcext:value-type="float">
            <text:p>1.8108496779966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Ukraine</text:p>
          </table:table-cell>
          <table:table-cell office:value-type="float" office:value="43466822" calcext:value-type="float">
            <text:p>43466822</text:p>
          </table:table-cell>
          <table:table-cell office:value-type="float" office:value="8734.19806282162" calcext:value-type="float">
            <text:p>8734.19806282162</text:p>
          </table:table-cell>
          <table:table-cell office:value-type="float" office:value="2821.00475113658" calcext:value-type="float">
            <text:p>2821.00475113658</text:p>
          </table:table-cell>
          <table:table-cell office:value-type="float" office:value="449376.448620578" calcext:value-type="float">
            <text:p>449376.448620578</text:p>
          </table:table-cell>
          <table:table-cell office:value-type="float" office:value="2660.06802607578" calcext:value-type="float">
            <text:p>2660.06802607578</text:p>
          </table:table-cell>
          <table:table-cell office:value-type="float" office:value="12181.1406912921" calcext:value-type="float">
            <text:p>12181.1406912921</text:p>
          </table:table-cell>
          <table:table-cell table:formula="of:=SUM([.D46:.H46])" office:value-type="float" office:value="475772.860151904" calcext:value-type="float">
            <text:p>475772.860151904</text:p>
          </table:table-cell>
          <table:table-cell table:formula="of:=[.I46]/[.C46]*100" office:value-type="float" office:value="1.09456555197871" calcext:value-type="float">
            <text:p>1.09456555197871</text:p>
          </table:table-cell>
          <table:table-cell office:value-type="float" office:value="0.0416291674105625" calcext:value-type="float">
            <text:p>0.041629167410563</text:p>
          </table:table-cell>
          <table:table-cell office:value-type="float" office:value="1" calcext:value-type="float">
            <text:p>1</text:p>
          </table:table-cell>
          <table:table-cell office:value-type="float" office:value="0.873626373626374" calcext:value-type="float">
            <text:p>0.873626373626374</text:p>
          </table:table-cell>
          <table:table-cell office:value-type="float" office:value="1" calcext:value-type="float">
            <text:p>1</text:p>
          </table:table-cell>
          <table:table-cell office:value-type="float" office:value="0.971343873517787" calcext:value-type="float">
            <text:p>0.971343873517787</text:p>
          </table:table-cell>
          <table:table-cell office:value-type="float" office:value="0.65521367185672" calcext:value-type="float">
            <text:p>0.65521367185672</text:p>
          </table:table-cell>
          <table:table-cell office:value-type="float" office:value="0.401267087816886" calcext:value-type="float">
            <text:p>0.401267087816886</text:p>
          </table:table-cell>
          <table:table-cell office:value-type="float" office:value="0.281553398058252" calcext:value-type="float">
            <text:p>0.281553398058252</text:p>
          </table:table-cell>
          <table:table-cell office:value-type="float" office:value="0.67464122730706" calcext:value-type="float">
            <text:p>0.67464122730706</text:p>
          </table:table-cell>
          <table:table-cell office:value-type="float" office:value="0.596563138076599" calcext:value-type="float">
            <text:p>0.596563138076599</text:p>
          </table:table-cell>
          <table:table-cell office:value-type="float" office:value="0.620689655172414" calcext:value-type="float">
            <text:p>0.620689655172414</text:p>
          </table:table-cell>
          <table:table-cell office:value-type="float" office:value="0.79656862745098" calcext:value-type="float">
            <text:p>0.79656862745098</text:p>
          </table:table-cell>
          <table:table-cell office:value-type="float" office:value="33.2564952554593" calcext:value-type="float">
            <text:p>33.2564952554593</text:p>
          </table:table-cell>
          <table:table-cell office:value-type="float" office:value="22.9924992744294" calcext:value-type="float">
            <text:p>22.9924992744294</text:p>
          </table:table-cell>
          <table:table-cell office:value-type="float" office:value="242.220376727795" calcext:value-type="float">
            <text:p>242.220376727795</text:p>
          </table:table-cell>
          <table:table-cell table:formula="of:=[.Y46]/[.X46]" office:value-type="float" office:value="10.5347563062522" calcext:value-type="float">
            <text:p>10.5347563062522</text:p>
          </table:table-cell>
          <table:table-cell table:formula="of:=([.W46]-[.$X$56])/[.$X$55]" office:value-type="float" office:value="0.401375455676079" calcext:value-type="float">
            <text:p>0.4013754556760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ussia</text:p>
          </table:table-cell>
          <table:table-cell office:value-type="float" office:value="145912022" calcext:value-type="float">
            <text:p>145912022</text:p>
          </table:table-cell>
          <table:table-cell office:value-type="float" office:value="32972.0040257604" calcext:value-type="float">
            <text:p>32972.0040257604</text:p>
          </table:table-cell>
          <table:table-cell office:value-type="float" office:value="18746.2166291316" calcext:value-type="float">
            <text:p>18746.2166291316</text:p>
          </table:table-cell>
          <table:table-cell office:value-type="float" office:value="1004931.35242467" calcext:value-type="float">
            <text:p>1004931.35242467</text:p>
          </table:table-cell>
          <table:table-cell office:value-type="float" office:value="11652.4761619321" calcext:value-type="float">
            <text:p>11652.4761619321</text:p>
          </table:table-cell>
          <table:table-cell office:value-type="float" office:value="39390.4114317669" calcext:value-type="float">
            <text:p>39390.4114317669</text:p>
          </table:table-cell>
          <table:table-cell table:formula="of:=SUM([.D47:.H47])" office:value-type="float" office:value="1107692.46067326" calcext:value-type="float">
            <text:p>1107692.46067326</text:p>
          </table:table-cell>
          <table:table-cell table:formula="of:=[.I47]/[.C47]*100" office:value-type="float" office:value="0.759150922240842" calcext:value-type="float">
            <text:p>0.759150922240842</text:p>
          </table:table-cell>
          <table:table-cell office:value-type="float" office:value="0.0640376598372855" calcext:value-type="float">
            <text:p>0.064037659837286</text:p>
          </table:table-cell>
          <table:table-cell office:value-type="float" office:value="0.929537287396651" calcext:value-type="float">
            <text:p>0.929537287396651</text:p>
          </table:table-cell>
          <table:table-cell office:value-type="float" office:value="0.71978021978022" calcext:value-type="float">
            <text:p>0.71978021978022</text:p>
          </table:table-cell>
          <table:table-cell office:value-type="float" office:value="0.83201581027668" calcext:value-type="float">
            <text:p>0.83201581027668</text:p>
          </table:table-cell>
          <table:table-cell office:value-type="float" office:value="0.804347826086956" calcext:value-type="float">
            <text:p>0.804347826086956</text:p>
          </table:table-cell>
          <table:table-cell office:value-type="float" office:value="0.415528827232871" calcext:value-type="float">
            <text:p>0.415528827232871</text:p>
          </table:table-cell>
          <table:table-cell office:value-type="float" office:value="0.468922711472597" calcext:value-type="float">
            <text:p>0.468922711472597</text:p>
          </table:table-cell>
          <table:table-cell office:value-type="float" office:value="0.281553398058252" calcext:value-type="float">
            <text:p>0.281553398058252</text:p>
          </table:table-cell>
          <table:table-cell office:value-type="float" office:value="0.588516642247211" calcext:value-type="float">
            <text:p>0.588516642247211</text:p>
          </table:table-cell>
          <table:table-cell office:value-type="float" office:value="0" calcext:value-type="float">
            <text:p>0</text:p>
          </table:table-cell>
          <table:table-cell office:value-type="float" office:value="0.589341692789969" calcext:value-type="float">
            <text:p>0.589341692789969</text:p>
          </table:table-cell>
          <table:table-cell office:value-type="float" office:value="0.776960784313726" calcext:value-type="float">
            <text:p>0.776960784313726</text:p>
          </table:table-cell>
          <table:table-cell office:value-type="float" office:value="67.2522272407077" calcext:value-type="float">
            <text:p>67.2522272407077</text:p>
          </table:table-cell>
          <table:table-cell office:value-type="float" office:value="20.5248878556687" calcext:value-type="float">
            <text:p>20.5248878556687</text:p>
          </table:table-cell>
          <table:table-cell office:value-type="float" office:value="217.368948921446" calcext:value-type="float">
            <text:p>217.368948921446</text:p>
          </table:table-cell>
          <table:table-cell table:formula="of:=[.Y47]/[.X47]" office:value-type="float" office:value="10.5905060456353" calcext:value-type="float">
            <text:p>10.5905060456353</text:p>
          </table:table-cell>
          <table:table-cell table:formula="of:=([.W47]-[.$X$56])/[.$X$55]" office:value-type="float" office:value="1.00766407627757" calcext:value-type="float">
            <text:p>1.0076640762775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omania</text:p>
          </table:table-cell>
          <table:table-cell office:value-type="float" office:value="19127772" calcext:value-type="float">
            <text:p>19127772</text:p>
          </table:table-cell>
          <table:table-cell office:value-type="float" office:value="6361.59576811422" calcext:value-type="float">
            <text:p>6361.59576811422</text:p>
          </table:table-cell>
          <table:table-cell office:value-type="float" office:value="2418.51443027625" calcext:value-type="float">
            <text:p>2418.51443027625</text:p>
          </table:table-cell>
          <table:table-cell office:value-type="float" office:value="150426.802717684" calcext:value-type="float">
            <text:p>150426.802717684</text:p>
          </table:table-cell>
          <table:table-cell office:value-type="float" office:value="3042.80589206188" calcext:value-type="float">
            <text:p>3042.80589206188</text:p>
          </table:table-cell>
          <table:table-cell office:value-type="float" office:value="8106.34096374844" calcext:value-type="float">
            <text:p>8106.34096374844</text:p>
          </table:table-cell>
          <table:table-cell table:formula="of:=SUM([.D48:.H48])" office:value-type="float" office:value="170356.059771885" calcext:value-type="float">
            <text:p>170356.059771885</text:p>
          </table:table-cell>
          <table:table-cell table:formula="of:=[.I48]/[.C48]*100" office:value-type="float" office:value="0.890621551594638" calcext:value-type="float">
            <text:p>0.890621551594638</text:p>
          </table:table-cell>
          <table:table-cell office:value-type="float" office:value="0.0393640205457771" calcext:value-type="float">
            <text:p>0.039364020545777</text:p>
          </table:table-cell>
          <table:table-cell office:value-type="float" office:value="0.721645290653188" calcext:value-type="float">
            <text:p>0.721645290653188</text:p>
          </table:table-cell>
          <table:table-cell office:value-type="float" office:value="0.716117216117216" calcext:value-type="float">
            <text:p>0.716117216117216</text:p>
          </table:table-cell>
          <table:table-cell office:value-type="float" office:value="0.922924901185771" calcext:value-type="float">
            <text:p>0.922924901185771</text:p>
          </table:table-cell>
          <table:table-cell office:value-type="float" office:value="0.847826086956522" calcext:value-type="float">
            <text:p>0.847826086956522</text:p>
          </table:table-cell>
          <table:table-cell office:value-type="float" office:value="0.418610752606569" calcext:value-type="float">
            <text:p>0.418610752606569</text:p>
          </table:table-cell>
          <table:table-cell office:value-type="float" office:value="0.435331811481185" calcext:value-type="float">
            <text:p>0.435331811481185</text:p>
          </table:table-cell>
          <table:table-cell office:value-type="float" office:value="0.359223300970874" calcext:value-type="float">
            <text:p>0.359223300970874</text:p>
          </table:table-cell>
          <table:table-cell office:value-type="float" office:value="0.751196148210895" calcext:value-type="float">
            <text:p>0.751196148210895</text:p>
          </table:table-cell>
          <table:table-cell office:value-type="float" office:value="0.671024666885328" calcext:value-type="float">
            <text:p>0.671024666885328</text:p>
          </table:table-cell>
          <table:table-cell office:value-type="float" office:value="0.570532915360502" calcext:value-type="float">
            <text:p>0.570532915360502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84.0684332656528" calcext:value-type="float">
            <text:p>84.0684332656528</text:p>
          </table:table-cell>
          <table:table-cell office:value-type="float" office:value="25.4735176271384" calcext:value-type="float">
            <text:p>25.4735176271384</text:p>
          </table:table-cell>
          <table:table-cell office:value-type="float" office:value="330.494021243785" calcext:value-type="float">
            <text:p>330.494021243785</text:p>
          </table:table-cell>
          <table:table-cell table:formula="of:=[.Y48]/[.X48]" office:value-type="float" office:value="12.9740236932056" calcext:value-type="float">
            <text:p>12.9740236932056</text:p>
          </table:table-cell>
          <table:table-cell table:formula="of:=([.W48]-[.$X$56])/[.$X$55]" office:value-type="float" office:value="1.30756861603093" calcext:value-type="float">
            <text:p>1.3075686160309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ungary</text:p>
          </table:table-cell>
          <table:table-cell office:value-type="float" office:value="9634162" calcext:value-type="float">
            <text:p>9634162</text:p>
          </table:table-cell>
          <table:table-cell office:value-type="float" office:value="1216.55494255514" calcext:value-type="float">
            <text:p>1216.55494255514</text:p>
          </table:table-cell>
          <table:table-cell office:value-type="float" office:value="2497.10972943947" calcext:value-type="float">
            <text:p>2497.10972943947</text:p>
          </table:table-cell>
          <table:table-cell office:value-type="float" office:value="61818.0284231101" calcext:value-type="float">
            <text:p>61818.0284231101</text:p>
          </table:table-cell>
          <table:table-cell office:value-type="float" office:value="1821.46782651444" calcext:value-type="float">
            <text:p>1821.46782651444</text:p>
          </table:table-cell>
          <table:table-cell office:value-type="float" office:value="5935.52972667875" calcext:value-type="float">
            <text:p>5935.52972667875</text:p>
          </table:table-cell>
          <table:table-cell table:formula="of:=SUM([.D49:.H49])" office:value-type="float" office:value="73288.6906482979" calcext:value-type="float">
            <text:p>73288.6906482979</text:p>
          </table:table-cell>
          <table:table-cell table:formula="of:=[.I49]/[.C49]*100" office:value-type="float" office:value="0.760716818424871" calcext:value-type="float">
            <text:p>0.760716818424871</text:p>
          </table:table-cell>
          <table:table-cell office:value-type="float" office:value="0.0440333896031294" calcext:value-type="float">
            <text:p>0.044033389603129</text:p>
          </table:table-cell>
          <table:table-cell office:value-type="float" office:value="0.792060342811425" calcext:value-type="float">
            <text:p>0.792060342811425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.936758893280632" calcext:value-type="float">
            <text:p>0.936758893280632</text:p>
          </table:table-cell>
          <table:table-cell office:value-type="float" office:value="0.924901185770751" calcext:value-type="float">
            <text:p>0.924901185770751</text:p>
          </table:table-cell>
          <table:table-cell office:value-type="float" office:value="0.282624858063816" calcext:value-type="float">
            <text:p>0.282624858063816</text:p>
          </table:table-cell>
          <table:table-cell office:value-type="float" office:value="0.165692939049333" calcext:value-type="float">
            <text:p>0.165692939049333</text:p>
          </table:table-cell>
          <table:table-cell office:value-type="float" office:value="0.359223300970874" calcext:value-type="float">
            <text:p>0.359223300970874</text:p>
          </table:table-cell>
          <table:table-cell office:value-type="float" office:value="0.770334998054067" calcext:value-type="float">
            <text:p>0.770334998054067</text:p>
          </table:table-cell>
          <table:table-cell office:value-type="float" office:value="0.703322010875321" calcext:value-type="float">
            <text:p>0.703322010875321</text:p>
          </table:table-cell>
          <table:table-cell office:value-type="float" office:value="0.692789968652037" calcext:value-type="float">
            <text:p>0.692789968652037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67.835251522811" calcext:value-type="float">
            <text:p>167.835251522811</text:p>
          </table:table-cell>
          <table:table-cell office:value-type="float" office:value="33.1235819673061" calcext:value-type="float">
            <text:p>33.1235819673061</text:p>
          </table:table-cell>
          <table:table-cell office:value-type="float" office:value="474.964580654313" calcext:value-type="float">
            <text:p>474.964580654313</text:p>
          </table:table-cell>
          <table:table-cell table:formula="of:=[.Y49]/[.X49]" office:value-type="float" office:value="14.339167216973" calcext:value-type="float">
            <text:p>14.339167216973</text:p>
          </table:table-cell>
          <table:table-cell table:formula="of:=([.W49]-[.$X$56])/[.$X$55]" office:value-type="float" office:value="2.80148757960394" calcext:value-type="float">
            <text:p>2.801487579603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rth Macedonia</text:p>
          </table:table-cell>
          <table:table-cell office:value-type="float" office:value="2082661" calcext:value-type="float">
            <text:p>2082661</text:p>
          </table:table-cell>
          <table:table-cell office:value-type="float" office:value="181.097219044384" calcext:value-type="float">
            <text:p>181.097219044384</text:p>
          </table:table-cell>
          <table:table-cell office:value-type="float" office:value="1064.43164349891" calcext:value-type="float">
            <text:p>1064.43164349891</text:p>
          </table:table-cell>
          <table:table-cell office:value-type="float" office:value="14022.644194948" calcext:value-type="float">
            <text:p>14022.644194948</text:p>
          </table:table-cell>
          <table:table-cell office:value-type="float" office:value="362.723636747197" calcext:value-type="float">
            <text:p>362.723636747197</text:p>
          </table:table-cell>
          <table:table-cell office:value-type="float" office:value="652.375956563193" calcext:value-type="float">
            <text:p>652.375956563193</text:p>
          </table:table-cell>
          <table:table-cell table:formula="of:=SUM([.D50:.H50])" office:value-type="float" office:value="16283.2726508017" calcext:value-type="float">
            <text:p>16283.2726508017</text:p>
          </table:table-cell>
          <table:table-cell table:formula="of:=[.I50]/[.C50]*100" office:value-type="float" office:value="0.781849405678682" calcext:value-type="float">
            <text:p>0.781849405678682</text:p>
          </table:table-cell>
          <table:table-cell office:value-type="float" office:value="0.0405443323311225" calcext:value-type="float">
            <text:p>0.040544332331123</text:p>
          </table:table-cell>
          <table:table-cell office:value-type="float" office:value="0.802410472588473" calcext:value-type="float">
            <text:p>0.8024104725884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2595614019835" calcext:value-type="float">
            <text:p>0.132595614019835</text:p>
          </table:table-cell>
          <table:table-cell office:value-type="float" office:value="1" calcext:value-type="float">
            <text:p>1</text:p>
          </table:table-cell>
          <table:table-cell office:value-type="float" office:value="0.592233009708738" calcext:value-type="float">
            <text:p>0.592233009708738</text:p>
          </table:table-cell>
          <table:table-cell office:value-type="float" office:value="0.564593199560459" calcext:value-type="float">
            <text:p>0.564593199560459</text:p>
          </table:table-cell>
          <table:table-cell office:value-type="float" office:value="0.503013983997376" calcext:value-type="float">
            <text:p>0.503013983997376</text:p>
          </table:table-cell>
          <table:table-cell office:value-type="float" office:value="0.567398119122257" calcext:value-type="float">
            <text:p>0.567398119122257</text:p>
          </table:table-cell>
          <table:table-cell office:value-type="float" office:value="0.772058823529412" calcext:value-type="float">
            <text:p>0.772058823529412</text:p>
          </table:table-cell>
          <table:table-cell office:value-type="float" office:value="59.5793104877139" calcext:value-type="float">
            <text:p>59.5793104877139</text:p>
          </table:table-cell>
          <table:table-cell office:value-type="float" office:value="26.9165225969875" calcext:value-type="float">
            <text:p>26.9165225969875</text:p>
          </table:table-cell>
          <table:table-cell office:value-type="float" office:value="392.019083827304" calcext:value-type="float">
            <text:p>392.019083827304</text:p>
          </table:table-cell>
          <table:table-cell table:formula="of:=[.Y50]/[.X50]" office:value-type="float" office:value="14.5642544431493" calcext:value-type="float">
            <text:p>14.5642544431493</text:p>
          </table:table-cell>
          <table:table-cell table:formula="of:=([.W50]-[.$X$56])/[.$X$55]" office:value-type="float" office:value="0.870823307083916" calcext:value-type="float">
            <text:p>0.8708233070839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exico</text:p>
          </table:table-cell>
          <table:table-cell office:value-type="float" office:value="130262220" calcext:value-type="float">
            <text:p>130262220</text:p>
          </table:table-cell>
          <table:table-cell office:value-type="float" office:value="22591.6143512458" calcext:value-type="float">
            <text:p>22591.6143512458</text:p>
          </table:table-cell>
          <table:table-cell office:value-type="float" office:value="73837.861348855" calcext:value-type="float">
            <text:p>73837.861348855</text:p>
          </table:table-cell>
          <table:table-cell office:value-type="float" office:value="167535.2927961" calcext:value-type="float">
            <text:p>167535.2927961</text:p>
          </table:table-cell>
          <table:table-cell office:value-type="float" office:value="72539.331411113" calcext:value-type="float">
            <text:p>72539.331411113</text:p>
          </table:table-cell>
          <table:table-cell office:value-type="float" office:value="38524.3079505877" calcext:value-type="float">
            <text:p>38524.3079505877</text:p>
          </table:table-cell>
          <table:table-cell table:formula="of:=SUM([.D51:.H51])" office:value-type="float" office:value="375028.407857902" calcext:value-type="float">
            <text:p>375028.407857902</text:p>
          </table:table-cell>
          <table:table-cell table:formula="of:=[.I51]/[.C51]*100" office:value-type="float" office:value="0.287902668830534" calcext:value-type="float">
            <text:p>0.287902668830534</text:p>
          </table:table-cell>
          <table:table-cell office:value-type="float" office:value="0.0435095156342157" calcext:value-type="float">
            <text:p>0.043509515634216</text:p>
          </table:table-cell>
          <table:table-cell office:value-type="float" office:value="0.439869186402345" calcext:value-type="float">
            <text:p>0.439869186402345</text:p>
          </table:table-cell>
          <table:table-cell office:value-type="float" office:value="0.536630036630037" calcext:value-type="float">
            <text:p>0.536630036630037</text:p>
          </table:table-cell>
          <table:table-cell office:value-type="float" office:value="0.563241106719368" calcext:value-type="float">
            <text:p>0.563241106719368</text:p>
          </table:table-cell>
          <table:table-cell office:value-type="float" office:value="0.571146245059288" calcext:value-type="float">
            <text:p>0.571146245059288</text:p>
          </table:table-cell>
          <table:table-cell office:value-type="float" office:value="0.304848897495471" calcext:value-type="float">
            <text:p>0.304848897495471</text:p>
          </table:table-cell>
          <table:table-cell office:value-type="float" office:value="0.0532132830673632" calcext:value-type="float">
            <text:p>0.053213283067363</text:p>
          </table:table-cell>
          <table:table-cell office:value-type="float" office:value="1" calcext:value-type="float">
            <text:p>1</text:p>
          </table:table-cell>
          <table:table-cell office:value-type="float" office:value="0.0956937707470076" calcext:value-type="float">
            <text:p>0.095693770747008</text:p>
          </table:table-cell>
          <table:table-cell office:value-type="float" office:value="0.264861351062679" calcext:value-type="float">
            <text:p>0.264861351062679</text:p>
          </table:table-cell>
          <table:table-cell office:value-type="float" office:value="0.77115987460815" calcext:value-type="float">
            <text:p>0.77115987460815</text:p>
          </table:table-cell>
          <table:table-cell office:value-type="float" office:value="0.850490196078431" calcext:value-type="float">
            <text:p>0.850490196078431</text:p>
          </table:table-cell>
          <table:table-cell office:value-type="float" office:value="79.7800522106659" calcext:value-type="float">
            <text:p>79.7800522106659</text:p>
          </table:table-cell>
          <table:table-cell office:value-type="float" office:value="15.0627946529179" calcext:value-type="float">
            <text:p>15.0627946529179</text:p>
          </table:table-cell>
          <table:table-cell office:value-type="float" office:value="228.416519057812" calcext:value-type="float">
            <text:p>228.416519057812</text:p>
          </table:table-cell>
          <table:table-cell table:formula="of:=[.Y51]/[.X51]" office:value-type="float" office:value="15.1642855340635" calcext:value-type="float">
            <text:p>15.1642855340635</text:p>
          </table:table-cell>
          <table:table-cell table:formula="of:=([.W51]-[.$X$56])/[.$X$55]" office:value-type="float" office:value="1.23108852624878" calcext:value-type="float">
            <text:p>1.231088526248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ulgaria</text:p>
          </table:table-cell>
          <table:table-cell office:value-type="float" office:value="6896655" calcext:value-type="float">
            <text:p>6896655</text:p>
          </table:table-cell>
          <table:table-cell office:value-type="float" office:value="1989.67448789841" calcext:value-type="float">
            <text:p>1989.67448789841</text:p>
          </table:table-cell>
          <table:table-cell office:value-type="float" office:value="2376.69813678874" calcext:value-type="float">
            <text:p>2376.69813678874</text:p>
          </table:table-cell>
          <table:table-cell office:value-type="float" office:value="79119.4241327552" calcext:value-type="float">
            <text:p>79119.4241327552</text:p>
          </table:table-cell>
          <table:table-cell office:value-type="float" office:value="1950.31032733639" calcext:value-type="float">
            <text:p>1950.31032733639</text:p>
          </table:table-cell>
          <table:table-cell office:value-type="float" office:value="3035.82958267828" calcext:value-type="float">
            <text:p>3035.82958267828</text:p>
          </table:table-cell>
          <table:table-cell table:formula="of:=SUM([.D52:.H52])" office:value-type="float" office:value="88471.936667457" calcext:value-type="float">
            <text:p>88471.936667457</text:p>
          </table:table-cell>
          <table:table-cell table:formula="of:=[.I52]/[.C52]*100" office:value-type="float" office:value="1.28282387139065" calcext:value-type="float">
            <text:p>1.28282387139065</text:p>
          </table:table-cell>
          <table:table-cell office:value-type="float" office:value="0.0503662369394994" calcext:value-type="float">
            <text:p>0.050366236939499</text:p>
          </table:table-cell>
          <table:table-cell office:value-type="float" office:value="0.884949508576536" calcext:value-type="float">
            <text:p>0.884949508576536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91897233201581" calcext:value-type="float">
            <text:p>0.91897233201581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461461088033637" calcext:value-type="float">
            <text:p>0.461461088033637</text:p>
          </table:table-cell>
          <table:table-cell office:value-type="float" office:value="0.674290695579985" calcext:value-type="float">
            <text:p>0.674290695579985</text:p>
          </table:table-cell>
          <table:table-cell office:value-type="float" office:value="0.271844660194175" calcext:value-type="float">
            <text:p>0.271844660194175</text:p>
          </table:table-cell>
          <table:table-cell office:value-type="float" office:value="0.832535901192737" calcext:value-type="float">
            <text:p>0.832535901192737</text:p>
          </table:table-cell>
          <table:table-cell office:value-type="float" office:value="0.758978996863119" calcext:value-type="float">
            <text:p>0.758978996863119</text:p>
          </table:table-cell>
          <table:table-cell office:value-type="float" office:value="0.648902821316614" calcext:value-type="float">
            <text:p>0.648902821316614</text:p>
          </table:table-cell>
          <table:table-cell office:value-type="float" office:value="0.904411764705882" calcext:value-type="float">
            <text:p>0.904411764705882</text:p>
          </table:table-cell>
          <table:table-cell office:value-type="float" office:value="45.3652053205155" calcext:value-type="float">
            <text:p>45.3652053205155</text:p>
          </table:table-cell>
          <table:table-cell office:value-type="float" office:value="28.2400427713991" calcext:value-type="float">
            <text:p>28.2400427713991</text:p>
          </table:table-cell>
          <table:table-cell office:value-type="float" office:value="484.118750321714" calcext:value-type="float">
            <text:p>484.118750321714</text:p>
          </table:table-cell>
          <table:table-cell table:formula="of:=[.Y52]/[.X52]" office:value-type="float" office:value="17.1429892737988" calcext:value-type="float">
            <text:p>17.1429892737988</text:p>
          </table:table-cell>
          <table:table-cell table:formula="of:=([.W52]-[.$X$56])/[.$X$55]" office:value-type="float" office:value="0.61732530272723" calcext:value-type="float">
            <text:p>0.617325302727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osnia and Herzegovina</text:p>
          </table:table-cell>
          <table:table-cell office:value-type="float" office:value="3263459" calcext:value-type="float">
            <text:p>3263459</text:p>
          </table:table-cell>
          <table:table-cell office:value-type="float" office:value="414.327350675988" calcext:value-type="float">
            <text:p>414.327350675988</text:p>
          </table:table-cell>
          <table:table-cell office:value-type="float" office:value="2290.05700170165" calcext:value-type="float">
            <text:p>2290.05700170165</text:p>
          </table:table-cell>
          <table:table-cell office:value-type="float" office:value="18828.0399599698" calcext:value-type="float">
            <text:p>18828.0399599698</text:p>
          </table:table-cell>
          <table:table-cell office:value-type="float" office:value="657.508999919066" calcext:value-type="float">
            <text:p>657.508999919066</text:p>
          </table:table-cell>
          <table:table-cell office:value-type="float" office:value="1204.21464203978" calcext:value-type="float">
            <text:p>1204.21464203978</text:p>
          </table:table-cell>
          <table:table-cell table:formula="of:=SUM([.D53:.H53])" office:value-type="float" office:value="23394.1479543063" calcext:value-type="float">
            <text:p>23394.1479543063</text:p>
          </table:table-cell>
          <table:table-cell table:formula="of:=[.I53]/[.C53]*100" office:value-type="float" office:value="0.716851290434667" calcext:value-type="float">
            <text:p>0.716851290434667</text:p>
          </table:table-cell>
          <table:table-cell office:value-type="float" office:value="0.0199992339902556" calcext:value-type="float">
            <text:p>0.019999233990256</text:p>
          </table:table-cell>
          <table:table-cell office:value-type="float" office:value="0.6000530775886" calcext:value-type="float">
            <text:p>0.6000530775886</text:p>
          </table:table-cell>
          <table:table-cell office:value-type="float" office:value="0.835164835164835" calcext:value-type="float">
            <text:p>0.835164835164835</text:p>
          </table:table-cell>
          <table:table-cell office:value-type="float" office:value="0.853754940711463" calcext:value-type="float">
            <text:p>0.853754940711463</text:p>
          </table:table-cell>
          <table:table-cell office:value-type="float" office:value="0.877470355731225" calcext:value-type="float">
            <text:p>0.877470355731225</text:p>
          </table:table-cell>
          <table:table-cell office:value-type="float" office:value="0.583870282432619" calcext:value-type="float">
            <text:p>0.583870282432619</text:p>
          </table:table-cell>
          <table:table-cell office:value-type="float" office:value="0.449305275136607" calcext:value-type="float">
            <text:p>0.449305275136607</text:p>
          </table:table-cell>
          <table:table-cell office:value-type="float" office:value="0.563106796116505" calcext:value-type="float">
            <text:p>0.563106796116505</text:p>
          </table:table-cell>
          <table:table-cell office:value-type="float" office:value="0.727272705524143" calcext:value-type="float">
            <text:p>0.727272705524143</text:p>
          </table:table-cell>
          <table:table-cell office:value-type="float" office:value="0.614281869003894" calcext:value-type="float">
            <text:p>0.614281869003894</text:p>
          </table:table-cell>
          <table:table-cell office:value-type="float" office:value="0.426332288401254" calcext:value-type="float">
            <text:p>0.426332288401254</text:p>
          </table:table-cell>
          <table:table-cell office:value-type="float" office:value="0.661764705882353" calcext:value-type="float">
            <text:p>0.661764705882353</text:p>
          </table:table-cell>
          <table:table-cell office:value-type="float" office:value="34.80572245473" calcext:value-type="float">
            <text:p>34.80572245473</text:p>
          </table:table-cell>
          <table:table-cell office:value-type="float" office:value="24.0365912413701" calcext:value-type="float">
            <text:p>24.0365912413701</text:p>
          </table:table-cell>
          <table:table-cell office:value-type="float" office:value="426.574117479994" calcext:value-type="float">
            <text:p>426.574117479994</text:p>
          </table:table-cell>
          <table:table-cell table:formula="of:=[.Y53]/[.X53]" office:value-type="float" office:value="17.7468640705511" calcext:value-type="float">
            <text:p>17.7468640705511</text:p>
          </table:table-cell>
          <table:table-cell table:formula="of:=([.W53]-[.$X$56])/[.$X$55]" office:value-type="float" office:value="0.429004771675267" calcext:value-type="float">
            <text:p>0.429004771675267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23"/>
          <table:table-cell table:formula="of:=MAX([.X2:.X53])" office:value-type="float" office:value="56.0718621957999" calcext:value-type="float">
            <text:p>56.0718621957999</text:p>
          </table:table-cell>
          <table:table-cell table:number-columns-repeated="3"/>
        </table:table-row>
        <table:table-row table:style-name="ro1">
          <table:table-cell table:number-columns-repeated="23"/>
          <table:table-cell table:formula="of:=MIN([.X2:.X53])" office:value-type="float" office:value="10.7506260160138" calcext:value-type="float">
            <text:p>10.7506260160138</text:p>
          </table:table-cell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Country/Region</text:p>
          </table:table-cell>
          <table:table-cell office:value-type="string" calcext:value-type="string">
            <text:p>population</text:p>
          </table:table-cell>
          <table:table-cell/>
          <table:table-cell office:value-type="string" calcext:value-type="string">
            <text:p>Entity</text:p>
          </table:table-cell>
          <table:table-cell/>
          <table:table-cell table:style-name="ce3" office:value-type="string" calcext:value-type="string">
            <text:p>Deaths - Lower respiratory infections - Sex: Both - Age: All Ages (Number)</text:p>
          </table:table-cell>
          <table:table-cell table:style-name="ce3" office:value-type="string" calcext:value-type="string">
            <text:p>Deaths - Diabetes mellitus - Sex: Both - Age: All Ages (Number)</text:p>
          </table:table-cell>
          <table:table-cell table:style-name="ce3" office:value-type="string" calcext:value-type="string">
            <text:p>Deaths - Cardiovascular diseases - Sex: Both - Age: All Ages (Number)</text:p>
          </table:table-cell>
          <table:table-cell table:style-name="ce3" office:value-type="string" calcext:value-type="string">
            <text:p>Deaths - Chronic kidney disease - Sex: Both - Age: All Ages (Number)</text:p>
          </table:table-cell>
          <table:table-cell table:style-name="ce3" office:value-type="string" calcext:value-type="string">
            <text:p>Deaths - Chronic respiratory diseases - Sex: Both - Age: All Ages (Numbe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39835428" calcext:value-type="float">
            <text:p>39835428</text:p>
          </table:table-cell>
          <table:table-cell table:formula="of:=VLOOKUP([.A2];[.$F$288:.$G$340];2;0)" office:value-type="string" office:string-value="" calcext:value-type="error">
            <text:p>#N/A</text:p>
          </table:table-cell>
          <table:table-cell office:value-type="string" calcext:value-type="string">
            <text:p>Afghanistan</text:p>
          </table:table-cell>
          <table:table-cell table:formula="of:=VLOOKUP([.D2];[.$M$8:.$N$59];2;0)" office:value-type="string" office:string-value="" calcext:value-type="error">
            <text:p>#N/A</text:p>
          </table:table-cell>
          <table:table-cell office:value-type="float" office:value="18696.601539947" calcext:value-type="float">
            <text:p>18696.601539947</text:p>
          </table:table-cell>
          <table:table-cell office:value-type="float" office:value="4817.40518612614" calcext:value-type="float">
            <text:p>4817.40518612614</text:p>
          </table:table-cell>
          <table:table-cell office:value-type="float" office:value="61995.0157031412" calcext:value-type="float">
            <text:p>61995.0157031412</text:p>
          </table:table-cell>
          <table:table-cell office:value-type="float" office:value="5637.35493024445" calcext:value-type="float">
            <text:p>5637.35493024445</text:p>
          </table:table-cell>
          <table:table-cell office:value-type="float" office:value="7082.19014647628" calcext:value-type="float">
            <text:p>7082.19014647628</text:p>
          </table:table-cell>
          <table:table-cell office:value-type="string" calcext:value-type="string">
            <text:p>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872934" calcext:value-type="float">
            <text:p>2872934</text:p>
          </table:table-cell>
          <table:table-cell table:formula="of:=VLOOKUP([.A3];[.$F$288:.$G$340];2;0)" office:value-type="float" office:value="1" calcext:value-type="float">
            <text:p>1</text:p>
          </table:table-cell>
          <table:table-cell office:value-type="string" calcext:value-type="string">
            <text:p>Africa</text:p>
          </table:table-cell>
          <table:table-cell table:formula="of:=VLOOKUP([.D3];[.$M$8:.$N$59];2;0)" office:value-type="string" office:string-value="" calcext:value-type="error">
            <text:p>#N/A</text:p>
          </table:table-cell>
          <table:table-cell office:value-type="float" office:value="720723.838340921" calcext:value-type="float">
            <text:p>720723.838340921</text:p>
          </table:table-cell>
          <table:table-cell office:value-type="float" office:value="206001.632698211" calcext:value-type="float">
            <text:p>206001.632698211</text:p>
          </table:table-cell>
          <table:table-cell office:value-type="float" office:value="1608114.35465336" calcext:value-type="float">
            <text:p>1608114.35465336</text:p>
          </table:table-cell>
          <table:table-cell office:value-type="float" office:value="169234.771956635" calcext:value-type="float">
            <text:p>169234.771956635</text:p>
          </table:table-cell>
          <table:table-cell office:value-type="float" office:value="225993.373127532" calcext:value-type="float">
            <text:p>225993.373127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44616626" calcext:value-type="float">
            <text:p>44616626</text:p>
          </table:table-cell>
          <table:table-cell table:formula="of:=VLOOKUP([.A4];[.$F$288:.$G$340];2;0)" office:value-type="string" office:string-value="" calcext:value-type="error">
            <text:p>#N/A</text:p>
          </table:table-cell>
          <table:table-cell office:value-type="string" calcext:value-type="string">
            <text:p>African Region</text:p>
          </table:table-cell>
          <table:table-cell table:formula="of:=VLOOKUP([.D4];[.$M$8:.$N$59];2;0)" office:value-type="string" office:string-value="" calcext:value-type="error">
            <text:p>#N/A</text:p>
          </table:table-cell>
          <table:table-cell office:value-type="float" office:value="662060.101962298" calcext:value-type="float">
            <text:p>662060.101962298</text:p>
          </table:table-cell>
          <table:table-cell office:value-type="float" office:value="170540.413848659" calcext:value-type="float">
            <text:p>170540.413848659</text:p>
          </table:table-cell>
          <table:table-cell office:value-type="float" office:value="1085321.21433585" calcext:value-type="float">
            <text:p>1085321.21433585</text:p>
          </table:table-cell>
          <table:table-cell office:value-type="float" office:value="127158.498024261" calcext:value-type="float">
            <text:p>127158.498024261</text:p>
          </table:table-cell>
          <table:table-cell office:value-type="float" office:value="178908.453546376" calcext:value-type="float">
            <text:p>178908.4535463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orra</text:p>
          </table:table-cell>
          <table:table-cell office:value-type="float" office:value="77354" calcext:value-type="float">
            <text:p>77354</text:p>
          </table:table-cell>
          <table:table-cell table:formula="of:=VLOOKUP([.A5];[.$F$288:.$G$340];2;0)" office:value-type="string" office:string-value="" calcext:value-type="error">
            <text:p>#N/A</text:p>
          </table:table-cell>
          <table:table-cell office:value-type="string" calcext:value-type="string">
            <text:p>African Union</text:p>
          </table:table-cell>
          <table:table-cell table:formula="of:=VLOOKUP([.D5];[.$M$8:.$N$59];2;0)" office:value-type="string" office:string-value="" calcext:value-type="error">
            <text:p>#N/A</text:p>
          </table:table-cell>
          <table:table-cell office:value-type="float" office:value="720723.838340921" calcext:value-type="float">
            <text:p>720723.838340921</text:p>
          </table:table-cell>
          <table:table-cell office:value-type="float" office:value="206001.632698211" calcext:value-type="float">
            <text:p>206001.632698211</text:p>
          </table:table-cell>
          <table:table-cell office:value-type="float" office:value="1608114.35465336" calcext:value-type="float">
            <text:p>1608114.35465336</text:p>
          </table:table-cell>
          <table:table-cell office:value-type="float" office:value="169234.771956635" calcext:value-type="float">
            <text:p>169234.771956635</text:p>
          </table:table-cell>
          <table:table-cell office:value-type="float" office:value="225993.373127532" calcext:value-type="float">
            <text:p>225993.373127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33933611" calcext:value-type="float">
            <text:p>33933611</text:p>
          </table:table-cell>
          <table:table-cell table:formula="of:=VLOOKUP([.A6];[.$F$288:.$G$340];2;0)" office:value-type="string" office:string-value="" calcext:value-type="error">
            <text:p>#N/A</text:p>
          </table:table-cell>
          <table:table-cell office:value-type="string" calcext:value-type="string">
            <text:p>Albania</text:p>
          </table:table-cell>
          <table:table-cell table:formula="of:=VLOOKUP([.D6];[.$M$8:.$N$59];2;0)" office:value-type="float" office:value="1" calcext:value-type="float">
            <text:p>1</text:p>
          </table:table-cell>
          <table:table-cell office:value-type="float" office:value="456.729384441423" calcext:value-type="float">
            <text:p>456.729384441423</text:p>
          </table:table-cell>
          <table:table-cell office:value-type="float" office:value="175.08794961145" calcext:value-type="float">
            <text:p>175.08794961145</text:p>
          </table:table-cell>
          <table:table-cell office:value-type="float" office:value="12903.7796209269" calcext:value-type="float">
            <text:p>12903.7796209269</text:p>
          </table:table-cell>
          <table:table-cell office:value-type="float" office:value="328.787658368108" calcext:value-type="float">
            <text:p>328.787658368108</text:p>
          </table:table-cell>
          <table:table-cell office:value-type="float" office:value="814.638706866397" calcext:value-type="float">
            <text:p>814.638706866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5125" calcext:value-type="float">
            <text:p>15125</text:p>
          </table:table-cell>
          <table:table-cell table:formula="of:=VLOOKUP([.A7];[.$F$288:.$G$340];2;0)" office:value-type="string" office:string-value="" calcext:value-type="error">
            <text:p>#N/A</text:p>
          </table:table-cell>
          <table:table-cell office:value-type="string" calcext:value-type="string">
            <text:p>Algeria</text:p>
          </table:table-cell>
          <table:table-cell table:formula="of:=VLOOKUP([.D7];[.$M$8:.$N$59];2;0)" office:value-type="string" office:string-value="" calcext:value-type="error">
            <text:p>#N/A</text:p>
          </table:table-cell>
          <table:table-cell office:value-type="float" office:value="5785.72836992335" calcext:value-type="float">
            <text:p>5785.72836992335</text:p>
          </table:table-cell>
          <table:table-cell office:value-type="float" office:value="5328.23762097928" calcext:value-type="float">
            <text:p>5328.23762097928</text:p>
          </table:table-cell>
          <table:table-cell office:value-type="float" office:value="97930.9505057516" calcext:value-type="float">
            <text:p>97930.9505057516</text:p>
          </table:table-cell>
          <table:table-cell office:value-type="float" office:value="8201.39095223029" calcext:value-type="float">
            <text:p>8201.39095223029</text:p>
          </table:table-cell>
          <table:table-cell office:value-type="float" office:value="7527.83401808993" calcext:value-type="float">
            <text:p>7527.83401808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98728" calcext:value-type="float">
            <text:p>98728</text:p>
          </table:table-cell>
          <table:table-cell table:formula="of:=VLOOKUP([.A8];[.$F$288:.$G$340];2;0)" office:value-type="string" office:string-value="" calcext:value-type="error">
            <text:p>#N/A</text:p>
          </table:table-cell>
          <table:table-cell office:value-type="string" calcext:value-type="string">
            <text:p>America</text:p>
          </table:table-cell>
          <table:table-cell table:formula="of:=VLOOKUP([.D8];[.$M$8:.$N$59];2;0)" office:value-type="string" office:string-value="" calcext:value-type="error">
            <text:p>#N/A</text:p>
          </table:table-cell>
          <table:table-cell office:value-type="float" office:value="322979.54348811" calcext:value-type="float">
            <text:p>322979.54348811</text:p>
          </table:table-cell>
          <table:table-cell office:value-type="float" office:value="302739.890409111" calcext:value-type="float">
            <text:p>302739.890409111</text:p>
          </table:table-cell>
          <table:table-cell office:value-type="float" office:value="2130471.42668018" calcext:value-type="float">
            <text:p>2130471.42668018</text:p>
          </table:table-cell>
          <table:table-cell office:value-type="float" office:value="321559.893329671" calcext:value-type="float">
            <text:p>321559.893329671</text:p>
          </table:table-cell>
          <table:table-cell office:value-type="float" office:value="449173.536870629" calcext:value-type="float">
            <text:p>449173.536870629</text:p>
          </table:table-cell>
          <table:table-cell table:number-columns-repeated="2"/>
          <table:table-cell office:value-type="string" calcext:value-type="string">
            <text:p>New Zea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45605823" calcext:value-type="float">
            <text:p>45605823</text:p>
          </table:table-cell>
          <table:table-cell table:formula="of:=VLOOKUP([.A9];[.$F$288:.$G$340];2;0)" office:value-type="string" office:string-value="" calcext:value-type="error">
            <text:p>#N/A</text:p>
          </table:table-cell>
          <table:table-cell office:value-type="string" calcext:value-type="string">
            <text:p>American Samoa</text:p>
          </table:table-cell>
          <table:table-cell table:formula="of:=VLOOKUP([.D9];[.$M$8:.$N$59];2;0)" office:value-type="string" office:string-value="" calcext:value-type="error">
            <text:p>#N/A</text:p>
          </table:table-cell>
          <table:table-cell office:value-type="float" office:value="11.8934181343086" calcext:value-type="float">
            <text:p>11.8934181343086</text:p>
          </table:table-cell>
          <table:table-cell office:value-type="float" office:value="43.9345890843647" calcext:value-type="float">
            <text:p>43.9345890843647</text:p>
          </table:table-cell>
          <table:table-cell office:value-type="float" office:value="124.814939106034" calcext:value-type="float">
            <text:p>124.814939106034</text:p>
          </table:table-cell>
          <table:table-cell office:value-type="float" office:value="25.6753163790068" calcext:value-type="float">
            <text:p>25.6753163790068</text:p>
          </table:table-cell>
          <table:table-cell office:value-type="float" office:value="22.9458768340595" calcext:value-type="float">
            <text:p>22.9458768340595</text:p>
          </table:table-cell>
          <table:table-cell table:number-columns-repeated="2"/>
          <table:table-cell office:value-type="string" calcext:value-type="string">
            <text:p>Ice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2968128" calcext:value-type="float">
            <text:p>2968128</text:p>
          </table:table-cell>
          <table:table-cell table:formula="of:=VLOOKUP([.A10];[.$F$288:.$G$340];2;0)" office:value-type="string" office:string-value="" calcext:value-type="error">
            <text:p>#N/A</text:p>
          </table:table-cell>
          <table:table-cell office:value-type="string" calcext:value-type="string">
            <text:p>Andean Latin America</text:p>
          </table:table-cell>
          <table:table-cell table:formula="of:=VLOOKUP([.D10];[.$M$8:.$N$59];2;0)" office:value-type="string" office:string-value="" calcext:value-type="error">
            <text:p>#N/A</text:p>
          </table:table-cell>
          <table:table-cell office:value-type="float" office:value="30184.5290519575" calcext:value-type="float">
            <text:p>30184.5290519575</text:p>
          </table:table-cell>
          <table:table-cell office:value-type="float" office:value="13509.3599754157" calcext:value-type="float">
            <text:p>13509.3599754157</text:p>
          </table:table-cell>
          <table:table-cell office:value-type="float" office:value="66584.7987003009" calcext:value-type="float">
            <text:p>66584.7987003009</text:p>
          </table:table-cell>
          <table:table-cell office:value-type="float" office:value="19382.351472256" calcext:value-type="float">
            <text:p>19382.351472256</text:p>
          </table:table-cell>
          <table:table-cell office:value-type="float" office:value="14208.839769389" calcext:value-type="float">
            <text:p>14208.839769389</text:p>
          </table:table-cell>
          <table:table-cell table:number-columns-repeated="2"/>
          <table:table-cell office:value-type="string" calcext:value-type="string">
            <text:p>Austral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107195" calcext:value-type="float">
            <text:p>107195</text:p>
          </table:table-cell>
          <table:table-cell table:formula="of:=VLOOKUP([.A11];[.$F$288:.$G$340];2;0)" office:value-type="string" office:string-value="" calcext:value-type="error">
            <text:p>#N/A</text:p>
          </table:table-cell>
          <table:table-cell office:value-type="string" calcext:value-type="string">
            <text:p>Andorra</text:p>
          </table:table-cell>
          <table:table-cell table:formula="of:=VLOOKUP([.D11];[.$M$8:.$N$59];2;0)" office:value-type="string" office:string-value="" calcext:value-type="error">
            <text:p>#N/A</text:p>
          </table:table-cell>
          <table:table-cell office:value-type="float" office:value="20.3884458926963" calcext:value-type="float">
            <text:p>20.3884458926963</text:p>
          </table:table-cell>
          <table:table-cell office:value-type="float" office:value="9.21133748692586" calcext:value-type="float">
            <text:p>9.21133748692586</text:p>
          </table:table-cell>
          <table:table-cell office:value-type="float" office:value="168.519982126487" calcext:value-type="float">
            <text:p>168.519982126487</text:p>
          </table:table-cell>
          <table:table-cell office:value-type="float" office:value="16.0410859716858" calcext:value-type="float">
            <text:p>16.0410859716858</text:p>
          </table:table-cell>
          <table:table-cell office:value-type="float" office:value="39.421555336068" calcext:value-type="float">
            <text:p>39.421555336068</text:p>
          </table:table-cell>
          <table:table-cell table:number-columns-repeated="2"/>
          <table:table-cell office:value-type="string" calcext:value-type="string">
            <text:p>South Kore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5788217" calcext:value-type="float">
            <text:p>25788217</text:p>
          </table:table-cell>
          <table:table-cell table:formula="of:=VLOOKUP([.A12];[.$F$288:.$G$340];2;0)" office:value-type="float" office:value="1" calcext:value-type="float">
            <text:p>1</text:p>
          </table:table-cell>
          <table:table-cell office:value-type="string" calcext:value-type="string">
            <text:p>Angola</text:p>
          </table:table-cell>
          <table:table-cell table:formula="of:=VLOOKUP([.D12];[.$M$8:.$N$59];2;0)" office:value-type="string" office:string-value="" calcext:value-type="error">
            <text:p>#N/A</text:p>
          </table:table-cell>
          <table:table-cell office:value-type="float" office:value="12782.7047562237" calcext:value-type="float">
            <text:p>12782.7047562237</text:p>
          </table:table-cell>
          <table:table-cell office:value-type="float" office:value="4033.49273218761" calcext:value-type="float">
            <text:p>4033.49273218761</text:p>
          </table:table-cell>
          <table:table-cell office:value-type="float" office:value="25723.6373345822" calcext:value-type="float">
            <text:p>25723.6373345822</text:p>
          </table:table-cell>
          <table:table-cell office:value-type="float" office:value="2464.21810208497" calcext:value-type="float">
            <text:p>2464.21810208497</text:p>
          </table:table-cell>
          <table:table-cell office:value-type="float" office:value="3933.85273377388" calcext:value-type="float">
            <text:p>3933.85273377388</text:p>
          </table:table-cell>
          <table:table-cell table:number-columns-repeated="2"/>
          <table:table-cell office:value-type="string" calcext:value-type="string">
            <text:p>Norw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9043072" calcext:value-type="float">
            <text:p>9043072</text:p>
          </table:table-cell>
          <table:table-cell table:formula="of:=VLOOKUP([.A13];[.$F$288:.$G$340];2;0)" office:value-type="float" office:value="1" calcext:value-type="float">
            <text:p>1</text:p>
          </table:table-cell>
          <table:table-cell office:value-type="string" calcext:value-type="string">
            <text:p>Antigua and Barbuda</text:p>
          </table:table-cell>
          <table:table-cell table:formula="of:=VLOOKUP([.D13];[.$M$8:.$N$59];2;0)" office:value-type="string" office:string-value="" calcext:value-type="error">
            <text:p>#N/A</text:p>
          </table:table-cell>
          <table:table-cell office:value-type="float" office:value="29.7948416557067" calcext:value-type="float">
            <text:p>29.7948416557067</text:p>
          </table:table-cell>
          <table:table-cell office:value-type="float" office:value="56.7353861035453" calcext:value-type="float">
            <text:p>56.7353861035453</text:p>
          </table:table-cell>
          <table:table-cell office:value-type="float" office:value="200.38050237337" calcext:value-type="float">
            <text:p>200.38050237337</text:p>
          </table:table-cell>
          <table:table-cell office:value-type="float" office:value="36.3528097959032" calcext:value-type="float">
            <text:p>36.3528097959032</text:p>
          </table:table-cell>
          <table:table-cell office:value-type="float" office:value="10.5534131690737" calcext:value-type="float">
            <text:p>10.5534131690737</text:p>
          </table:table-cell>
          <table:table-cell table:number-columns-repeated="2"/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10223344" calcext:value-type="float">
            <text:p>10223344</text:p>
          </table:table-cell>
          <table:table-cell table:formula="of:=VLOOKUP([.A14];[.$F$288:.$G$340];2;0)" office:value-type="string" office:string-value="" calcext:value-type="error">
            <text:p>#N/A</text:p>
          </table:table-cell>
          <table:table-cell office:value-type="string" calcext:value-type="string">
            <text:p>Argentina</text:p>
          </table:table-cell>
          <table:table-cell table:formula="of:=VLOOKUP([.D14];[.$M$8:.$N$59];2;0)" office:value-type="string" office:string-value="" calcext:value-type="error">
            <text:p>#N/A</text:p>
          </table:table-cell>
          <table:table-cell office:value-type="float" office:value="36264.059408152" calcext:value-type="float">
            <text:p>36264.059408152</text:p>
          </table:table-cell>
          <table:table-cell office:value-type="float" office:value="10761.7199623592" calcext:value-type="float">
            <text:p>10761.7199623592</text:p>
          </table:table-cell>
          <table:table-cell office:value-type="float" office:value="101724.561081687" calcext:value-type="float">
            <text:p>101724.561081687</text:p>
          </table:table-cell>
          <table:table-cell office:value-type="float" office:value="15664.6611489676" calcext:value-type="float">
            <text:p>15664.6611489676</text:p>
          </table:table-cell>
          <table:table-cell office:value-type="float" office:value="19348.123458728" calcext:value-type="float">
            <text:p>19348.123458728</text:p>
          </table:table-cell>
          <table:table-cell table:number-columns-repeated="2"/>
          <table:table-cell office:value-type="string" calcext:value-type="string">
            <text:p>Denmar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396914" calcext:value-type="float">
            <text:p>396914</text:p>
          </table:table-cell>
          <table:table-cell table:formula="of:=VLOOKUP([.A15];[.$F$288:.$G$340];2;0)" office:value-type="string" office:string-value="" calcext:value-type="error">
            <text:p>#N/A</text:p>
          </table:table-cell>
          <table:table-cell office:value-type="string" calcext:value-type="string">
            <text:p>Armenia</text:p>
          </table:table-cell>
          <table:table-cell table:formula="of:=VLOOKUP([.D15];[.$M$8:.$N$59];2;0)" office:value-type="string" office:string-value="" calcext:value-type="error">
            <text:p>#N/A</text:p>
          </table:table-cell>
          <table:table-cell office:value-type="float" office:value="546.109585754367" calcext:value-type="float">
            <text:p>546.109585754367</text:p>
          </table:table-cell>
          <table:table-cell office:value-type="float" office:value="1234.6364380825" calcext:value-type="float">
            <text:p>1234.6364380825</text:p>
          </table:table-cell>
          <table:table-cell office:value-type="float" office:value="13507.1320735711" calcext:value-type="float">
            <text:p>13507.1320735711</text:p>
          </table:table-cell>
          <table:table-cell office:value-type="float" office:value="448.929526648135" calcext:value-type="float">
            <text:p>448.929526648135</text:p>
          </table:table-cell>
          <table:table-cell office:value-type="float" office:value="1323.02374957061" calcext:value-type="float">
            <text:p>1323.02374957061</text:p>
          </table:table-cell>
          <table:table-cell table:number-columns-repeated="2"/>
          <table:table-cell office:value-type="string" calcext:value-type="string">
            <text:p>Fin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1748295" calcext:value-type="float">
            <text:p>1748295</text:p>
          </table:table-cell>
          <table:table-cell table:formula="of:=VLOOKUP([.A16];[.$F$288:.$G$340];2;0)" office:value-type="string" office:string-value="" calcext:value-type="error">
            <text:p>#N/A</text:p>
          </table:table-cell>
          <table:table-cell office:value-type="string" calcext:value-type="string">
            <text:p>Asia</text:p>
          </table:table-cell>
          <table:table-cell table:formula="of:=VLOOKUP([.D16];[.$M$8:.$N$59];2;0)" office:value-type="string" office:string-value="" calcext:value-type="error">
            <text:p>#N/A</text:p>
          </table:table-cell>
          <table:table-cell office:value-type="float" office:value="1195039.67268806" calcext:value-type="float">
            <text:p>1195039.67268806</text:p>
          </table:table-cell>
          <table:table-cell office:value-type="float" office:value="867682.233370633" calcext:value-type="float">
            <text:p>867682.233370633</text:p>
          </table:table-cell>
          <table:table-cell office:value-type="float" office:value="10832421.1838719" calcext:value-type="float">
            <text:p>10832421.1838719</text:p>
          </table:table-cell>
          <table:table-cell office:value-type="float" office:value="763023.694061465" calcext:value-type="float">
            <text:p>763023.694061465</text:p>
          </table:table-cell>
          <table:table-cell office:value-type="float" office:value="2916083.43373387" calcext:value-type="float">
            <text:p>2916083.43373387</text:p>
          </table:table-cell>
          <table:table-cell table:number-columns-repeated="2"/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66303494" calcext:value-type="float">
            <text:p>166303494</text:p>
          </table:table-cell>
          <table:table-cell table:formula="of:=VLOOKUP([.A17];[.$F$288:.$G$340];2;0)" office:value-type="string" office:string-value="" calcext:value-type="error">
            <text:p>#N/A</text:p>
          </table:table-cell>
          <table:table-cell office:value-type="string" calcext:value-type="string">
            <text:p>Australasia</text:p>
          </table:table-cell>
          <table:table-cell table:formula="of:=VLOOKUP([.D17];[.$M$8:.$N$59];2;0)" office:value-type="string" office:string-value="" calcext:value-type="error">
            <text:p>#N/A</text:p>
          </table:table-cell>
          <table:table-cell office:value-type="float" office:value="5164.33205231078" calcext:value-type="float">
            <text:p>5164.33205231078</text:p>
          </table:table-cell>
          <table:table-cell office:value-type="float" office:value="4908.97262000725" calcext:value-type="float">
            <text:p>4908.97262000725</text:p>
          </table:table-cell>
          <table:table-cell office:value-type="float" office:value="63563.7217664227" calcext:value-type="float">
            <text:p>63563.7217664227</text:p>
          </table:table-cell>
          <table:table-cell office:value-type="float" office:value="6122.40700670847" calcext:value-type="float">
            <text:p>6122.40700670847</text:p>
          </table:table-cell>
          <table:table-cell office:value-type="float" office:value="13599.0317650096" calcext:value-type="float">
            <text:p>13599.0317650096</text:p>
          </table:table-cell>
          <table:table-cell table:number-columns-repeated="2"/>
          <table:table-cell office:value-type="string" calcext:value-type="string">
            <text:p>Ire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87708" calcext:value-type="float">
            <text:p>287708</text:p>
          </table:table-cell>
          <table:table-cell table:formula="of:=VLOOKUP([.A18];[.$F$288:.$G$340];2;0)" office:value-type="string" office:string-value="" calcext:value-type="error">
            <text:p>#N/A</text:p>
          </table:table-cell>
          <table:table-cell office:value-type="string" calcext:value-type="string">
            <text:p>Australia</text:p>
          </table:table-cell>
          <table:table-cell table:formula="of:=VLOOKUP([.D18];[.$M$8:.$N$59];2;0)" office:value-type="float" office:value="1" calcext:value-type="float">
            <text:p>1</text:p>
          </table:table-cell>
          <table:table-cell office:value-type="float" office:value="4268.58114528482" calcext:value-type="float">
            <text:p>4268.58114528482</text:p>
          </table:table-cell>
          <table:table-cell office:value-type="float" office:value="4238.71540826985" calcext:value-type="float">
            <text:p>4238.71540826985</text:p>
          </table:table-cell>
          <table:table-cell office:value-type="float" office:value="51615.2710823059" calcext:value-type="float">
            <text:p>51615.2710823059</text:p>
          </table:table-cell>
          <table:table-cell office:value-type="float" office:value="5207.41459309687" calcext:value-type="float">
            <text:p>5207.41459309687</text:p>
          </table:table-cell>
          <table:table-cell office:value-type="float" office:value="11202.8595335402" calcext:value-type="float">
            <text:p>11202.8595335402</text:p>
          </table:table-cell>
          <table:table-cell table:number-columns-repeated="2"/>
          <table:table-cell office:value-type="string" calcext:value-type="string">
            <text:p>Netherlan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office:value-type="float" office:value="9442867" calcext:value-type="float">
            <text:p>9442867</text:p>
          </table:table-cell>
          <table:table-cell table:formula="of:=VLOOKUP([.A19];[.$F$288:.$G$340];2;0)" office:value-type="float" office:value="1" calcext:value-type="float">
            <text:p>1</text:p>
          </table:table-cell>
          <table:table-cell office:value-type="string" calcext:value-type="string">
            <text:p>Austria</text:p>
          </table:table-cell>
          <table:table-cell table:formula="of:=VLOOKUP([.D19];[.$M$8:.$N$59];2;0)" office:value-type="float" office:value="1" calcext:value-type="float">
            <text:p>1</text:p>
          </table:table-cell>
          <table:table-cell office:value-type="float" office:value="1205.13518634546" calcext:value-type="float">
            <text:p>1205.13518634546</text:p>
          </table:table-cell>
          <table:table-cell office:value-type="float" office:value="2339.99015078074" calcext:value-type="float">
            <text:p>2339.99015078074</text:p>
          </table:table-cell>
          <table:table-cell office:value-type="float" office:value="32998.4702115422" calcext:value-type="float">
            <text:p>32998.4702115422</text:p>
          </table:table-cell>
          <table:table-cell office:value-type="float" office:value="3367.0653218796" calcext:value-type="float">
            <text:p>3367.0653218796</text:p>
          </table:table-cell>
          <table:table-cell office:value-type="float" office:value="3405.85878946043" calcext:value-type="float">
            <text:p>3405.85878946043</text:p>
          </table:table-cell>
          <table:table-cell table:number-columns-repeated="2"/>
          <table:table-cell office:value-type="string" calcext:value-type="string">
            <text:p>Belar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1632334" calcext:value-type="float">
            <text:p>11632334</text:p>
          </table:table-cell>
          <table:table-cell table:formula="of:=VLOOKUP([.A20];[.$F$288:.$G$340];2;0)" office:value-type="float" office:value="1" calcext:value-type="float">
            <text:p>1</text:p>
          </table:table-cell>
          <table:table-cell office:value-type="string" calcext:value-type="string">
            <text:p>Azerbaijan</text:p>
          </table:table-cell>
          <table:table-cell table:formula="of:=VLOOKUP([.D20];[.$M$8:.$N$59];2;0)" office:value-type="string" office:string-value="" calcext:value-type="error">
            <text:p>#N/A</text:p>
          </table:table-cell>
          <table:table-cell office:value-type="float" office:value="2454.13215641136" calcext:value-type="float">
            <text:p>2454.13215641136</text:p>
          </table:table-cell>
          <table:table-cell office:value-type="float" office:value="2149.83634668987" calcext:value-type="float">
            <text:p>2149.83634668987</text:p>
          </table:table-cell>
          <table:table-cell office:value-type="float" office:value="42137.7135573094" calcext:value-type="float">
            <text:p>42137.7135573094</text:p>
          </table:table-cell>
          <table:table-cell office:value-type="float" office:value="1385.90119535813" calcext:value-type="float">
            <text:p>1385.90119535813</text:p>
          </table:table-cell>
          <table:table-cell office:value-type="float" office:value="2005.93875965634" calcext:value-type="float">
            <text:p>2005.93875965634</text:p>
          </table:table-cell>
          <table:table-cell table:number-columns-repeated="2"/>
          <table:table-cell office:value-type="string" calcext:value-type="string">
            <text:p>Malt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404915" calcext:value-type="float">
            <text:p>404915</text:p>
          </table:table-cell>
          <table:table-cell table:formula="of:=VLOOKUP([.A21];[.$F$288:.$G$340];2;0)" office:value-type="string" office:string-value="" calcext:value-type="error">
            <text:p>#N/A</text:p>
          </table:table-cell>
          <table:table-cell office:value-type="string" calcext:value-type="string">
            <text:p>Bahamas</text:p>
          </table:table-cell>
          <table:table-cell table:formula="of:=VLOOKUP([.D21];[.$M$8:.$N$59];2;0)" office:value-type="string" office:string-value="" calcext:value-type="error">
            <text:p>#N/A</text:p>
          </table:table-cell>
          <table:table-cell office:value-type="float" office:value="93.6031940784476" calcext:value-type="float">
            <text:p>93.6031940784476</text:p>
          </table:table-cell>
          <table:table-cell office:value-type="float" office:value="146.115998851489" calcext:value-type="float">
            <text:p>146.115998851489</text:p>
          </table:table-cell>
          <table:table-cell office:value-type="float" office:value="868.523340925755" calcext:value-type="float">
            <text:p>868.523340925755</text:p>
          </table:table-cell>
          <table:table-cell office:value-type="float" office:value="112.235009331212" calcext:value-type="float">
            <text:p>112.235009331212</text:p>
          </table:table-cell>
          <table:table-cell office:value-type="float" office:value="50.8408456302906" calcext:value-type="float">
            <text:p>50.8408456302906</text:p>
          </table:table-cell>
          <table:table-cell table:number-columns-repeated="2"/>
          <table:table-cell office:value-type="string" calcext:value-type="string">
            <text:p>Luxembour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12451031" calcext:value-type="float">
            <text:p>12451031</text:p>
          </table:table-cell>
          <table:table-cell table:formula="of:=VLOOKUP([.A22];[.$F$288:.$G$340];2;0)" office:value-type="string" office:string-value="" calcext:value-type="error">
            <text:p>#N/A</text:p>
          </table:table-cell>
          <table:table-cell office:value-type="string" calcext:value-type="string">
            <text:p>Bahrain</text:p>
          </table:table-cell>
          <table:table-cell table:formula="of:=VLOOKUP([.D22];[.$M$8:.$N$59];2;0)" office:value-type="string" office:string-value="" calcext:value-type="error">
            <text:p>#N/A</text:p>
          </table:table-cell>
          <table:table-cell office:value-type="float" office:value="83.4701351163047" calcext:value-type="float">
            <text:p>83.4701351163047</text:p>
          </table:table-cell>
          <table:table-cell office:value-type="float" office:value="708.351550611676" calcext:value-type="float">
            <text:p>708.351550611676</text:p>
          </table:table-cell>
          <table:table-cell office:value-type="float" office:value="1270.52352429884" calcext:value-type="float">
            <text:p>1270.52352429884</text:p>
          </table:table-cell>
          <table:table-cell office:value-type="float" office:value="175.967057187743" calcext:value-type="float">
            <text:p>175.967057187743</text:p>
          </table:table-cell>
          <table:table-cell office:value-type="float" office:value="161.182191199917" calcext:value-type="float">
            <text:p>161.182191199917</text:p>
          </table:table-cell>
          <table:table-cell table:number-columns-repeated="2"/>
          <table:table-cell office:value-type="string" calcext:value-type="string">
            <text:p>Switzer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62092" calcext:value-type="float">
            <text:p>62092</text:p>
          </table:table-cell>
          <table:table-cell table:formula="of:=VLOOKUP([.A23];[.$F$288:.$G$340];2;0)" office:value-type="string" office:string-value="" calcext:value-type="error">
            <text:p>#N/A</text:p>
          </table:table-cell>
          <table:table-cell office:value-type="string" calcext:value-type="string">
            <text:p>Bangladesh</text:p>
          </table:table-cell>
          <table:table-cell table:formula="of:=VLOOKUP([.D23];[.$M$8:.$N$59];2;0)" office:value-type="string" office:string-value="" calcext:value-type="error">
            <text:p>#N/A</text:p>
          </table:table-cell>
          <table:table-cell office:value-type="float" office:value="37302.3193746207" calcext:value-type="float">
            <text:p>37302.3193746207</text:p>
          </table:table-cell>
          <table:table-cell office:value-type="float" office:value="33094.7870586098" calcext:value-type="float">
            <text:p>33094.7870586098</text:p>
          </table:table-cell>
          <table:table-cell office:value-type="float" office:value="324764.484334839" calcext:value-type="float">
            <text:p>324764.484334839</text:p>
          </table:table-cell>
          <table:table-cell office:value-type="float" office:value="12775.0760841213" calcext:value-type="float">
            <text:p>12775.0760841213</text:p>
          </table:table-cell>
          <table:table-cell office:value-type="float" office:value="70892.8076711906" calcext:value-type="float">
            <text:p>70892.8076711906</text:p>
          </table:table-cell>
          <table:table-cell table:number-columns-repeated="2"/>
          <table:table-cell office:value-type="string" calcext:value-type="string">
            <text:p>Turke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779900" calcext:value-type="float">
            <text:p>779900</text:p>
          </table:table-cell>
          <table:table-cell table:formula="of:=VLOOKUP([.A24];[.$F$288:.$G$340];2;0)" office:value-type="string" office:string-value="" calcext:value-type="error">
            <text:p>#N/A</text:p>
          </table:table-cell>
          <table:table-cell office:value-type="string" calcext:value-type="string">
            <text:p>Barbados</text:p>
          </table:table-cell>
          <table:table-cell table:formula="of:=VLOOKUP([.D24];[.$M$8:.$N$59];2;0)" office:value-type="string" office:string-value="" calcext:value-type="error">
            <text:p>#N/A</text:p>
          </table:table-cell>
          <table:table-cell office:value-type="float" office:value="164.378298688155" calcext:value-type="float">
            <text:p>164.378298688155</text:p>
          </table:table-cell>
          <table:table-cell office:value-type="float" office:value="311.97722088257" calcext:value-type="float">
            <text:p>311.97722088257</text:p>
          </table:table-cell>
          <table:table-cell office:value-type="float" office:value="905.491037609428" calcext:value-type="float">
            <text:p>905.491037609428</text:p>
          </table:table-cell>
          <table:table-cell office:value-type="float" office:value="122.682094204545" calcext:value-type="float">
            <text:p>122.682094204545</text:p>
          </table:table-cell>
          <table:table-cell office:value-type="float" office:value="62.808203101272" calcext:value-type="float">
            <text:p>62.808203101272</text:p>
          </table:table-cell>
          <table:table-cell table:number-columns-repeated="2"/>
          <table:table-cell office:value-type="string" calcext:value-type="string">
            <text:p>Esto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1832936" calcext:value-type="float">
            <text:p>11832936</text:p>
          </table:table-cell>
          <table:table-cell table:formula="of:=VLOOKUP([.A25];[.$F$288:.$G$340];2;0)" office:value-type="string" office:string-value="" calcext:value-type="error">
            <text:p>#N/A</text:p>
          </table:table-cell>
          <table:table-cell office:value-type="string" calcext:value-type="string">
            <text:p>Belarus</text:p>
          </table:table-cell>
          <table:table-cell table:formula="of:=VLOOKUP([.D25];[.$M$8:.$N$59];2;0)" office:value-type="float" office:value="1" calcext:value-type="float">
            <text:p>1</text:p>
          </table:table-cell>
          <table:table-cell office:value-type="float" office:value="1154.71117311829" calcext:value-type="float">
            <text:p>1154.71117311829</text:p>
          </table:table-cell>
          <table:table-cell office:value-type="float" office:value="393.43031970125" calcext:value-type="float">
            <text:p>393.43031970125</text:p>
          </table:table-cell>
          <table:table-cell office:value-type="float" office:value="75338.8884749292" calcext:value-type="float">
            <text:p>75338.8884749292</text:p>
          </table:table-cell>
          <table:table-cell office:value-type="float" office:value="499.792008624908" calcext:value-type="float">
            <text:p>499.792008624908</text:p>
          </table:table-cell>
          <table:table-cell office:value-type="float" office:value="2437.91571505535" calcext:value-type="float">
            <text:p>2437.91571505535</text:p>
          </table:table-cell>
          <table:table-cell table:number-columns-repeated="2"/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naire, Sint Eustatius and Saba</text:p>
          </table:table-cell>
          <table:table-cell office:value-type="float" office:value="26445" calcext:value-type="float">
            <text:p>26445</text:p>
          </table:table-cell>
          <table:table-cell table:formula="of:=VLOOKUP([.A26];[.$F$288:.$G$340];2;0)" office:value-type="string" office:string-value="" calcext:value-type="error">
            <text:p>#N/A</text:p>
          </table:table-cell>
          <table:table-cell office:value-type="string" calcext:value-type="string">
            <text:p>Belgium</text:p>
          </table:table-cell>
          <table:table-cell table:formula="of:=VLOOKUP([.D26];[.$M$8:.$N$59];2;0)" office:value-type="float" office:value="1" calcext:value-type="float">
            <text:p>1</text:p>
          </table:table-cell>
          <table:table-cell office:value-type="float" office:value="6340.12322320952" calcext:value-type="float">
            <text:p>6340.12322320952</text:p>
          </table:table-cell>
          <table:table-cell office:value-type="float" office:value="1731.11359860729" calcext:value-type="float">
            <text:p>1731.11359860729</text:p>
          </table:table-cell>
          <table:table-cell office:value-type="float" office:value="33627.1833191444" calcext:value-type="float">
            <text:p>33627.1833191444</text:p>
          </table:table-cell>
          <table:table-cell office:value-type="float" office:value="2964.69786289729" calcext:value-type="float">
            <text:p>2964.69786289729</text:p>
          </table:table-cell>
          <table:table-cell office:value-type="float" office:value="7400.32616655402" calcext:value-type="float">
            <text:p>7400.32616655402</text:p>
          </table:table-cell>
          <table:table-cell table:number-columns-repeated="2"/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3263459" calcext:value-type="float">
            <text:p>3263459</text:p>
          </table:table-cell>
          <table:table-cell table:formula="of:=VLOOKUP([.A27];[.$F$288:.$G$340];2;0)" office:value-type="float" office:value="1" calcext:value-type="float">
            <text:p>1</text:p>
          </table:table-cell>
          <table:table-cell office:value-type="string" calcext:value-type="string">
            <text:p>Belize</text:p>
          </table:table-cell>
          <table:table-cell table:formula="of:=VLOOKUP([.D27];[.$M$8:.$N$59];2;0)" office:value-type="string" office:string-value="" calcext:value-type="error">
            <text:p>#N/A</text:p>
          </table:table-cell>
          <table:table-cell office:value-type="float" office:value="111.748995036996" calcext:value-type="float">
            <text:p>111.748995036996</text:p>
          </table:table-cell>
          <table:table-cell office:value-type="float" office:value="153.655485889126" calcext:value-type="float">
            <text:p>153.655485889126</text:p>
          </table:table-cell>
          <table:table-cell office:value-type="float" office:value="463.733967752191" calcext:value-type="float">
            <text:p>463.733967752191</text:p>
          </table:table-cell>
          <table:table-cell office:value-type="float" office:value="111.865673739644" calcext:value-type="float">
            <text:p>111.865673739644</text:p>
          </table:table-cell>
          <table:table-cell office:value-type="float" office:value="73.6011712469748" calcext:value-type="float">
            <text:p>73.6011712469748</text:p>
          </table:table-cell>
          <table:table-cell table:number-columns-repeated="2"/>
          <table:table-cell office:value-type="string" calcext:value-type="string">
            <text:p>Swed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397240" calcext:value-type="float">
            <text:p>2397240</text:p>
          </table:table-cell>
          <table:table-cell table:formula="of:=VLOOKUP([.A28];[.$F$288:.$G$340];2;0)" office:value-type="string" office:string-value="" calcext:value-type="error">
            <text:p>#N/A</text:p>
          </table:table-cell>
          <table:table-cell office:value-type="string" calcext:value-type="string">
            <text:p>Benin</text:p>
          </table:table-cell>
          <table:table-cell table:formula="of:=VLOOKUP([.D28];[.$M$8:.$N$59];2;0)" office:value-type="string" office:string-value="" calcext:value-type="error">
            <text:p>#N/A</text:p>
          </table:table-cell>
          <table:table-cell office:value-type="float" office:value="9053.02812546536" calcext:value-type="float">
            <text:p>9053.02812546536</text:p>
          </table:table-cell>
          <table:table-cell office:value-type="float" office:value="1536.51109796984" calcext:value-type="float">
            <text:p>1536.51109796984</text:p>
          </table:table-cell>
          <table:table-cell office:value-type="float" office:value="11418.4757874599" calcext:value-type="float">
            <text:p>11418.4757874599</text:p>
          </table:table-cell>
          <table:table-cell office:value-type="float" office:value="1581.21627710241" calcext:value-type="float">
            <text:p>1581.21627710241</text:p>
          </table:table-cell>
          <table:table-cell office:value-type="float" office:value="1887.95237988861" calcext:value-type="float">
            <text:p>1887.95237988861</text:p>
          </table:table-cell>
          <table:table-cell table:number-columns-repeated="2"/>
          <table:table-cell office:value-type="string" calcext:value-type="string">
            <text:p>Aust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13993441" calcext:value-type="float">
            <text:p>213993441</text:p>
          </table:table-cell>
          <table:table-cell table:formula="of:=VLOOKUP([.A29];[.$F$288:.$G$340];2;0)" office:value-type="string" office:string-value="" calcext:value-type="error">
            <text:p>#N/A</text:p>
          </table:table-cell>
          <table:table-cell office:value-type="string" calcext:value-type="string">
            <text:p>Bermuda</text:p>
          </table:table-cell>
          <table:table-cell table:formula="of:=VLOOKUP([.D29];[.$M$8:.$N$59];2;0)" office:value-type="string" office:string-value="" calcext:value-type="error">
            <text:p>#N/A</text:p>
          </table:table-cell>
          <table:table-cell office:value-type="float" office:value="17.8620612895125" calcext:value-type="float">
            <text:p>17.8620612895125</text:p>
          </table:table-cell>
          <table:table-cell office:value-type="float" office:value="24.3896339129803" calcext:value-type="float">
            <text:p>24.3896339129803</text:p>
          </table:table-cell>
          <table:table-cell office:value-type="float" office:value="208.575822896195" calcext:value-type="float">
            <text:p>208.575822896195</text:p>
          </table:table-cell>
          <table:table-cell office:value-type="float" office:value="19.33748036865" calcext:value-type="float">
            <text:p>19.33748036865</text:p>
          </table:table-cell>
          <table:table-cell office:value-type="float" office:value="18.1296188773411" calcext:value-type="float">
            <text:p>18.1296188773411</text:p>
          </table:table-cell>
          <table:table-cell table:number-columns-repeated="2"/>
          <table:table-cell office:value-type="string" calcext:value-type="string">
            <text:p>Portug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tish Virgin Islands</text:p>
          </table:table-cell>
          <table:table-cell office:value-type="float" office:value="30423" calcext:value-type="float">
            <text:p>30423</text:p>
          </table:table-cell>
          <table:table-cell table:formula="of:=VLOOKUP([.A30];[.$F$288:.$G$340];2;0)" office:value-type="string" office:string-value="" calcext:value-type="error">
            <text:p>#N/A</text:p>
          </table:table-cell>
          <table:table-cell office:value-type="string" calcext:value-type="string">
            <text:p>Bhutan</text:p>
          </table:table-cell>
          <table:table-cell table:formula="of:=VLOOKUP([.D30];[.$M$8:.$N$59];2;0)" office:value-type="string" office:string-value="" calcext:value-type="error">
            <text:p>#N/A</text:p>
          </table:table-cell>
          <table:table-cell office:value-type="float" office:value="161.384160665157" calcext:value-type="float">
            <text:p>161.384160665157</text:p>
          </table:table-cell>
          <table:table-cell office:value-type="float" office:value="154.779006701676" calcext:value-type="float">
            <text:p>154.779006701676</text:p>
          </table:table-cell>
          <table:table-cell office:value-type="float" office:value="1208.47518167367" calcext:value-type="float">
            <text:p>1208.47518167367</text:p>
          </table:table-cell>
          <table:table-cell office:value-type="float" office:value="147.022828730692" calcext:value-type="float">
            <text:p>147.022828730692</text:p>
          </table:table-cell>
          <table:table-cell office:value-type="float" office:value="570.962612960572" calcext:value-type="float">
            <text:p>570.962612960572</text:p>
          </table:table-cell>
          <table:table-cell table:number-columns-repeated="2"/>
          <table:table-cell office:value-type="string" calcext:value-type="string">
            <text:p>Spa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office:value-type="float" office:value="441532" calcext:value-type="float">
            <text:p>441532</text:p>
          </table:table-cell>
          <table:table-cell table:formula="of:=VLOOKUP([.A31];[.$F$288:.$G$340];2;0)" office:value-type="string" office:string-value="" calcext:value-type="error">
            <text:p>#N/A</text:p>
          </table:table-cell>
          <table:table-cell office:value-type="string" calcext:value-type="string">
            <text:p>Bolivia</text:p>
          </table:table-cell>
          <table:table-cell table:formula="of:=VLOOKUP([.D31];[.$M$8:.$N$59];2;0)" office:value-type="string" office:string-value="" calcext:value-type="error">
            <text:p>#N/A</text:p>
          </table:table-cell>
          <table:table-cell office:value-type="float" office:value="6569.68399246508" calcext:value-type="float">
            <text:p>6569.68399246508</text:p>
          </table:table-cell>
          <table:table-cell office:value-type="float" office:value="3796.76344258626" calcext:value-type="float">
            <text:p>3796.76344258626</text:p>
          </table:table-cell>
          <table:table-cell office:value-type="float" office:value="15904.9331634185" calcext:value-type="float">
            <text:p>15904.9331634185</text:p>
          </table:table-cell>
          <table:table-cell office:value-type="float" office:value="4424.90741633154" calcext:value-type="float">
            <text:p>4424.90741633154</text:p>
          </table:table-cell>
          <table:table-cell office:value-type="float" office:value="3577.62500285366" calcext:value-type="float">
            <text:p>3577.62500285366</text:p>
          </table:table-cell>
          <table:table-cell table:number-columns-repeated="2"/>
          <table:table-cell office:value-type="string" calcext:value-type="string">
            <text:p>Serb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6896655" calcext:value-type="float">
            <text:p>6896655</text:p>
          </table:table-cell>
          <table:table-cell table:formula="of:=VLOOKUP([.A32];[.$F$288:.$G$340];2;0)" office:value-type="float" office:value="1" calcext:value-type="float">
            <text:p>1</text:p>
          </table:table-cell>
          <table:table-cell office:value-type="string" calcext:value-type="string">
            <text:p>Bosnia and Herzegovina</text:p>
          </table:table-cell>
          <table:table-cell table:formula="of:=VLOOKUP([.D32];[.$M$8:.$N$59];2;0)" office:value-type="float" office:value="1" calcext:value-type="float">
            <text:p>1</text:p>
          </table:table-cell>
          <table:table-cell office:value-type="float" office:value="414.327350675988" calcext:value-type="float">
            <text:p>414.327350675988</text:p>
          </table:table-cell>
          <table:table-cell office:value-type="float" office:value="2290.05700170165" calcext:value-type="float">
            <text:p>2290.05700170165</text:p>
          </table:table-cell>
          <table:table-cell office:value-type="float" office:value="18828.0399599698" calcext:value-type="float">
            <text:p>18828.0399599698</text:p>
          </table:table-cell>
          <table:table-cell office:value-type="float" office:value="657.508999919066" calcext:value-type="float">
            <text:p>657.508999919066</text:p>
          </table:table-cell>
          <table:table-cell office:value-type="float" office:value="1204.21464203978" calcext:value-type="float">
            <text:p>1204.21464203978</text:p>
          </table:table-cell>
          <table:table-cell table:number-columns-repeated="2"/>
          <table:table-cell office:value-type="string" calcext:value-type="string">
            <text:p>Alba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1497097" calcext:value-type="float">
            <text:p>21497097</text:p>
          </table:table-cell>
          <table:table-cell table:formula="of:=VLOOKUP([.A33];[.$F$288:.$G$340];2;0)" office:value-type="string" office:string-value="" calcext:value-type="error">
            <text:p>#N/A</text:p>
          </table:table-cell>
          <table:table-cell office:value-type="string" calcext:value-type="string">
            <text:p>Botswana</text:p>
          </table:table-cell>
          <table:table-cell table:formula="of:=VLOOKUP([.D33];[.$M$8:.$N$59];2;0)" office:value-type="string" office:string-value="" calcext:value-type="error">
            <text:p>#N/A</text:p>
          </table:table-cell>
          <table:table-cell office:value-type="float" office:value="1528.40587381304" calcext:value-type="float">
            <text:p>1528.40587381304</text:p>
          </table:table-cell>
          <table:table-cell office:value-type="float" office:value="1061.20597247614" calcext:value-type="float">
            <text:p>1061.20597247614</text:p>
          </table:table-cell>
          <table:table-cell office:value-type="float" office:value="3519.03221392596" calcext:value-type="float">
            <text:p>3519.03221392596</text:p>
          </table:table-cell>
          <table:table-cell office:value-type="float" office:value="444.315714979851" calcext:value-type="float">
            <text:p>444.315714979851</text:p>
          </table:table-cell>
          <table:table-cell office:value-type="float" office:value="649.044374247831" calcext:value-type="float">
            <text:p>649.044374247831</text:p>
          </table:table-cell>
          <table:table-cell table:number-columns-repeated="2"/>
          <table:table-cell office:value-type="string" calcext:value-type="string">
            <text:p>Belgiu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ma</text:p>
          </table:table-cell>
          <table:table-cell office:value-type="float" office:value="54806014" calcext:value-type="float">
            <text:p>54806014</text:p>
          </table:table-cell>
          <table:table-cell table:formula="of:=VLOOKUP([.A34];[.$F$288:.$G$340];2;0)" office:value-type="string" office:string-value="" calcext:value-type="error">
            <text:p>#N/A</text:p>
          </table:table-cell>
          <table:table-cell office:value-type="string" calcext:value-type="string">
            <text:p>Latvia</text:p>
          </table:table-cell>
          <table:table-cell table:formula="of:=VLOOKUP([.D34];[.$M$8:.$N$59];2;0)" office:value-type="float" office:value="1" calcext:value-type="float">
            <text:p>1</text:p>
          </table:table-cell>
          <table:table-cell office:value-type="float" office:value="350.410723499082" calcext:value-type="float">
            <text:p>350.410723499082</text:p>
          </table:table-cell>
          <table:table-cell office:value-type="float" office:value="334.983185738382" calcext:value-type="float">
            <text:p>334.983185738382</text:p>
          </table:table-cell>
          <table:table-cell office:value-type="float" office:value="15778.8459348597" calcext:value-type="float">
            <text:p>15778.8459348597</text:p>
          </table:table-cell>
          <table:table-cell office:value-type="float" office:value="262.799024035652" calcext:value-type="float">
            <text:p>262.799024035652</text:p>
          </table:table-cell>
          <table:table-cell office:value-type="float" office:value="433.004033335198" calcext:value-type="float">
            <text:p>433.004033335198</text:p>
          </table:table-cell>
          <table:table-cell table:number-columns-repeated="2"/>
          <table:table-cell office:value-type="string" calcext:value-type="string">
            <text:p>Costa R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12255429" calcext:value-type="float">
            <text:p>12255429</text:p>
          </table:table-cell>
          <table:table-cell table:formula="of:=VLOOKUP([.A35];[.$F$288:.$G$340];2;0)" office:value-type="string" office:string-value="" calcext:value-type="error">
            <text:p>#N/A</text:p>
          </table:table-cell>
          <table:table-cell office:value-type="string" calcext:value-type="string">
            <text:p>Brazil</text:p>
          </table:table-cell>
          <table:table-cell table:formula="of:=VLOOKUP([.D35];[.$M$8:.$N$59];2;0)" office:value-type="string" office:string-value="" calcext:value-type="error">
            <text:p>#N/A</text:p>
          </table:table-cell>
          <table:table-cell office:value-type="float" office:value="88640.5636585555" calcext:value-type="float">
            <text:p>88640.5636585555</text:p>
          </table:table-cell>
          <table:table-cell office:value-type="float" office:value="65366.0994673269" calcext:value-type="float">
            <text:p>65366.0994673269</text:p>
          </table:table-cell>
          <table:table-cell office:value-type="float" office:value="397993.049299833" calcext:value-type="float">
            <text:p>397993.049299833</text:p>
          </table:table-cell>
          <table:table-cell office:value-type="float" office:value="42336.3219261015" calcext:value-type="float">
            <text:p>42336.3219261015</text:p>
          </table:table-cell>
          <table:table-cell office:value-type="float" office:value="76550.6453727339" calcext:value-type="float">
            <text:p>76550.6453727339</text:p>
          </table:table-cell>
          <table:table-cell table:number-columns-repeated="2"/>
          <table:table-cell office:value-type="string" calcext:value-type="string">
            <text:p>United Kingdo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561901" calcext:value-type="float">
            <text:p>561901</text:p>
          </table:table-cell>
          <table:table-cell table:formula="of:=VLOOKUP([.A36];[.$F$288:.$G$340];2;0)" office:value-type="string" office:string-value="" calcext:value-type="error">
            <text:p>#N/A</text:p>
          </table:table-cell>
          <table:table-cell office:value-type="string" calcext:value-type="string">
            <text:p>Burundi</text:p>
          </table:table-cell>
          <table:table-cell table:formula="of:=VLOOKUP([.D36];[.$M$8:.$N$59];2;0)" office:value-type="string" office:string-value="" calcext:value-type="error">
            <text:p>#N/A</text:p>
          </table:table-cell>
          <table:table-cell office:value-type="float" office:value="6462.1575473282" calcext:value-type="float">
            <text:p>6462.1575473282</text:p>
          </table:table-cell>
          <table:table-cell office:value-type="float" office:value="1462.7556110954" calcext:value-type="float">
            <text:p>1462.7556110954</text:p>
          </table:table-cell>
          <table:table-cell office:value-type="float" office:value="10803.5343057605" calcext:value-type="float">
            <text:p>10803.5343057605</text:p>
          </table:table-cell>
          <table:table-cell office:value-type="float" office:value="1039.80631489104" calcext:value-type="float">
            <text:p>1039.80631489104</text:p>
          </table:table-cell>
          <table:table-cell office:value-type="float" office:value="2399.21109254408" calcext:value-type="float">
            <text:p>2399.21109254408</text:p>
          </table:table-cell>
          <table:table-cell table:number-columns-repeated="2"/>
          <table:table-cell office:value-type="string" calcext:value-type="string">
            <text:p>German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16946446" calcext:value-type="float">
            <text:p>16946446</text:p>
          </table:table-cell>
          <table:table-cell table:formula="of:=VLOOKUP([.A37];[.$F$288:.$G$340];2;0)" office:value-type="string" office:string-value="" calcext:value-type="error">
            <text:p>#N/A</text:p>
          </table:table-cell>
          <table:table-cell office:value-type="string" calcext:value-type="string">
            <text:p>Brunei</text:p>
          </table:table-cell>
          <table:table-cell table:formula="of:=VLOOKUP([.D37];[.$M$8:.$N$59];2;0)" office:value-type="string" office:string-value="" calcext:value-type="error">
            <text:p>#N/A</text:p>
          </table:table-cell>
          <table:table-cell office:value-type="float" office:value="81.9689356880556" calcext:value-type="float">
            <text:p>81.9689356880556</text:p>
          </table:table-cell>
          <table:table-cell office:value-type="float" office:value="171.199561041121" calcext:value-type="float">
            <text:p>171.199561041121</text:p>
          </table:table-cell>
          <table:table-cell office:value-type="float" office:value="507.830663876823" calcext:value-type="float">
            <text:p>507.830663876823</text:p>
          </table:table-cell>
          <table:table-cell office:value-type="float" office:value="78.1775844742204" calcext:value-type="float">
            <text:p>78.1775844742204</text:p>
          </table:table-cell>
          <table:table-cell office:value-type="float" office:value="92.9797279648728" calcext:value-type="float">
            <text:p>92.9797279648728</text:p>
          </table:table-cell>
          <table:table-cell table:number-columns-repeated="2"/>
          <table:table-cell office:value-type="string" calcext:value-type="string">
            <text:p>Slove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27224262" calcext:value-type="float">
            <text:p>27224262</text:p>
          </table:table-cell>
          <table:table-cell table:formula="of:=VLOOKUP([.A38];[.$F$288:.$G$340];2;0)" office:value-type="string" office:string-value="" calcext:value-type="error">
            <text:p>#N/A</text:p>
          </table:table-cell>
          <table:table-cell office:value-type="string" calcext:value-type="string">
            <text:p>Bulgaria</text:p>
          </table:table-cell>
          <table:table-cell table:formula="of:=VLOOKUP([.D38];[.$M$8:.$N$59];2;0)" office:value-type="float" office:value="1" calcext:value-type="float">
            <text:p>1</text:p>
          </table:table-cell>
          <table:table-cell office:value-type="float" office:value="1989.67448789841" calcext:value-type="float">
            <text:p>1989.67448789841</text:p>
          </table:table-cell>
          <table:table-cell office:value-type="float" office:value="2376.69813678874" calcext:value-type="float">
            <text:p>2376.69813678874</text:p>
          </table:table-cell>
          <table:table-cell office:value-type="float" office:value="79119.4241327552" calcext:value-type="float">
            <text:p>79119.4241327552</text:p>
          </table:table-cell>
          <table:table-cell office:value-type="float" office:value="1950.31032733639" calcext:value-type="float">
            <text:p>1950.31032733639</text:p>
          </table:table-cell>
          <table:table-cell office:value-type="float" office:value="3035.82958267828" calcext:value-type="float">
            <text:p>3035.82958267828</text:p>
          </table:table-cell>
          <table:table-cell table:number-columns-repeated="2"/>
          <table:table-cell office:value-type="string" calcext:value-type="string">
            <text:p>Greec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8067913" calcext:value-type="float">
            <text:p>38067913</text:p>
          </table:table-cell>
          <table:table-cell table:formula="of:=VLOOKUP([.A39];[.$F$288:.$G$340];2;0)" office:value-type="float" office:value="1" calcext:value-type="float">
            <text:p>1</text:p>
          </table:table-cell>
          <table:table-cell office:value-type="string" calcext:value-type="string">
            <text:p>Burkina Faso</text:p>
          </table:table-cell>
          <table:table-cell table:formula="of:=VLOOKUP([.D39];[.$M$8:.$N$59];2;0)" office:value-type="string" office:string-value="" calcext:value-type="error">
            <text:p>#N/A</text:p>
          </table:table-cell>
          <table:table-cell office:value-type="float" office:value="24391.6743646263" calcext:value-type="float">
            <text:p>24391.6743646263</text:p>
          </table:table-cell>
          <table:table-cell office:value-type="float" office:value="2975.0613974783" calcext:value-type="float">
            <text:p>2975.0613974783</text:p>
          </table:table-cell>
          <table:table-cell office:value-type="float" office:value="22150.7433259116" calcext:value-type="float">
            <text:p>22150.7433259116</text:p>
          </table:table-cell>
          <table:table-cell office:value-type="float" office:value="2822.35623518833" calcext:value-type="float">
            <text:p>2822.35623518833</text:p>
          </table:table-cell>
          <table:table-cell office:value-type="float" office:value="2713.91523052949" calcext:value-type="float">
            <text:p>2713.91523052949</text:p>
          </table:table-cell>
          <table:table-cell table:number-columns-repeated="2"/>
          <table:table-cell office:value-type="string" calcext:value-type="string">
            <text:p>United Sta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66498" calcext:value-type="float">
            <text:p>66498</text:p>
          </table:table-cell>
          <table:table-cell table:formula="of:=VLOOKUP([.A40];[.$F$288:.$G$340];2;0)" office:value-type="string" office:string-value="" calcext:value-type="error">
            <text:p>#N/A</text:p>
          </table:table-cell>
          <table:table-cell office:value-type="string" calcext:value-type="string">
            <text:p>Cambodia</text:p>
          </table:table-cell>
          <table:table-cell table:formula="of:=VLOOKUP([.D40];[.$M$8:.$N$59];2;0)" office:value-type="string" office:string-value="" calcext:value-type="error">
            <text:p>#N/A</text:p>
          </table:table-cell>
          <table:table-cell office:value-type="float" office:value="12066.2508829822" calcext:value-type="float">
            <text:p>12066.2508829822</text:p>
          </table:table-cell>
          <table:table-cell office:value-type="float" office:value="3631.08125785644" calcext:value-type="float">
            <text:p>3631.08125785644</text:p>
          </table:table-cell>
          <table:table-cell office:value-type="float" office:value="30312.5416851746" calcext:value-type="float">
            <text:p>30312.5416851746</text:p>
          </table:table-cell>
          <table:table-cell office:value-type="float" office:value="2192.53777439319" calcext:value-type="float">
            <text:p>2192.53777439319</text:p>
          </table:table-cell>
          <table:table-cell office:value-type="float" office:value="4959.27720454374" calcext:value-type="float">
            <text:p>4959.27720454374</text:p>
          </table:table-cell>
          <table:table-cell table:number-columns-repeated="2"/>
          <table:table-cell office:value-type="string" calcext:value-type="string">
            <text:p>Slovak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4919987" calcext:value-type="float">
            <text:p>4919987</text:p>
          </table:table-cell>
          <table:table-cell table:formula="of:=VLOOKUP([.A41];[.$F$288:.$G$340];2;0)" office:value-type="string" office:string-value="" calcext:value-type="error">
            <text:p>#N/A</text:p>
          </table:table-cell>
          <table:table-cell office:value-type="string" calcext:value-type="string">
            <text:p>Cameroon</text:p>
          </table:table-cell>
          <table:table-cell table:formula="of:=VLOOKUP([.D41];[.$M$8:.$N$59];2;0)" office:value-type="string" office:string-value="" calcext:value-type="error">
            <text:p>#N/A</text:p>
          </table:table-cell>
          <table:table-cell office:value-type="float" office:value="17015.2052893548" calcext:value-type="float">
            <text:p>17015.2052893548</text:p>
          </table:table-cell>
          <table:table-cell office:value-type="float" office:value="5186.97199306117" calcext:value-type="float">
            <text:p>5186.97199306117</text:p>
          </table:table-cell>
          <table:table-cell office:value-type="float" office:value="26490.7694633135" calcext:value-type="float">
            <text:p>26490.7694633135</text:p>
          </table:table-cell>
          <table:table-cell office:value-type="float" office:value="4782.91630319003" calcext:value-type="float">
            <text:p>4782.91630319003</text:p>
          </table:table-cell>
          <table:table-cell office:value-type="float" office:value="4165.72162441035" calcext:value-type="float">
            <text:p>4165.72162441035</text:p>
          </table:table-cell>
          <table:table-cell table:number-columns-repeated="2"/>
          <table:table-cell office:value-type="string" calcext:value-type="string">
            <text:p>Monteneg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16914985" calcext:value-type="float">
            <text:p>16914985</text:p>
          </table:table-cell>
          <table:table-cell table:formula="of:=VLOOKUP([.A42];[.$F$288:.$G$340];2;0)" office:value-type="string" office:string-value="" calcext:value-type="error">
            <text:p>#N/A</text:p>
          </table:table-cell>
          <table:table-cell office:value-type="string" calcext:value-type="string">
            <text:p>Canada</text:p>
          </table:table-cell>
          <table:table-cell table:formula="of:=VLOOKUP([.D42];[.$M$8:.$N$59];2;0)" office:value-type="float" office:value="1" calcext:value-type="float">
            <text:p>1</text:p>
          </table:table-cell>
          <table:table-cell office:value-type="float" office:value="9125.21486227609" calcext:value-type="float">
            <text:p>9125.21486227609</text:p>
          </table:table-cell>
          <table:table-cell office:value-type="float" office:value="7419.53412536285" calcext:value-type="float">
            <text:p>7419.53412536285</text:p>
          </table:table-cell>
          <table:table-cell office:value-type="float" office:value="82644.1594370686" calcext:value-type="float">
            <text:p>82644.1594370686</text:p>
          </table:table-cell>
          <table:table-cell office:value-type="float" office:value="7501.12168888616" calcext:value-type="float">
            <text:p>7501.12168888616</text:p>
          </table:table-cell>
          <table:table-cell office:value-type="float" office:value="18385.190279263" calcext:value-type="float">
            <text:p>18385.190279263</text:p>
          </table:table-cell>
          <table:table-cell table:number-columns-repeated="2"/>
          <table:table-cell office:value-type="string" calcext:value-type="string">
            <text:p>Lithua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9212362" calcext:value-type="float">
            <text:p>19212362</text:p>
          </table:table-cell>
          <table:table-cell table:formula="of:=VLOOKUP([.A43];[.$F$288:.$G$340];2;0)" office:value-type="float" office:value="1" calcext:value-type="float">
            <text:p>1</text:p>
          </table:table-cell>
          <table:table-cell office:value-type="string" calcext:value-type="string">
            <text:p>Cape Verde</text:p>
          </table:table-cell>
          <table:table-cell table:formula="of:=VLOOKUP([.D43];[.$M$8:.$N$59];2;0)" office:value-type="string" office:string-value="" calcext:value-type="error">
            <text:p>#N/A</text:p>
          </table:table-cell>
          <table:table-cell office:value-type="float" office:value="293.506384025957" calcext:value-type="float">
            <text:p>293.506384025957</text:p>
          </table:table-cell>
          <table:table-cell office:value-type="float" office:value="133.70354722133" calcext:value-type="float">
            <text:p>133.70354722133</text:p>
          </table:table-cell>
          <table:table-cell office:value-type="float" office:value="1073.45078787112" calcext:value-type="float">
            <text:p>1073.45078787112</text:p>
          </table:table-cell>
          <table:table-cell office:value-type="float" office:value="104.559746083638" calcext:value-type="float">
            <text:p>104.559746083638</text:p>
          </table:table-cell>
          <table:table-cell office:value-type="float" office:value="106.711093525252" calcext:value-type="float">
            <text:p>106.711093525252</text:p>
          </table:table-cell>
          <table:table-cell table:number-columns-repeated="2"/>
          <table:table-cell office:value-type="string" calcext:value-type="string">
            <text:p>Ita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444216102" calcext:value-type="float">
            <text:p>1444216102</text:p>
          </table:table-cell>
          <table:table-cell table:formula="of:=VLOOKUP([.A44];[.$F$288:.$G$340];2;0)" office:value-type="string" office:string-value="" calcext:value-type="error">
            <text:p>#N/A</text:p>
          </table:table-cell>
          <table:table-cell office:value-type="string" calcext:value-type="string">
            <text:p>Caribbean</text:p>
          </table:table-cell>
          <table:table-cell table:formula="of:=VLOOKUP([.D44];[.$M$8:.$N$59];2;0)" office:value-type="string" office:string-value="" calcext:value-type="error">
            <text:p>#N/A</text:p>
          </table:table-cell>
          <table:table-cell office:value-type="float" office:value="19181.7883880383" calcext:value-type="float">
            <text:p>19181.7883880383</text:p>
          </table:table-cell>
          <table:table-cell office:value-type="float" office:value="19505.6880649465" calcext:value-type="float">
            <text:p>19505.6880649465</text:p>
          </table:table-cell>
          <table:table-cell office:value-type="float" office:value="125368.484330426" calcext:value-type="float">
            <text:p>125368.484330426</text:p>
          </table:table-cell>
          <table:table-cell office:value-type="float" office:value="12663.8777110708" calcext:value-type="float">
            <text:p>12663.8777110708</text:p>
          </table:table-cell>
          <table:table-cell office:value-type="float" office:value="13766.3418875648" calcext:value-type="float">
            <text:p>13766.3418875648</text:p>
          </table:table-cell>
          <table:table-cell table:number-columns-repeated="2"/>
          <table:table-cell office:value-type="string" calcext:value-type="string">
            <text:p>Latv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51265841" calcext:value-type="float">
            <text:p>51265841</text:p>
          </table:table-cell>
          <table:table-cell table:formula="of:=VLOOKUP([.A45];[.$F$288:.$G$340];2;0)" office:value-type="float" office:value="1" calcext:value-type="float">
            <text:p>1</text:p>
          </table:table-cell>
          <table:table-cell office:value-type="string" calcext:value-type="string">
            <text:p>Central African Republic</text:p>
          </table:table-cell>
          <table:table-cell table:formula="of:=VLOOKUP([.D45];[.$M$8:.$N$59];2;0)" office:value-type="string" office:string-value="" calcext:value-type="error">
            <text:p>#N/A</text:p>
          </table:table-cell>
          <table:table-cell office:value-type="float" office:value="5677.06338603758" calcext:value-type="float">
            <text:p>5677.06338603758</text:p>
          </table:table-cell>
          <table:table-cell office:value-type="float" office:value="1021.0273215931" calcext:value-type="float">
            <text:p>1021.0273215931</text:p>
          </table:table-cell>
          <table:table-cell office:value-type="float" office:value="7209.52208258436" calcext:value-type="float">
            <text:p>7209.52208258436</text:p>
          </table:table-cell>
          <table:table-cell office:value-type="float" office:value="652.81506043794" calcext:value-type="float">
            <text:p>652.81506043794</text:p>
          </table:table-cell>
          <table:table-cell office:value-type="float" office:value="1578.5452810732" calcext:value-type="float">
            <text:p>1578.5452810732</text:p>
          </table:table-cell>
          <table:table-cell table:number-columns-repeated="2"/>
          <table:table-cell office:value-type="string" calcext:value-type="string">
            <text:p>Czech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888456" calcext:value-type="float">
            <text:p>888456</text:p>
          </table:table-cell>
          <table:table-cell table:formula="of:=VLOOKUP([.A46];[.$F$288:.$G$340];2;0)" office:value-type="string" office:string-value="" calcext:value-type="error">
            <text:p>#N/A</text:p>
          </table:table-cell>
          <table:table-cell office:value-type="string" calcext:value-type="string">
            <text:p>Central Asia</text:p>
          </table:table-cell>
          <table:table-cell table:formula="of:=VLOOKUP([.D46];[.$M$8:.$N$59];2;0)" office:value-type="string" office:string-value="" calcext:value-type="error">
            <text:p>#N/A</text:p>
          </table:table-cell>
          <table:table-cell office:value-type="float" office:value="24430.4053538343" calcext:value-type="float">
            <text:p>24430.4053538343</text:p>
          </table:table-cell>
          <table:table-cell office:value-type="float" office:value="18375.7222071349" calcext:value-type="float">
            <text:p>18375.7222071349</text:p>
          </table:table-cell>
          <table:table-cell office:value-type="float" office:value="325607.758542387" calcext:value-type="float">
            <text:p>325607.758542387</text:p>
          </table:table-cell>
          <table:table-cell office:value-type="float" office:value="10380.7738246687" calcext:value-type="float">
            <text:p>10380.7738246687</text:p>
          </table:table-cell>
          <table:table-cell office:value-type="float" office:value="22237.4639525062" calcext:value-type="float">
            <text:p>22237.4639525062</text:p>
          </table:table-cell>
          <table:table-cell table:number-columns-repeated="2"/>
          <table:table-cell office:value-type="string" calcext:value-type="string">
            <text:p>South Afri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go (Brazzaville)</text:p>
          </table:table-cell>
          <table:table-cell office:value-type="float" office:value="5657017" calcext:value-type="float">
            <text:p>5657017</text:p>
          </table:table-cell>
          <table:table-cell table:formula="of:=VLOOKUP([.A47];[.$F$288:.$G$340];2;0)" office:value-type="string" office:string-value="" calcext:value-type="error">
            <text:p>#N/A</text:p>
          </table:table-cell>
          <table:table-cell office:value-type="string" calcext:value-type="string">
            <text:p>Central Europe</text:p>
          </table:table-cell>
          <table:table-cell table:formula="of:=VLOOKUP([.D47];[.$M$8:.$N$59];2;0)" office:value-type="string" office:string-value="" calcext:value-type="error">
            <text:p>#N/A</text:p>
          </table:table-cell>
          <table:table-cell office:value-type="float" office:value="30679.3681447892" calcext:value-type="float">
            <text:p>30679.3681447892</text:p>
          </table:table-cell>
          <table:table-cell office:value-type="float" office:value="28571.24354627" calcext:value-type="float">
            <text:p>28571.24354627</text:p>
          </table:table-cell>
          <table:table-cell office:value-type="float" office:value="690175.153002744" calcext:value-type="float">
            <text:p>690175.153002744</text:p>
          </table:table-cell>
          <table:table-cell office:value-type="float" office:value="18761.6693075276" calcext:value-type="float">
            <text:p>18761.6693075276</text:p>
          </table:table-cell>
          <table:table-cell office:value-type="float" office:value="42772.8512916704" calcext:value-type="float">
            <text:p>42772.8512916704</text:p>
          </table:table-cell>
          <table:table-cell table:number-columns-repeated="2"/>
          <table:table-cell office:value-type="string" calcext:value-type="string">
            <text:p>Croat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go (Kinshasa)</text:p>
          </table:table-cell>
          <table:table-cell office:value-type="float" office:value="92377986" calcext:value-type="float">
            <text:p>92377986</text:p>
          </table:table-cell>
          <table:table-cell table:formula="of:=VLOOKUP([.A48];[.$F$288:.$G$340];2;0)" office:value-type="string" office:string-value="" calcext:value-type="error">
            <text:p>#N/A</text:p>
          </table:table-cell>
          <table:table-cell office:value-type="string" calcext:value-type="string">
            <text:p>Commonwealth High Income</text:p>
          </table:table-cell>
          <table:table-cell table:formula="of:=VLOOKUP([.D48];[.$M$8:.$N$59];2;0)" office:value-type="string" office:string-value="" calcext:value-type="error">
            <text:p>#N/A</text:p>
          </table:table-cell>
          <table:table-cell office:value-type="float" office:value="60739.6797067914" calcext:value-type="float">
            <text:p>60739.6797067914</text:p>
          </table:table-cell>
          <table:table-cell office:value-type="float" office:value="22067.618823244" calcext:value-type="float">
            <text:p>22067.618823244</text:p>
          </table:table-cell>
          <table:table-cell office:value-type="float" office:value="352630.942098577" calcext:value-type="float">
            <text:p>352630.942098577</text:p>
          </table:table-cell>
          <table:table-cell office:value-type="float" office:value="23640.3089570749" calcext:value-type="float">
            <text:p>23640.3089570749</text:p>
          </table:table-cell>
          <table:table-cell office:value-type="float" office:value="85840.8832718963" calcext:value-type="float">
            <text:p>85840.8832718963</text:p>
          </table:table-cell>
          <table:table-cell table:number-columns-repeated="2"/>
          <table:table-cell office:value-type="string" calcext:value-type="string">
            <text:p>Chi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float" office:value="17572" calcext:value-type="float">
            <text:p>17572</text:p>
          </table:table-cell>
          <table:table-cell table:formula="of:=VLOOKUP([.A49];[.$F$288:.$G$340];2;0)" office:value-type="string" office:string-value="" calcext:value-type="error">
            <text:p>#N/A</text:p>
          </table:table-cell>
          <table:table-cell office:value-type="string" calcext:value-type="string">
            <text:p>Central Europe, Eastern Europe, and Central Asia</text:p>
          </table:table-cell>
          <table:table-cell table:formula="of:=VLOOKUP([.D49];[.$M$8:.$N$59];2;0)" office:value-type="string" office:string-value="" calcext:value-type="error">
            <text:p>#N/A</text:p>
          </table:table-cell>
          <table:table-cell office:value-type="float" office:value="99947.367407529" calcext:value-type="float">
            <text:p>99947.367407529</text:p>
          </table:table-cell>
          <table:table-cell office:value-type="float" office:value="69904.4279557315" calcext:value-type="float">
            <text:p>69904.4279557315</text:p>
          </table:table-cell>
          <table:table-cell office:value-type="float" office:value="2614148.20256954" calcext:value-type="float">
            <text:p>2614148.20256954</text:p>
          </table:table-cell>
          <table:table-cell office:value-type="float" office:value="45073.6624329904" calcext:value-type="float">
            <text:p>45073.6624329904</text:p>
          </table:table-cell>
          <table:table-cell office:value-type="float" office:value="121506.278728729" calcext:value-type="float">
            <text:p>121506.278728729</text:p>
          </table:table-cell>
          <table:table-cell table:number-columns-repeated="2"/>
          <table:table-cell office:value-type="string" calcext:value-type="string">
            <text:p>Colomb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5139053" calcext:value-type="float">
            <text:p>5139053</text:p>
          </table:table-cell>
          <table:table-cell table:formula="of:=VLOOKUP([.A50];[.$F$288:.$G$340];2;0)" office:value-type="float" office:value="1" calcext:value-type="float">
            <text:p>1</text:p>
          </table:table-cell>
          <table:table-cell office:value-type="string" calcext:value-type="string">
            <text:p>Central Latin America</text:p>
          </table:table-cell>
          <table:table-cell table:formula="of:=VLOOKUP([.D50];[.$M$8:.$N$59];2;0)" office:value-type="string" office:string-value="" calcext:value-type="error">
            <text:p>#N/A</text:p>
          </table:table-cell>
          <table:table-cell office:value-type="float" office:value="51850.5738434181" calcext:value-type="float">
            <text:p>51850.5738434181</text:p>
          </table:table-cell>
          <table:table-cell office:value-type="float" office:value="105432.660645767" calcext:value-type="float">
            <text:p>105432.660645767</text:p>
          </table:table-cell>
          <table:table-cell office:value-type="float" office:value="362450.562406586" calcext:value-type="float">
            <text:p>362450.562406586</text:p>
          </table:table-cell>
          <table:table-cell office:value-type="float" office:value="111705.190124887" calcext:value-type="float">
            <text:p>111705.190124887</text:p>
          </table:table-cell>
          <table:table-cell office:value-type="float" office:value="74582.1484124945" calcext:value-type="float">
            <text:p>74582.1484124945</text:p>
          </table:table-cell>
          <table:table-cell table:number-columns-repeated="2"/>
          <table:table-cell office:value-type="string" calcext:value-type="string">
            <text:p>Moldov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27053629" calcext:value-type="float">
            <text:p>27053629</text:p>
          </table:table-cell>
          <table:table-cell table:formula="of:=VLOOKUP([.A51];[.$F$288:.$G$340];2;0)" office:value-type="string" office:string-value="" calcext:value-type="error">
            <text:p>#N/A</text:p>
          </table:table-cell>
          <table:table-cell office:value-type="string" calcext:value-type="string">
            <text:p>Central sub-Saharan Africa</text:p>
          </table:table-cell>
          <table:table-cell table:formula="of:=VLOOKUP([.D51];[.$M$8:.$N$59];2;0)" office:value-type="string" office:string-value="" calcext:value-type="error">
            <text:p>#N/A</text:p>
          </table:table-cell>
          <table:table-cell office:value-type="float" office:value="66198.7584341201" calcext:value-type="float">
            <text:p>66198.7584341201</text:p>
          </table:table-cell>
          <table:table-cell office:value-type="float" office:value="18414.8424307366" calcext:value-type="float">
            <text:p>18414.8424307366</text:p>
          </table:table-cell>
          <table:table-cell office:value-type="float" office:value="133436.615885871" calcext:value-type="float">
            <text:p>133436.615885871</text:p>
          </table:table-cell>
          <table:table-cell office:value-type="float" office:value="12358.3108183975" calcext:value-type="float">
            <text:p>12358.3108183975</text:p>
          </table:table-cell>
          <table:table-cell office:value-type="float" office:value="26971.7229220589" calcext:value-type="float">
            <text:p>26971.7229220589</text:p>
          </table:table-cell>
          <table:table-cell table:number-columns-repeated="2"/>
          <table:table-cell office:value-type="string" calcext:value-type="string">
            <text:p>Pol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081657" calcext:value-type="float">
            <text:p>4081657</text:p>
          </table:table-cell>
          <table:table-cell table:formula="of:=VLOOKUP([.A52];[.$F$288:.$G$340];2;0)" office:value-type="float" office:value="1" calcext:value-type="float">
            <text:p>1</text:p>
          </table:table-cell>
          <table:table-cell office:value-type="string" calcext:value-type="string">
            <text:p>Chad</text:p>
          </table:table-cell>
          <table:table-cell table:formula="of:=VLOOKUP([.D52];[.$M$8:.$N$59];2;0)" office:value-type="string" office:string-value="" calcext:value-type="error">
            <text:p>#N/A</text:p>
          </table:table-cell>
          <table:table-cell office:value-type="float" office:value="19446.6636468218" calcext:value-type="float">
            <text:p>19446.6636468218</text:p>
          </table:table-cell>
          <table:table-cell office:value-type="float" office:value="1720.21819453938" calcext:value-type="float">
            <text:p>1720.21819453938</text:p>
          </table:table-cell>
          <table:table-cell office:value-type="float" office:value="13837.2708000526" calcext:value-type="float">
            <text:p>13837.2708000526</text:p>
          </table:table-cell>
          <table:table-cell office:value-type="float" office:value="1817.3192219991" calcext:value-type="float">
            <text:p>1817.3192219991</text:p>
          </table:table-cell>
          <table:table-cell office:value-type="float" office:value="2760.96750844905" calcext:value-type="float">
            <text:p>2760.96750844905</text:p>
          </table:table-cell>
          <table:table-cell table:number-columns-repeated="2"/>
          <table:table-cell office:value-type="string" calcext:value-type="string">
            <text:p>Ukra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11317498" calcext:value-type="float">
            <text:p>11317498</text:p>
          </table:table-cell>
          <table:table-cell table:formula="of:=VLOOKUP([.A53];[.$F$288:.$G$340];2;0)" office:value-type="string" office:string-value="" calcext:value-type="error">
            <text:p>#N/A</text:p>
          </table:table-cell>
          <table:table-cell office:value-type="string" calcext:value-type="string">
            <text:p>Chile</text:p>
          </table:table-cell>
          <table:table-cell table:formula="of:=VLOOKUP([.D53];[.$M$8:.$N$59];2;0)" office:value-type="float" office:value="1" calcext:value-type="float">
            <text:p>1</text:p>
          </table:table-cell>
          <table:table-cell office:value-type="float" office:value="4702.65711912501" calcext:value-type="float">
            <text:p>4702.65711912501</text:p>
          </table:table-cell>
          <table:table-cell office:value-type="float" office:value="3821.70698296738" calcext:value-type="float">
            <text:p>3821.70698296738</text:p>
          </table:table-cell>
          <table:table-cell office:value-type="float" office:value="30114.9473327203" calcext:value-type="float">
            <text:p>30114.9473327203</text:p>
          </table:table-cell>
          <table:table-cell office:value-type="float" office:value="5037.72109473207" calcext:value-type="float">
            <text:p>5037.72109473207</text:p>
          </table:table-cell>
          <table:table-cell office:value-type="float" office:value="6389.12243701203" calcext:value-type="float">
            <text:p>6389.12243701203</text:p>
          </table:table-cell>
          <table:table-cell table:number-columns-repeated="2"/>
          <table:table-cell office:value-type="string" calcext:value-type="string">
            <text:p>Russ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uracao</text:p>
          </table:table-cell>
          <table:table-cell office:value-type="float" office:value="164796" calcext:value-type="float">
            <text:p>164796</text:p>
          </table:table-cell>
          <table:table-cell table:formula="of:=VLOOKUP([.A54];[.$F$288:.$G$340];2;0)" office:value-type="string" office:string-value="" calcext:value-type="error">
            <text:p>#N/A</text:p>
          </table:table-cell>
          <table:table-cell office:value-type="string" calcext:value-type="string">
            <text:p>China</text:p>
          </table:table-cell>
          <table:table-cell table:formula="of:=VLOOKUP([.D54];[.$M$8:.$N$59];2;0)" office:value-type="string" office:string-value="" calcext:value-type="error">
            <text:p>#N/A</text:p>
          </table:table-cell>
          <table:table-cell office:value-type="float" office:value="185264.333159159" calcext:value-type="float">
            <text:p>185264.333159159</text:p>
          </table:table-cell>
          <table:table-cell office:value-type="float" office:value="172891.863905622" calcext:value-type="float">
            <text:p>172891.863905622</text:p>
          </table:table-cell>
          <table:table-cell office:value-type="float" office:value="4584273.15919669" calcext:value-type="float">
            <text:p>4584273.15919669</text:p>
          </table:table-cell>
          <table:table-cell office:value-type="float" office:value="196726.240685841" calcext:value-type="float">
            <text:p>196726.240685841</text:p>
          </table:table-cell>
          <table:table-cell office:value-type="float" office:value="1085272.61113998" calcext:value-type="float">
            <text:p>1085272.61113998</text:p>
          </table:table-cell>
          <table:table-cell table:number-columns-repeated="2"/>
          <table:table-cell office:value-type="string" calcext:value-type="string">
            <text:p>Roma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896005" calcext:value-type="float">
            <text:p>896005</text:p>
          </table:table-cell>
          <table:table-cell table:formula="of:=VLOOKUP([.A55];[.$F$288:.$G$340];2;0)" office:value-type="string" office:string-value="" calcext:value-type="error">
            <text:p>#N/A</text:p>
          </table:table-cell>
          <table:table-cell office:value-type="string" calcext:value-type="string">
            <text:p>Colombia</text:p>
          </table:table-cell>
          <table:table-cell table:formula="of:=VLOOKUP([.D55];[.$M$8:.$N$59];2;0)" office:value-type="float" office:value="1" calcext:value-type="float">
            <text:p>1</text:p>
          </table:table-cell>
          <table:table-cell office:value-type="float" office:value="7898.56550747909" calcext:value-type="float">
            <text:p>7898.56550747909</text:p>
          </table:table-cell>
          <table:table-cell office:value-type="float" office:value="7047.528799999" calcext:value-type="float">
            <text:p>7047.528799999</text:p>
          </table:table-cell>
          <table:table-cell office:value-type="float" office:value="72628.6314040438" calcext:value-type="float">
            <text:p>72628.6314040438</text:p>
          </table:table-cell>
          <table:table-cell office:value-type="float" office:value="9495.96121304269" calcext:value-type="float">
            <text:p>9495.96121304269</text:p>
          </table:table-cell>
          <table:table-cell office:value-type="float" office:value="17772.2637755913" calcext:value-type="float">
            <text:p>17772.2637755913</text:p>
          </table:table-cell>
          <table:table-cell table:number-columns-repeated="2"/>
          <table:table-cell office:value-type="string" calcext:value-type="string">
            <text:p>Hungar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float" office:value="10724553" calcext:value-type="float">
            <text:p>10724553</text:p>
          </table:table-cell>
          <table:table-cell table:formula="of:=VLOOKUP([.A56];[.$F$288:.$G$340];2;0)" office:value-type="float" office:value="1" calcext:value-type="float">
            <text:p>1</text:p>
          </table:table-cell>
          <table:table-cell office:value-type="string" calcext:value-type="string">
            <text:p>Commonwealth</text:p>
          </table:table-cell>
          <table:table-cell table:formula="of:=VLOOKUP([.D56];[.$M$8:.$N$59];2;0)" office:value-type="string" office:string-value="" calcext:value-type="error">
            <text:p>#N/A</text:p>
          </table:table-cell>
          <table:table-cell office:value-type="float" office:value="992812.689719693" calcext:value-type="float">
            <text:p>992812.689719693</text:p>
          </table:table-cell>
          <table:table-cell office:value-type="float" office:value="505323.621766606" calcext:value-type="float">
            <text:p>505323.621766606</text:p>
          </table:table-cell>
          <table:table-cell office:value-type="float" office:value="4269961.33172934" calcext:value-type="float">
            <text:p>4269961.33172934</text:p>
          </table:table-cell>
          <table:table-cell office:value-type="float" office:value="386141.734504608" calcext:value-type="float">
            <text:p>386141.734504608</text:p>
          </table:table-cell>
          <table:table-cell office:value-type="float" office:value="1526917.32721251" calcext:value-type="float">
            <text:p>1526917.32721251</text:p>
          </table:table-cell>
          <table:table-cell table:number-columns-repeated="2"/>
          <table:table-cell office:value-type="string" calcext:value-type="string">
            <text:p>North Macedon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813302" calcext:value-type="float">
            <text:p>5813302</text:p>
          </table:table-cell>
          <table:table-cell table:formula="of:=VLOOKUP([.A57];[.$F$288:.$G$340];2;0)" office:value-type="float" office:value="1" calcext:value-type="float">
            <text:p>1</text:p>
          </table:table-cell>
          <table:table-cell office:value-type="string" calcext:value-type="string">
            <text:p>Commonwealth Low Income</text:p>
          </table:table-cell>
          <table:table-cell table:formula="of:=VLOOKUP([.D57];[.$M$8:.$N$59];2;0)" office:value-type="string" office:string-value="" calcext:value-type="error">
            <text:p>#N/A</text:p>
          </table:table-cell>
          <table:table-cell office:value-type="float" office:value="146123.894797344" calcext:value-type="float">
            <text:p>146123.894797344</text:p>
          </table:table-cell>
          <table:table-cell office:value-type="float" office:value="62960.1985803316" calcext:value-type="float">
            <text:p>62960.1985803316</text:p>
          </table:table-cell>
          <table:table-cell office:value-type="float" office:value="516190.879533329" calcext:value-type="float">
            <text:p>516190.879533329</text:p>
          </table:table-cell>
          <table:table-cell office:value-type="float" office:value="33887.3609946195" calcext:value-type="float">
            <text:p>33887.3609946195</text:p>
          </table:table-cell>
          <table:table-cell office:value-type="float" office:value="101238.297240231" calcext:value-type="float">
            <text:p>101238.297240231</text:p>
          </table:table-cell>
          <table:table-cell table:number-columns-repeated="2"/>
          <table:table-cell office:value-type="string" calcext:value-type="string">
            <text:p>Mex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002197" calcext:value-type="float">
            <text:p>1002197</text:p>
          </table:table-cell>
          <table:table-cell table:formula="of:=VLOOKUP([.A58];[.$F$288:.$G$340];2;0)" office:value-type="string" office:string-value="" calcext:value-type="error">
            <text:p>#N/A</text:p>
          </table:table-cell>
          <table:table-cell office:value-type="string" calcext:value-type="string">
            <text:p>Commonwealth Middle Income</text:p>
          </table:table-cell>
          <table:table-cell table:formula="of:=VLOOKUP([.D58];[.$M$8:.$N$59];2;0)" office:value-type="string" office:string-value="" calcext:value-type="error">
            <text:p>#N/A</text:p>
          </table:table-cell>
          <table:table-cell office:value-type="float" office:value="785949.115215557" calcext:value-type="float">
            <text:p>785949.115215557</text:p>
          </table:table-cell>
          <table:table-cell office:value-type="float" office:value="420295.804363032" calcext:value-type="float">
            <text:p>420295.804363032</text:p>
          </table:table-cell>
          <table:table-cell office:value-type="float" office:value="3401139.51009743" calcext:value-type="float">
            <text:p>3401139.51009743</text:p>
          </table:table-cell>
          <table:table-cell office:value-type="float" office:value="328614.064552914" calcext:value-type="float">
            <text:p>328614.064552914</text:p>
          </table:table-cell>
          <table:table-cell office:value-type="float" office:value="1339838.14670038" calcext:value-type="float">
            <text:p>1339838.14670038</text:p>
          </table:table-cell>
          <table:table-cell table:number-columns-repeated="2"/>
          <table:table-cell office:value-type="string" calcext:value-type="string">
            <text:p>Bulga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72172" calcext:value-type="float">
            <text:p>72172</text:p>
          </table:table-cell>
          <table:table-cell table:formula="of:=VLOOKUP([.A59];[.$F$288:.$G$340];2;0)" office:value-type="string" office:string-value="" calcext:value-type="error">
            <text:p>#N/A</text:p>
          </table:table-cell>
          <table:table-cell office:value-type="string" calcext:value-type="string">
            <text:p>Comoros</text:p>
          </table:table-cell>
          <table:table-cell table:formula="of:=VLOOKUP([.D59];[.$M$8:.$N$59];2;0)" office:value-type="string" office:string-value="" calcext:value-type="error">
            <text:p>#N/A</text:p>
          </table:table-cell>
          <table:table-cell office:value-type="float" office:value="449.524632533452" calcext:value-type="float">
            <text:p>449.524632533452</text:p>
          </table:table-cell>
          <table:table-cell office:value-type="float" office:value="162.57728324116" calcext:value-type="float">
            <text:p>162.57728324116</text:p>
          </table:table-cell>
          <table:table-cell office:value-type="float" office:value="1142.70060408039" calcext:value-type="float">
            <text:p>1142.70060408039</text:p>
          </table:table-cell>
          <table:table-cell office:value-type="float" office:value="116.537126260804" calcext:value-type="float">
            <text:p>116.537126260804</text:p>
          </table:table-cell>
          <table:table-cell office:value-type="float" office:value="167.142494205621" calcext:value-type="float">
            <text:p>167.142494205621</text:p>
          </table:table-cell>
          <table:table-cell table:number-columns-repeated="2"/>
          <table:table-cell office:value-type="string" calcext:value-type="string">
            <text:p>Bosnia and Herzegovin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10953714" calcext:value-type="float">
            <text:p>10953714</text:p>
          </table:table-cell>
          <table:table-cell table:formula="of:=VLOOKUP([.A60];[.$F$288:.$G$340];2;0)" office:value-type="string" office:string-value="" calcext:value-type="error">
            <text:p>#N/A</text:p>
          </table:table-cell>
          <table:table-cell office:value-type="string" calcext:value-type="string">
            <text:p>Congo</text:p>
          </table:table-cell>
          <table:table-cell table:formula="of:=VLOOKUP([.D60];[.$M$8:.$N$59];2;0)" office:value-type="string" office:string-value="" calcext:value-type="error">
            <text:p>#N/A</text:p>
          </table:table-cell>
          <table:table-cell office:value-type="float" office:value="2032.86958725846" calcext:value-type="float">
            <text:p>2032.86958725846</text:p>
          </table:table-cell>
          <table:table-cell office:value-type="float" office:value="1168.89042593958" calcext:value-type="float">
            <text:p>1168.89042593958</text:p>
          </table:table-cell>
          <table:table-cell office:value-type="float" office:value="7096.36070104455" calcext:value-type="float">
            <text:p>7096.36070104455</text:p>
          </table:table-cell>
          <table:table-cell office:value-type="float" office:value="701.066017665378" calcext:value-type="float">
            <text:p>701.066017665378</text:p>
          </table:table-cell>
          <table:table-cell office:value-type="float" office:value="996.94090633609" calcext:value-type="float">
            <text:p>996.940906336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17888474" calcext:value-type="float">
            <text:p>17888474</text:p>
          </table:table-cell>
          <table:table-cell table:formula="of:=VLOOKUP([.A61];[.$F$288:.$G$340];2;0)" office:value-type="string" office:string-value="" calcext:value-type="error">
            <text:p>#N/A</text:p>
          </table:table-cell>
          <table:table-cell office:value-type="string" calcext:value-type="string">
            <text:p>Cook Islands</text:p>
          </table:table-cell>
          <table:table-cell table:formula="of:=VLOOKUP([.D61];[.$M$8:.$N$59];2;0)" office:value-type="string" office:string-value="" calcext:value-type="error">
            <text:p>#N/A</text:p>
          </table:table-cell>
          <table:table-cell office:value-type="float" office:value="9.68426801161882" calcext:value-type="float">
            <text:p>9.68426801161882</text:p>
          </table:table-cell>
          <table:table-cell office:value-type="float" office:value="27.0571463534602" calcext:value-type="float">
            <text:p>27.0571463534602</text:p>
          </table:table-cell>
          <table:table-cell office:value-type="float" office:value="58.3726011771262" calcext:value-type="float">
            <text:p>58.3726011771262</text:p>
          </table:table-cell>
          <table:table-cell office:value-type="float" office:value="6.92943122494506" calcext:value-type="float">
            <text:p>6.92943122494506</text:p>
          </table:table-cell>
          <table:table-cell office:value-type="float" office:value="7.49947425654915" calcext:value-type="float">
            <text:p>7.499474256549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104258327" calcext:value-type="float">
            <text:p>104258327</text:p>
          </table:table-cell>
          <table:table-cell table:formula="of:=VLOOKUP([.A62];[.$F$288:.$G$340];2;0)" office:value-type="string" office:string-value="" calcext:value-type="error">
            <text:p>#N/A</text:p>
          </table:table-cell>
          <table:table-cell office:value-type="string" calcext:value-type="string">
            <text:p>Costa Rica</text:p>
          </table:table-cell>
          <table:table-cell table:formula="of:=VLOOKUP([.D62];[.$M$8:.$N$59];2;0)" office:value-type="float" office:value="1" calcext:value-type="float">
            <text:p>1</text:p>
          </table:table-cell>
          <table:table-cell office:value-type="float" office:value="676.462282117963" calcext:value-type="float">
            <text:p>676.462282117963</text:p>
          </table:table-cell>
          <table:table-cell office:value-type="float" office:value="575.831442741695" calcext:value-type="float">
            <text:p>575.831442741695</text:p>
          </table:table-cell>
          <table:table-cell office:value-type="float" office:value="6664.42631911219" calcext:value-type="float">
            <text:p>6664.42631911219</text:p>
          </table:table-cell>
          <table:table-cell office:value-type="float" office:value="1371.98721242765" calcext:value-type="float">
            <text:p>1371.98721242765</text:p>
          </table:table-cell>
          <table:table-cell office:value-type="float" office:value="1424.5975697788" calcext:value-type="float">
            <text:p>1424.5975697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6518500" calcext:value-type="float">
            <text:p>6518500</text:p>
          </table:table-cell>
          <table:table-cell table:formula="of:=VLOOKUP([.A63];[.$F$288:.$G$340];2;0)" office:value-type="string" office:string-value="" calcext:value-type="error">
            <text:p>#N/A</text:p>
          </table:table-cell>
          <table:table-cell office:value-type="string" calcext:value-type="string">
            <text:p>Cote d'Ivoire</text:p>
          </table:table-cell>
          <table:table-cell table:formula="of:=VLOOKUP([.D63];[.$M$8:.$N$59];2;0)" office:value-type="string" office:string-value="" calcext:value-type="error">
            <text:p>#N/A</text:p>
          </table:table-cell>
          <table:table-cell office:value-type="float" office:value="16980.202307155" calcext:value-type="float">
            <text:p>16980.202307155</text:p>
          </table:table-cell>
          <table:table-cell office:value-type="float" office:value="3512.80107421028" calcext:value-type="float">
            <text:p>3512.80107421028</text:p>
          </table:table-cell>
          <table:table-cell office:value-type="float" office:value="22376.2698065862" calcext:value-type="float">
            <text:p>22376.2698065862</text:p>
          </table:table-cell>
          <table:table-cell office:value-type="float" office:value="3434.48728053793" calcext:value-type="float">
            <text:p>3434.48728053793</text:p>
          </table:table-cell>
          <table:table-cell office:value-type="float" office:value="3642.29284798859" calcext:value-type="float">
            <text:p>3642.29284798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1449891" calcext:value-type="float">
            <text:p>1449891</text:p>
          </table:table-cell>
          <table:table-cell table:formula="of:=VLOOKUP([.A64];[.$F$288:.$G$340];2;0)" office:value-type="string" office:string-value="" calcext:value-type="error">
            <text:p>#N/A</text:p>
          </table:table-cell>
          <table:table-cell office:value-type="string" calcext:value-type="string">
            <text:p>Croatia</text:p>
          </table:table-cell>
          <table:table-cell table:formula="of:=VLOOKUP([.D64];[.$M$8:.$N$59];2;0)" office:value-type="float" office:value="1" calcext:value-type="float">
            <text:p>1</text:p>
          </table:table-cell>
          <table:table-cell office:value-type="float" office:value="579.541825341303" calcext:value-type="float">
            <text:p>579.541825341303</text:p>
          </table:table-cell>
          <table:table-cell office:value-type="float" office:value="1133.73344454903" calcext:value-type="float">
            <text:p>1133.73344454903</text:p>
          </table:table-cell>
          <table:table-cell office:value-type="float" office:value="24721.1888184678" calcext:value-type="float">
            <text:p>24721.1888184678</text:p>
          </table:table-cell>
          <table:table-cell office:value-type="float" office:value="923.019891880439" calcext:value-type="float">
            <text:p>923.019891880439</text:p>
          </table:table-cell>
          <table:table-cell office:value-type="float" office:value="1877.63096008628" calcext:value-type="float">
            <text:p>1877.630960086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itrea</text:p>
          </table:table-cell>
          <table:table-cell office:value-type="float" office:value="3601462" calcext:value-type="float">
            <text:p>3601462</text:p>
          </table:table-cell>
          <table:table-cell table:formula="of:=VLOOKUP([.A65];[.$F$288:.$G$340];2;0)" office:value-type="string" office:string-value="" calcext:value-type="error">
            <text:p>#N/A</text:p>
          </table:table-cell>
          <table:table-cell office:value-type="string" calcext:value-type="string">
            <text:p>Cuba</text:p>
          </table:table-cell>
          <table:table-cell table:formula="of:=VLOOKUP([.D65];[.$M$8:.$N$59];2;0)" office:value-type="string" office:string-value="" calcext:value-type="error">
            <text:p>#N/A</text:p>
          </table:table-cell>
          <table:table-cell office:value-type="float" office:value="7125.09957534749" calcext:value-type="float">
            <text:p>7125.09957534749</text:p>
          </table:table-cell>
          <table:table-cell office:value-type="float" office:value="2019.88958188983" calcext:value-type="float">
            <text:p>2019.88958188983</text:p>
          </table:table-cell>
          <table:table-cell office:value-type="float" office:value="39754.5756706902" calcext:value-type="float">
            <text:p>39754.5756706902</text:p>
          </table:table-cell>
          <table:table-cell office:value-type="float" office:value="2726.62255256137" calcext:value-type="float">
            <text:p>2726.62255256137</text:p>
          </table:table-cell>
          <table:table-cell office:value-type="float" office:value="4586.19061601491" calcext:value-type="float">
            <text:p>4586.190616014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325188" calcext:value-type="float">
            <text:p>1325188</text:p>
          </table:table-cell>
          <table:table-cell table:formula="of:=VLOOKUP([.A66];[.$F$288:.$G$340];2;0)" office:value-type="float" office:value="1" calcext:value-type="float">
            <text:p>1</text:p>
          </table:table-cell>
          <table:table-cell office:value-type="string" calcext:value-type="string">
            <text:p>Cyprus</text:p>
          </table:table-cell>
          <table:table-cell table:formula="of:=VLOOKUP([.D66];[.$M$8:.$N$59];2;0)" office:value-type="string" office:string-value="" calcext:value-type="error">
            <text:p>#N/A</text:p>
          </table:table-cell>
          <table:table-cell office:value-type="float" office:value="168.931695509437" calcext:value-type="float">
            <text:p>168.931695509437</text:p>
          </table:table-cell>
          <table:table-cell office:value-type="float" office:value="490.488633390151" calcext:value-type="float">
            <text:p>490.488633390151</text:p>
          </table:table-cell>
          <table:table-cell office:value-type="float" office:value="3112.40960189764" calcext:value-type="float">
            <text:p>3112.40960189764</text:p>
          </table:table-cell>
          <table:table-cell office:value-type="float" office:value="334.724628370105" calcext:value-type="float">
            <text:p>334.724628370105</text:p>
          </table:table-cell>
          <table:table-cell office:value-type="float" office:value="541.089387306381" calcext:value-type="float">
            <text:p>541.089387306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watini</text:p>
          </table:table-cell>
          <table:table-cell office:value-type="float" office:value="1172369" calcext:value-type="float">
            <text:p>1172369</text:p>
          </table:table-cell>
          <table:table-cell table:formula="of:=VLOOKUP([.A67];[.$F$288:.$G$340];2;0)" office:value-type="string" office:string-value="" calcext:value-type="error">
            <text:p>#N/A</text:p>
          </table:table-cell>
          <table:table-cell office:value-type="string" calcext:value-type="string">
            <text:p>Czechia</text:p>
          </table:table-cell>
          <table:table-cell table:formula="of:=VLOOKUP([.D67];[.$M$8:.$N$59];2;0)" office:value-type="float" office:value="1" calcext:value-type="float">
            <text:p>1</text:p>
          </table:table-cell>
          <table:table-cell office:value-type="float" office:value="3386.00619388538" calcext:value-type="float">
            <text:p>3386.00619388538</text:p>
          </table:table-cell>
          <table:table-cell office:value-type="float" office:value="3441.38396774407" calcext:value-type="float">
            <text:p>3441.38396774407</text:p>
          </table:table-cell>
          <table:table-cell office:value-type="float" office:value="51294.4705452049" calcext:value-type="float">
            <text:p>51294.4705452049</text:p>
          </table:table-cell>
          <table:table-cell office:value-type="float" office:value="1316.73673002396" calcext:value-type="float">
            <text:p>1316.73673002396</text:p>
          </table:table-cell>
          <table:table-cell office:value-type="float" office:value="4062.32445252546" calcext:value-type="float">
            <text:p>4062.32445252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thiopia</text:p>
          </table:table-cell>
          <table:table-cell office:value-type="float" office:value="117876226" calcext:value-type="float">
            <text:p>117876226</text:p>
          </table:table-cell>
          <table:table-cell table:formula="of:=VLOOKUP([.A68];[.$F$288:.$G$340];2;0)" office:value-type="string" office:string-value="" calcext:value-type="error">
            <text:p>#N/A</text:p>
          </table:table-cell>
          <table:table-cell office:value-type="string" calcext:value-type="string">
            <text:p>Democratic Republic of Congo</text:p>
          </table:table-cell>
          <table:table-cell table:formula="of:=VLOOKUP([.D68];[.$M$8:.$N$59];2;0)" office:value-type="string" office:string-value="" calcext:value-type="error">
            <text:p>#N/A</text:p>
          </table:table-cell>
          <table:table-cell office:value-type="float" office:value="44645.8557399024" calcext:value-type="float">
            <text:p>44645.8557399024</text:p>
          </table:table-cell>
          <table:table-cell office:value-type="float" office:value="11354.3379110928" calcext:value-type="float">
            <text:p>11354.3379110928</text:p>
          </table:table-cell>
          <table:table-cell office:value-type="float" office:value="89906.2925469281" calcext:value-type="float">
            <text:p>89906.2925469281</text:p>
          </table:table-cell>
          <table:table-cell office:value-type="float" office:value="8033.98193986972" calcext:value-type="float">
            <text:p>8033.98193986972</text:p>
          </table:table-cell>
          <table:table-cell office:value-type="float" office:value="19997.3540141839" calcext:value-type="float">
            <text:p>19997.35401418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kland Islands (Malvinas)</text:p>
          </table:table-cell>
          <table:table-cell office:value-type="float" office:value="3528" calcext:value-type="float">
            <text:p>3528</text:p>
          </table:table-cell>
          <table:table-cell table:formula="of:=VLOOKUP([.A69];[.$F$288:.$G$340];2;0)" office:value-type="string" office:string-value="" calcext:value-type="error">
            <text:p>#N/A</text:p>
          </table:table-cell>
          <table:table-cell office:value-type="string" calcext:value-type="string">
            <text:p>Djibouti</text:p>
          </table:table-cell>
          <table:table-cell table:formula="of:=VLOOKUP([.D69];[.$M$8:.$N$59];2;0)" office:value-type="string" office:string-value="" calcext:value-type="error">
            <text:p>#N/A</text:p>
          </table:table-cell>
          <table:table-cell office:value-type="float" office:value="593.39502309735" calcext:value-type="float">
            <text:p>593.39502309735</text:p>
          </table:table-cell>
          <table:table-cell office:value-type="float" office:value="207.364223325832" calcext:value-type="float">
            <text:p>207.364223325832</text:p>
          </table:table-cell>
          <table:table-cell office:value-type="float" office:value="1240.24898442243" calcext:value-type="float">
            <text:p>1240.24898442243</text:p>
          </table:table-cell>
          <table:table-cell office:value-type="float" office:value="135.738544400187" calcext:value-type="float">
            <text:p>135.738544400187</text:p>
          </table:table-cell>
          <table:table-cell office:value-type="float" office:value="145.650562350375" calcext:value-type="float">
            <text:p>145.650562350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float" office:value="49053" calcext:value-type="float">
            <text:p>49053</text:p>
          </table:table-cell>
          <table:table-cell table:formula="of:=VLOOKUP([.A70];[.$F$288:.$G$340];2;0)" office:value-type="string" office:string-value="" calcext:value-type="error">
            <text:p>#N/A</text:p>
          </table:table-cell>
          <table:table-cell office:value-type="string" calcext:value-type="string">
            <text:p>Denmark</text:p>
          </table:table-cell>
          <table:table-cell table:formula="of:=VLOOKUP([.D70];[.$M$8:.$N$59];2;0)" office:value-type="float" office:value="1" calcext:value-type="float">
            <text:p>1</text:p>
          </table:table-cell>
          <table:table-cell office:value-type="float" office:value="2473.12105117952" calcext:value-type="float">
            <text:p>2473.12105117952</text:p>
          </table:table-cell>
          <table:table-cell office:value-type="float" office:value="1433.51121660287" calcext:value-type="float">
            <text:p>1433.51121660287</text:p>
          </table:table-cell>
          <table:table-cell office:value-type="float" office:value="15330.1803259219" calcext:value-type="float">
            <text:p>15330.1803259219</text:p>
          </table:table-cell>
          <table:table-cell office:value-type="float" office:value="1133.46762090639" calcext:value-type="float">
            <text:p>1133.46762090639</text:p>
          </table:table-cell>
          <table:table-cell office:value-type="float" office:value="4572.4583071918" calcext:value-type="float">
            <text:p>4572.45830719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902899" calcext:value-type="float">
            <text:p>902899</text:p>
          </table:table-cell>
          <table:table-cell table:formula="of:=VLOOKUP([.A71];[.$F$288:.$G$340];2;0)" office:value-type="string" office:string-value="" calcext:value-type="error">
            <text:p>#N/A</text:p>
          </table:table-cell>
          <table:table-cell office:value-type="string" calcext:value-type="string">
            <text:p>Dominica</text:p>
          </table:table-cell>
          <table:table-cell table:formula="of:=VLOOKUP([.D71];[.$M$8:.$N$59];2;0)" office:value-type="string" office:string-value="" calcext:value-type="error">
            <text:p>#N/A</text:p>
          </table:table-cell>
          <table:table-cell office:value-type="float" office:value="29.8787455487669" calcext:value-type="float">
            <text:p>29.8787455487669</text:p>
          </table:table-cell>
          <table:table-cell office:value-type="float" office:value="57.4841161374013" calcext:value-type="float">
            <text:p>57.4841161374013</text:p>
          </table:table-cell>
          <table:table-cell office:value-type="float" office:value="241.838486938501" calcext:value-type="float">
            <text:p>241.838486938501</text:p>
          </table:table-cell>
          <table:table-cell office:value-type="float" office:value="42.6090731013693" calcext:value-type="float">
            <text:p>42.6090731013693</text:p>
          </table:table-cell>
          <table:table-cell office:value-type="float" office:value="21.8630604557156" calcext:value-type="float">
            <text:p>21.8630604557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548361" calcext:value-type="float">
            <text:p>5548361</text:p>
          </table:table-cell>
          <table:table-cell table:formula="of:=VLOOKUP([.A72];[.$F$288:.$G$340];2;0)" office:value-type="float" office:value="1" calcext:value-type="float">
            <text:p>1</text:p>
          </table:table-cell>
          <table:table-cell office:value-type="string" calcext:value-type="string">
            <text:p>Dominican Republic</text:p>
          </table:table-cell>
          <table:table-cell table:formula="of:=VLOOKUP([.D72];[.$M$8:.$N$59];2;0)" office:value-type="string" office:string-value="" calcext:value-type="error">
            <text:p>#N/A</text:p>
          </table:table-cell>
          <table:table-cell office:value-type="float" office:value="2009.79648766107" calcext:value-type="float">
            <text:p>2009.79648766107</text:p>
          </table:table-cell>
          <table:table-cell office:value-type="float" office:value="2965.31420070458" calcext:value-type="float">
            <text:p>2965.31420070458</text:p>
          </table:table-cell>
          <table:table-cell office:value-type="float" office:value="27139.5499441117" calcext:value-type="float">
            <text:p>27139.5499441117</text:p>
          </table:table-cell>
          <table:table-cell office:value-type="float" office:value="2279.77056518873" calcext:value-type="float">
            <text:p>2279.77056518873</text:p>
          </table:table-cell>
          <table:table-cell office:value-type="float" office:value="1936.6017966921" calcext:value-type="float">
            <text:p>1936.6017966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7422000" calcext:value-type="float">
            <text:p>67422000</text:p>
          </table:table-cell>
          <table:table-cell table:formula="of:=VLOOKUP([.A73];[.$F$288:.$G$340];2;0)" office:value-type="float" office:value="1" calcext:value-type="float">
            <text:p>1</text:p>
          </table:table-cell>
          <table:table-cell office:value-type="string" calcext:value-type="string">
            <text:p>East Asia</text:p>
          </table:table-cell>
          <table:table-cell table:formula="of:=VLOOKUP([.D73];[.$M$8:.$N$59];2;0)" office:value-type="string" office:string-value="" calcext:value-type="error">
            <text:p>#N/A</text:p>
          </table:table-cell>
          <table:table-cell office:value-type="float" office:value="205329.850999384" calcext:value-type="float">
            <text:p>205329.850999384</text:p>
          </table:table-cell>
          <table:table-cell office:value-type="float" office:value="188281.916361692" calcext:value-type="float">
            <text:p>188281.916361692</text:p>
          </table:table-cell>
          <table:table-cell office:value-type="float" office:value="4727920.41230663" calcext:value-type="float">
            <text:p>4727920.41230663</text:p>
          </table:table-cell>
          <table:table-cell office:value-type="float" office:value="209291.895976858" calcext:value-type="float">
            <text:p>209291.895976858</text:p>
          </table:table-cell>
          <table:table-cell office:value-type="float" office:value="1126945.54593848" calcext:value-type="float">
            <text:p>1126945.54593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float" office:value="282534" calcext:value-type="float">
            <text:p>282534</text:p>
          </table:table-cell>
          <table:table-cell table:formula="of:=VLOOKUP([.A74];[.$F$288:.$G$340];2;0)" office:value-type="string" office:string-value="" calcext:value-type="error">
            <text:p>#N/A</text:p>
          </table:table-cell>
          <table:table-cell office:value-type="string" calcext:value-type="string">
            <text:p>East Asia &amp; Pacific</text:p>
          </table:table-cell>
          <table:table-cell table:formula="of:=VLOOKUP([.D74];[.$M$8:.$N$59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278829" calcext:value-type="float">
            <text:p>2278829</text:p>
          </table:table-cell>
          <table:table-cell table:formula="of:=VLOOKUP([.A75];[.$F$288:.$G$340];2;0)" office:value-type="string" office:string-value="" calcext:value-type="error">
            <text:p>#N/A</text:p>
          </table:table-cell>
          <table:table-cell office:value-type="string" calcext:value-type="string">
            <text:p>East Asia &amp; Pacific - WB</text:p>
          </table:table-cell>
          <table:table-cell table:formula="of:=VLOOKUP([.D75];[.$M$8:.$N$59];2;0)" office:value-type="string" office:string-value="" calcext:value-type="error">
            <text:p>#N/A</text:p>
          </table:table-cell>
          <table:table-cell office:value-type="float" office:value="570741.728889372" calcext:value-type="float">
            <text:p>570741.728889372</text:p>
          </table:table-cell>
          <table:table-cell office:value-type="float" office:value="437697.41667467" calcext:value-type="float">
            <text:p>437697.41667467</text:p>
          </table:table-cell>
          <table:table-cell office:value-type="float" office:value="6737347.3224531" calcext:value-type="float">
            <text:p>6737347.3224531</text:p>
          </table:table-cell>
          <table:table-cell office:value-type="float" office:value="417675.174291668" calcext:value-type="float">
            <text:p>417675.174291668</text:p>
          </table:table-cell>
          <table:table-cell office:value-type="float" office:value="1474857.78412413" calcext:value-type="float">
            <text:p>1474857.784124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486937" calcext:value-type="float">
            <text:p>2486937</text:p>
          </table:table-cell>
          <table:table-cell table:formula="of:=VLOOKUP([.A76];[.$F$288:.$G$340];2;0)" office:value-type="string" office:string-value="" calcext:value-type="error">
            <text:p>#N/A</text:p>
          </table:table-cell>
          <table:table-cell office:value-type="string" calcext:value-type="string">
            <text:p>Eastern Europe</text:p>
          </table:table-cell>
          <table:table-cell table:formula="of:=VLOOKUP([.D76];[.$M$8:.$N$59];2;0)" office:value-type="string" office:string-value="" calcext:value-type="error">
            <text:p>#N/A</text:p>
          </table:table-cell>
          <table:table-cell office:value-type="float" office:value="44837.5939089057" calcext:value-type="float">
            <text:p>44837.5939089057</text:p>
          </table:table-cell>
          <table:table-cell office:value-type="float" office:value="22957.4622023266" calcext:value-type="float">
            <text:p>22957.4622023266</text:p>
          </table:table-cell>
          <table:table-cell office:value-type="float" office:value="1598365.2910244" calcext:value-type="float">
            <text:p>1598365.2910244</text:p>
          </table:table-cell>
          <table:table-cell office:value-type="float" office:value="15931.219300794" calcext:value-type="float">
            <text:p>15931.219300794</text:p>
          </table:table-cell>
          <table:table-cell office:value-type="float" office:value="56495.9634845524" calcext:value-type="float">
            <text:p>56495.96348455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3979773" calcext:value-type="float">
            <text:p>3979773</text:p>
          </table:table-cell>
          <table:table-cell table:formula="of:=VLOOKUP([.A77];[.$F$288:.$G$340];2;0)" office:value-type="string" office:string-value="" calcext:value-type="error">
            <text:p>#N/A</text:p>
          </table:table-cell>
          <table:table-cell office:value-type="string" calcext:value-type="string">
            <text:p>Eastern Mediterranean Region</text:p>
          </table:table-cell>
          <table:table-cell table:formula="of:=VLOOKUP([.D77];[.$M$8:.$N$59];2;0)" office:value-type="string" office:string-value="" calcext:value-type="error">
            <text:p>#N/A</text:p>
          </table:table-cell>
          <table:table-cell office:value-type="float" office:value="176014.884118025" calcext:value-type="float">
            <text:p>176014.884118025</text:p>
          </table:table-cell>
          <table:table-cell office:value-type="float" office:value="124976.03431403" calcext:value-type="float">
            <text:p>124976.03431403</text:p>
          </table:table-cell>
          <table:table-cell office:value-type="float" office:value="1374977.49714574" calcext:value-type="float">
            <text:p>1374977.49714574</text:p>
          </table:table-cell>
          <table:table-cell office:value-type="float" office:value="130058.221600019" calcext:value-type="float">
            <text:p>130058.221600019</text:p>
          </table:table-cell>
          <table:table-cell office:value-type="float" office:value="174281.535740273" calcext:value-type="float">
            <text:p>174281.535740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3900471" calcext:value-type="float">
            <text:p>83900471</text:p>
          </table:table-cell>
          <table:table-cell table:formula="of:=VLOOKUP([.A78];[.$F$288:.$G$340];2;0)" office:value-type="float" office:value="1" calcext:value-type="float">
            <text:p>1</text:p>
          </table:table-cell>
          <table:table-cell office:value-type="string" calcext:value-type="string">
            <text:p>Eastern sub-Saharan Africa</text:p>
          </table:table-cell>
          <table:table-cell table:formula="of:=VLOOKUP([.D78];[.$M$8:.$N$59];2;0)" office:value-type="string" office:string-value="" calcext:value-type="error">
            <text:p>#N/A</text:p>
          </table:table-cell>
          <table:table-cell office:value-type="float" office:value="210094.111055875" calcext:value-type="float">
            <text:p>210094.111055875</text:p>
          </table:table-cell>
          <table:table-cell office:value-type="float" office:value="53758.4496006168" calcext:value-type="float">
            <text:p>53758.4496006168</text:p>
          </table:table-cell>
          <table:table-cell office:value-type="float" office:value="358714.589932626" calcext:value-type="float">
            <text:p>358714.589932626</text:p>
          </table:table-cell>
          <table:table-cell office:value-type="float" office:value="38598.4129692801" calcext:value-type="float">
            <text:p>38598.4129692801</text:p>
          </table:table-cell>
          <table:table-cell office:value-type="float" office:value="60211.5349640381" calcext:value-type="float">
            <text:p>60211.5349640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31732128" calcext:value-type="float">
            <text:p>31732128</text:p>
          </table:table-cell>
          <table:table-cell table:formula="of:=VLOOKUP([.A79];[.$F$288:.$G$340];2;0)" office:value-type="string" office:string-value="" calcext:value-type="error">
            <text:p>#N/A</text:p>
          </table:table-cell>
          <table:table-cell office:value-type="string" calcext:value-type="string">
            <text:p>Ecuador</text:p>
          </table:table-cell>
          <table:table-cell table:formula="of:=VLOOKUP([.D79];[.$M$8:.$N$59];2;0)" office:value-type="string" office:string-value="" calcext:value-type="error">
            <text:p>#N/A</text:p>
          </table:table-cell>
          <table:table-cell office:value-type="float" office:value="5436.08144514619" calcext:value-type="float">
            <text:p>5436.08144514619</text:p>
          </table:table-cell>
          <table:table-cell office:value-type="float" office:value="4951.44259410581" calcext:value-type="float">
            <text:p>4951.44259410581</text:p>
          </table:table-cell>
          <table:table-cell office:value-type="float" office:value="21464.4509286108" calcext:value-type="float">
            <text:p>21464.4509286108</text:p>
          </table:table-cell>
          <table:table-cell office:value-type="float" office:value="6913.62940795327" calcext:value-type="float">
            <text:p>6913.62940795327</text:p>
          </table:table-cell>
          <table:table-cell office:value-type="float" office:value="3670.04224897425" calcext:value-type="float">
            <text:p>3670.04224897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braltar</text:p>
          </table:table-cell>
          <table:table-cell office:value-type="float" office:value="33691" calcext:value-type="float">
            <text:p>33691</text:p>
          </table:table-cell>
          <table:table-cell table:formula="of:=VLOOKUP([.A80];[.$F$288:.$G$340];2;0)" office:value-type="string" office:string-value="" calcext:value-type="error">
            <text:p>#N/A</text:p>
          </table:table-cell>
          <table:table-cell office:value-type="string" calcext:value-type="string">
            <text:p>Egypt</text:p>
          </table:table-cell>
          <table:table-cell table:formula="of:=VLOOKUP([.D80];[.$M$8:.$N$59];2;0)" office:value-type="string" office:string-value="" calcext:value-type="error">
            <text:p>#N/A</text:p>
          </table:table-cell>
          <table:table-cell office:value-type="float" office:value="21370.6656099536" calcext:value-type="float">
            <text:p>21370.6656099536</text:p>
          </table:table-cell>
          <table:table-cell office:value-type="float" office:value="20478.1163083587" calcext:value-type="float">
            <text:p>20478.1163083587</text:p>
          </table:table-cell>
          <table:table-cell office:value-type="float" office:value="263872.739396175" calcext:value-type="float">
            <text:p>263872.739396175</text:p>
          </table:table-cell>
          <table:table-cell office:value-type="float" office:value="21980.5884046561" calcext:value-type="float">
            <text:p>21980.5884046561</text:p>
          </table:table-cell>
          <table:table-cell office:value-type="float" office:value="22560.4822760317" calcext:value-type="float">
            <text:p>22560.48227603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0370747" calcext:value-type="float">
            <text:p>10370747</text:p>
          </table:table-cell>
          <table:table-cell table:formula="of:=VLOOKUP([.A81];[.$F$288:.$G$340];2;0)" office:value-type="float" office:value="1" calcext:value-type="float">
            <text:p>1</text:p>
          </table:table-cell>
          <table:table-cell office:value-type="string" calcext:value-type="string">
            <text:p>El Salvador</text:p>
          </table:table-cell>
          <table:table-cell table:formula="of:=VLOOKUP([.D81];[.$M$8:.$N$59];2;0)" office:value-type="string" office:string-value="" calcext:value-type="error">
            <text:p>#N/A</text:p>
          </table:table-cell>
          <table:table-cell office:value-type="float" office:value="2303.91512138713" calcext:value-type="float">
            <text:p>2303.91512138713</text:p>
          </table:table-cell>
          <table:table-cell office:value-type="float" office:value="2256.68813574423" calcext:value-type="float">
            <text:p>2256.68813574423</text:p>
          </table:table-cell>
          <table:table-cell office:value-type="float" office:value="9695.0970564425" calcext:value-type="float">
            <text:p>9695.0970564425</text:p>
          </table:table-cell>
          <table:table-cell office:value-type="float" office:value="4083.28209022569" calcext:value-type="float">
            <text:p>4083.28209022569</text:p>
          </table:table-cell>
          <table:table-cell office:value-type="float" office:value="1513.76560558968" calcext:value-type="float">
            <text:p>1513.765605589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enland</text:p>
          </table:table-cell>
          <table:table-cell office:value-type="float" office:value="56868" calcext:value-type="float">
            <text:p>56868</text:p>
          </table:table-cell>
          <table:table-cell table:formula="of:=VLOOKUP([.A82];[.$F$288:.$G$340];2;0)" office:value-type="string" office:string-value="" calcext:value-type="error">
            <text:p>#N/A</text:p>
          </table:table-cell>
          <table:table-cell office:value-type="string" calcext:value-type="string">
            <text:p>England</text:p>
          </table:table-cell>
          <table:table-cell table:formula="of:=VLOOKUP([.D82];[.$M$8:.$N$59];2;0)" office:value-type="string" office:string-value="" calcext:value-type="error">
            <text:p>#N/A</text:p>
          </table:table-cell>
          <table:table-cell office:value-type="float" office:value="34888.6577859404" calcext:value-type="float">
            <text:p>34888.6577859404</text:p>
          </table:table-cell>
          <table:table-cell office:value-type="float" office:value="5102.3657892777" calcext:value-type="float">
            <text:p>5102.3657892777</text:p>
          </table:table-cell>
          <table:table-cell office:value-type="float" office:value="153285.152530748" calcext:value-type="float">
            <text:p>153285.152530748</text:p>
          </table:table-cell>
          <table:table-cell office:value-type="float" office:value="6287.92191231367" calcext:value-type="float">
            <text:p>6287.92191231367</text:p>
          </table:table-cell>
          <table:table-cell office:value-type="float" office:value="42289.1492053552" calcext:value-type="float">
            <text:p>42289.14920535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113015" calcext:value-type="float">
            <text:p>113015</text:p>
          </table:table-cell>
          <table:table-cell table:formula="of:=VLOOKUP([.A83];[.$F$288:.$G$340];2;0)" office:value-type="string" office:string-value="" calcext:value-type="error">
            <text:p>#N/A</text:p>
          </table:table-cell>
          <table:table-cell office:value-type="string" calcext:value-type="string">
            <text:p>Equatorial Guinea</text:p>
          </table:table-cell>
          <table:table-cell table:formula="of:=VLOOKUP([.D83];[.$M$8:.$N$59];2;0)" office:value-type="string" office:string-value="" calcext:value-type="error">
            <text:p>#N/A</text:p>
          </table:table-cell>
          <table:table-cell office:value-type="float" office:value="363.42456263509" calcext:value-type="float">
            <text:p>363.42456263509</text:p>
          </table:table-cell>
          <table:table-cell office:value-type="float" office:value="223.292275395787" calcext:value-type="float">
            <text:p>223.292275395787</text:p>
          </table:table-cell>
          <table:table-cell office:value-type="float" office:value="959.539875231595" calcext:value-type="float">
            <text:p>959.539875231595</text:p>
          </table:table-cell>
          <table:table-cell office:value-type="float" office:value="139.399991008738" calcext:value-type="float">
            <text:p>139.399991008738</text:p>
          </table:table-cell>
          <table:table-cell office:value-type="float" office:value="156.852849930325" calcext:value-type="float">
            <text:p>156.8528499303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8249868" calcext:value-type="float">
            <text:p>18249868</text:p>
          </table:table-cell>
          <table:table-cell table:formula="of:=VLOOKUP([.A84];[.$F$288:.$G$340];2;0)" office:value-type="string" office:string-value="" calcext:value-type="error">
            <text:p>#N/A</text:p>
          </table:table-cell>
          <table:table-cell office:value-type="string" calcext:value-type="string">
            <text:p>Eritrea</text:p>
          </table:table-cell>
          <table:table-cell table:formula="of:=VLOOKUP([.D84];[.$M$8:.$N$59];2;0)" office:value-type="string" office:string-value="" calcext:value-type="error">
            <text:p>#N/A</text:p>
          </table:table-cell>
          <table:table-cell office:value-type="float" office:value="4428.94114920548" calcext:value-type="float">
            <text:p>4428.94114920548</text:p>
          </table:table-cell>
          <table:table-cell office:value-type="float" office:value="1055.06694629263" calcext:value-type="float">
            <text:p>1055.06694629263</text:p>
          </table:table-cell>
          <table:table-cell office:value-type="float" office:value="6660.32220790903" calcext:value-type="float">
            <text:p>6660.32220790903</text:p>
          </table:table-cell>
          <table:table-cell office:value-type="float" office:value="660.289123944463" calcext:value-type="float">
            <text:p>660.289123944463</text:p>
          </table:table-cell>
          <table:table-cell office:value-type="float" office:value="1116.51127716247" calcext:value-type="float">
            <text:p>1116.511277162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13497237" calcext:value-type="float">
            <text:p>13497237</text:p>
          </table:table-cell>
          <table:table-cell table:formula="of:=VLOOKUP([.A85];[.$F$288:.$G$340];2;0)" office:value-type="string" office:string-value="" calcext:value-type="error">
            <text:p>#N/A</text:p>
          </table:table-cell>
          <table:table-cell office:value-type="string" calcext:value-type="string">
            <text:p>Estonia</text:p>
          </table:table-cell>
          <table:table-cell table:formula="of:=VLOOKUP([.D85];[.$M$8:.$N$59];2;0)" office:value-type="float" office:value="1" calcext:value-type="float">
            <text:p>1</text:p>
          </table:table-cell>
          <table:table-cell office:value-type="float" office:value="223.656863147728" calcext:value-type="float">
            <text:p>223.656863147728</text:p>
          </table:table-cell>
          <table:table-cell office:value-type="float" office:value="140.321029061086" calcext:value-type="float">
            <text:p>140.321029061086</text:p>
          </table:table-cell>
          <table:table-cell office:value-type="float" office:value="8200.91155148537" calcext:value-type="float">
            <text:p>8200.91155148537</text:p>
          </table:table-cell>
          <table:table-cell office:value-type="float" office:value="349.142334066262" calcext:value-type="float">
            <text:p>349.142334066262</text:p>
          </table:table-cell>
          <table:table-cell office:value-type="float" office:value="303.377711201244" calcext:value-type="float">
            <text:p>303.3777112012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015490" calcext:value-type="float">
            <text:p>2015490</text:p>
          </table:table-cell>
          <table:table-cell table:formula="of:=VLOOKUP([.A86];[.$F$288:.$G$340];2;0)" office:value-type="string" office:string-value="" calcext:value-type="error">
            <text:p>#N/A</text:p>
          </table:table-cell>
          <table:table-cell office:value-type="string" calcext:value-type="string">
            <text:p>Eswatini</text:p>
          </table:table-cell>
          <table:table-cell table:formula="of:=VLOOKUP([.D86];[.$M$8:.$N$59];2;0)" office:value-type="string" office:string-value="" calcext:value-type="error">
            <text:p>#N/A</text:p>
          </table:table-cell>
          <table:table-cell office:value-type="float" office:value="721.422604784322" calcext:value-type="float">
            <text:p>721.422604784322</text:p>
          </table:table-cell>
          <table:table-cell office:value-type="float" office:value="682.358573292595" calcext:value-type="float">
            <text:p>682.358573292595</text:p>
          </table:table-cell>
          <table:table-cell office:value-type="float" office:value="1518.62376936343" calcext:value-type="float">
            <text:p>1518.62376936343</text:p>
          </table:table-cell>
          <table:table-cell office:value-type="float" office:value="268.841149587382" calcext:value-type="float">
            <text:p>268.841149587382</text:p>
          </table:table-cell>
          <table:table-cell office:value-type="float" office:value="319.482678593599" calcext:value-type="float">
            <text:p>319.4826785935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790329" calcext:value-type="float">
            <text:p>790329</text:p>
          </table:table-cell>
          <table:table-cell table:formula="of:=VLOOKUP([.A87];[.$F$288:.$G$340];2;0)" office:value-type="string" office:string-value="" calcext:value-type="error">
            <text:p>#N/A</text:p>
          </table:table-cell>
          <table:table-cell office:value-type="string" calcext:value-type="string">
            <text:p>Ethiopia</text:p>
          </table:table-cell>
          <table:table-cell table:formula="of:=VLOOKUP([.D87];[.$M$8:.$N$59];2;0)" office:value-type="string" office:string-value="" calcext:value-type="error">
            <text:p>#N/A</text:p>
          </table:table-cell>
          <table:table-cell office:value-type="float" office:value="46300.7150061401" calcext:value-type="float">
            <text:p>46300.7150061401</text:p>
          </table:table-cell>
          <table:table-cell office:value-type="float" office:value="12872.8155098138" calcext:value-type="float">
            <text:p>12872.8155098138</text:p>
          </table:table-cell>
          <table:table-cell office:value-type="float" office:value="76975.2054580714" calcext:value-type="float">
            <text:p>76975.2054580714</text:p>
          </table:table-cell>
          <table:table-cell office:value-type="float" office:value="9859.69238917924" calcext:value-type="float">
            <text:p>9859.69238917924</text:p>
          </table:table-cell>
          <table:table-cell office:value-type="float" office:value="13727.3430332947" calcext:value-type="float">
            <text:p>13727.34303329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1541683" calcext:value-type="float">
            <text:p>11541683</text:p>
          </table:table-cell>
          <table:table-cell table:formula="of:=VLOOKUP([.A88];[.$F$288:.$G$340];2;0)" office:value-type="string" office:string-value="" calcext:value-type="error">
            <text:p>#N/A</text:p>
          </table:table-cell>
          <table:table-cell office:value-type="string" calcext:value-type="string">
            <text:p>Europe</text:p>
          </table:table-cell>
          <table:table-cell table:formula="of:=VLOOKUP([.D88];[.$M$8:.$N$59];2;0)" office:value-type="string" office:string-value="" calcext:value-type="error">
            <text:p>#N/A</text:p>
          </table:table-cell>
          <table:table-cell office:value-type="float" office:value="251360.936570735" calcext:value-type="float">
            <text:p>251360.936570735</text:p>
          </table:table-cell>
          <table:table-cell office:value-type="float" office:value="169578.367217668" calcext:value-type="float">
            <text:p>169578.367217668</text:p>
          </table:table-cell>
          <table:table-cell office:value-type="float" office:value="3970970.01869161" calcext:value-type="float">
            <text:p>3970970.01869161</text:p>
          </table:table-cell>
          <table:table-cell office:value-type="float" office:value="170223.527708968" calcext:value-type="float">
            <text:p>170223.527708968</text:p>
          </table:table-cell>
          <table:table-cell office:value-type="float" office:value="379452.263431057" calcext:value-type="float">
            <text:p>379452.2634310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ly See</text:p>
          </table:table-cell>
          <table:table-cell office:value-type="float" office:value="812" calcext:value-type="float">
            <text:p>812</text:p>
          </table:table-cell>
          <table:table-cell table:formula="of:=VLOOKUP([.A89];[.$F$288:.$G$340];2;0)" office:value-type="string" office:string-value="" calcext:value-type="error">
            <text:p>#N/A</text:p>
          </table:table-cell>
          <table:table-cell office:value-type="string" calcext:value-type="string">
            <text:p>Senegal</text:p>
          </table:table-cell>
          <table:table-cell table:formula="of:=VLOOKUP([.D89];[.$M$8:.$N$59];2;0)" office:value-type="string" office:string-value="" calcext:value-type="error">
            <text:p>#N/A</text:p>
          </table:table-cell>
          <table:table-cell office:value-type="float" office:value="6792.74089043738" calcext:value-type="float">
            <text:p>6792.74089043738</text:p>
          </table:table-cell>
          <table:table-cell office:value-type="float" office:value="2599.03654146475" calcext:value-type="float">
            <text:p>2599.03654146475</text:p>
          </table:table-cell>
          <table:table-cell office:value-type="float" office:value="15981.1069362029" calcext:value-type="float">
            <text:p>15981.1069362029</text:p>
          </table:table-cell>
          <table:table-cell office:value-type="float" office:value="2446.73027441414" calcext:value-type="float">
            <text:p>2446.73027441414</text:p>
          </table:table-cell>
          <table:table-cell office:value-type="float" office:value="2762.95106645943" calcext:value-type="float">
            <text:p>2762.951066459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10062994" calcext:value-type="float">
            <text:p>10062994</text:p>
          </table:table-cell>
          <table:table-cell table:formula="of:=VLOOKUP([.A90];[.$F$288:.$G$340];2;0)" office:value-type="string" office:string-value="" calcext:value-type="error">
            <text:p>#N/A</text:p>
          </table:table-cell>
          <table:table-cell office:value-type="string" calcext:value-type="string">
            <text:p>Europe &amp; Central Asia</text:p>
          </table:table-cell>
          <table:table-cell table:formula="of:=VLOOKUP([.D90];[.$M$8:.$N$59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7552800" calcext:value-type="float">
            <text:p>7552800</text:p>
          </table:table-cell>
          <table:table-cell table:formula="of:=VLOOKUP([.A91];[.$F$288:.$G$340];2;0)" office:value-type="string" office:string-value="" calcext:value-type="error">
            <text:p>#N/A</text:p>
          </table:table-cell>
          <table:table-cell office:value-type="string" calcext:value-type="string">
            <text:p>Europe &amp; Central Asia - WB</text:p>
          </table:table-cell>
          <table:table-cell table:formula="of:=VLOOKUP([.D91];[.$M$8:.$N$59];2;0)" office:value-type="string" office:string-value="" calcext:value-type="error">
            <text:p>#N/A</text:p>
          </table:table-cell>
          <table:table-cell office:value-type="float" office:value="271122.713869769" calcext:value-type="float">
            <text:p>271122.713869769</text:p>
          </table:table-cell>
          <table:table-cell office:value-type="float" office:value="181868.585993791" calcext:value-type="float">
            <text:p>181868.585993791</text:p>
          </table:table-cell>
          <table:table-cell office:value-type="float" office:value="4185903.68450359" calcext:value-type="float">
            <text:p>4185903.68450359</text:p>
          </table:table-cell>
          <table:table-cell office:value-type="float" office:value="177205.082638712" calcext:value-type="float">
            <text:p>177205.082638712</text:p>
          </table:table-cell>
          <table:table-cell office:value-type="float" office:value="395876.45518802" calcext:value-type="float">
            <text:p>395876.455188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9634162" calcext:value-type="float">
            <text:p>9634162</text:p>
          </table:table-cell>
          <table:table-cell table:formula="of:=VLOOKUP([.A92];[.$F$288:.$G$340];2;0)" office:value-type="float" office:value="1" calcext:value-type="float">
            <text:p>1</text:p>
          </table:table-cell>
          <table:table-cell office:value-type="string" calcext:value-type="string">
            <text:p>European Region</text:p>
          </table:table-cell>
          <table:table-cell table:formula="of:=VLOOKUP([.D92];[.$M$8:.$N$59];2;0)" office:value-type="string" office:string-value="" calcext:value-type="error">
            <text:p>#N/A</text:p>
          </table:table-cell>
          <table:table-cell office:value-type="float" office:value="273221.441799296" calcext:value-type="float">
            <text:p>273221.441799296</text:p>
          </table:table-cell>
          <table:table-cell office:value-type="float" office:value="185697.966181833" calcext:value-type="float">
            <text:p>185697.966181833</text:p>
          </table:table-cell>
          <table:table-cell office:value-type="float" office:value="4213687.67294656" calcext:value-type="float">
            <text:p>4213687.67294656</text:p>
          </table:table-cell>
          <table:table-cell office:value-type="float" office:value="180430.506047159" calcext:value-type="float">
            <text:p>180430.506047159</text:p>
          </table:table-cell>
          <table:table-cell office:value-type="float" office:value="398680.949744941" calcext:value-type="float">
            <text:p>398680.949744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68792" calcext:value-type="float">
            <text:p>368792</text:p>
          </table:table-cell>
          <table:table-cell table:formula="of:=VLOOKUP([.A93];[.$F$288:.$G$340];2;0)" office:value-type="float" office:value="1" calcext:value-type="float">
            <text:p>1</text:p>
          </table:table-cell>
          <table:table-cell office:value-type="string" calcext:value-type="string">
            <text:p>European Union</text:p>
          </table:table-cell>
          <table:table-cell table:formula="of:=VLOOKUP([.D93];[.$M$8:.$N$59];2;0)" office:value-type="string" office:string-value="" calcext:value-type="error">
            <text:p>#N/A</text:p>
          </table:table-cell>
          <table:table-cell office:value-type="float" office:value="182151.943486223" calcext:value-type="float">
            <text:p>182151.943486223</text:p>
          </table:table-cell>
          <table:table-cell office:value-type="float" office:value="113374.804000287" calcext:value-type="float">
            <text:p>113374.804000287</text:p>
          </table:table-cell>
          <table:table-cell office:value-type="float" office:value="2004435.96933695" calcext:value-type="float">
            <text:p>2004435.96933695</text:p>
          </table:table-cell>
          <table:table-cell office:value-type="float" office:value="126377.012764193" calcext:value-type="float">
            <text:p>126377.012764193</text:p>
          </table:table-cell>
          <table:table-cell office:value-type="float" office:value="274261.378367993" calcext:value-type="float">
            <text:p>274261.378367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393409033" calcext:value-type="float">
            <text:p>1393409033</text:p>
          </table:table-cell>
          <table:table-cell table:formula="of:=VLOOKUP([.A94];[.$F$288:.$G$340];2;0)" office:value-type="string" office:string-value="" calcext:value-type="error">
            <text:p>#N/A</text:p>
          </table:table-cell>
          <table:table-cell office:value-type="string" calcext:value-type="string">
            <text:p>Fiji</text:p>
          </table:table-cell>
          <table:table-cell table:formula="of:=VLOOKUP([.D94];[.$M$8:.$N$59];2;0)" office:value-type="string" office:string-value="" calcext:value-type="error">
            <text:p>#N/A</text:p>
          </table:table-cell>
          <table:table-cell office:value-type="float" office:value="215.986393877257" calcext:value-type="float">
            <text:p>215.986393877257</text:p>
          </table:table-cell>
          <table:table-cell office:value-type="float" office:value="1725.16204540435" calcext:value-type="float">
            <text:p>1725.16204540435</text:p>
          </table:table-cell>
          <table:table-cell office:value-type="float" office:value="2641.73906662654" calcext:value-type="float">
            <text:p>2641.73906662654</text:p>
          </table:table-cell>
          <table:table-cell office:value-type="float" office:value="292.36978804097" calcext:value-type="float">
            <text:p>292.36978804097</text:p>
          </table:table-cell>
          <table:table-cell office:value-type="float" office:value="412.449531595754" calcext:value-type="float">
            <text:p>412.449531595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76361788" calcext:value-type="float">
            <text:p>276361788</text:p>
          </table:table-cell>
          <table:table-cell table:formula="of:=VLOOKUP([.A95];[.$F$288:.$G$340];2;0)" office:value-type="string" office:string-value="" calcext:value-type="error">
            <text:p>#N/A</text:p>
          </table:table-cell>
          <table:table-cell office:value-type="string" calcext:value-type="string">
            <text:p>Finland</text:p>
          </table:table-cell>
          <table:table-cell table:formula="of:=VLOOKUP([.D95];[.$M$8:.$N$59];2;0)" office:value-type="float" office:value="1" calcext:value-type="float">
            <text:p>1</text:p>
          </table:table-cell>
          <table:table-cell office:value-type="float" office:value="775.197754683719" calcext:value-type="float">
            <text:p>775.197754683719</text:p>
          </table:table-cell>
          <table:table-cell office:value-type="float" office:value="496.152017635502" calcext:value-type="float">
            <text:p>496.152017635502</text:p>
          </table:table-cell>
          <table:table-cell office:value-type="float" office:value="25383.4717786352" calcext:value-type="float">
            <text:p>25383.4717786352</text:p>
          </table:table-cell>
          <table:table-cell office:value-type="float" office:value="705.916214094333" calcext:value-type="float">
            <text:p>705.916214094333</text:p>
          </table:table-cell>
          <table:table-cell office:value-type="float" office:value="2043.22914885154" calcext:value-type="float">
            <text:p>2043.22914885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national</text:p>
          </table:table-cell>
          <table:table-cell/>
          <table:table-cell table:formula="of:=VLOOKUP([.A96];[.$F$288:.$G$340];2;0)" office:value-type="string" office:string-value="" calcext:value-type="error">
            <text:p>#N/A</text:p>
          </table:table-cell>
          <table:table-cell office:value-type="string" calcext:value-type="string">
            <text:p>Four World Regions</text:p>
          </table:table-cell>
          <table:table-cell table:formula="of:=VLOOKUP([.D96];[.$M$8:.$N$59];2;0)" office:value-type="string" office:string-value="" calcext:value-type="error">
            <text:p>#N/A</text:p>
          </table:table-cell>
          <table:table-cell office:value-type="float" office:value="2490103.99108782" calcext:value-type="float">
            <text:p>2490103.99108782</text:p>
          </table:table-cell>
          <table:table-cell office:value-type="float" office:value="1546002.12369562" calcext:value-type="float">
            <text:p>1546002.12369562</text:p>
          </table:table-cell>
          <table:table-cell office:value-type="float" office:value="18541976.9838971" calcext:value-type="float">
            <text:p>18541976.9838971</text:p>
          </table:table-cell>
          <table:table-cell office:value-type="float" office:value="1424041.88705673" calcext:value-type="float">
            <text:p>1424041.88705673</text:p>
          </table:table-cell>
          <table:table-cell office:value-type="float" office:value="3970702.60716308" calcext:value-type="float">
            <text:p>3970702.607163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85028760" calcext:value-type="float">
            <text:p>85028760</text:p>
          </table:table-cell>
          <table:table-cell table:formula="of:=VLOOKUP([.A97];[.$F$288:.$G$340];2;0)" office:value-type="string" office:string-value="" calcext:value-type="error">
            <text:p>#N/A</text:p>
          </table:table-cell>
          <table:table-cell office:value-type="string" calcext:value-type="string">
            <text:p>France</text:p>
          </table:table-cell>
          <table:table-cell table:formula="of:=VLOOKUP([.D97];[.$M$8:.$N$59];2;0)" office:value-type="float" office:value="1" calcext:value-type="float">
            <text:p>1</text:p>
          </table:table-cell>
          <table:table-cell office:value-type="float" office:value="23095.5803868632" calcext:value-type="float">
            <text:p>23095.5803868632</text:p>
          </table:table-cell>
          <table:table-cell office:value-type="float" office:value="12805.5738046084" calcext:value-type="float">
            <text:p>12805.5738046084</text:p>
          </table:table-cell>
          <table:table-cell office:value-type="float" office:value="166495.981807659" calcext:value-type="float">
            <text:p>166495.981807659</text:p>
          </table:table-cell>
          <table:table-cell office:value-type="float" office:value="12699.7307813659" calcext:value-type="float">
            <text:p>12699.7307813659</text:p>
          </table:table-cell>
          <table:table-cell office:value-type="float" office:value="22060.480341585" calcext:value-type="float">
            <text:p>22060.4803415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41179351" calcext:value-type="float">
            <text:p>41179351</text:p>
          </table:table-cell>
          <table:table-cell table:formula="of:=VLOOKUP([.A98];[.$F$288:.$G$340];2;0)" office:value-type="string" office:string-value="" calcext:value-type="error">
            <text:p>#N/A</text:p>
          </table:table-cell>
          <table:table-cell office:value-type="string" calcext:value-type="string">
            <text:p>G20</text:p>
          </table:table-cell>
          <table:table-cell table:formula="of:=VLOOKUP([.D98];[.$M$8:.$N$59];2;0)" office:value-type="string" office:string-value="" calcext:value-type="error">
            <text:p>#N/A</text:p>
          </table:table-cell>
          <table:table-cell office:value-type="float" office:value="1304122.28642557" calcext:value-type="float">
            <text:p>1304122.28642557</text:p>
          </table:table-cell>
          <table:table-cell office:value-type="float" office:value="995582.819955062" calcext:value-type="float">
            <text:p>995582.819955062</text:p>
          </table:table-cell>
          <table:table-cell office:value-type="float" office:value="13333622.310694" calcext:value-type="float">
            <text:p>13333622.310694</text:p>
          </table:table-cell>
          <table:table-cell office:value-type="float" office:value="941790.493477006" calcext:value-type="float">
            <text:p>941790.493477006</text:p>
          </table:table-cell>
          <table:table-cell office:value-type="float" office:value="3183065.39182044" calcext:value-type="float">
            <text:p>3183065.39182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4982904" calcext:value-type="float">
            <text:p>4982904</text:p>
          </table:table-cell>
          <table:table-cell table:formula="of:=VLOOKUP([.A99];[.$F$288:.$G$340];2;0)" office:value-type="float" office:value="1" calcext:value-type="float">
            <text:p>1</text:p>
          </table:table-cell>
          <table:table-cell office:value-type="string" calcext:value-type="string">
            <text:p>Gabon</text:p>
          </table:table-cell>
          <table:table-cell table:formula="of:=VLOOKUP([.D99];[.$M$8:.$N$59];2;0)" office:value-type="string" office:string-value="" calcext:value-type="error">
            <text:p>#N/A</text:p>
          </table:table-cell>
          <table:table-cell office:value-type="float" office:value="696.840402062861" calcext:value-type="float">
            <text:p>696.840402062861</text:p>
          </table:table-cell>
          <table:table-cell office:value-type="float" office:value="613.801764527741" calcext:value-type="float">
            <text:p>613.801764527741</text:p>
          </table:table-cell>
          <table:table-cell office:value-type="float" office:value="2541.26334549982" calcext:value-type="float">
            <text:p>2541.26334549982</text:p>
          </table:table-cell>
          <table:table-cell office:value-type="float" office:value="366.829707330804" calcext:value-type="float">
            <text:p>366.829707330804</text:p>
          </table:table-cell>
          <table:table-cell office:value-type="float" office:value="308.177136761509" calcext:value-type="float">
            <text:p>308.1771367615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float" office:value="85410" calcext:value-type="float">
            <text:p>85410</text:p>
          </table:table-cell>
          <table:table-cell table:formula="of:=VLOOKUP([.A100];[.$F$288:.$G$340];2;0)" office:value-type="string" office:string-value="" calcext:value-type="error">
            <text:p>#N/A</text:p>
          </table:table-cell>
          <table:table-cell office:value-type="string" calcext:value-type="string">
            <text:p>Gambia</text:p>
          </table:table-cell>
          <table:table-cell table:formula="of:=VLOOKUP([.D100];[.$M$8:.$N$59];2;0)" office:value-type="string" office:string-value="" calcext:value-type="error">
            <text:p>#N/A</text:p>
          </table:table-cell>
          <table:table-cell office:value-type="float" office:value="1223.45730968508" calcext:value-type="float">
            <text:p>1223.45730968508</text:p>
          </table:table-cell>
          <table:table-cell office:value-type="float" office:value="330.097395808062" calcext:value-type="float">
            <text:p>330.097395808062</text:p>
          </table:table-cell>
          <table:table-cell office:value-type="float" office:value="2603.43595202483" calcext:value-type="float">
            <text:p>2603.43595202483</text:p>
          </table:table-cell>
          <table:table-cell office:value-type="float" office:value="309.534669102979" calcext:value-type="float">
            <text:p>309.534669102979</text:p>
          </table:table-cell>
          <table:table-cell office:value-type="float" office:value="423.884779750259" calcext:value-type="float">
            <text:p>423.8847797502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9291000" calcext:value-type="float">
            <text:p>9291000</text:p>
          </table:table-cell>
          <table:table-cell table:formula="of:=VLOOKUP([.A101];[.$F$288:.$G$340];2;0)" office:value-type="float" office:value="1" calcext:value-type="float">
            <text:p>1</text:p>
          </table:table-cell>
          <table:table-cell office:value-type="string" calcext:value-type="string">
            <text:p>Georgia</text:p>
          </table:table-cell>
          <table:table-cell table:formula="of:=VLOOKUP([.D101];[.$M$8:.$N$59];2;0)" office:value-type="string" office:string-value="" calcext:value-type="error">
            <text:p>#N/A</text:p>
          </table:table-cell>
          <table:table-cell office:value-type="float" office:value="765.410550557999" calcext:value-type="float">
            <text:p>765.410550557999</text:p>
          </table:table-cell>
          <table:table-cell office:value-type="float" office:value="1374.13972639983" calcext:value-type="float">
            <text:p>1374.13972639983</text:p>
          </table:table-cell>
          <table:table-cell office:value-type="float" office:value="29709.4450374682" calcext:value-type="float">
            <text:p>29709.4450374682</text:p>
          </table:table-cell>
          <table:table-cell office:value-type="float" office:value="705.661405308075" calcext:value-type="float">
            <text:p>705.661405308075</text:p>
          </table:table-cell>
          <table:table-cell office:value-type="float" office:value="1221.55841173506" calcext:value-type="float">
            <text:p>1221.558411735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60367471" calcext:value-type="float">
            <text:p>60367471</text:p>
          </table:table-cell>
          <table:table-cell table:formula="of:=VLOOKUP([.A102];[.$F$288:.$G$340];2;0)" office:value-type="float" office:value="1" calcext:value-type="float">
            <text:p>1</text:p>
          </table:table-cell>
          <table:table-cell office:value-type="string" calcext:value-type="string">
            <text:p>Germany</text:p>
          </table:table-cell>
          <table:table-cell table:formula="of:=VLOOKUP([.D102];[.$M$8:.$N$59];2;0)" office:value-type="float" office:value="1" calcext:value-type="float">
            <text:p>1</text:p>
          </table:table-cell>
          <table:table-cell office:value-type="float" office:value="25095.7765904566" calcext:value-type="float">
            <text:p>25095.7765904566</text:p>
          </table:table-cell>
          <table:table-cell office:value-type="float" office:value="22362.6399540324" calcext:value-type="float">
            <text:p>22362.6399540324</text:p>
          </table:table-cell>
          <table:table-cell office:value-type="float" office:value="364284.720482322" calcext:value-type="float">
            <text:p>364284.720482322</text:p>
          </table:table-cell>
          <table:table-cell office:value-type="float" office:value="35220.3340431676" calcext:value-type="float">
            <text:p>35220.3340431676</text:p>
          </table:table-cell>
          <table:table-cell office:value-type="float" office:value="45165.4948871496" calcext:value-type="float">
            <text:p>45165.4948871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973462" calcext:value-type="float">
            <text:p>2973462</text:p>
          </table:table-cell>
          <table:table-cell table:formula="of:=VLOOKUP([.A103];[.$F$288:.$G$340];2;0)" office:value-type="string" office:string-value="" calcext:value-type="error">
            <text:p>#N/A</text:p>
          </table:table-cell>
          <table:table-cell office:value-type="string" calcext:value-type="string">
            <text:p>Ghana</text:p>
          </table:table-cell>
          <table:table-cell table:formula="of:=VLOOKUP([.D103];[.$M$8:.$N$59];2;0)" office:value-type="string" office:string-value="" calcext:value-type="error">
            <text:p>#N/A</text:p>
          </table:table-cell>
          <table:table-cell office:value-type="float" office:value="16306.2984852671" calcext:value-type="float">
            <text:p>16306.2984852671</text:p>
          </table:table-cell>
          <table:table-cell office:value-type="float" office:value="6172.84272462444" calcext:value-type="float">
            <text:p>6172.84272462444</text:p>
          </table:table-cell>
          <table:table-cell office:value-type="float" office:value="39649.5055892359" calcext:value-type="float">
            <text:p>39649.5055892359</text:p>
          </table:table-cell>
          <table:table-cell office:value-type="float" office:value="4678.89981094612" calcext:value-type="float">
            <text:p>4678.89981094612</text:p>
          </table:table-cell>
          <table:table-cell office:value-type="float" office:value="5938.01865717593" calcext:value-type="float">
            <text:p>5938.018657175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26050796" calcext:value-type="float">
            <text:p>126050796</text:p>
          </table:table-cell>
          <table:table-cell table:formula="of:=VLOOKUP([.A104];[.$F$288:.$G$340];2;0)" office:value-type="float" office:value="1" calcext:value-type="float">
            <text:p>1</text:p>
          </table:table-cell>
          <table:table-cell office:value-type="string" calcext:value-type="string">
            <text:p>Greece</text:p>
          </table:table-cell>
          <table:table-cell table:formula="of:=VLOOKUP([.D104];[.$M$8:.$N$59];2;0)" office:value-type="float" office:value="1" calcext:value-type="float">
            <text:p>1</text:p>
          </table:table-cell>
          <table:table-cell office:value-type="float" office:value="5957.075738905" calcext:value-type="float">
            <text:p>5957.075738905</text:p>
          </table:table-cell>
          <table:table-cell office:value-type="float" office:value="1366.33799728991" calcext:value-type="float">
            <text:p>1366.33799728991</text:p>
          </table:table-cell>
          <table:table-cell office:value-type="float" office:value="55921.1592938445" calcext:value-type="float">
            <text:p>55921.1592938445</text:p>
          </table:table-cell>
          <table:table-cell office:value-type="float" office:value="4604.47540271867" calcext:value-type="float">
            <text:p>4604.47540271867</text:p>
          </table:table-cell>
          <table:table-cell office:value-type="float" office:value="6399.32464151122" calcext:value-type="float">
            <text:p>6399.32464151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0269022" calcext:value-type="float">
            <text:p>10269022</text:p>
          </table:table-cell>
          <table:table-cell table:formula="of:=VLOOKUP([.A105];[.$F$288:.$G$340];2;0)" office:value-type="string" office:string-value="" calcext:value-type="error">
            <text:p>#N/A</text:p>
          </table:table-cell>
          <table:table-cell office:value-type="string" calcext:value-type="string">
            <text:p>Greenland</text:p>
          </table:table-cell>
          <table:table-cell table:formula="of:=VLOOKUP([.D105];[.$M$8:.$N$59];2;0)" office:value-type="string" office:string-value="" calcext:value-type="error">
            <text:p>#N/A</text:p>
          </table:table-cell>
          <table:table-cell office:value-type="float" office:value="12.4972387725361" calcext:value-type="float">
            <text:p>12.4972387725361</text:p>
          </table:table-cell>
          <table:table-cell office:value-type="float" office:value="5.84920629478139" calcext:value-type="float">
            <text:p>5.84920629478139</text:p>
          </table:table-cell>
          <table:table-cell office:value-type="float" office:value="123.055145244759" calcext:value-type="float">
            <text:p>123.055145244759</text:p>
          </table:table-cell>
          <table:table-cell office:value-type="float" office:value="7.42435516759511" calcext:value-type="float">
            <text:p>7.42435516759511</text:p>
          </table:table-cell>
          <table:table-cell office:value-type="float" office:value="32.0000516411364" calcext:value-type="float">
            <text:p>32.00005164113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8994958" calcext:value-type="float">
            <text:p>18994958</text:p>
          </table:table-cell>
          <table:table-cell table:formula="of:=VLOOKUP([.A106];[.$F$288:.$G$340];2;0)" office:value-type="string" office:string-value="" calcext:value-type="error">
            <text:p>#N/A</text:p>
          </table:table-cell>
          <table:table-cell office:value-type="string" calcext:value-type="string">
            <text:p>Grenada</text:p>
          </table:table-cell>
          <table:table-cell table:formula="of:=VLOOKUP([.D106];[.$M$8:.$N$59];2;0)" office:value-type="string" office:string-value="" calcext:value-type="error">
            <text:p>#N/A</text:p>
          </table:table-cell>
          <table:table-cell office:value-type="float" office:value="47.1030003246021" calcext:value-type="float">
            <text:p>47.1030003246021</text:p>
          </table:table-cell>
          <table:table-cell office:value-type="float" office:value="75.161733353859" calcext:value-type="float">
            <text:p>75.161733353859</text:p>
          </table:table-cell>
          <table:table-cell office:value-type="float" office:value="263.238095950794" calcext:value-type="float">
            <text:p>263.238095950794</text:p>
          </table:table-cell>
          <table:table-cell office:value-type="float" office:value="49.5531233893935" calcext:value-type="float">
            <text:p>49.5531233893935</text:p>
          </table:table-cell>
          <table:table-cell office:value-type="float" office:value="19.0499335465373" calcext:value-type="float">
            <text:p>19.0499335465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54985702" calcext:value-type="float">
            <text:p>54985702</text:p>
          </table:table-cell>
          <table:table-cell table:formula="of:=VLOOKUP([.A107];[.$F$288:.$G$340];2;0)" office:value-type="string" office:string-value="" calcext:value-type="error">
            <text:p>#N/A</text:p>
          </table:table-cell>
          <table:table-cell office:value-type="string" calcext:value-type="string">
            <text:p>Guam</text:p>
          </table:table-cell>
          <table:table-cell table:formula="of:=VLOOKUP([.D107];[.$M$8:.$N$59];2;0)" office:value-type="string" office:string-value="" calcext:value-type="error">
            <text:p>#N/A</text:p>
          </table:table-cell>
          <table:table-cell office:value-type="float" office:value="34.2124740219456" calcext:value-type="float">
            <text:p>34.2124740219456</text:p>
          </table:table-cell>
          <table:table-cell office:value-type="float" office:value="45.7471666215888" calcext:value-type="float">
            <text:p>45.7471666215888</text:p>
          </table:table-cell>
          <table:table-cell office:value-type="float" office:value="473.653940315971" calcext:value-type="float">
            <text:p>473.653940315971</text:p>
          </table:table-cell>
          <table:table-cell office:value-type="float" office:value="56.0425974533669" calcext:value-type="float">
            <text:p>56.0425974533669</text:p>
          </table:table-cell>
          <table:table-cell office:value-type="float" office:value="53.0382221980563" calcext:value-type="float">
            <text:p>53.038222198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ibati</text:p>
          </table:table-cell>
          <table:table-cell office:value-type="float" office:value="121388" calcext:value-type="float">
            <text:p>121388</text:p>
          </table:table-cell>
          <table:table-cell table:formula="of:=VLOOKUP([.A108];[.$F$288:.$G$340];2;0)" office:value-type="string" office:string-value="" calcext:value-type="error">
            <text:p>#N/A</text:p>
          </table:table-cell>
          <table:table-cell office:value-type="string" calcext:value-type="string">
            <text:p>Guatemala</text:p>
          </table:table-cell>
          <table:table-cell table:formula="of:=VLOOKUP([.D108];[.$M$8:.$N$59];2;0)" office:value-type="string" office:string-value="" calcext:value-type="error">
            <text:p>#N/A</text:p>
          </table:table-cell>
          <table:table-cell office:value-type="float" office:value="9874.91318901286" calcext:value-type="float">
            <text:p>9874.91318901286</text:p>
          </table:table-cell>
          <table:table-cell office:value-type="float" office:value="6670.64971537959" calcext:value-type="float">
            <text:p>6670.64971537959</text:p>
          </table:table-cell>
          <table:table-cell office:value-type="float" office:value="15881.6326401974" calcext:value-type="float">
            <text:p>15881.6326401974</text:p>
          </table:table-cell>
          <table:table-cell office:value-type="float" office:value="6017.94075924702" calcext:value-type="float">
            <text:p>6017.94075924702</text:p>
          </table:table-cell>
          <table:table-cell office:value-type="float" office:value="2529.11819008798" calcext:value-type="float">
            <text:p>2529.118190087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rea, South</text:p>
          </table:table-cell>
          <table:table-cell office:value-type="float" office:value="51305184" calcext:value-type="float">
            <text:p>51305184</text:p>
          </table:table-cell>
          <table:table-cell table:formula="of:=VLOOKUP([.A109];[.$F$288:.$G$340];2;0)" office:value-type="string" office:string-value="" calcext:value-type="error">
            <text:p>#N/A</text:p>
          </table:table-cell>
          <table:table-cell office:value-type="string" calcext:value-type="string">
            <text:p>Northern Mariana Islands</text:p>
          </table:table-cell>
          <table:table-cell table:formula="of:=VLOOKUP([.D109];[.$M$8:.$N$59];2;0)" office:value-type="string" office:string-value="" calcext:value-type="error">
            <text:p>#N/A</text:p>
          </table:table-cell>
          <table:table-cell office:value-type="float" office:value="10.5156657611465" calcext:value-type="float">
            <text:p>10.5156657611465</text:p>
          </table:table-cell>
          <table:table-cell office:value-type="float" office:value="27.0942420558215" calcext:value-type="float">
            <text:p>27.0942420558215</text:p>
          </table:table-cell>
          <table:table-cell office:value-type="float" office:value="115.808403122193" calcext:value-type="float">
            <text:p>115.808403122193</text:p>
          </table:table-cell>
          <table:table-cell office:value-type="float" office:value="23.9625927617175" calcext:value-type="float">
            <text:p>23.9625927617175</text:p>
          </table:table-cell>
          <table:table-cell office:value-type="float" office:value="17.3686868873948" calcext:value-type="float">
            <text:p>17.3686868873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sovo</text:p>
          </table:table-cell>
          <table:table-cell office:value-type="float" office:value="1782115" calcext:value-type="float">
            <text:p>1782115</text:p>
          </table:table-cell>
          <table:table-cell table:formula="of:=VLOOKUP([.A110];[.$F$288:.$G$340];2;0)" office:value-type="string" office:string-value="" calcext:value-type="error">
            <text:p>#N/A</text:p>
          </table:table-cell>
          <table:table-cell office:value-type="string" calcext:value-type="string">
            <text:p>Guinea</text:p>
          </table:table-cell>
          <table:table-cell table:formula="of:=VLOOKUP([.D110];[.$M$8:.$N$59];2;0)" office:value-type="string" office:string-value="" calcext:value-type="error">
            <text:p>#N/A</text:p>
          </table:table-cell>
          <table:table-cell office:value-type="float" office:value="13549.0520042274" calcext:value-type="float">
            <text:p>13549.0520042274</text:p>
          </table:table-cell>
          <table:table-cell office:value-type="float" office:value="2009.13281218995" calcext:value-type="float">
            <text:p>2009.13281218995</text:p>
          </table:table-cell>
          <table:table-cell office:value-type="float" office:value="14546.9583554983" calcext:value-type="float">
            <text:p>14546.9583554983</text:p>
          </table:table-cell>
          <table:table-cell office:value-type="float" office:value="1933.31152838392" calcext:value-type="float">
            <text:p>1933.31152838392</text:p>
          </table:table-cell>
          <table:table-cell office:value-type="float" office:value="2787.32036477735" calcext:value-type="float">
            <text:p>2787.320364777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4328553" calcext:value-type="float">
            <text:p>4328553</text:p>
          </table:table-cell>
          <table:table-cell table:formula="of:=VLOOKUP([.A111];[.$F$288:.$G$340];2;0)" office:value-type="string" office:string-value="" calcext:value-type="error">
            <text:p>#N/A</text:p>
          </table:table-cell>
          <table:table-cell office:value-type="string" calcext:value-type="string">
            <text:p>Guinea-Bissau</text:p>
          </table:table-cell>
          <table:table-cell table:formula="of:=VLOOKUP([.D111];[.$M$8:.$N$59];2;0)" office:value-type="string" office:string-value="" calcext:value-type="error">
            <text:p>#N/A</text:p>
          </table:table-cell>
          <table:table-cell office:value-type="float" office:value="1121.1075262439" calcext:value-type="float">
            <text:p>1121.1075262439</text:p>
          </table:table-cell>
          <table:table-cell office:value-type="float" office:value="321.624780616887" calcext:value-type="float">
            <text:p>321.624780616887</text:p>
          </table:table-cell>
          <table:table-cell office:value-type="float" office:value="2213.5575898983" calcext:value-type="float">
            <text:p>2213.5575898983</text:p>
          </table:table-cell>
          <table:table-cell office:value-type="float" office:value="292.721292975828" calcext:value-type="float">
            <text:p>292.721292975828</text:p>
          </table:table-cell>
          <table:table-cell office:value-type="float" office:value="385.646170005327" calcext:value-type="float">
            <text:p>385.6461700053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6628347" calcext:value-type="float">
            <text:p>6628347</text:p>
          </table:table-cell>
          <table:table-cell table:formula="of:=VLOOKUP([.A112];[.$F$288:.$G$340];2;0)" office:value-type="string" office:string-value="" calcext:value-type="error">
            <text:p>#N/A</text:p>
          </table:table-cell>
          <table:table-cell office:value-type="string" calcext:value-type="string">
            <text:p>Guyana</text:p>
          </table:table-cell>
          <table:table-cell table:formula="of:=VLOOKUP([.D112];[.$M$8:.$N$59];2;0)" office:value-type="string" office:string-value="" calcext:value-type="error">
            <text:p>#N/A</text:p>
          </table:table-cell>
          <table:table-cell office:value-type="float" office:value="262.198839507303" calcext:value-type="float">
            <text:p>262.198839507303</text:p>
          </table:table-cell>
          <table:table-cell office:value-type="float" office:value="567.124876439956" calcext:value-type="float">
            <text:p>567.124876439956</text:p>
          </table:table-cell>
          <table:table-cell office:value-type="float" office:value="2429.74163451408" calcext:value-type="float">
            <text:p>2429.74163451408</text:p>
          </table:table-cell>
          <table:table-cell office:value-type="float" office:value="284.64561232529" calcext:value-type="float">
            <text:p>284.64561232529</text:p>
          </table:table-cell>
          <table:table-cell office:value-type="float" office:value="118.574569821921" calcext:value-type="float">
            <text:p>118.5745698219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7379358" calcext:value-type="float">
            <text:p>7379358</text:p>
          </table:table-cell>
          <table:table-cell table:formula="of:=VLOOKUP([.A113];[.$F$288:.$G$340];2;0)" office:value-type="string" office:string-value="" calcext:value-type="error">
            <text:p>#N/A</text:p>
          </table:table-cell>
          <table:table-cell office:value-type="string" calcext:value-type="string">
            <text:p>Haiti</text:p>
          </table:table-cell>
          <table:table-cell table:formula="of:=VLOOKUP([.D113];[.$M$8:.$N$59];2;0)" office:value-type="string" office:string-value="" calcext:value-type="error">
            <text:p>#N/A</text:p>
          </table:table-cell>
          <table:table-cell office:value-type="float" office:value="6322.77549435331" calcext:value-type="float">
            <text:p>6322.77549435331</text:p>
          </table:table-cell>
          <table:table-cell office:value-type="float" office:value="4244.88234163144" calcext:value-type="float">
            <text:p>4244.88234163144</text:p>
          </table:table-cell>
          <table:table-cell office:value-type="float" office:value="26468.3696968009" calcext:value-type="float">
            <text:p>26468.3696968009</text:p>
          </table:table-cell>
          <table:table-cell office:value-type="float" office:value="2371.35248357284" calcext:value-type="float">
            <text:p>2371.35248357284</text:p>
          </table:table-cell>
          <table:table-cell office:value-type="float" office:value="3419.91381760672" calcext:value-type="float">
            <text:p>3419.913817606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866934" calcext:value-type="float">
            <text:p>1866934</text:p>
          </table:table-cell>
          <table:table-cell table:formula="of:=VLOOKUP([.A114];[.$F$288:.$G$340];2;0)" office:value-type="float" office:value="1" calcext:value-type="float">
            <text:p>1</text:p>
          </table:table-cell>
          <table:table-cell office:value-type="string" calcext:value-type="string">
            <text:p>High SDI</text:p>
          </table:table-cell>
          <table:table-cell table:formula="of:=VLOOKUP([.D114];[.$M$8:.$N$59];2;0)" office:value-type="string" office:string-value="" calcext:value-type="error">
            <text:p>#N/A</text:p>
          </table:table-cell>
          <table:table-cell office:value-type="float" office:value="384551.324909186" calcext:value-type="float">
            <text:p>384551.324909186</text:p>
          </table:table-cell>
          <table:table-cell office:value-type="float" office:value="195298.478393578" calcext:value-type="float">
            <text:p>195298.478393578</text:p>
          </table:table-cell>
          <table:table-cell office:value-type="float" office:value="2817076.71084826" calcext:value-type="float">
            <text:p>2817076.71084826</text:p>
          </table:table-cell>
          <table:table-cell office:value-type="float" office:value="273588.333875116" calcext:value-type="float">
            <text:p>273588.333875116</text:p>
          </table:table-cell>
          <table:table-cell office:value-type="float" office:value="525019.343625547" calcext:value-type="float">
            <text:p>525019.3436255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anon</text:p>
          </table:table-cell>
          <table:table-cell office:value-type="float" office:value="6769151" calcext:value-type="float">
            <text:p>6769151</text:p>
          </table:table-cell>
          <table:table-cell table:formula="of:=VLOOKUP([.A115];[.$F$288:.$G$340];2;0)" office:value-type="string" office:string-value="" calcext:value-type="error">
            <text:p>#N/A</text:p>
          </table:table-cell>
          <table:table-cell office:value-type="string" calcext:value-type="string">
            <text:p>High-income</text:p>
          </table:table-cell>
          <table:table-cell table:formula="of:=VLOOKUP([.D115];[.$M$8:.$N$59];2;0)" office:value-type="string" office:string-value="" calcext:value-type="error">
            <text:p>#N/A</text:p>
          </table:table-cell>
          <table:table-cell office:value-type="float" office:value="435852.525852676" calcext:value-type="float">
            <text:p>435852.525852676</text:p>
          </table:table-cell>
          <table:table-cell office:value-type="float" office:value="223847.959539744" calcext:value-type="float">
            <text:p>223847.959539744</text:p>
          </table:table-cell>
          <table:table-cell office:value-type="float" office:value="3136866.56674411" calcext:value-type="float">
            <text:p>3136866.56674411</text:p>
          </table:table-cell>
          <table:table-cell office:value-type="float" office:value="313075.593761566" calcext:value-type="float">
            <text:p>313075.593761566</text:p>
          </table:table-cell>
          <table:table-cell office:value-type="float" office:value="601904.552728787" calcext:value-type="float">
            <text:p>601904.5527287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159067" calcext:value-type="float">
            <text:p>2159067</text:p>
          </table:table-cell>
          <table:table-cell table:formula="of:=VLOOKUP([.A116];[.$F$288:.$G$340];2;0)" office:value-type="string" office:string-value="" calcext:value-type="error">
            <text:p>#N/A</text:p>
          </table:table-cell>
          <table:table-cell office:value-type="string" calcext:value-type="string">
            <text:p>High-income Asia Pacific</text:p>
          </table:table-cell>
          <table:table-cell table:formula="of:=VLOOKUP([.D116];[.$M$8:.$N$59];2;0)" office:value-type="string" office:string-value="" calcext:value-type="error">
            <text:p>#N/A</text:p>
          </table:table-cell>
          <table:table-cell office:value-type="float" office:value="137989.178117105" calcext:value-type="float">
            <text:p>137989.178117105</text:p>
          </table:table-cell>
          <table:table-cell office:value-type="float" office:value="21996.189575544" calcext:value-type="float">
            <text:p>21996.189575544</text:p>
          </table:table-cell>
          <table:table-cell office:value-type="float" office:value="457281.22408007" calcext:value-type="float">
            <text:p>457281.22408007</text:p>
          </table:table-cell>
          <table:table-cell office:value-type="float" office:value="54139.3642726241" calcext:value-type="float">
            <text:p>54139.3642726241</text:p>
          </table:table-cell>
          <table:table-cell office:value-type="float" office:value="72142.9571148912" calcext:value-type="float">
            <text:p>72142.9571148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5180208" calcext:value-type="float">
            <text:p>5180208</text:p>
          </table:table-cell>
          <table:table-cell table:formula="of:=VLOOKUP([.A117];[.$F$288:.$G$340];2;0)" office:value-type="string" office:string-value="" calcext:value-type="error">
            <text:p>#N/A</text:p>
          </table:table-cell>
          <table:table-cell office:value-type="string" calcext:value-type="string">
            <text:p>High-income North America</text:p>
          </table:table-cell>
          <table:table-cell table:formula="of:=VLOOKUP([.D117];[.$M$8:.$N$59];2;0)" office:value-type="string" office:string-value="" calcext:value-type="error">
            <text:p>#N/A</text:p>
          </table:table-cell>
          <table:table-cell office:value-type="float" office:value="91060.3998828974" calcext:value-type="float">
            <text:p>91060.3998828974</text:p>
          </table:table-cell>
          <table:table-cell office:value-type="float" office:value="85145.7070330395" calcext:value-type="float">
            <text:p>85145.7070330395</text:p>
          </table:table-cell>
          <table:table-cell office:value-type="float" office:value="1040238.59091268" calcext:value-type="float">
            <text:p>1040238.59091268</text:p>
          </table:table-cell>
          <table:table-cell office:value-type="float" office:value="114464.521668799" calcext:value-type="float">
            <text:p>114464.521668799</text:p>
          </table:table-cell>
          <table:table-cell office:value-type="float" office:value="243408.787147849" calcext:value-type="float">
            <text:p>243408.7871478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6958538" calcext:value-type="float">
            <text:p>6958538</text:p>
          </table:table-cell>
          <table:table-cell table:formula="of:=VLOOKUP([.A118];[.$F$288:.$G$340];2;0)" office:value-type="string" office:string-value="" calcext:value-type="error">
            <text:p>#N/A</text:p>
          </table:table-cell>
          <table:table-cell office:value-type="string" calcext:value-type="string">
            <text:p>High-middle SDI</text:p>
          </table:table-cell>
          <table:table-cell table:formula="of:=VLOOKUP([.D118];[.$M$8:.$N$59];2;0)" office:value-type="string" office:string-value="" calcext:value-type="error">
            <text:p>#N/A</text:p>
          </table:table-cell>
          <table:table-cell office:value-type="float" office:value="323459.341806844" calcext:value-type="float">
            <text:p>323459.341806844</text:p>
          </table:table-cell>
          <table:table-cell office:value-type="float" office:value="263468.106179459" calcext:value-type="float">
            <text:p>263468.106179459</text:p>
          </table:table-cell>
          <table:table-cell office:value-type="float" office:value="5151260.14517987" calcext:value-type="float">
            <text:p>5151260.14517987</text:p>
          </table:table-cell>
          <table:table-cell office:value-type="float" office:value="227994.704035805" calcext:value-type="float">
            <text:p>227994.704035805</text:p>
          </table:table-cell>
          <table:table-cell office:value-type="float" office:value="651323.438214282" calcext:value-type="float">
            <text:p>651323.4382142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38254" calcext:value-type="float">
            <text:p>38254</text:p>
          </table:table-cell>
          <table:table-cell table:formula="of:=VLOOKUP([.A119];[.$F$288:.$G$340];2;0)" office:value-type="string" office:string-value="" calcext:value-type="error">
            <text:p>#N/A</text:p>
          </table:table-cell>
          <table:table-cell office:value-type="string" calcext:value-type="string">
            <text:p>Honduras</text:p>
          </table:table-cell>
          <table:table-cell table:formula="of:=VLOOKUP([.D119];[.$M$8:.$N$59];2;0)" office:value-type="string" office:string-value="" calcext:value-type="error">
            <text:p>#N/A</text:p>
          </table:table-cell>
          <table:table-cell office:value-type="float" office:value="1121.33316524992" calcext:value-type="float">
            <text:p>1121.33316524992</text:p>
          </table:table-cell>
          <table:table-cell office:value-type="float" office:value="1127.23779003181" calcext:value-type="float">
            <text:p>1127.23779003181</text:p>
          </table:table-cell>
          <table:table-cell office:value-type="float" office:value="15015.137242155" calcext:value-type="float">
            <text:p>15015.137242155</text:p>
          </table:table-cell>
          <table:table-cell office:value-type="float" office:value="3162.65444487285" calcext:value-type="float">
            <text:p>3162.65444487285</text:p>
          </table:table-cell>
          <table:table-cell office:value-type="float" office:value="3536.33309375331" calcext:value-type="float">
            <text:p>3536.33309375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2689862" calcext:value-type="float">
            <text:p>2689862</text:p>
          </table:table-cell>
          <table:table-cell table:formula="of:=VLOOKUP([.A120];[.$F$288:.$G$340];2;0)" office:value-type="float" office:value="1" calcext:value-type="float">
            <text:p>1</text:p>
          </table:table-cell>
          <table:table-cell office:value-type="string" calcext:value-type="string">
            <text:p>Hungary</text:p>
          </table:table-cell>
          <table:table-cell table:formula="of:=VLOOKUP([.D120];[.$M$8:.$N$59];2;0)" office:value-type="float" office:value="1" calcext:value-type="float">
            <text:p>1</text:p>
          </table:table-cell>
          <table:table-cell office:value-type="float" office:value="1216.55494255514" calcext:value-type="float">
            <text:p>1216.55494255514</text:p>
          </table:table-cell>
          <table:table-cell office:value-type="float" office:value="2497.10972943947" calcext:value-type="float">
            <text:p>2497.10972943947</text:p>
          </table:table-cell>
          <table:table-cell office:value-type="float" office:value="61818.0284231101" calcext:value-type="float">
            <text:p>61818.0284231101</text:p>
          </table:table-cell>
          <table:table-cell office:value-type="float" office:value="1821.46782651444" calcext:value-type="float">
            <text:p>1821.46782651444</text:p>
          </table:table-cell>
          <table:table-cell office:value-type="float" office:value="5935.52972667875" calcext:value-type="float">
            <text:p>5935.52972667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634814" calcext:value-type="float">
            <text:p>634814</text:p>
          </table:table-cell>
          <table:table-cell table:formula="of:=VLOOKUP([.A121];[.$F$288:.$G$340];2;0)" office:value-type="float" office:value="1" calcext:value-type="float">
            <text:p>1</text:p>
          </table:table-cell>
          <table:table-cell office:value-type="string" calcext:value-type="string">
            <text:p>Iceland</text:p>
          </table:table-cell>
          <table:table-cell table:formula="of:=VLOOKUP([.D121];[.$M$8:.$N$59];2;0)" office:value-type="float" office:value="1" calcext:value-type="float">
            <text:p>1</text:p>
          </table:table-cell>
          <table:table-cell office:value-type="float" office:value="101.933228037777" calcext:value-type="float">
            <text:p>101.933228037777</text:p>
          </table:table-cell>
          <table:table-cell office:value-type="float" office:value="25.9713615996704" calcext:value-type="float">
            <text:p>25.9713615996704</text:p>
          </table:table-cell>
          <table:table-cell office:value-type="float" office:value="723.702664460861" calcext:value-type="float">
            <text:p>723.702664460861</text:p>
          </table:table-cell>
          <table:table-cell office:value-type="float" office:value="33.4888258855972" calcext:value-type="float">
            <text:p>33.4888258855972</text:p>
          </table:table-cell>
          <table:table-cell office:value-type="float" office:value="110.810542027568" calcext:value-type="float">
            <text:p>110.8105420275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au</text:p>
          </table:table-cell>
          <table:table-cell office:value-type="float" office:value="658391" calcext:value-type="float">
            <text:p>658391</text:p>
          </table:table-cell>
          <table:table-cell table:formula="of:=VLOOKUP([.A122];[.$F$288:.$G$340];2;0)" office:value-type="string" office:string-value="" calcext:value-type="error">
            <text:p>#N/A</text:p>
          </table:table-cell>
          <table:table-cell office:value-type="string" calcext:value-type="string">
            <text:p>India</text:p>
          </table:table-cell>
          <table:table-cell table:formula="of:=VLOOKUP([.D122];[.$M$8:.$N$59];2;0)" office:value-type="string" office:string-value="" calcext:value-type="error">
            <text:p>#N/A</text:p>
          </table:table-cell>
          <table:table-cell office:value-type="float" office:value="433660.817245382" calcext:value-type="float">
            <text:p>433660.817245382</text:p>
          </table:table-cell>
          <table:table-cell office:value-type="float" office:value="273088.666212398" calcext:value-type="float">
            <text:p>273088.666212398</text:p>
          </table:table-cell>
          <table:table-cell office:value-type="float" office:value="2574409.77357919" calcext:value-type="float">
            <text:p>2574409.77357919</text:p>
          </table:table-cell>
          <table:table-cell office:value-type="float" office:value="222921.855770517" calcext:value-type="float">
            <text:p>222921.855770517</text:p>
          </table:table-cell>
          <table:table-cell office:value-type="float" office:value="1168381.11108077" calcext:value-type="float">
            <text:p>1168381.11108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8427333" calcext:value-type="float">
            <text:p>28427333</text:p>
          </table:table-cell>
          <table:table-cell table:formula="of:=VLOOKUP([.A123];[.$F$288:.$G$340];2;0)" office:value-type="string" office:string-value="" calcext:value-type="error">
            <text:p>#N/A</text:p>
          </table:table-cell>
          <table:table-cell office:value-type="string" calcext:value-type="string">
            <text:p>Indonesia</text:p>
          </table:table-cell>
          <table:table-cell table:formula="of:=VLOOKUP([.D123];[.$M$8:.$N$59];2;0)" office:value-type="string" office:string-value="" calcext:value-type="error">
            <text:p>#N/A</text:p>
          </table:table-cell>
          <table:table-cell office:value-type="float" office:value="44317.3853825334" calcext:value-type="float">
            <text:p>44317.3853825334</text:p>
          </table:table-cell>
          <table:table-cell office:value-type="float" office:value="106332.997311786" calcext:value-type="float">
            <text:p>106332.997311786</text:p>
          </table:table-cell>
          <table:table-cell office:value-type="float" office:value="651481.482117323" calcext:value-type="float">
            <text:p>651481.482117323</text:p>
          </table:table-cell>
          <table:table-cell office:value-type="float" office:value="42130.5730298462" calcext:value-type="float">
            <text:p>42130.5730298462</text:p>
          </table:table-cell>
          <table:table-cell office:value-type="float" office:value="100930.010088387" calcext:value-type="float">
            <text:p>100930.0100883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9647681" calcext:value-type="float">
            <text:p>19647681</text:p>
          </table:table-cell>
          <table:table-cell table:formula="of:=VLOOKUP([.A124];[.$F$288:.$G$340];2;0)" office:value-type="string" office:string-value="" calcext:value-type="error">
            <text:p>#N/A</text:p>
          </table:table-cell>
          <table:table-cell office:value-type="string" calcext:value-type="string">
            <text:p>Iran</text:p>
          </table:table-cell>
          <table:table-cell table:formula="of:=VLOOKUP([.D124];[.$M$8:.$N$59];2;0)" office:value-type="string" office:string-value="" calcext:value-type="error">
            <text:p>#N/A</text:p>
          </table:table-cell>
          <table:table-cell office:value-type="float" office:value="10219.0616504178" calcext:value-type="float">
            <text:p>10219.0616504178</text:p>
          </table:table-cell>
          <table:table-cell office:value-type="float" office:value="14738.2689395545" calcext:value-type="float">
            <text:p>14738.2689395545</text:p>
          </table:table-cell>
          <table:table-cell office:value-type="float" office:value="173600.572708863" calcext:value-type="float">
            <text:p>173600.572708863</text:p>
          </table:table-cell>
          <table:table-cell office:value-type="float" office:value="12545.7297172164" calcext:value-type="float">
            <text:p>12545.7297172164</text:p>
          </table:table-cell>
          <table:table-cell office:value-type="float" office:value="16834.6199772241" calcext:value-type="float">
            <text:p>16834.61997722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32776195" calcext:value-type="float">
            <text:p>32776195</text:p>
          </table:table-cell>
          <table:table-cell table:formula="of:=VLOOKUP([.A125];[.$F$288:.$G$340];2;0)" office:value-type="string" office:string-value="" calcext:value-type="error">
            <text:p>#N/A</text:p>
          </table:table-cell>
          <table:table-cell office:value-type="string" calcext:value-type="string">
            <text:p>Iraq</text:p>
          </table:table-cell>
          <table:table-cell table:formula="of:=VLOOKUP([.D125];[.$M$8:.$N$59];2;0)" office:value-type="string" office:string-value="" calcext:value-type="error">
            <text:p>#N/A</text:p>
          </table:table-cell>
          <table:table-cell office:value-type="float" office:value="3177.56934029281" calcext:value-type="float">
            <text:p>3177.56934029281</text:p>
          </table:table-cell>
          <table:table-cell office:value-type="float" office:value="9257.34876893734" calcext:value-type="float">
            <text:p>9257.34876893734</text:p>
          </table:table-cell>
          <table:table-cell office:value-type="float" office:value="79952.4809507512" calcext:value-type="float">
            <text:p>79952.4809507512</text:p>
          </table:table-cell>
          <table:table-cell office:value-type="float" office:value="7886.61597635947" calcext:value-type="float">
            <text:p>7886.61597635947</text:p>
          </table:table-cell>
          <table:table-cell office:value-type="float" office:value="3292.30235065889" calcext:value-type="float">
            <text:p>3292.30235065889</text:p>
          </table:table-cell>
          <table:table-cell/>
          <table:table-cell table:formula="of:=SUM([.F125:.J125])" office:value-type="float" office:value="103566.317387" calcext:value-type="float">
            <text:p>103566.317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543620" calcext:value-type="float">
            <text:p>543620</text:p>
          </table:table-cell>
          <table:table-cell table:formula="of:=VLOOKUP([.A126];[.$F$288:.$G$340];2;0)" office:value-type="string" office:string-value="" calcext:value-type="error">
            <text:p>#N/A</text:p>
          </table:table-cell>
          <table:table-cell office:value-type="string" calcext:value-type="string">
            <text:p>Ireland</text:p>
          </table:table-cell>
          <table:table-cell table:formula="of:=VLOOKUP([.D126];[.$M$8:.$N$59];2;0)" office:value-type="float" office:value="1" calcext:value-type="float">
            <text:p>1</text:p>
          </table:table-cell>
          <table:table-cell office:value-type="float" office:value="1713.02964694127" calcext:value-type="float">
            <text:p>1713.02964694127</text:p>
          </table:table-cell>
          <table:table-cell office:value-type="float" office:value="502.424055567712" calcext:value-type="float">
            <text:p>502.424055567712</text:p>
          </table:table-cell>
          <table:table-cell office:value-type="float" office:value="10347.08085046" calcext:value-type="float">
            <text:p>10347.08085046</text:p>
          </table:table-cell>
          <table:table-cell office:value-type="float" office:value="699.549685049874" calcext:value-type="float">
            <text:p>699.549685049874</text:p>
          </table:table-cell>
          <table:table-cell office:value-type="float" office:value="2547.96109360274" calcext:value-type="float">
            <text:p>2547.96109360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855724" calcext:value-type="float">
            <text:p>20855724</text:p>
          </table:table-cell>
          <table:table-cell table:formula="of:=VLOOKUP([.A127];[.$F$288:.$G$340];2;0)" office:value-type="string" office:string-value="" calcext:value-type="error">
            <text:p>#N/A</text:p>
          </table:table-cell>
          <table:table-cell office:value-type="string" calcext:value-type="string">
            <text:p>Israel</text:p>
          </table:table-cell>
          <table:table-cell table:formula="of:=VLOOKUP([.D127];[.$M$8:.$N$59];2;0)" office:value-type="float" office:value="1" calcext:value-type="float">
            <text:p>1</text:p>
          </table:table-cell>
          <table:table-cell office:value-type="float" office:value="1738.62342636073" calcext:value-type="float">
            <text:p>1738.62342636073</text:p>
          </table:table-cell>
          <table:table-cell office:value-type="float" office:value="2647.38633006688" calcext:value-type="float">
            <text:p>2647.38633006688</text:p>
          </table:table-cell>
          <table:table-cell office:value-type="float" office:value="12393.3693591578" calcext:value-type="float">
            <text:p>12393.3693591578</text:p>
          </table:table-cell>
          <table:table-cell office:value-type="float" office:value="2764.81777924519" calcext:value-type="float">
            <text:p>2764.81777924519</text:p>
          </table:table-cell>
          <table:table-cell office:value-type="float" office:value="2026.87614572942" calcext:value-type="float">
            <text:p>2026.87614572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516100" calcext:value-type="float">
            <text:p>516100</text:p>
          </table:table-cell>
          <table:table-cell table:formula="of:=VLOOKUP([.A128];[.$F$288:.$G$340];2;0)" office:value-type="float" office:value="1" calcext:value-type="float">
            <text:p>1</text:p>
          </table:table-cell>
          <table:table-cell office:value-type="string" calcext:value-type="string">
            <text:p>Italy</text:p>
          </table:table-cell>
          <table:table-cell table:formula="of:=VLOOKUP([.D128];[.$M$8:.$N$59];2;0)" office:value-type="float" office:value="1" calcext:value-type="float">
            <text:p>1</text:p>
          </table:table-cell>
          <table:table-cell office:value-type="float" office:value="12392.7569785609" calcext:value-type="float">
            <text:p>12392.7569785609</text:p>
          </table:table-cell>
          <table:table-cell office:value-type="float" office:value="21589.534679351" calcext:value-type="float">
            <text:p>21589.534679351</text:p>
          </table:table-cell>
          <table:table-cell office:value-type="float" office:value="236507.142522195" calcext:value-type="float">
            <text:p>236507.142522195</text:p>
          </table:table-cell>
          <table:table-cell office:value-type="float" office:value="16512.8852622611" calcext:value-type="float">
            <text:p>16512.8852622611</text:p>
          </table:table-cell>
          <table:table-cell office:value-type="float" office:value="31345.330140701" calcext:value-type="float">
            <text:p>31345.3301407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float" office:value="59618" calcext:value-type="float">
            <text:p>59618</text:p>
          </table:table-cell>
          <table:table-cell table:formula="of:=VLOOKUP([.A129];[.$F$288:.$G$340];2;0)" office:value-type="string" office:string-value="" calcext:value-type="error">
            <text:p>#N/A</text:p>
          </table:table-cell>
          <table:table-cell office:value-type="string" calcext:value-type="string">
            <text:p>Jamaica</text:p>
          </table:table-cell>
          <table:table-cell table:formula="of:=VLOOKUP([.D129];[.$M$8:.$N$59];2;0)" office:value-type="string" office:string-value="" calcext:value-type="error">
            <text:p>#N/A</text:p>
          </table:table-cell>
          <table:table-cell office:value-type="float" office:value="475.107286414689" calcext:value-type="float">
            <text:p>475.107286414689</text:p>
          </table:table-cell>
          <table:table-cell office:value-type="float" office:value="2398.97201428679" calcext:value-type="float">
            <text:p>2398.97201428679</text:p>
          </table:table-cell>
          <table:table-cell office:value-type="float" office:value="6456.5448374536" calcext:value-type="float">
            <text:p>6456.5448374536</text:p>
          </table:table-cell>
          <table:table-cell office:value-type="float" office:value="938.876803108627" calcext:value-type="float">
            <text:p>938.876803108627</text:p>
          </table:table-cell>
          <table:table-cell office:value-type="float" office:value="641.667095155981" calcext:value-type="float">
            <text:p>641.6670951559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4775110" calcext:value-type="float">
            <text:p>4775110</text:p>
          </table:table-cell>
          <table:table-cell table:formula="of:=VLOOKUP([.A130];[.$F$288:.$G$340];2;0)" office:value-type="string" office:string-value="" calcext:value-type="error">
            <text:p>#N/A</text:p>
          </table:table-cell>
          <table:table-cell office:value-type="string" calcext:value-type="string">
            <text:p>Japan</text:p>
          </table:table-cell>
          <table:table-cell table:formula="of:=VLOOKUP([.D130];[.$M$8:.$N$59];2;0)" office:value-type="float" office:value="1" calcext:value-type="float">
            <text:p>1</text:p>
          </table:table-cell>
          <table:table-cell office:value-type="float" office:value="118801.187817315" calcext:value-type="float">
            <text:p>118801.187817315</text:p>
          </table:table-cell>
          <table:table-cell office:value-type="float" office:value="8784.08419570837" calcext:value-type="float">
            <text:p>8784.08419570837</text:p>
          </table:table-cell>
          <table:table-cell office:value-type="float" office:value="372482.633107846" calcext:value-type="float">
            <text:p>372482.633107846</text:p>
          </table:table-cell>
          <table:table-cell office:value-type="float" office:value="45324.4249322664" calcext:value-type="float">
            <text:p>45324.4249322664</text:p>
          </table:table-cell>
          <table:table-cell office:value-type="float" office:value="55793.6671345912" calcext:value-type="float">
            <text:p>55793.66713459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1273428" calcext:value-type="float">
            <text:p>1273428</text:p>
          </table:table-cell>
          <table:table-cell table:formula="of:=VLOOKUP([.A131];[.$F$288:.$G$340];2;0)" office:value-type="string" office:string-value="" calcext:value-type="error">
            <text:p>#N/A</text:p>
          </table:table-cell>
          <table:table-cell office:value-type="string" calcext:value-type="string">
            <text:p>Jordan</text:p>
          </table:table-cell>
          <table:table-cell table:formula="of:=VLOOKUP([.D131];[.$M$8:.$N$59];2;0)" office:value-type="string" office:string-value="" calcext:value-type="error">
            <text:p>#N/A</text:p>
          </table:table-cell>
          <table:table-cell office:value-type="float" office:value="1053.82777874706" calcext:value-type="float">
            <text:p>1053.82777874706</text:p>
          </table:table-cell>
          <table:table-cell office:value-type="float" office:value="2053.4657360321" calcext:value-type="float">
            <text:p>2053.4657360321</text:p>
          </table:table-cell>
          <table:table-cell office:value-type="float" office:value="11798.204488941" calcext:value-type="float">
            <text:p>11798.204488941</text:p>
          </table:table-cell>
          <table:table-cell office:value-type="float" office:value="1813.2593033027" calcext:value-type="float">
            <text:p>1813.2593033027</text:p>
          </table:table-cell>
          <table:table-cell office:value-type="float" office:value="855.995212961695" calcext:value-type="float">
            <text:p>855.9952129616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30262220" calcext:value-type="float">
            <text:p>130262220</text:p>
          </table:table-cell>
          <table:table-cell table:formula="of:=VLOOKUP([.A132];[.$F$288:.$G$340];2;0)" office:value-type="float" office:value="1" calcext:value-type="float">
            <text:p>1</text:p>
          </table:table-cell>
          <table:table-cell office:value-type="string" calcext:value-type="string">
            <text:p>Kazakhstan</text:p>
          </table:table-cell>
          <table:table-cell table:formula="of:=VLOOKUP([.D132];[.$M$8:.$N$59];2;0)" office:value-type="string" office:string-value="" calcext:value-type="error">
            <text:p>#N/A</text:p>
          </table:table-cell>
          <table:table-cell office:value-type="float" office:value="4013.46210694765" calcext:value-type="float">
            <text:p>4013.46210694765</text:p>
          </table:table-cell>
          <table:table-cell office:value-type="float" office:value="2588.08231765939" calcext:value-type="float">
            <text:p>2588.08231765939</text:p>
          </table:table-cell>
          <table:table-cell office:value-type="float" office:value="65391.4837348641" calcext:value-type="float">
            <text:p>65391.4837348641</text:p>
          </table:table-cell>
          <table:table-cell office:value-type="float" office:value="1872.86925582097" calcext:value-type="float">
            <text:p>1872.86925582097</text:p>
          </table:table-cell>
          <table:table-cell office:value-type="float" office:value="9772.38700451252" calcext:value-type="float">
            <text:p>9772.38700451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ronesia</text:p>
          </table:table-cell>
          <table:table-cell office:value-type="float" office:value="116255" calcext:value-type="float">
            <text:p>116255</text:p>
          </table:table-cell>
          <table:table-cell table:formula="of:=VLOOKUP([.A133];[.$F$288:.$G$340];2;0)" office:value-type="string" office:string-value="" calcext:value-type="error">
            <text:p>#N/A</text:p>
          </table:table-cell>
          <table:table-cell office:value-type="string" calcext:value-type="string">
            <text:p>Kenya</text:p>
          </table:table-cell>
          <table:table-cell table:formula="of:=VLOOKUP([.D133];[.$M$8:.$N$59];2;0)" office:value-type="string" office:string-value="" calcext:value-type="error">
            <text:p>#N/A</text:p>
          </table:table-cell>
          <table:table-cell office:value-type="float" office:value="21503.5982224669" calcext:value-type="float">
            <text:p>21503.5982224669</text:p>
          </table:table-cell>
          <table:table-cell office:value-type="float" office:value="6182.27148832998" calcext:value-type="float">
            <text:p>6182.27148832998</text:p>
          </table:table-cell>
          <table:table-cell office:value-type="float" office:value="40610.9519126908" calcext:value-type="float">
            <text:p>40610.9519126908</text:p>
          </table:table-cell>
          <table:table-cell office:value-type="float" office:value="4763.80398911589" calcext:value-type="float">
            <text:p>4763.80398911589</text:p>
          </table:table-cell>
          <table:table-cell office:value-type="float" office:value="7704.71040195529" calcext:value-type="float">
            <text:p>7704.710401955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4024025" calcext:value-type="float">
            <text:p>4024025</text:p>
          </table:table-cell>
          <table:table-cell table:formula="of:=VLOOKUP([.A134];[.$F$288:.$G$340];2;0)" office:value-type="float" office:value="1" calcext:value-type="float">
            <text:p>1</text:p>
          </table:table-cell>
          <table:table-cell office:value-type="string" calcext:value-type="string">
            <text:p>Kiribati</text:p>
          </table:table-cell>
          <table:table-cell table:formula="of:=VLOOKUP([.D134];[.$M$8:.$N$59];2;0)" office:value-type="string" office:string-value="" calcext:value-type="error">
            <text:p>#N/A</text:p>
          </table:table-cell>
          <table:table-cell office:value-type="float" office:value="35.1981036231206" calcext:value-type="float">
            <text:p>35.1981036231206</text:p>
          </table:table-cell>
          <table:table-cell office:value-type="float" office:value="136.155032518992" calcext:value-type="float">
            <text:p>136.155032518992</text:p>
          </table:table-cell>
          <table:table-cell office:value-type="float" office:value="348.985503172242" calcext:value-type="float">
            <text:p>348.985503172242</text:p>
          </table:table-cell>
          <table:table-cell office:value-type="float" office:value="36.9145203184579" calcext:value-type="float">
            <text:p>36.9145203184579</text:p>
          </table:table-cell>
          <table:table-cell office:value-type="float" office:value="72.9228225992865" calcext:value-type="float">
            <text:p>72.92282259928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39520" calcext:value-type="float">
            <text:p>39520</text:p>
          </table:table-cell>
          <table:table-cell table:formula="of:=VLOOKUP([.A135];[.$F$288:.$G$340];2;0)" office:value-type="string" office:string-value="" calcext:value-type="error">
            <text:p>#N/A</text:p>
          </table:table-cell>
          <table:table-cell office:value-type="string" calcext:value-type="string">
            <text:p>Kuwait</text:p>
          </table:table-cell>
          <table:table-cell table:formula="of:=VLOOKUP([.D135];[.$M$8:.$N$59];2;0)" office:value-type="string" office:string-value="" calcext:value-type="error">
            <text:p>#N/A</text:p>
          </table:table-cell>
          <table:table-cell office:value-type="float" office:value="668.428669872882" calcext:value-type="float">
            <text:p>668.428669872882</text:p>
          </table:table-cell>
          <table:table-cell office:value-type="float" office:value="364.598474605204" calcext:value-type="float">
            <text:p>364.598474605204</text:p>
          </table:table-cell>
          <table:table-cell office:value-type="float" office:value="4119.14666543623" calcext:value-type="float">
            <text:p>4119.14666543623</text:p>
          </table:table-cell>
          <table:table-cell office:value-type="float" office:value="322.30501100412" calcext:value-type="float">
            <text:p>322.30501100412</text:p>
          </table:table-cell>
          <table:table-cell office:value-type="float" office:value="229.563174475354" calcext:value-type="float">
            <text:p>229.5631744753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3329282" calcext:value-type="float">
            <text:p>3329282</text:p>
          </table:table-cell>
          <table:table-cell table:formula="of:=VLOOKUP([.A136];[.$F$288:.$G$340];2;0)" office:value-type="string" office:string-value="" calcext:value-type="error">
            <text:p>#N/A</text:p>
          </table:table-cell>
          <table:table-cell office:value-type="string" calcext:value-type="string">
            <text:p>Kyrgyzstan</text:p>
          </table:table-cell>
          <table:table-cell table:formula="of:=VLOOKUP([.D136];[.$M$8:.$N$59];2;0)" office:value-type="string" office:string-value="" calcext:value-type="error">
            <text:p>#N/A</text:p>
          </table:table-cell>
          <table:table-cell office:value-type="float" office:value="771.866611132542" calcext:value-type="float">
            <text:p>771.866611132542</text:p>
          </table:table-cell>
          <table:table-cell office:value-type="float" office:value="321.684766539891" calcext:value-type="float">
            <text:p>321.684766539891</text:p>
          </table:table-cell>
          <table:table-cell office:value-type="float" office:value="17482.2151971258" calcext:value-type="float">
            <text:p>17482.2151971258</text:p>
          </table:table-cell>
          <table:table-cell office:value-type="float" office:value="488.923941251134" calcext:value-type="float">
            <text:p>488.923941251134</text:p>
          </table:table-cell>
          <table:table-cell office:value-type="float" office:value="1513.46635447551" calcext:value-type="float">
            <text:p>1513.466354475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float" office:value="628051" calcext:value-type="float">
            <text:p>628051</text:p>
          </table:table-cell>
          <table:table-cell table:formula="of:=VLOOKUP([.A137];[.$F$288:.$G$340];2;0)" office:value-type="float" office:value="1" calcext:value-type="float">
            <text:p>1</text:p>
          </table:table-cell>
          <table:table-cell office:value-type="string" calcext:value-type="string">
            <text:p>Laos</text:p>
          </table:table-cell>
          <table:table-cell table:formula="of:=VLOOKUP([.D137];[.$M$8:.$N$59];2;0)" office:value-type="string" office:string-value="" calcext:value-type="error">
            <text:p>#N/A</text:p>
          </table:table-cell>
          <table:table-cell office:value-type="float" office:value="3392.31148107607" calcext:value-type="float">
            <text:p>3392.31148107607</text:p>
          </table:table-cell>
          <table:table-cell office:value-type="float" office:value="1552.65999652273" calcext:value-type="float">
            <text:p>1552.65999652273</text:p>
          </table:table-cell>
          <table:table-cell office:value-type="float" office:value="13523.1010790205" calcext:value-type="float">
            <text:p>13523.1010790205</text:p>
          </table:table-cell>
          <table:table-cell office:value-type="float" office:value="1712.38651991387" calcext:value-type="float">
            <text:p>1712.38651991387</text:p>
          </table:table-cell>
          <table:table-cell office:value-type="float" office:value="2663.06790784644" calcext:value-type="float">
            <text:p>2663.06790784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4981" calcext:value-type="float">
            <text:p>4981</text:p>
          </table:table-cell>
          <table:table-cell table:formula="of:=VLOOKUP([.A138];[.$F$288:.$G$340];2;0)" office:value-type="string" office:string-value="" calcext:value-type="error">
            <text:p>#N/A</text:p>
          </table:table-cell>
          <table:table-cell office:value-type="string" calcext:value-type="string">
            <text:p>Latin America &amp; Caribbean</text:p>
          </table:table-cell>
          <table:table-cell table:formula="of:=VLOOKUP([.D138];[.$M$8:.$N$59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37344787" calcext:value-type="float">
            <text:p>37344787</text:p>
          </table:table-cell>
          <table:table-cell table:formula="of:=VLOOKUP([.A139];[.$F$288:.$G$340];2;0)" office:value-type="string" office:string-value="" calcext:value-type="error">
            <text:p>#N/A</text:p>
          </table:table-cell>
          <table:table-cell office:value-type="string" calcext:value-type="string">
            <text:p>Latin America &amp; Caribbean - WB</text:p>
          </table:table-cell>
          <table:table-cell table:formula="of:=VLOOKUP([.D139];[.$M$8:.$N$59];2;0)" office:value-type="string" office:string-value="" calcext:value-type="error">
            <text:p>#N/A</text:p>
          </table:table-cell>
          <table:table-cell office:value-type="float" office:value="233225.214053275" calcext:value-type="float">
            <text:p>233225.214053275</text:p>
          </table:table-cell>
          <table:table-cell office:value-type="float" office:value="221053.811845691" calcext:value-type="float">
            <text:p>221053.811845691</text:p>
          </table:table-cell>
          <table:table-cell office:value-type="float" office:value="1099696.66370248" calcext:value-type="float">
            <text:p>1099696.66370248</text:p>
          </table:table-cell>
          <table:table-cell office:value-type="float" office:value="209214.064231539" calcext:value-type="float">
            <text:p>209214.064231539</text:p>
          </table:table-cell>
          <table:table-cell office:value-type="float" office:value="207663.219678607" calcext:value-type="float">
            <text:p>207663.2196786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32163045" calcext:value-type="float">
            <text:p>32163045</text:p>
          </table:table-cell>
          <table:table-cell table:formula="of:=VLOOKUP([.A140];[.$F$288:.$G$340];2;0)" office:value-type="string" office:string-value="" calcext:value-type="error">
            <text:p>#N/A</text:p>
          </table:table-cell>
          <table:table-cell office:value-type="string" calcext:value-type="string">
            <text:p>Latin America and Caribbean</text:p>
          </table:table-cell>
          <table:table-cell table:formula="of:=VLOOKUP([.D140];[.$M$8:.$N$59];2;0)" office:value-type="string" office:string-value="" calcext:value-type="error">
            <text:p>#N/A</text:p>
          </table:table-cell>
          <table:table-cell office:value-type="float" office:value="191331.02745948" calcext:value-type="float">
            <text:p>191331.02745948</text:p>
          </table:table-cell>
          <table:table-cell office:value-type="float" office:value="206260.523377705" calcext:value-type="float">
            <text:p>206260.523377705</text:p>
          </table:table-cell>
          <table:table-cell office:value-type="float" office:value="962309.18569505" calcext:value-type="float">
            <text:p>962309.18569505</text:p>
          </table:table-cell>
          <table:table-cell office:value-type="float" office:value="187970.568285972" calcext:value-type="float">
            <text:p>187970.568285972</text:p>
          </table:table-cell>
          <table:table-cell office:value-type="float" office:value="180255.808408287" calcext:value-type="float">
            <text:p>180255.808408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2587344" calcext:value-type="float">
            <text:p>2587344</text:p>
          </table:table-cell>
          <table:table-cell table:formula="of:=VLOOKUP([.A141];[.$F$288:.$G$340];2;0)" office:value-type="string" office:string-value="" calcext:value-type="error">
            <text:p>#N/A</text:p>
          </table:table-cell>
          <table:table-cell office:value-type="string" calcext:value-type="string">
            <text:p>Lebanon</text:p>
          </table:table-cell>
          <table:table-cell table:formula="of:=VLOOKUP([.D141];[.$M$8:.$N$59];2;0)" office:value-type="string" office:string-value="" calcext:value-type="error">
            <text:p>#N/A</text:p>
          </table:table-cell>
          <table:table-cell office:value-type="float" office:value="909.722083391357" calcext:value-type="float">
            <text:p>909.722083391357</text:p>
          </table:table-cell>
          <table:table-cell office:value-type="float" office:value="859.139360566683" calcext:value-type="float">
            <text:p>859.139360566683</text:p>
          </table:table-cell>
          <table:table-cell office:value-type="float" office:value="16328.5624260533" calcext:value-type="float">
            <text:p>16328.5624260533</text:p>
          </table:table-cell>
          <table:table-cell office:value-type="float" office:value="1179.91486538943" calcext:value-type="float">
            <text:p>1179.91486538943</text:p>
          </table:table-cell>
          <table:table-cell office:value-type="float" office:value="1185.20698921722" calcext:value-type="float">
            <text:p>1185.206989217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29674920" calcext:value-type="float">
            <text:p>29674920</text:p>
          </table:table-cell>
          <table:table-cell table:formula="of:=VLOOKUP([.A142];[.$F$288:.$G$340];2;0)" office:value-type="string" office:string-value="" calcext:value-type="error">
            <text:p>#N/A</text:p>
          </table:table-cell>
          <table:table-cell office:value-type="string" calcext:value-type="string">
            <text:p>Lesotho</text:p>
          </table:table-cell>
          <table:table-cell table:formula="of:=VLOOKUP([.D142];[.$M$8:.$N$59];2;0)" office:value-type="string" office:string-value="" calcext:value-type="error">
            <text:p>#N/A</text:p>
          </table:table-cell>
          <table:table-cell office:value-type="float" office:value="1940.51268396285" calcext:value-type="float">
            <text:p>1940.51268396285</text:p>
          </table:table-cell>
          <table:table-cell office:value-type="float" office:value="1268.72515823951" calcext:value-type="float">
            <text:p>1268.72515823951</text:p>
          </table:table-cell>
          <table:table-cell office:value-type="float" office:value="4028.01484250157" calcext:value-type="float">
            <text:p>4028.01484250157</text:p>
          </table:table-cell>
          <table:table-cell office:value-type="float" office:value="558.946515172645" calcext:value-type="float">
            <text:p>558.946515172645</text:p>
          </table:table-cell>
          <table:table-cell office:value-type="float" office:value="1115.95521674765" calcext:value-type="float">
            <text:p>1115.955216747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7173094" calcext:value-type="float">
            <text:p>17173094</text:p>
          </table:table-cell>
          <table:table-cell table:formula="of:=VLOOKUP([.A143];[.$F$288:.$G$340];2;0)" office:value-type="float" office:value="1" calcext:value-type="float">
            <text:p>1</text:p>
          </table:table-cell>
          <table:table-cell office:value-type="string" calcext:value-type="string">
            <text:p>Liberia</text:p>
          </table:table-cell>
          <table:table-cell table:formula="of:=VLOOKUP([.D143];[.$M$8:.$N$59];2;0)" office:value-type="string" office:string-value="" calcext:value-type="error">
            <text:p>#N/A</text:p>
          </table:table-cell>
          <table:table-cell office:value-type="float" office:value="1940.30615065971" calcext:value-type="float">
            <text:p>1940.30615065971</text:p>
          </table:table-cell>
          <table:table-cell office:value-type="float" office:value="633.803491147251" calcext:value-type="float">
            <text:p>633.803491147251</text:p>
          </table:table-cell>
          <table:table-cell office:value-type="float" office:value="4299.43679963151" calcext:value-type="float">
            <text:p>4299.43679963151</text:p>
          </table:table-cell>
          <table:table-cell office:value-type="float" office:value="645.098244529187" calcext:value-type="float">
            <text:p>645.098244529187</text:p>
          </table:table-cell>
          <table:table-cell office:value-type="float" office:value="534.43964977712" calcext:value-type="float">
            <text:p>534.43964977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88217" calcext:value-type="float">
            <text:p>288217</text:p>
          </table:table-cell>
          <table:table-cell table:formula="of:=VLOOKUP([.A144];[.$F$288:.$G$340];2;0)" office:value-type="string" office:string-value="" calcext:value-type="error">
            <text:p>#N/A</text:p>
          </table:table-cell>
          <table:table-cell office:value-type="string" calcext:value-type="string">
            <text:p>Libya</text:p>
          </table:table-cell>
          <table:table-cell table:formula="of:=VLOOKUP([.D144];[.$M$8:.$N$59];2;0)" office:value-type="string" office:string-value="" calcext:value-type="error">
            <text:p>#N/A</text:p>
          </table:table-cell>
          <table:table-cell office:value-type="float" office:value="836.650673217553" calcext:value-type="float">
            <text:p>836.650673217553</text:p>
          </table:table-cell>
          <table:table-cell office:value-type="float" office:value="898.172501801647" calcext:value-type="float">
            <text:p>898.172501801647</text:p>
          </table:table-cell>
          <table:table-cell office:value-type="float" office:value="12747.4557268375" calcext:value-type="float">
            <text:p>12747.4557268375</text:p>
          </table:table-cell>
          <table:table-cell office:value-type="float" office:value="1373.96817755343" calcext:value-type="float">
            <text:p>1373.96817755343</text:p>
          </table:table-cell>
          <table:table-cell office:value-type="float" office:value="1172.90342985788" calcext:value-type="float">
            <text:p>1172.90342985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5126300" calcext:value-type="float">
            <text:p>5126300</text:p>
          </table:table-cell>
          <table:table-cell table:formula="of:=VLOOKUP([.A145];[.$F$288:.$G$340];2;0)" office:value-type="float" office:value="1" calcext:value-type="float">
            <text:p>1</text:p>
          </table:table-cell>
          <table:table-cell office:value-type="string" calcext:value-type="string">
            <text:p>Lithuania</text:p>
          </table:table-cell>
          <table:table-cell table:formula="of:=VLOOKUP([.D145];[.$M$8:.$N$59];2;0)" office:value-type="float" office:value="1" calcext:value-type="float">
            <text:p>1</text:p>
          </table:table-cell>
          <table:table-cell office:value-type="float" office:value="530.815659674675" calcext:value-type="float">
            <text:p>530.815659674675</text:p>
          </table:table-cell>
          <table:table-cell office:value-type="float" office:value="237.619443799684" calcext:value-type="float">
            <text:p>237.619443799684</text:p>
          </table:table-cell>
          <table:table-cell office:value-type="float" office:value="21301.1244171412" calcext:value-type="float">
            <text:p>21301.1244171412</text:p>
          </table:table-cell>
          <table:table-cell office:value-type="float" office:value="261.838365776419" calcext:value-type="float">
            <text:p>261.838365776419</text:p>
          </table:table-cell>
          <table:table-cell office:value-type="float" office:value="778.727036315937" calcext:value-type="float">
            <text:p>778.7270363159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6702379" calcext:value-type="float">
            <text:p>6702379</text:p>
          </table:table-cell>
          <table:table-cell table:formula="of:=VLOOKUP([.A146];[.$F$288:.$G$340];2;0)" office:value-type="string" office:string-value="" calcext:value-type="error">
            <text:p>#N/A</text:p>
          </table:table-cell>
          <table:table-cell office:value-type="string" calcext:value-type="string">
            <text:p>Low SDI</text:p>
          </table:table-cell>
          <table:table-cell table:formula="of:=VLOOKUP([.D146];[.$M$8:.$N$59];2;0)" office:value-type="string" office:string-value="" calcext:value-type="error">
            <text:p>#N/A</text:p>
          </table:table-cell>
          <table:table-cell office:value-type="float" office:value="635959.105680953" calcext:value-type="float">
            <text:p>635959.105680953</text:p>
          </table:table-cell>
          <table:table-cell office:value-type="float" office:value="152340.833790326" calcext:value-type="float">
            <text:p>152340.833790326</text:p>
          </table:table-cell>
          <table:table-cell office:value-type="float" office:value="1247978.92181844" calcext:value-type="float">
            <text:p>1247978.92181844</text:p>
          </table:table-cell>
          <table:table-cell office:value-type="float" office:value="125073.87239343" calcext:value-type="float">
            <text:p>125073.87239343</text:p>
          </table:table-cell>
          <table:table-cell office:value-type="float" office:value="363856.837103077" calcext:value-type="float">
            <text:p>363856.837103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5130810" calcext:value-type="float">
            <text:p>25130810</text:p>
          </table:table-cell>
          <table:table-cell table:formula="of:=VLOOKUP([.A147];[.$F$288:.$G$340];2;0)" office:value-type="string" office:string-value="" calcext:value-type="error">
            <text:p>#N/A</text:p>
          </table:table-cell>
          <table:table-cell office:value-type="string" calcext:value-type="string">
            <text:p>Low-middle SDI</text:p>
          </table:table-cell>
          <table:table-cell table:formula="of:=VLOOKUP([.D147];[.$M$8:.$N$59];2;0)" office:value-type="string" office:string-value="" calcext:value-type="error">
            <text:p>#N/A</text:p>
          </table:table-cell>
          <table:table-cell office:value-type="float" office:value="622416.873261585" calcext:value-type="float">
            <text:p>622416.873261585</text:p>
          </table:table-cell>
          <table:table-cell office:value-type="float" office:value="371802.091344409" calcext:value-type="float">
            <text:p>371802.091344409</text:p>
          </table:table-cell>
          <table:table-cell office:value-type="float" office:value="3400994.19359617" calcext:value-type="float">
            <text:p>3400994.19359617</text:p>
          </table:table-cell>
          <table:table-cell office:value-type="float" office:value="293489.091208616" calcext:value-type="float">
            <text:p>293489.091208616</text:p>
          </table:table-cell>
          <table:table-cell office:value-type="float" office:value="1226244.93231323" calcext:value-type="float">
            <text:p>1226244.932313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geria</text:p>
          </table:table-cell>
          <table:table-cell office:value-type="float" office:value="211400704" calcext:value-type="float">
            <text:p>211400704</text:p>
          </table:table-cell>
          <table:table-cell table:formula="of:=VLOOKUP([.A148];[.$F$288:.$G$340];2;0)" office:value-type="string" office:string-value="" calcext:value-type="error">
            <text:p>#N/A</text:p>
          </table:table-cell>
          <table:table-cell office:value-type="string" calcext:value-type="string">
            <text:p>Luxembourg</text:p>
          </table:table-cell>
          <table:table-cell table:formula="of:=VLOOKUP([.D148];[.$M$8:.$N$59];2;0)" office:value-type="float" office:value="1" calcext:value-type="float">
            <text:p>1</text:p>
          </table:table-cell>
          <table:table-cell office:value-type="float" office:value="136.732797934071" calcext:value-type="float">
            <text:p>136.732797934071</text:p>
          </table:table-cell>
          <table:table-cell office:value-type="float" office:value="67.6629881951553" calcext:value-type="float">
            <text:p>67.6629881951553</text:p>
          </table:table-cell>
          <table:table-cell office:value-type="float" office:value="1331.85410372021" calcext:value-type="float">
            <text:p>1331.85410372021</text:p>
          </table:table-cell>
          <table:table-cell office:value-type="float" office:value="118.924220944473" calcext:value-type="float">
            <text:p>118.924220944473</text:p>
          </table:table-cell>
          <table:table-cell office:value-type="float" office:value="221.378141948103" calcext:value-type="float">
            <text:p>221.378141948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float" office:value="2082661" calcext:value-type="float">
            <text:p>2082661</text:p>
          </table:table-cell>
          <table:table-cell table:formula="of:=VLOOKUP([.A149];[.$F$288:.$G$340];2;0)" office:value-type="float" office:value="1" calcext:value-type="float">
            <text:p>1</text:p>
          </table:table-cell>
          <table:table-cell office:value-type="string" calcext:value-type="string">
            <text:p>Madagascar</text:p>
          </table:table-cell>
          <table:table-cell table:formula="of:=VLOOKUP([.D149];[.$M$8:.$N$59];2;0)" office:value-type="string" office:string-value="" calcext:value-type="error">
            <text:p>#N/A</text:p>
          </table:table-cell>
          <table:table-cell office:value-type="float" office:value="13674.1528936391" calcext:value-type="float">
            <text:p>13674.1528936391</text:p>
          </table:table-cell>
          <table:table-cell office:value-type="float" office:value="2848.07624121175" calcext:value-type="float">
            <text:p>2848.07624121175</text:p>
          </table:table-cell>
          <table:table-cell office:value-type="float" office:value="35396.8331719555" calcext:value-type="float">
            <text:p>35396.8331719555</text:p>
          </table:table-cell>
          <table:table-cell office:value-type="float" office:value="1937.59656854791" calcext:value-type="float">
            <text:p>1937.59656854791</text:p>
          </table:table-cell>
          <table:table-cell office:value-type="float" office:value="6029.56706570478" calcext:value-type="float">
            <text:p>6029.56706570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5465629" calcext:value-type="float">
            <text:p>5465629</text:p>
          </table:table-cell>
          <table:table-cell table:formula="of:=VLOOKUP([.A150];[.$F$288:.$G$340];2;0)" office:value-type="float" office:value="1" calcext:value-type="float">
            <text:p>1</text:p>
          </table:table-cell>
          <table:table-cell office:value-type="string" calcext:value-type="string">
            <text:p>Malawi</text:p>
          </table:table-cell>
          <table:table-cell table:formula="of:=VLOOKUP([.D150];[.$M$8:.$N$59];2;0)" office:value-type="string" office:string-value="" calcext:value-type="error">
            <text:p>#N/A</text:p>
          </table:table-cell>
          <table:table-cell office:value-type="float" office:value="9206.45749211785" calcext:value-type="float">
            <text:p>9206.45749211785</text:p>
          </table:table-cell>
          <table:table-cell office:value-type="float" office:value="2497.47324886278" calcext:value-type="float">
            <text:p>2497.47324886278</text:p>
          </table:table-cell>
          <table:table-cell office:value-type="float" office:value="15650.2772174238" calcext:value-type="float">
            <text:p>15650.2772174238</text:p>
          </table:table-cell>
          <table:table-cell office:value-type="float" office:value="1783.41671271461" calcext:value-type="float">
            <text:p>1783.41671271461</text:p>
          </table:table-cell>
          <table:table-cell office:value-type="float" office:value="2402.22656106761" calcext:value-type="float">
            <text:p>2402.226561067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5223376" calcext:value-type="float">
            <text:p>5223376</text:p>
          </table:table-cell>
          <table:table-cell table:formula="of:=VLOOKUP([.A151];[.$F$288:.$G$340];2;0)" office:value-type="string" office:string-value="" calcext:value-type="error">
            <text:p>#N/A</text:p>
          </table:table-cell>
          <table:table-cell office:value-type="string" calcext:value-type="string">
            <text:p>Malaysia</text:p>
          </table:table-cell>
          <table:table-cell table:formula="of:=VLOOKUP([.D151];[.$M$8:.$N$59];2;0)" office:value-type="string" office:string-value="" calcext:value-type="error">
            <text:p>#N/A</text:p>
          </table:table-cell>
          <table:table-cell office:value-type="float" office:value="21711.1811186468" calcext:value-type="float">
            <text:p>21711.1811186468</text:p>
          </table:table-cell>
          <table:table-cell office:value-type="float" office:value="3779.15139401961" calcext:value-type="float">
            <text:p>3779.15139401961</text:p>
          </table:table-cell>
          <table:table-cell office:value-type="float" office:value="58823.7305635943" calcext:value-type="float">
            <text:p>58823.7305635943</text:p>
          </table:table-cell>
          <table:table-cell office:value-type="float" office:value="6105.47465368885" calcext:value-type="float">
            <text:p>6105.47465368885</text:p>
          </table:table-cell>
          <table:table-cell office:value-type="float" office:value="7473.11596517072" calcext:value-type="float">
            <text:p>7473.115965170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25199929" calcext:value-type="float">
            <text:p>225199929</text:p>
          </table:table-cell>
          <table:table-cell table:formula="of:=VLOOKUP([.A152];[.$F$288:.$G$340];2;0)" office:value-type="string" office:string-value="" calcext:value-type="error">
            <text:p>#N/A</text:p>
          </table:table-cell>
          <table:table-cell office:value-type="string" calcext:value-type="string">
            <text:p>Maldives</text:p>
          </table:table-cell>
          <table:table-cell table:formula="of:=VLOOKUP([.D152];[.$M$8:.$N$59];2;0)" office:value-type="string" office:string-value="" calcext:value-type="error">
            <text:p>#N/A</text:p>
          </table:table-cell>
          <table:table-cell office:value-type="float" office:value="34.9030785078899" calcext:value-type="float">
            <text:p>34.9030785078899</text:p>
          </table:table-cell>
          <table:table-cell office:value-type="float" office:value="52.1098518290979" calcext:value-type="float">
            <text:p>52.1098518290979</text:p>
          </table:table-cell>
          <table:table-cell office:value-type="float" office:value="522.354434192953" calcext:value-type="float">
            <text:p>522.354434192953</text:p>
          </table:table-cell>
          <table:table-cell office:value-type="float" office:value="88.709522491638" calcext:value-type="float">
            <text:p>88.709522491638</text:p>
          </table:table-cell>
          <table:table-cell office:value-type="float" office:value="122.957862928659" calcext:value-type="float">
            <text:p>122.9578629286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18174" calcext:value-type="float">
            <text:p>18174</text:p>
          </table:table-cell>
          <table:table-cell table:formula="of:=VLOOKUP([.A153];[.$F$288:.$G$340];2;0)" office:value-type="string" office:string-value="" calcext:value-type="error">
            <text:p>#N/A</text:p>
          </table:table-cell>
          <table:table-cell office:value-type="string" calcext:value-type="string">
            <text:p>Mali</text:p>
          </table:table-cell>
          <table:table-cell table:formula="of:=VLOOKUP([.D153];[.$M$8:.$N$59];2;0)" office:value-type="string" office:string-value="" calcext:value-type="error">
            <text:p>#N/A</text:p>
          </table:table-cell>
          <table:table-cell office:value-type="float" office:value="15183.614707198" calcext:value-type="float">
            <text:p>15183.614707198</text:p>
          </table:table-cell>
          <table:table-cell office:value-type="float" office:value="2754.67046513511" calcext:value-type="float">
            <text:p>2754.67046513511</text:p>
          </table:table-cell>
          <table:table-cell office:value-type="float" office:value="19519.0615567568" calcext:value-type="float">
            <text:p>19519.0615567568</text:p>
          </table:table-cell>
          <table:table-cell office:value-type="float" office:value="2698.42313089369" calcext:value-type="float">
            <text:p>2698.42313089369</text:p>
          </table:table-cell>
          <table:table-cell office:value-type="float" office:value="4573.53030438552" calcext:value-type="float">
            <text:p>4573.530304385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4381583" calcext:value-type="float">
            <text:p>4381583</text:p>
          </table:table-cell>
          <table:table-cell table:formula="of:=VLOOKUP([.A154];[.$F$288:.$G$340];2;0)" office:value-type="string" office:string-value="" calcext:value-type="error">
            <text:p>#N/A</text:p>
          </table:table-cell>
          <table:table-cell office:value-type="string" calcext:value-type="string">
            <text:p>Marshall Islands</text:p>
          </table:table-cell>
          <table:table-cell table:formula="of:=VLOOKUP([.D154];[.$M$8:.$N$59];2;0)" office:value-type="string" office:string-value="" calcext:value-type="error">
            <text:p>#N/A</text:p>
          </table:table-cell>
          <table:table-cell office:value-type="float" office:value="19.9218082635666" calcext:value-type="float">
            <text:p>19.9218082635666</text:p>
          </table:table-cell>
          <table:table-cell office:value-type="float" office:value="35.6625705588975" calcext:value-type="float">
            <text:p>35.6625705588975</text:p>
          </table:table-cell>
          <table:table-cell office:value-type="float" office:value="156.098623255426" calcext:value-type="float">
            <text:p>156.098623255426</text:p>
          </table:table-cell>
          <table:table-cell office:value-type="float" office:value="16.6985520892703" calcext:value-type="float">
            <text:p>16.6985520892703</text:p>
          </table:table-cell>
          <table:table-cell office:value-type="float" office:value="26.4104933203245" calcext:value-type="float">
            <text:p>26.41049332032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9119005" calcext:value-type="float">
            <text:p>9119005</text:p>
          </table:table-cell>
          <table:table-cell table:formula="of:=VLOOKUP([.A155];[.$F$288:.$G$340];2;0)" office:value-type="string" office:string-value="" calcext:value-type="error">
            <text:p>#N/A</text:p>
          </table:table-cell>
          <table:table-cell office:value-type="string" calcext:value-type="string">
            <text:p>Mauritania</text:p>
          </table:table-cell>
          <table:table-cell table:formula="of:=VLOOKUP([.D155];[.$M$8:.$N$59];2;0)" office:value-type="string" office:string-value="" calcext:value-type="error">
            <text:p>#N/A</text:p>
          </table:table-cell>
          <table:table-cell office:value-type="float" office:value="1797.01117275496" calcext:value-type="float">
            <text:p>1797.01117275496</text:p>
          </table:table-cell>
          <table:table-cell office:value-type="float" office:value="625.007942619272" calcext:value-type="float">
            <text:p>625.007942619272</text:p>
          </table:table-cell>
          <table:table-cell office:value-type="float" office:value="3951.63789186961" calcext:value-type="float">
            <text:p>3951.63789186961</text:p>
          </table:table-cell>
          <table:table-cell office:value-type="float" office:value="590.08701916951" calcext:value-type="float">
            <text:p>590.08701916951</text:p>
          </table:table-cell>
          <table:table-cell office:value-type="float" office:value="524.696792805396" calcext:value-type="float">
            <text:p>524.696792805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7219641" calcext:value-type="float">
            <text:p>7219641</text:p>
          </table:table-cell>
          <table:table-cell table:formula="of:=VLOOKUP([.A156];[.$F$288:.$G$340];2;0)" office:value-type="string" office:string-value="" calcext:value-type="error">
            <text:p>#N/A</text:p>
          </table:table-cell>
          <table:table-cell office:value-type="string" calcext:value-type="string">
            <text:p>Mauritius</text:p>
          </table:table-cell>
          <table:table-cell table:formula="of:=VLOOKUP([.D156];[.$M$8:.$N$59];2;0)" office:value-type="string" office:string-value="" calcext:value-type="error">
            <text:p>#N/A</text:p>
          </table:table-cell>
          <table:table-cell office:value-type="float" office:value="288.832417178753" calcext:value-type="float">
            <text:p>288.832417178753</text:p>
          </table:table-cell>
          <table:table-cell office:value-type="float" office:value="1899.01614006455" calcext:value-type="float">
            <text:p>1899.01614006455</text:p>
          </table:table-cell>
          <table:table-cell office:value-type="float" office:value="3309.08908517352" calcext:value-type="float">
            <text:p>3309.08908517352</text:p>
          </table:table-cell>
          <table:table-cell office:value-type="float" office:value="1260.23089031856" calcext:value-type="float">
            <text:p>1260.23089031856</text:p>
          </table:table-cell>
          <table:table-cell office:value-type="float" office:value="537.349792254678" calcext:value-type="float">
            <text:p>537.3497922546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3359415" calcext:value-type="float">
            <text:p>33359415</text:p>
          </table:table-cell>
          <table:table-cell table:formula="of:=VLOOKUP([.A157];[.$F$288:.$G$340];2;0)" office:value-type="string" office:string-value="" calcext:value-type="error">
            <text:p>#N/A</text:p>
          </table:table-cell>
          <table:table-cell office:value-type="string" calcext:value-type="string">
            <text:p>Mexico</text:p>
          </table:table-cell>
          <table:table-cell table:formula="of:=VLOOKUP([.D157];[.$M$8:.$N$59];2;0)" office:value-type="float" office:value="1" calcext:value-type="float">
            <text:p>1</text:p>
          </table:table-cell>
          <table:table-cell office:value-type="float" office:value="22591.6143512458" calcext:value-type="float">
            <text:p>22591.6143512458</text:p>
          </table:table-cell>
          <table:table-cell office:value-type="float" office:value="73837.861348855" calcext:value-type="float">
            <text:p>73837.861348855</text:p>
          </table:table-cell>
          <table:table-cell office:value-type="float" office:value="167535.2927961" calcext:value-type="float">
            <text:p>167535.2927961</text:p>
          </table:table-cell>
          <table:table-cell office:value-type="float" office:value="72539.331411113" calcext:value-type="float">
            <text:p>72539.331411113</text:p>
          </table:table-cell>
          <table:table-cell office:value-type="float" office:value="38524.3079505877" calcext:value-type="float">
            <text:p>38524.30795058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111046910" calcext:value-type="float">
            <text:p>111046910</text:p>
          </table:table-cell>
          <table:table-cell table:formula="of:=VLOOKUP([.A158];[.$F$288:.$G$340];2;0)" office:value-type="string" office:string-value="" calcext:value-type="error">
            <text:p>#N/A</text:p>
          </table:table-cell>
          <table:table-cell office:value-type="string" calcext:value-type="string">
            <text:p>Micronesia (country)</text:p>
          </table:table-cell>
          <table:table-cell table:formula="of:=VLOOKUP([.D158];[.$M$8:.$N$59];2;0)" office:value-type="string" office:string-value="" calcext:value-type="error">
            <text:p>#N/A</text:p>
          </table:table-cell>
          <table:table-cell office:value-type="float" office:value="38.3778495075206" calcext:value-type="float">
            <text:p>38.3778495075206</text:p>
          </table:table-cell>
          <table:table-cell office:value-type="float" office:value="109.11846669237" calcext:value-type="float">
            <text:p>109.11846669237</text:p>
          </table:table-cell>
          <table:table-cell office:value-type="float" office:value="331.452264247145" calcext:value-type="float">
            <text:p>331.452264247145</text:p>
          </table:table-cell>
          <table:table-cell office:value-type="float" office:value="48.6906436432475" calcext:value-type="float">
            <text:p>48.6906436432475</text:p>
          </table:table-cell>
          <table:table-cell office:value-type="float" office:value="56.768576154697" calcext:value-type="float">
            <text:p>56.7685761546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7797000" calcext:value-type="float">
            <text:p>37797000</text:p>
          </table:table-cell>
          <table:table-cell table:formula="of:=VLOOKUP([.A159];[.$F$288:.$G$340];2;0)" office:value-type="float" office:value="1" calcext:value-type="float">
            <text:p>1</text:p>
          </table:table-cell>
          <table:table-cell office:value-type="string" calcext:value-type="string">
            <text:p>Middle East &amp; North Africa</text:p>
          </table:table-cell>
          <table:table-cell table:formula="of:=VLOOKUP([.D159];[.$M$8:.$N$59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0167923" calcext:value-type="float">
            <text:p>10167923</text:p>
          </table:table-cell>
          <table:table-cell table:formula="of:=VLOOKUP([.A160];[.$F$288:.$G$340];2;0)" office:value-type="float" office:value="1" calcext:value-type="float">
            <text:p>1</text:p>
          </table:table-cell>
          <table:table-cell office:value-type="string" calcext:value-type="string">
            <text:p>Middle East &amp; North Africa - WB</text:p>
          </table:table-cell>
          <table:table-cell table:formula="of:=VLOOKUP([.D160];[.$M$8:.$N$59];2;0)" office:value-type="string" office:string-value="" calcext:value-type="error">
            <text:p>#N/A</text:p>
          </table:table-cell>
          <table:table-cell office:value-type="float" office:value="69565.048605763" calcext:value-type="float">
            <text:p>69565.048605763</text:p>
          </table:table-cell>
          <table:table-cell office:value-type="float" office:value="76420.9333030674" calcext:value-type="float">
            <text:p>76420.9333030674</text:p>
          </table:table-cell>
          <table:table-cell office:value-type="float" office:value="997507.284136656" calcext:value-type="float">
            <text:p>997507.284136656</text:p>
          </table:table-cell>
          <table:table-cell office:value-type="float" office:value="85119.2089732768" calcext:value-type="float">
            <text:p>85119.2089732768</text:p>
          </table:table-cell>
          <table:table-cell office:value-type="float" office:value="83458.1853490568" calcext:value-type="float">
            <text:p>83458.18534905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2930524" calcext:value-type="float">
            <text:p>2930524</text:p>
          </table:table-cell>
          <table:table-cell table:formula="of:=VLOOKUP([.A161];[.$F$288:.$G$340];2;0)" office:value-type="string" office:string-value="" calcext:value-type="error">
            <text:p>#N/A</text:p>
          </table:table-cell>
          <table:table-cell office:value-type="string" calcext:value-type="string">
            <text:p>Middle SDI</text:p>
          </table:table-cell>
          <table:table-cell table:formula="of:=VLOOKUP([.D161];[.$M$8:.$N$59];2;0)" office:value-type="string" office:string-value="" calcext:value-type="error">
            <text:p>#N/A</text:p>
          </table:table-cell>
          <table:table-cell office:value-type="float" office:value="525083.955654762" calcext:value-type="float">
            <text:p>525083.955654762</text:p>
          </table:table-cell>
          <table:table-cell office:value-type="float" office:value="566686.206241803" calcext:value-type="float">
            <text:p>566686.206241803</text:p>
          </table:table-cell>
          <table:table-cell office:value-type="float" office:value="5934914.11291956" calcext:value-type="float">
            <text:p>5934914.11291956</text:p>
          </table:table-cell>
          <table:table-cell office:value-type="float" office:value="506130.353340869" calcext:value-type="float">
            <text:p>506130.353340869</text:p>
          </table:table-cell>
          <table:table-cell office:value-type="float" office:value="1206232.14137722" calcext:value-type="float">
            <text:p>1206232.141377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19127772" calcext:value-type="float">
            <text:p>19127772</text:p>
          </table:table-cell>
          <table:table-cell table:formula="of:=VLOOKUP([.A162];[.$F$288:.$G$340];2;0)" office:value-type="float" office:value="1" calcext:value-type="float">
            <text:p>1</text:p>
          </table:table-cell>
          <table:table-cell office:value-type="string" calcext:value-type="string">
            <text:p>Moldova</text:p>
          </table:table-cell>
          <table:table-cell table:formula="of:=VLOOKUP([.D162];[.$M$8:.$N$59];2;0)" office:value-type="float" office:value="1" calcext:value-type="float">
            <text:p>1</text:p>
          </table:table-cell>
          <table:table-cell office:value-type="float" office:value="871.797400883855" calcext:value-type="float">
            <text:p>871.797400883855</text:p>
          </table:table-cell>
          <table:table-cell office:value-type="float" office:value="283.886843758047" calcext:value-type="float">
            <text:p>283.886843758047</text:p>
          </table:table-cell>
          <table:table-cell office:value-type="float" office:value="23437.7196007422" calcext:value-type="float">
            <text:p>23437.7196007422</text:p>
          </table:table-cell>
          <table:table-cell office:value-type="float" office:value="245.103380282891" calcext:value-type="float">
            <text:p>245.103380282891</text:p>
          </table:table-cell>
          <table:table-cell office:value-type="float" office:value="971.386865585612" calcext:value-type="float">
            <text:p>971.386865585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145912022" calcext:value-type="float">
            <text:p>145912022</text:p>
          </table:table-cell>
          <table:table-cell table:formula="of:=VLOOKUP([.A163];[.$F$288:.$G$340];2;0)" office:value-type="float" office:value="1" calcext:value-type="float">
            <text:p>1</text:p>
          </table:table-cell>
          <table:table-cell office:value-type="string" calcext:value-type="string">
            <text:p>Monaco</text:p>
          </table:table-cell>
          <table:table-cell table:formula="of:=VLOOKUP([.D163];[.$M$8:.$N$59];2;0)" office:value-type="string" office:string-value="" calcext:value-type="error">
            <text:p>#N/A</text:p>
          </table:table-cell>
          <table:table-cell office:value-type="float" office:value="24.6343423061548" calcext:value-type="float">
            <text:p>24.6343423061548</text:p>
          </table:table-cell>
          <table:table-cell office:value-type="float" office:value="3.78565586166835" calcext:value-type="float">
            <text:p>3.78565586166835</text:p>
          </table:table-cell>
          <table:table-cell office:value-type="float" office:value="160.90752724998" calcext:value-type="float">
            <text:p>160.90752724998</text:p>
          </table:table-cell>
          <table:table-cell office:value-type="float" office:value="7.71042983111341" calcext:value-type="float">
            <text:p>7.71042983111341</text:p>
          </table:table-cell>
          <table:table-cell office:value-type="float" office:value="19.7692381525792" calcext:value-type="float">
            <text:p>19.7692381525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3276517" calcext:value-type="float">
            <text:p>13276517</text:p>
          </table:table-cell>
          <table:table-cell table:formula="of:=VLOOKUP([.A164];[.$F$288:.$G$340];2;0)" office:value-type="string" office:string-value="" calcext:value-type="error">
            <text:p>#N/A</text:p>
          </table:table-cell>
          <table:table-cell office:value-type="string" calcext:value-type="string">
            <text:p>Mongolia</text:p>
          </table:table-cell>
          <table:table-cell table:formula="of:=VLOOKUP([.D164];[.$M$8:.$N$59];2;0)" office:value-type="string" office:string-value="" calcext:value-type="error">
            <text:p>#N/A</text:p>
          </table:table-cell>
          <table:table-cell office:value-type="float" office:value="530.374020138033" calcext:value-type="float">
            <text:p>530.374020138033</text:p>
          </table:table-cell>
          <table:table-cell office:value-type="float" office:value="139.047855570146" calcext:value-type="float">
            <text:p>139.047855570146</text:p>
          </table:table-cell>
          <table:table-cell office:value-type="float" office:value="9806.12783299276" calcext:value-type="float">
            <text:p>9806.12783299276</text:p>
          </table:table-cell>
          <table:table-cell office:value-type="float" office:value="390.696783240318" calcext:value-type="float">
            <text:p>390.696783240318</text:p>
          </table:table-cell>
          <table:table-cell office:value-type="float" office:value="453.132811749756" calcext:value-type="float">
            <text:p>453.132811749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nt Helena, Ascension and Tristan da Cunha</text:p>
          </table:table-cell>
          <table:table-cell office:value-type="float" office:value="6095" calcext:value-type="float">
            <text:p>6095</text:p>
          </table:table-cell>
          <table:table-cell table:formula="of:=VLOOKUP([.A165];[.$F$288:.$G$340];2;0)" office:value-type="string" office:string-value="" calcext:value-type="error">
            <text:p>#N/A</text:p>
          </table:table-cell>
          <table:table-cell office:value-type="string" calcext:value-type="string">
            <text:p>Montenegro</text:p>
          </table:table-cell>
          <table:table-cell table:formula="of:=VLOOKUP([.D165];[.$M$8:.$N$59];2;0)" office:value-type="float" office:value="1" calcext:value-type="float">
            <text:p>1</text:p>
          </table:table-cell>
          <table:table-cell office:value-type="float" office:value="69.129989298907" calcext:value-type="float">
            <text:p>69.129989298907</text:p>
          </table:table-cell>
          <table:table-cell office:value-type="float" office:value="151.890569398585" calcext:value-type="float">
            <text:p>151.890569398585</text:p>
          </table:table-cell>
          <table:table-cell office:value-type="float" office:value="3942.54299738098" calcext:value-type="float">
            <text:p>3942.54299738098</text:p>
          </table:table-cell>
          <table:table-cell office:value-type="float" office:value="126.947814295123" calcext:value-type="float">
            <text:p>126.947814295123</text:p>
          </table:table-cell>
          <table:table-cell office:value-type="float" office:value="84.9790983985015" calcext:value-type="float">
            <text:p>84.9790983985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float" office:value="53546" calcext:value-type="float">
            <text:p>53546</text:p>
          </table:table-cell>
          <table:table-cell table:formula="of:=VLOOKUP([.A166];[.$F$288:.$G$340];2;0)" office:value-type="string" office:string-value="" calcext:value-type="error">
            <text:p>#N/A</text:p>
          </table:table-cell>
          <table:table-cell office:value-type="string" calcext:value-type="string">
            <text:p>Morocco</text:p>
          </table:table-cell>
          <table:table-cell table:formula="of:=VLOOKUP([.D166];[.$M$8:.$N$59];2;0)" office:value-type="string" office:string-value="" calcext:value-type="error">
            <text:p>#N/A</text:p>
          </table:table-cell>
          <table:table-cell office:value-type="float" office:value="6248.42721511554" calcext:value-type="float">
            <text:p>6248.42721511554</text:p>
          </table:table-cell>
          <table:table-cell office:value-type="float" office:value="6617.13434357171" calcext:value-type="float">
            <text:p>6617.13434357171</text:p>
          </table:table-cell>
          <table:table-cell office:value-type="float" office:value="117033.798517521" calcext:value-type="float">
            <text:p>117033.798517521</text:p>
          </table:table-cell>
          <table:table-cell office:value-type="float" office:value="9319.79318297148" calcext:value-type="float">
            <text:p>9319.79318297148</text:p>
          </table:table-cell>
          <table:table-cell office:value-type="float" office:value="9373.43650844095" calcext:value-type="float">
            <text:p>9373.436508440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float" office:value="184401" calcext:value-type="float">
            <text:p>184401</text:p>
          </table:table-cell>
          <table:table-cell table:formula="of:=VLOOKUP([.A167];[.$F$288:.$G$340];2;0)" office:value-type="string" office:string-value="" calcext:value-type="error">
            <text:p>#N/A</text:p>
          </table:table-cell>
          <table:table-cell office:value-type="string" calcext:value-type="string">
            <text:p>Mozambique</text:p>
          </table:table-cell>
          <table:table-cell table:formula="of:=VLOOKUP([.D167];[.$M$8:.$N$59];2;0)" office:value-type="string" office:string-value="" calcext:value-type="error">
            <text:p>#N/A</text:p>
          </table:table-cell>
          <table:table-cell office:value-type="float" office:value="15523.7948347356" calcext:value-type="float">
            <text:p>15523.7948347356</text:p>
          </table:table-cell>
          <table:table-cell office:value-type="float" office:value="4711.65960287783" calcext:value-type="float">
            <text:p>4711.65960287783</text:p>
          </table:table-cell>
          <table:table-cell office:value-type="float" office:value="31692.2326418286" calcext:value-type="float">
            <text:p>31692.2326418286</text:p>
          </table:table-cell>
          <table:table-cell office:value-type="float" office:value="2644.61428768354" calcext:value-type="float">
            <text:p>2644.61428768354</text:p>
          </table:table-cell>
          <table:table-cell office:value-type="float" office:value="3758.83534623009" calcext:value-type="float">
            <text:p>3758.83534623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nt Pierre and Miquelon</text:p>
          </table:table-cell>
          <table:table-cell office:value-type="float" office:value="5771" calcext:value-type="float">
            <text:p>5771</text:p>
          </table:table-cell>
          <table:table-cell table:formula="of:=VLOOKUP([.A168];[.$F$288:.$G$340];2;0)" office:value-type="string" office:string-value="" calcext:value-type="error">
            <text:p>#N/A</text:p>
          </table:table-cell>
          <table:table-cell office:value-type="string" calcext:value-type="string">
            <text:p>Myanmar</text:p>
          </table:table-cell>
          <table:table-cell table:formula="of:=VLOOKUP([.D168];[.$M$8:.$N$59];2;0)" office:value-type="string" office:string-value="" calcext:value-type="error">
            <text:p>#N/A</text:p>
          </table:table-cell>
          <table:table-cell office:value-type="float" office:value="21452.5607198308" calcext:value-type="float">
            <text:p>21452.5607198308</text:p>
          </table:table-cell>
          <table:table-cell office:value-type="float" office:value="22618.6471513639" calcext:value-type="float">
            <text:p>22618.6471513639</text:p>
          </table:table-cell>
          <table:table-cell office:value-type="float" office:value="138139.102614171" calcext:value-type="float">
            <text:p>138139.102614171</text:p>
          </table:table-cell>
          <table:table-cell office:value-type="float" office:value="11554.2647613944" calcext:value-type="float">
            <text:p>11554.2647613944</text:p>
          </table:table-cell>
          <table:table-cell office:value-type="float" office:value="43284.3992446852" calcext:value-type="float">
            <text:p>43284.39924468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111269" calcext:value-type="float">
            <text:p>111269</text:p>
          </table:table-cell>
          <table:table-cell table:formula="of:=VLOOKUP([.A169];[.$F$288:.$G$340];2;0)" office:value-type="string" office:string-value="" calcext:value-type="error">
            <text:p>#N/A</text:p>
          </table:table-cell>
          <table:table-cell office:value-type="string" calcext:value-type="string">
            <text:p>Namibia</text:p>
          </table:table-cell>
          <table:table-cell table:formula="of:=VLOOKUP([.D169];[.$M$8:.$N$59];2;0)" office:value-type="string" office:string-value="" calcext:value-type="error">
            <text:p>#N/A</text:p>
          </table:table-cell>
          <table:table-cell office:value-type="float" office:value="1461.19623087571" calcext:value-type="float">
            <text:p>1461.19623087571</text:p>
          </table:table-cell>
          <table:table-cell office:value-type="float" office:value="790.34263268277" calcext:value-type="float">
            <text:p>790.34263268277</text:p>
          </table:table-cell>
          <table:table-cell office:value-type="float" office:value="3747.03422765818" calcext:value-type="float">
            <text:p>3747.03422765818</text:p>
          </table:table-cell>
          <table:table-cell office:value-type="float" office:value="349.404587956827" calcext:value-type="float">
            <text:p>349.404587956827</text:p>
          </table:table-cell>
          <table:table-cell office:value-type="float" office:value="790.972389148595" calcext:value-type="float">
            <text:p>790.9723891485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200144" calcext:value-type="float">
            <text:p>200144</text:p>
          </table:table-cell>
          <table:table-cell table:formula="of:=VLOOKUP([.A170];[.$F$288:.$G$340];2;0)" office:value-type="string" office:string-value="" calcext:value-type="error">
            <text:p>#N/A</text:p>
          </table:table-cell>
          <table:table-cell office:value-type="string" calcext:value-type="string">
            <text:p>Nauru</text:p>
          </table:table-cell>
          <table:table-cell table:formula="of:=VLOOKUP([.D170];[.$M$8:.$N$59];2;0)" office:value-type="string" office:string-value="" calcext:value-type="error">
            <text:p>#N/A</text:p>
          </table:table-cell>
          <table:table-cell office:value-type="float" office:value="3.68772803161845" calcext:value-type="float">
            <text:p>3.68772803161845</text:p>
          </table:table-cell>
          <table:table-cell office:value-type="float" office:value="6.05926340823801" calcext:value-type="float">
            <text:p>6.05926340823801</text:p>
          </table:table-cell>
          <table:table-cell office:value-type="float" office:value="23.1943726567615" calcext:value-type="float">
            <text:p>23.1943726567615</text:p>
          </table:table-cell>
          <table:table-cell office:value-type="float" office:value="2.66293522198313" calcext:value-type="float">
            <text:p>2.66293522198313</text:p>
          </table:table-cell>
          <table:table-cell office:value-type="float" office:value="2.92769095830917" calcext:value-type="float">
            <text:p>2.927690958309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float" office:value="34010" calcext:value-type="float">
            <text:p>34010</text:p>
          </table:table-cell>
          <table:table-cell table:formula="of:=VLOOKUP([.A171];[.$F$288:.$G$340];2;0)" office:value-type="string" office:string-value="" calcext:value-type="error">
            <text:p>#N/A</text:p>
          </table:table-cell>
          <table:table-cell office:value-type="string" calcext:value-type="string">
            <text:p>Nepal</text:p>
          </table:table-cell>
          <table:table-cell table:formula="of:=VLOOKUP([.D171];[.$M$8:.$N$59];2;0)" office:value-type="string" office:string-value="" calcext:value-type="error">
            <text:p>#N/A</text:p>
          </table:table-cell>
          <table:table-cell office:value-type="float" office:value="8760.35365669908" calcext:value-type="float">
            <text:p>8760.35365669908</text:p>
          </table:table-cell>
          <table:table-cell office:value-type="float" office:value="3473.51292938567" calcext:value-type="float">
            <text:p>3473.51292938567</text:p>
          </table:table-cell>
          <table:table-cell office:value-type="float" office:value="46500.9953087686" calcext:value-type="float">
            <text:p>46500.9953087686</text:p>
          </table:table-cell>
          <table:table-cell office:value-type="float" office:value="5107.88680926698" calcext:value-type="float">
            <text:p>5107.88680926698</text:p>
          </table:table-cell>
          <table:table-cell office:value-type="float" office:value="40799.5537658908" calcext:value-type="float">
            <text:p>40799.5537658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23364" calcext:value-type="float">
            <text:p>223364</text:p>
          </table:table-cell>
          <table:table-cell table:formula="of:=VLOOKUP([.A172];[.$F$288:.$G$340];2;0)" office:value-type="string" office:string-value="" calcext:value-type="error">
            <text:p>#N/A</text:p>
          </table:table-cell>
          <table:table-cell office:value-type="string" calcext:value-type="string">
            <text:p>Netherlands</text:p>
          </table:table-cell>
          <table:table-cell table:formula="of:=VLOOKUP([.D172];[.$M$8:.$N$59];2;0)" office:value-type="float" office:value="1" calcext:value-type="float">
            <text:p>1</text:p>
          </table:table-cell>
          <table:table-cell office:value-type="float" office:value="6329.50994210114" calcext:value-type="float">
            <text:p>6329.50994210114</text:p>
          </table:table-cell>
          <table:table-cell office:value-type="float" office:value="3357.12415189101" calcext:value-type="float">
            <text:p>3357.12415189101</text:p>
          </table:table-cell>
          <table:table-cell office:value-type="float" office:value="42568.9372819392" calcext:value-type="float">
            <text:p>42568.9372819392</text:p>
          </table:table-cell>
          <table:table-cell office:value-type="float" office:value="3779.50371488592" calcext:value-type="float">
            <text:p>3779.50371488592</text:p>
          </table:table-cell>
          <table:table-cell office:value-type="float" office:value="10766.1735346269" calcext:value-type="float">
            <text:p>10766.1735346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35340680" calcext:value-type="float">
            <text:p>35340680</text:p>
          </table:table-cell>
          <table:table-cell table:formula="of:=VLOOKUP([.A173];[.$F$288:.$G$340];2;0)" office:value-type="string" office:string-value="" calcext:value-type="error">
            <text:p>#N/A</text:p>
          </table:table-cell>
          <table:table-cell office:value-type="string" calcext:value-type="string">
            <text:p>New Zealand</text:p>
          </table:table-cell>
          <table:table-cell table:formula="of:=VLOOKUP([.D173];[.$M$8:.$N$59];2;0)" office:value-type="float" office:value="1" calcext:value-type="float">
            <text:p>1</text:p>
          </table:table-cell>
          <table:table-cell office:value-type="float" office:value="895.750907025957" calcext:value-type="float">
            <text:p>895.750907025957</text:p>
          </table:table-cell>
          <table:table-cell office:value-type="float" office:value="670.257211737397" calcext:value-type="float">
            <text:p>670.257211737397</text:p>
          </table:table-cell>
          <table:table-cell office:value-type="float" office:value="11948.4506841169" calcext:value-type="float">
            <text:p>11948.4506841169</text:p>
          </table:table-cell>
          <table:table-cell office:value-type="float" office:value="914.992413611621" calcext:value-type="float">
            <text:p>914.992413611621</text:p>
          </table:table-cell>
          <table:table-cell office:value-type="float" office:value="2396.17223146941" calcext:value-type="float">
            <text:p>2396.17223146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7196308" calcext:value-type="float">
            <text:p>17196308</text:p>
          </table:table-cell>
          <table:table-cell table:formula="of:=VLOOKUP([.A174];[.$F$288:.$G$340];2;0)" office:value-type="string" office:string-value="" calcext:value-type="error">
            <text:p>#N/A</text:p>
          </table:table-cell>
          <table:table-cell office:value-type="string" calcext:value-type="string">
            <text:p>Nicaragua</text:p>
          </table:table-cell>
          <table:table-cell table:formula="of:=VLOOKUP([.D174];[.$M$8:.$N$59];2;0)" office:value-type="string" office:string-value="" calcext:value-type="error">
            <text:p>#N/A</text:p>
          </table:table-cell>
          <table:table-cell office:value-type="float" office:value="1011.19962651313" calcext:value-type="float">
            <text:p>1011.19962651313</text:p>
          </table:table-cell>
          <table:table-cell office:value-type="float" office:value="1904.24245466319" calcext:value-type="float">
            <text:p>1904.24245466319</text:p>
          </table:table-cell>
          <table:table-cell office:value-type="float" office:value="8202.49448189514" calcext:value-type="float">
            <text:p>8202.49448189514</text:p>
          </table:table-cell>
          <table:table-cell office:value-type="float" office:value="3475.35327696671" calcext:value-type="float">
            <text:p>3475.35327696671</text:p>
          </table:table-cell>
          <table:table-cell office:value-type="float" office:value="1342.91583424842" calcext:value-type="float">
            <text:p>1342.915834248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6871547" calcext:value-type="float">
            <text:p>6871547</text:p>
          </table:table-cell>
          <table:table-cell table:formula="of:=VLOOKUP([.A175];[.$F$288:.$G$340];2;0)" office:value-type="float" office:value="1" calcext:value-type="float">
            <text:p>1</text:p>
          </table:table-cell>
          <table:table-cell office:value-type="string" calcext:value-type="string">
            <text:p>Niger</text:p>
          </table:table-cell>
          <table:table-cell table:formula="of:=VLOOKUP([.D175];[.$M$8:.$N$59];2;0)" office:value-type="string" office:string-value="" calcext:value-type="error">
            <text:p>#N/A</text:p>
          </table:table-cell>
          <table:table-cell office:value-type="float" office:value="23641.6496229484" calcext:value-type="float">
            <text:p>23641.6496229484</text:p>
          </table:table-cell>
          <table:table-cell office:value-type="float" office:value="2108.02383922811" calcext:value-type="float">
            <text:p>2108.02383922811</text:p>
          </table:table-cell>
          <table:table-cell office:value-type="float" office:value="17200.5865955103" calcext:value-type="float">
            <text:p>17200.5865955103</text:p>
          </table:table-cell>
          <table:table-cell office:value-type="float" office:value="2200.80589905501" calcext:value-type="float">
            <text:p>2200.80589905501</text:p>
          </table:table-cell>
          <table:table-cell office:value-type="float" office:value="3618.95865465445" calcext:value-type="float">
            <text:p>3618.958654654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98910" calcext:value-type="float">
            <text:p>98910</text:p>
          </table:table-cell>
          <table:table-cell table:formula="of:=VLOOKUP([.A176];[.$F$288:.$G$340];2;0)" office:value-type="string" office:string-value="" calcext:value-type="error">
            <text:p>#N/A</text:p>
          </table:table-cell>
          <table:table-cell office:value-type="string" calcext:value-type="string">
            <text:p>Nigeria</text:p>
          </table:table-cell>
          <table:table-cell table:formula="of:=VLOOKUP([.D176];[.$M$8:.$N$59];2;0)" office:value-type="string" office:string-value="" calcext:value-type="error">
            <text:p>#N/A</text:p>
          </table:table-cell>
          <table:table-cell office:value-type="float" office:value="172978.393511129" calcext:value-type="float">
            <text:p>172978.393511129</text:p>
          </table:table-cell>
          <table:table-cell office:value-type="float" office:value="24473.4864159024" calcext:value-type="float">
            <text:p>24473.4864159024</text:p>
          </table:table-cell>
          <table:table-cell office:value-type="float" office:value="163496.110373474" calcext:value-type="float">
            <text:p>163496.110373474</text:p>
          </table:table-cell>
          <table:table-cell office:value-type="float" office:value="20044.6314298616" calcext:value-type="float">
            <text:p>20044.6314298616</text:p>
          </table:table-cell>
          <table:table-cell office:value-type="float" office:value="24505.9216763795" calcext:value-type="float">
            <text:p>24505.92167637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8141343" calcext:value-type="float">
            <text:p>8141343</text:p>
          </table:table-cell>
          <table:table-cell table:formula="of:=VLOOKUP([.A177];[.$F$288:.$G$340];2;0)" office:value-type="string" office:string-value="" calcext:value-type="error">
            <text:p>#N/A</text:p>
          </table:table-cell>
          <table:table-cell office:value-type="string" calcext:value-type="string">
            <text:p>Niue</text:p>
          </table:table-cell>
          <table:table-cell table:formula="of:=VLOOKUP([.D177];[.$M$8:.$N$59];2;0)" office:value-type="string" office:string-value="" calcext:value-type="error">
            <text:p>#N/A</text:p>
          </table:table-cell>
          <table:table-cell office:value-type="float" office:value="0.838864896613328" calcext:value-type="float">
            <text:p>0.838864896613328</text:p>
          </table:table-cell>
          <table:table-cell office:value-type="float" office:value="2.65071853303397" calcext:value-type="float">
            <text:p>2.65071853303397</text:p>
          </table:table-cell>
          <table:table-cell office:value-type="float" office:value="7.78661043267023" calcext:value-type="float">
            <text:p>7.78661043267023</text:p>
          </table:table-cell>
          <table:table-cell office:value-type="float" office:value="0.990190273913839" calcext:value-type="float">
            <text:p>0.990190273913839</text:p>
          </table:table-cell>
          <table:table-cell office:value-type="float" office:value="1.20620949789125" calcext:value-type="float">
            <text:p>1.20620949789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5453600" calcext:value-type="float">
            <text:p>5453600</text:p>
          </table:table-cell>
          <table:table-cell table:formula="of:=VLOOKUP([.A178];[.$F$288:.$G$340];2;0)" office:value-type="string" office:string-value="" calcext:value-type="error">
            <text:p>#N/A</text:p>
          </table:table-cell>
          <table:table-cell office:value-type="string" calcext:value-type="string">
            <text:p>Nordic Region</text:p>
          </table:table-cell>
          <table:table-cell table:formula="of:=VLOOKUP([.D178];[.$M$8:.$N$59];2;0)" office:value-type="string" office:string-value="" calcext:value-type="error">
            <text:p>#N/A</text:p>
          </table:table-cell>
          <table:table-cell office:value-type="float" office:value="8244.52533817013" calcext:value-type="float">
            <text:p>8244.52533817013</text:p>
          </table:table-cell>
          <table:table-cell office:value-type="float" office:value="4696.41198992493" calcext:value-type="float">
            <text:p>4696.41198992493</text:p>
          </table:table-cell>
          <table:table-cell office:value-type="float" office:value="90370.6042474126" calcext:value-type="float">
            <text:p>90370.6042474126</text:p>
          </table:table-cell>
          <table:table-cell office:value-type="float" office:value="4655.16255064718" calcext:value-type="float">
            <text:p>4655.16255064718</text:p>
          </table:table-cell>
          <table:table-cell office:value-type="float" office:value="14006.9949076277" calcext:value-type="float">
            <text:p>14006.9949076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5449270" calcext:value-type="float">
            <text:p>5449270</text:p>
          </table:table-cell>
          <table:table-cell table:formula="of:=VLOOKUP([.A179];[.$F$288:.$G$340];2;0)" office:value-type="float" office:value="1" calcext:value-type="float">
            <text:p>1</text:p>
          </table:table-cell>
          <table:table-cell office:value-type="string" calcext:value-type="string">
            <text:p>North Africa and Middle East</text:p>
          </table:table-cell>
          <table:table-cell table:formula="of:=VLOOKUP([.D179];[.$M$8:.$N$59];2;0)" office:value-type="string" office:string-value="" calcext:value-type="error">
            <text:p>#N/A</text:p>
          </table:table-cell>
          <table:table-cell office:value-type="float" office:value="107742.126897101" calcext:value-type="float">
            <text:p>107742.126897101</text:p>
          </table:table-cell>
          <table:table-cell office:value-type="float" office:value="100879.301983807" calcext:value-type="float">
            <text:p>100879.301983807</text:p>
          </table:table-cell>
          <table:table-cell office:value-type="float" office:value="1296729.02409015" calcext:value-type="float">
            <text:p>1296729.02409015</text:p>
          </table:table-cell>
          <table:table-cell office:value-type="float" office:value="111811.553831055" calcext:value-type="float">
            <text:p>111811.553831055</text:p>
          </table:table-cell>
          <table:table-cell office:value-type="float" office:value="128512.870576712" calcext:value-type="float">
            <text:p>128512.8705767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78723" calcext:value-type="float">
            <text:p>2078723</text:p>
          </table:table-cell>
          <table:table-cell table:formula="of:=VLOOKUP([.A180];[.$F$288:.$G$340];2;0)" office:value-type="float" office:value="1" calcext:value-type="float">
            <text:p>1</text:p>
          </table:table-cell>
          <table:table-cell office:value-type="string" calcext:value-type="string">
            <text:p>North America</text:p>
          </table:table-cell>
          <table:table-cell table:formula="of:=VLOOKUP([.D180];[.$M$8:.$N$59];2;0)" office:value-type="string" office:string-value="" calcext:value-type="error">
            <text:p>#N/A</text:p>
          </table:table-cell>
          <table:table-cell office:value-type="float" office:value="91064.3181024224" calcext:value-type="float">
            <text:p>91064.3181024224</text:p>
          </table:table-cell>
          <table:table-cell office:value-type="float" office:value="85162.8948196119" calcext:value-type="float">
            <text:p>85162.8948196119</text:p>
          </table:table-cell>
          <table:table-cell office:value-type="float" office:value="1040307.5861604" calcext:value-type="float">
            <text:p>1040307.5861604</text:p>
          </table:table-cell>
          <table:table-cell office:value-type="float" office:value="114474.616388637" calcext:value-type="float">
            <text:p>114474.616388637</text:p>
          </table:table-cell>
          <table:table-cell office:value-type="float" office:value="243391.049876369" calcext:value-type="float">
            <text:p>243391.0498763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float" office:value="703995" calcext:value-type="float">
            <text:p>703995</text:p>
          </table:table-cell>
          <table:table-cell table:formula="of:=VLOOKUP([.A181];[.$F$288:.$G$340];2;0)" office:value-type="string" office:string-value="" calcext:value-type="error">
            <text:p>#N/A</text:p>
          </table:table-cell>
          <table:table-cell office:value-type="string" calcext:value-type="string">
            <text:p>North Korea</text:p>
          </table:table-cell>
          <table:table-cell table:formula="of:=VLOOKUP([.D181];[.$M$8:.$N$59];2;0)" office:value-type="string" office:string-value="" calcext:value-type="error">
            <text:p>#N/A</text:p>
          </table:table-cell>
          <table:table-cell office:value-type="float" office:value="6998.21987259539" calcext:value-type="float">
            <text:p>6998.21987259539</text:p>
          </table:table-cell>
          <table:table-cell office:value-type="float" office:value="4066.36697877034" calcext:value-type="float">
            <text:p>4066.36697877034</text:p>
          </table:table-cell>
          <table:table-cell office:value-type="float" office:value="102585.900367822" calcext:value-type="float">
            <text:p>102585.900367822</text:p>
          </table:table-cell>
          <table:table-cell office:value-type="float" office:value="4317.91856381062" calcext:value-type="float">
            <text:p>4317.91856381062</text:p>
          </table:table-cell>
          <table:table-cell office:value-type="float" office:value="31704.0200694553" calcext:value-type="float">
            <text:p>31704.02006945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malia</text:p>
          </table:table-cell>
          <table:table-cell office:value-type="float" office:value="16359500" calcext:value-type="float">
            <text:p>16359500</text:p>
          </table:table-cell>
          <table:table-cell table:formula="of:=VLOOKUP([.A182];[.$F$288:.$G$340];2;0)" office:value-type="string" office:string-value="" calcext:value-type="error">
            <text:p>#N/A</text:p>
          </table:table-cell>
          <table:table-cell office:value-type="string" calcext:value-type="string">
            <text:p>North Macedonia</text:p>
          </table:table-cell>
          <table:table-cell table:formula="of:=VLOOKUP([.D182];[.$M$8:.$N$59];2;0)" office:value-type="float" office:value="1" calcext:value-type="float">
            <text:p>1</text:p>
          </table:table-cell>
          <table:table-cell office:value-type="float" office:value="181.097219044384" calcext:value-type="float">
            <text:p>181.097219044384</text:p>
          </table:table-cell>
          <table:table-cell office:value-type="float" office:value="1064.43164349891" calcext:value-type="float">
            <text:p>1064.43164349891</text:p>
          </table:table-cell>
          <table:table-cell office:value-type="float" office:value="14022.644194948" calcext:value-type="float">
            <text:p>14022.644194948</text:p>
          </table:table-cell>
          <table:table-cell office:value-type="float" office:value="362.723636747197" calcext:value-type="float">
            <text:p>362.723636747197</text:p>
          </table:table-cell>
          <table:table-cell office:value-type="float" office:value="652.375956563193" calcext:value-type="float">
            <text:p>652.3759565631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60041996" calcext:value-type="float">
            <text:p>60041996</text:p>
          </table:table-cell>
          <table:table-cell table:formula="of:=VLOOKUP([.A183];[.$F$288:.$G$340];2;0)" office:value-type="float" office:value="1" calcext:value-type="float">
            <text:p>1</text:p>
          </table:table-cell>
          <table:table-cell office:value-type="string" calcext:value-type="string">
            <text:p>Northern Ireland</text:p>
          </table:table-cell>
          <table:table-cell table:formula="of:=VLOOKUP([.D183];[.$M$8:.$N$59];2;0)" office:value-type="string" office:string-value="" calcext:value-type="error">
            <text:p>#N/A</text:p>
          </table:table-cell>
          <table:table-cell office:value-type="float" office:value="1172.3896962028" calcext:value-type="float">
            <text:p>1172.3896962028</text:p>
          </table:table-cell>
          <table:table-cell office:value-type="float" office:value="181.645509528394" calcext:value-type="float">
            <text:p>181.645509528394</text:p>
          </table:table-cell>
          <table:table-cell office:value-type="float" office:value="5024.00873940082" calcext:value-type="float">
            <text:p>5024.00873940082</text:p>
          </table:table-cell>
          <table:table-cell office:value-type="float" office:value="241.176511382217" calcext:value-type="float">
            <text:p>241.176511382217</text:p>
          </table:table-cell>
          <table:table-cell office:value-type="float" office:value="1436.32759929745" calcext:value-type="float">
            <text:p>1436.327599297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float" office:value="11381377" calcext:value-type="float">
            <text:p>11381377</text:p>
          </table:table-cell>
          <table:table-cell table:formula="of:=VLOOKUP([.A184];[.$F$288:.$G$340];2;0)" office:value-type="string" office:string-value="" calcext:value-type="error">
            <text:p>#N/A</text:p>
          </table:table-cell>
          <table:table-cell office:value-type="string" calcext:value-type="string">
            <text:p>Norway</text:p>
          </table:table-cell>
          <table:table-cell table:formula="of:=VLOOKUP([.D184];[.$M$8:.$N$59];2;0)" office:value-type="float" office:value="1" calcext:value-type="float">
            <text:p>1</text:p>
          </table:table-cell>
          <table:table-cell office:value-type="float" office:value="2036.08889673918" calcext:value-type="float">
            <text:p>2036.08889673918</text:p>
          </table:table-cell>
          <table:table-cell office:value-type="float" office:value="666.126326582958" calcext:value-type="float">
            <text:p>666.126326582958</text:p>
          </table:table-cell>
          <table:table-cell office:value-type="float" office:value="12723.5103349877" calcext:value-type="float">
            <text:p>12723.5103349877</text:p>
          </table:table-cell>
          <table:table-cell office:value-type="float" office:value="775.628998865161" calcext:value-type="float">
            <text:p>775.628998865161</text:p>
          </table:table-cell>
          <table:table-cell office:value-type="float" office:value="2770.71137998732" calcext:value-type="float">
            <text:p>2770.711379987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6745211" calcext:value-type="float">
            <text:p>46745211</text:p>
          </table:table-cell>
          <table:table-cell table:formula="of:=VLOOKUP([.A185];[.$F$288:.$G$340];2;0)" office:value-type="float" office:value="1" calcext:value-type="float">
            <text:p>1</text:p>
          </table:table-cell>
          <table:table-cell office:value-type="string" calcext:value-type="string">
            <text:p>Oceania</text:p>
          </table:table-cell>
          <table:table-cell table:formula="of:=VLOOKUP([.D185];[.$M$8:.$N$59];2;0)" office:value-type="string" office:string-value="" calcext:value-type="error">
            <text:p>#N/A</text:p>
          </table:table-cell>
          <table:table-cell office:value-type="float" office:value="7770.59735197271" calcext:value-type="float">
            <text:p>7770.59735197271</text:p>
          </table:table-cell>
          <table:table-cell office:value-type="float" office:value="8035.4583475407" calcext:value-type="float">
            <text:p>8035.4583475407</text:p>
          </table:table-cell>
          <table:table-cell office:value-type="float" office:value="24984.1073490695" calcext:value-type="float">
            <text:p>24984.1073490695</text:p>
          </table:table-cell>
          <table:table-cell office:value-type="float" office:value="1597.9728380024" calcext:value-type="float">
            <text:p>1597.9728380024</text:p>
          </table:table-cell>
          <table:table-cell office:value-type="float" office:value="8940.19128855162" calcext:value-type="float">
            <text:p>8940.19128855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1497306" calcext:value-type="float">
            <text:p>21497306</text:p>
          </table:table-cell>
          <table:table-cell table:formula="of:=VLOOKUP([.A186];[.$F$288:.$G$340];2;0)" office:value-type="string" office:string-value="" calcext:value-type="error">
            <text:p>#N/A</text:p>
          </table:table-cell>
          <table:table-cell office:value-type="string" calcext:value-type="string">
            <text:p>OECD Countries</text:p>
          </table:table-cell>
          <table:table-cell table:formula="of:=VLOOKUP([.D186];[.$M$8:.$N$59];2;0)" office:value-type="string" office:string-value="" calcext:value-type="error">
            <text:p>#N/A</text:p>
          </table:table-cell>
          <table:table-cell office:value-type="float" office:value="451492.816893588" calcext:value-type="float">
            <text:p>451492.816893588</text:p>
          </table:table-cell>
          <table:table-cell office:value-type="float" office:value="320617.424938906" calcext:value-type="float">
            <text:p>320617.424938906</text:p>
          </table:table-cell>
          <table:table-cell office:value-type="float" office:value="3723313.43732225" calcext:value-type="float">
            <text:p>3723313.43732225</text:p>
          </table:table-cell>
          <table:table-cell office:value-type="float" office:value="396463.746818153" calcext:value-type="float">
            <text:p>396463.746818153</text:p>
          </table:table-cell>
          <table:table-cell office:value-type="float" office:value="674692.110404015" calcext:value-type="float">
            <text:p>674692.110404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44909351" calcext:value-type="float">
            <text:p>44909351</text:p>
          </table:table-cell>
          <table:table-cell table:formula="of:=VLOOKUP([.A187];[.$F$288:.$G$340];2;0)" office:value-type="string" office:string-value="" calcext:value-type="error">
            <text:p>#N/A</text:p>
          </table:table-cell>
          <table:table-cell office:value-type="string" calcext:value-type="string">
            <text:p>Oman</text:p>
          </table:table-cell>
          <table:table-cell table:formula="of:=VLOOKUP([.D187];[.$M$8:.$N$59];2;0)" office:value-type="string" office:string-value="" calcext:value-type="error">
            <text:p>#N/A</text:p>
          </table:table-cell>
          <table:table-cell office:value-type="float" office:value="407.293656356508" calcext:value-type="float">
            <text:p>407.293656356508</text:p>
          </table:table-cell>
          <table:table-cell office:value-type="float" office:value="705.245793846938" calcext:value-type="float">
            <text:p>705.245793846938</text:p>
          </table:table-cell>
          <table:table-cell office:value-type="float" office:value="4998.34740317706" calcext:value-type="float">
            <text:p>4998.34740317706</text:p>
          </table:table-cell>
          <table:table-cell office:value-type="float" office:value="198.593052592407" calcext:value-type="float">
            <text:p>198.593052592407</text:p>
          </table:table-cell>
          <table:table-cell office:value-type="float" office:value="243.735710442795" calcext:value-type="float">
            <text:p>243.7357104427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er Olympics 2020</text:p>
          </table:table-cell>
          <table:table-cell/>
          <table:table-cell table:formula="of:=VLOOKUP([.A188];[.$F$288:.$G$340];2;0)" office:value-type="string" office:string-value="" calcext:value-type="error">
            <text:p>#N/A</text:p>
          </table:table-cell>
          <table:table-cell office:value-type="string" calcext:value-type="string">
            <text:p>Pakistan</text:p>
          </table:table-cell>
          <table:table-cell table:formula="of:=VLOOKUP([.D188];[.$M$8:.$N$59];2;0)" office:value-type="string" office:string-value="" calcext:value-type="error">
            <text:p>#N/A</text:p>
          </table:table-cell>
          <table:table-cell office:value-type="float" office:value="68192.5775403672" calcext:value-type="float">
            <text:p>68192.5775403672</text:p>
          </table:table-cell>
          <table:table-cell office:value-type="float" office:value="47692.5293235047" calcext:value-type="float">
            <text:p>47692.5293235047</text:p>
          </table:table-cell>
          <table:table-cell office:value-type="float" office:value="341108.228829054" calcext:value-type="float">
            <text:p>341108.228829054</text:p>
          </table:table-cell>
          <table:table-cell office:value-type="float" office:value="44390.0133038019" calcext:value-type="float">
            <text:p>44390.0133038019</text:p>
          </table:table-cell>
          <table:table-cell office:value-type="float" office:value="82757.824545679" calcext:value-type="float">
            <text:p>82757.8245456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591798" calcext:value-type="float">
            <text:p>591798</text:p>
          </table:table-cell>
          <table:table-cell table:formula="of:=VLOOKUP([.A189];[.$F$288:.$G$340];2;0)" office:value-type="string" office:string-value="" calcext:value-type="error">
            <text:p>#N/A</text:p>
          </table:table-cell>
          <table:table-cell office:value-type="string" calcext:value-type="string">
            <text:p>Palau</text:p>
          </table:table-cell>
          <table:table-cell table:formula="of:=VLOOKUP([.D189];[.$M$8:.$N$59];2;0)" office:value-type="string" office:string-value="" calcext:value-type="error">
            <text:p>#N/A</text:p>
          </table:table-cell>
          <table:table-cell office:value-type="float" office:value="17.6686286840269" calcext:value-type="float">
            <text:p>17.6686286840269</text:p>
          </table:table-cell>
          <table:table-cell office:value-type="float" office:value="23.1072614889508" calcext:value-type="float">
            <text:p>23.1072614889508</text:p>
          </table:table-cell>
          <table:table-cell office:value-type="float" office:value="65.3275106329957" calcext:value-type="float">
            <text:p>65.3275106329957</text:p>
          </table:table-cell>
          <table:table-cell office:value-type="float" office:value="12.6875151457976" calcext:value-type="float">
            <text:p>12.6875151457976</text:p>
          </table:table-cell>
          <table:table-cell office:value-type="float" office:value="16.644241005602" calcext:value-type="float">
            <text:p>16.6442410056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0160159" calcext:value-type="float">
            <text:p>10160159</text:p>
          </table:table-cell>
          <table:table-cell table:formula="of:=VLOOKUP([.A190];[.$F$288:.$G$340];2;0)" office:value-type="float" office:value="1" calcext:value-type="float">
            <text:p>1</text:p>
          </table:table-cell>
          <table:table-cell office:value-type="string" calcext:value-type="string">
            <text:p>Palestine</text:p>
          </table:table-cell>
          <table:table-cell table:formula="of:=VLOOKUP([.D190];[.$M$8:.$N$59];2;0)" office:value-type="string" office:string-value="" calcext:value-type="error">
            <text:p>#N/A</text:p>
          </table:table-cell>
          <table:table-cell office:value-type="float" office:value="500.488367996137" calcext:value-type="float">
            <text:p>500.488367996137</text:p>
          </table:table-cell>
          <table:table-cell office:value-type="float" office:value="1293.28200080454" calcext:value-type="float">
            <text:p>1293.28200080454</text:p>
          </table:table-cell>
          <table:table-cell office:value-type="float" office:value="6709.60389565181" calcext:value-type="float">
            <text:p>6709.60389565181</text:p>
          </table:table-cell>
          <table:table-cell office:value-type="float" office:value="648.978722640858" calcext:value-type="float">
            <text:p>648.978722640858</text:p>
          </table:table-cell>
          <table:table-cell office:value-type="float" office:value="487.910088192307" calcext:value-type="float">
            <text:p>487.9100881923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8715494" calcext:value-type="float">
            <text:p>8715494</text:p>
          </table:table-cell>
          <table:table-cell table:formula="of:=VLOOKUP([.A191];[.$F$288:.$G$340];2;0)" office:value-type="float" office:value="1" calcext:value-type="float">
            <text:p>1</text:p>
          </table:table-cell>
          <table:table-cell office:value-type="string" calcext:value-type="string">
            <text:p>Panama</text:p>
          </table:table-cell>
          <table:table-cell table:formula="of:=VLOOKUP([.D191];[.$M$8:.$N$59];2;0)" office:value-type="string" office:string-value="" calcext:value-type="error">
            <text:p>#N/A</text:p>
          </table:table-cell>
          <table:table-cell office:value-type="float" office:value="817.552957517268" calcext:value-type="float">
            <text:p>817.552957517268</text:p>
          </table:table-cell>
          <table:table-cell office:value-type="float" office:value="1217.3446910537" calcext:value-type="float">
            <text:p>1217.3446910537</text:p>
          </table:table-cell>
          <table:table-cell office:value-type="float" office:value="5318.33197228469" calcext:value-type="float">
            <text:p>5318.33197228469</text:p>
          </table:table-cell>
          <table:table-cell office:value-type="float" office:value="1153.54640729505" calcext:value-type="float">
            <text:p>1153.54640729505</text:p>
          </table:table-cell>
          <table:table-cell office:value-type="float" office:value="876.661768942173" calcext:value-type="float">
            <text:p>876.661768942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ria</text:p>
          </table:table-cell>
          <table:table-cell office:value-type="float" office:value="18275704" calcext:value-type="float">
            <text:p>18275704</text:p>
          </table:table-cell>
          <table:table-cell table:formula="of:=VLOOKUP([.A192];[.$F$288:.$G$340];2;0)" office:value-type="string" office:string-value="" calcext:value-type="error">
            <text:p>#N/A</text:p>
          </table:table-cell>
          <table:table-cell office:value-type="string" calcext:value-type="string">
            <text:p>Papua New Guinea</text:p>
          </table:table-cell>
          <table:table-cell table:formula="of:=VLOOKUP([.D192];[.$M$8:.$N$59];2;0)" office:value-type="string" office:string-value="" calcext:value-type="error">
            <text:p>#N/A</text:p>
          </table:table-cell>
          <table:table-cell office:value-type="float" office:value="6310.73391857463" calcext:value-type="float">
            <text:p>6310.73391857463</text:p>
          </table:table-cell>
          <table:table-cell office:value-type="float" office:value="4697.32884775139" calcext:value-type="float">
            <text:p>4697.32884775139</text:p>
          </table:table-cell>
          <table:table-cell office:value-type="float" office:value="15540.1553693111" calcext:value-type="float">
            <text:p>15540.1553693111</text:p>
          </table:table-cell>
          <table:table-cell office:value-type="float" office:value="740.722284757032" calcext:value-type="float">
            <text:p>740.722284757032</text:p>
          </table:table-cell>
          <table:table-cell office:value-type="float" office:value="7154.07622898568" calcext:value-type="float">
            <text:p>7154.076228985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iwan*</text:p>
          </table:table-cell>
          <table:table-cell office:value-type="float" office:value="23855008" calcext:value-type="float">
            <text:p>23855008</text:p>
          </table:table-cell>
          <table:table-cell table:formula="of:=VLOOKUP([.A193];[.$F$288:.$G$340];2;0)" office:value-type="string" office:string-value="" calcext:value-type="error">
            <text:p>#N/A</text:p>
          </table:table-cell>
          <table:table-cell office:value-type="string" calcext:value-type="string">
            <text:p>Paraguay</text:p>
          </table:table-cell>
          <table:table-cell table:formula="of:=VLOOKUP([.D193];[.$M$8:.$N$59];2;0)" office:value-type="string" office:string-value="" calcext:value-type="error">
            <text:p>#N/A</text:p>
          </table:table-cell>
          <table:table-cell office:value-type="float" office:value="1473.57251751096" calcext:value-type="float">
            <text:p>1473.57251751096</text:p>
          </table:table-cell>
          <table:table-cell office:value-type="float" office:value="2446.71522424916" calcext:value-type="float">
            <text:p>2446.71522424916</text:p>
          </table:table-cell>
          <table:table-cell office:value-type="float" office:value="9912.29095790225" calcext:value-type="float">
            <text:p>9912.29095790225</text:p>
          </table:table-cell>
          <table:table-cell office:value-type="float" office:value="1882.82705165633" calcext:value-type="float">
            <text:p>1882.82705165633</text:p>
          </table:table-cell>
          <table:table-cell office:value-type="float" office:value="1147.83296610504" calcext:value-type="float">
            <text:p>1147.83296610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9749625" calcext:value-type="float">
            <text:p>9749625</text:p>
          </table:table-cell>
          <table:table-cell table:formula="of:=VLOOKUP([.A194];[.$F$288:.$G$340];2;0)" office:value-type="string" office:string-value="" calcext:value-type="error">
            <text:p>#N/A</text:p>
          </table:table-cell>
          <table:table-cell office:value-type="string" calcext:value-type="string">
            <text:p>Peru</text:p>
          </table:table-cell>
          <table:table-cell table:formula="of:=VLOOKUP([.D194];[.$M$8:.$N$59];2;0)" office:value-type="string" office:string-value="" calcext:value-type="error">
            <text:p>#N/A</text:p>
          </table:table-cell>
          <table:table-cell office:value-type="float" office:value="18178.7636143462" calcext:value-type="float">
            <text:p>18178.7636143462</text:p>
          </table:table-cell>
          <table:table-cell office:value-type="float" office:value="4761.15393872364" calcext:value-type="float">
            <text:p>4761.15393872364</text:p>
          </table:table-cell>
          <table:table-cell office:value-type="float" office:value="29215.4146082716" calcext:value-type="float">
            <text:p>29215.4146082716</text:p>
          </table:table-cell>
          <table:table-cell office:value-type="float" office:value="8043.81464797124" calcext:value-type="float">
            <text:p>8043.81464797124</text:p>
          </table:table-cell>
          <table:table-cell office:value-type="float" office:value="6961.17251756109" calcext:value-type="float">
            <text:p>6961.17251756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zania</text:p>
          </table:table-cell>
          <table:table-cell office:value-type="float" office:value="61498438" calcext:value-type="float">
            <text:p>61498438</text:p>
          </table:table-cell>
          <table:table-cell table:formula="of:=VLOOKUP([.A195];[.$F$288:.$G$340];2;0)" office:value-type="string" office:string-value="" calcext:value-type="error">
            <text:p>#N/A</text:p>
          </table:table-cell>
          <table:table-cell office:value-type="string" calcext:value-type="string">
            <text:p>Philippines</text:p>
          </table:table-cell>
          <table:table-cell table:formula="of:=VLOOKUP([.D195];[.$M$8:.$N$59];2;0)" office:value-type="string" office:string-value="" calcext:value-type="error">
            <text:p>#N/A</text:p>
          </table:table-cell>
          <table:table-cell office:value-type="float" office:value="58412.8344713261" calcext:value-type="float">
            <text:p>58412.8344713261</text:p>
          </table:table-cell>
          <table:table-cell office:value-type="float" office:value="27679.9852995256" calcext:value-type="float">
            <text:p>27679.9852995256</text:p>
          </table:table-cell>
          <table:table-cell office:value-type="float" office:value="204311.388231698" calcext:value-type="float">
            <text:p>204311.388231698</text:p>
          </table:table-cell>
          <table:table-cell office:value-type="float" office:value="33358.3346478554" calcext:value-type="float">
            <text:p>33358.3346478554</text:p>
          </table:table-cell>
          <table:table-cell office:value-type="float" office:value="33228.9095590525" calcext:value-type="float">
            <text:p>33228.90955905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69950844" calcext:value-type="float">
            <text:p>69950844</text:p>
          </table:table-cell>
          <table:table-cell table:formula="of:=VLOOKUP([.A196];[.$F$288:.$G$340];2;0)" office:value-type="string" office:string-value="" calcext:value-type="error">
            <text:p>#N/A</text:p>
          </table:table-cell>
          <table:table-cell office:value-type="string" calcext:value-type="string">
            <text:p>Poland</text:p>
          </table:table-cell>
          <table:table-cell table:formula="of:=VLOOKUP([.D196];[.$M$8:.$N$59];2;0)" office:value-type="float" office:value="1" calcext:value-type="float">
            <text:p>1</text:p>
          </table:table-cell>
          <table:table-cell office:value-type="float" office:value="11909.8501647818" calcext:value-type="float">
            <text:p>11909.8501647818</text:p>
          </table:table-cell>
          <table:table-cell office:value-type="float" office:value="8124.04584288867" calcext:value-type="float">
            <text:p>8124.04584288867</text:p>
          </table:table-cell>
          <table:table-cell office:value-type="float" office:value="174736.319385949" calcext:value-type="float">
            <text:p>174736.319385949</text:p>
          </table:table-cell>
          <table:table-cell office:value-type="float" office:value="4695.3777307847" calcext:value-type="float">
            <text:p>4695.3777307847</text:p>
          </table:table-cell>
          <table:table-cell office:value-type="float" office:value="11348.6162195805" calcext:value-type="float">
            <text:p>11348.6162195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float" office:value="1343875" calcext:value-type="float">
            <text:p>1343875</text:p>
          </table:table-cell>
          <table:table-cell table:formula="of:=VLOOKUP([.A197];[.$F$288:.$G$340];2;0)" office:value-type="string" office:string-value="" calcext:value-type="error">
            <text:p>#N/A</text:p>
          </table:table-cell>
          <table:table-cell office:value-type="string" calcext:value-type="string">
            <text:p>Portugal</text:p>
          </table:table-cell>
          <table:table-cell table:formula="of:=VLOOKUP([.D197];[.$M$8:.$N$59];2;0)" office:value-type="float" office:value="1" calcext:value-type="float">
            <text:p>1</text:p>
          </table:table-cell>
          <table:table-cell office:value-type="float" office:value="8279.19445330067" calcext:value-type="float">
            <text:p>8279.19445330067</text:p>
          </table:table-cell>
          <table:table-cell office:value-type="float" office:value="4244.63552854327" calcext:value-type="float">
            <text:p>4244.63552854327</text:p>
          </table:table-cell>
          <table:table-cell office:value-type="float" office:value="37353.4389319213" calcext:value-type="float">
            <text:p>37353.4389319213</text:p>
          </table:table-cell>
          <table:table-cell office:value-type="float" office:value="4068.17371871306" calcext:value-type="float">
            <text:p>4068.17371871306</text:p>
          </table:table-cell>
          <table:table-cell office:value-type="float" office:value="7051.85211355287" calcext:value-type="float">
            <text:p>7051.852113552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8478242" calcext:value-type="float">
            <text:p>8478242</text:p>
          </table:table-cell>
          <table:table-cell table:formula="of:=VLOOKUP([.A198];[.$F$288:.$G$340];2;0)" office:value-type="string" office:string-value="" calcext:value-type="error">
            <text:p>#N/A</text:p>
          </table:table-cell>
          <table:table-cell office:value-type="string" calcext:value-type="string">
            <text:p>Puerto Rico</text:p>
          </table:table-cell>
          <table:table-cell table:formula="of:=VLOOKUP([.D198];[.$M$8:.$N$59];2;0)" office:value-type="string" office:string-value="" calcext:value-type="error">
            <text:p>#N/A</text:p>
          </table:table-cell>
          <table:table-cell office:value-type="float" office:value="1266.69397234183" calcext:value-type="float">
            <text:p>1266.69397234183</text:p>
          </table:table-cell>
          <table:table-cell office:value-type="float" office:value="3372.50836879756" calcext:value-type="float">
            <text:p>3372.50836879756</text:p>
          </table:table-cell>
          <table:table-cell office:value-type="float" office:value="8823.39979821958" calcext:value-type="float">
            <text:p>8823.39979821958</text:p>
          </table:table-cell>
          <table:table-cell office:value-type="float" office:value="2057.30609840527" calcext:value-type="float">
            <text:p>2057.30609840527</text:p>
          </table:table-cell>
          <table:table-cell office:value-type="float" office:value="1832.09550504322" calcext:value-type="float">
            <text:p>1832.09550504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106759" calcext:value-type="float">
            <text:p>106759</text:p>
          </table:table-cell>
          <table:table-cell table:formula="of:=VLOOKUP([.A199];[.$F$288:.$G$340];2;0)" office:value-type="string" office:string-value="" calcext:value-type="error">
            <text:p>#N/A</text:p>
          </table:table-cell>
          <table:table-cell office:value-type="string" calcext:value-type="string">
            <text:p>Qatar</text:p>
          </table:table-cell>
          <table:table-cell table:formula="of:=VLOOKUP([.D199];[.$M$8:.$N$59];2;0)" office:value-type="string" office:string-value="" calcext:value-type="error">
            <text:p>#N/A</text:p>
          </table:table-cell>
          <table:table-cell office:value-type="float" office:value="70.4772574120627" calcext:value-type="float">
            <text:p>70.4772574120627</text:p>
          </table:table-cell>
          <table:table-cell office:value-type="float" office:value="344.854392033276" calcext:value-type="float">
            <text:p>344.854392033276</text:p>
          </table:table-cell>
          <table:table-cell office:value-type="float" office:value="1121.12253276302" calcext:value-type="float">
            <text:p>1121.12253276302</text:p>
          </table:table-cell>
          <table:table-cell office:value-type="float" office:value="132.757656135853" calcext:value-type="float">
            <text:p>132.757656135853</text:p>
          </table:table-cell>
          <table:table-cell office:value-type="float" office:value="66.1884946308764" calcext:value-type="float">
            <text:p>66.1884946308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1403374" calcext:value-type="float">
            <text:p>1403374</text:p>
          </table:table-cell>
          <table:table-cell table:formula="of:=VLOOKUP([.A200];[.$F$288:.$G$340];2;0)" office:value-type="string" office:string-value="" calcext:value-type="error">
            <text:p>#N/A</text:p>
          </table:table-cell>
          <table:table-cell office:value-type="string" calcext:value-type="string">
            <text:p>Region of the Americas</text:p>
          </table:table-cell>
          <table:table-cell table:formula="of:=VLOOKUP([.D200];[.$M$8:.$N$59];2;0)" office:value-type="string" office:string-value="" calcext:value-type="error">
            <text:p>#N/A</text:p>
          </table:table-cell>
          <table:table-cell office:value-type="float" office:value="322979.54348811" calcext:value-type="float">
            <text:p>322979.54348811</text:p>
          </table:table-cell>
          <table:table-cell office:value-type="float" office:value="302739.890409111" calcext:value-type="float">
            <text:p>302739.890409111</text:p>
          </table:table-cell>
          <table:table-cell office:value-type="float" office:value="2130471.42668018" calcext:value-type="float">
            <text:p>2130471.42668018</text:p>
          </table:table-cell>
          <table:table-cell office:value-type="float" office:value="321559.893329671" calcext:value-type="float">
            <text:p>321559.893329671</text:p>
          </table:table-cell>
          <table:table-cell office:value-type="float" office:value="449173.536870629" calcext:value-type="float">
            <text:p>449173.5368706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11935764" calcext:value-type="float">
            <text:p>11935764</text:p>
          </table:table-cell>
          <table:table-cell table:formula="of:=VLOOKUP([.A201];[.$F$288:.$G$340];2;0)" office:value-type="string" office:string-value="" calcext:value-type="error">
            <text:p>#N/A</text:p>
          </table:table-cell>
          <table:table-cell office:value-type="string" calcext:value-type="string">
            <text:p>Romania</text:p>
          </table:table-cell>
          <table:table-cell table:formula="of:=VLOOKUP([.D201];[.$M$8:.$N$59];2;0)" office:value-type="float" office:value="1" calcext:value-type="float">
            <text:p>1</text:p>
          </table:table-cell>
          <table:table-cell office:value-type="float" office:value="6361.59576811422" calcext:value-type="float">
            <text:p>6361.59576811422</text:p>
          </table:table-cell>
          <table:table-cell office:value-type="float" office:value="2418.51443027625" calcext:value-type="float">
            <text:p>2418.51443027625</text:p>
          </table:table-cell>
          <table:table-cell office:value-type="float" office:value="150426.802717684" calcext:value-type="float">
            <text:p>150426.802717684</text:p>
          </table:table-cell>
          <table:table-cell office:value-type="float" office:value="3042.80589206188" calcext:value-type="float">
            <text:p>3042.80589206188</text:p>
          </table:table-cell>
          <table:table-cell office:value-type="float" office:value="8106.34096374844" calcext:value-type="float">
            <text:p>8106.34096374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85042736" calcext:value-type="float">
            <text:p>85042736</text:p>
          </table:table-cell>
          <table:table-cell table:formula="of:=VLOOKUP([.A202];[.$F$288:.$G$340];2;0)" office:value-type="float" office:value="1" calcext:value-type="float">
            <text:p>1</text:p>
          </table:table-cell>
          <table:table-cell office:value-type="string" calcext:value-type="string">
            <text:p>Russia</text:p>
          </table:table-cell>
          <table:table-cell table:formula="of:=VLOOKUP([.D202];[.$M$8:.$N$59];2;0)" office:value-type="float" office:value="1" calcext:value-type="float">
            <text:p>1</text:p>
          </table:table-cell>
          <table:table-cell office:value-type="float" office:value="32972.0040257604" calcext:value-type="float">
            <text:p>32972.0040257604</text:p>
          </table:table-cell>
          <table:table-cell office:value-type="float" office:value="18746.2166291316" calcext:value-type="float">
            <text:p>18746.2166291316</text:p>
          </table:table-cell>
          <table:table-cell office:value-type="float" office:value="1004931.35242467" calcext:value-type="float">
            <text:p>1004931.35242467</text:p>
          </table:table-cell>
          <table:table-cell office:value-type="float" office:value="11652.4761619321" calcext:value-type="float">
            <text:p>11652.4761619321</text:p>
          </table:table-cell>
          <table:table-cell office:value-type="float" office:value="39390.4114317669" calcext:value-type="float">
            <text:p>39390.41143176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float" office:value="39226" calcext:value-type="float">
            <text:p>39226</text:p>
          </table:table-cell>
          <table:table-cell table:formula="of:=VLOOKUP([.A203];[.$F$288:.$G$340];2;0)" office:value-type="string" office:string-value="" calcext:value-type="error">
            <text:p>#N/A</text:p>
          </table:table-cell>
          <table:table-cell office:value-type="string" calcext:value-type="string">
            <text:p>Rwanda</text:p>
          </table:table-cell>
          <table:table-cell table:formula="of:=VLOOKUP([.D203];[.$M$8:.$N$59];2;0)" office:value-type="string" office:string-value="" calcext:value-type="error">
            <text:p>#N/A</text:p>
          </table:table-cell>
          <table:table-cell office:value-type="float" office:value="5641.20374632293" calcext:value-type="float">
            <text:p>5641.20374632293</text:p>
          </table:table-cell>
          <table:table-cell office:value-type="float" office:value="1916.15166280538" calcext:value-type="float">
            <text:p>1916.15166280538</text:p>
          </table:table-cell>
          <table:table-cell office:value-type="float" office:value="11825.5712000548" calcext:value-type="float">
            <text:p>11825.5712000548</text:p>
          </table:table-cell>
          <table:table-cell office:value-type="float" office:value="1265.7835567337" calcext:value-type="float">
            <text:p>1265.7835567337</text:p>
          </table:table-cell>
          <table:table-cell office:value-type="float" office:value="2519.69236593766" calcext:value-type="float">
            <text:p>2519.69236593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47123533" calcext:value-type="float">
            <text:p>47123533</text:p>
          </table:table-cell>
          <table:table-cell table:formula="of:=VLOOKUP([.A204];[.$F$288:.$G$340];2;0)" office:value-type="string" office:string-value="" calcext:value-type="error">
            <text:p>#N/A</text:p>
          </table:table-cell>
          <table:table-cell office:value-type="string" calcext:value-type="string">
            <text:p>Saint Kitts and Nevis</text:p>
          </table:table-cell>
          <table:table-cell table:formula="of:=VLOOKUP([.D204];[.$M$8:.$N$59];2;0)" office:value-type="string" office:string-value="" calcext:value-type="error">
            <text:p>#N/A</text:p>
          </table:table-cell>
          <table:table-cell office:value-type="float" office:value="19.806325533926" calcext:value-type="float">
            <text:p>19.806325533926</text:p>
          </table:table-cell>
          <table:table-cell office:value-type="float" office:value="32.7414018390338" calcext:value-type="float">
            <text:p>32.7414018390338</text:p>
          </table:table-cell>
          <table:table-cell office:value-type="float" office:value="156.699777368201" calcext:value-type="float">
            <text:p>156.699777368201</text:p>
          </table:table-cell>
          <table:table-cell office:value-type="float" office:value="31.6084091273965" calcext:value-type="float">
            <text:p>31.6084091273965</text:p>
          </table:table-cell>
          <table:table-cell office:value-type="float" office:value="10.9465151630375" calcext:value-type="float">
            <text:p>10.9465151630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43466822" calcext:value-type="float">
            <text:p>43466822</text:p>
          </table:table-cell>
          <table:table-cell table:formula="of:=VLOOKUP([.A205];[.$F$288:.$G$340];2;0)" office:value-type="float" office:value="1" calcext:value-type="float">
            <text:p>1</text:p>
          </table:table-cell>
          <table:table-cell office:value-type="string" calcext:value-type="string">
            <text:p>Saint Lucia</text:p>
          </table:table-cell>
          <table:table-cell table:formula="of:=VLOOKUP([.D205];[.$M$8:.$N$59];2;0)" office:value-type="string" office:string-value="" calcext:value-type="error">
            <text:p>#N/A</text:p>
          </table:table-cell>
          <table:table-cell office:value-type="float" office:value="54.1171206357386" calcext:value-type="float">
            <text:p>54.1171206357386</text:p>
          </table:table-cell>
          <table:table-cell office:value-type="float" office:value="130.209099154861" calcext:value-type="float">
            <text:p>130.209099154861</text:p>
          </table:table-cell>
          <table:table-cell office:value-type="float" office:value="445.734009027416" calcext:value-type="float">
            <text:p>445.734009027416</text:p>
          </table:table-cell>
          <table:table-cell office:value-type="float" office:value="71.4671488733561" calcext:value-type="float">
            <text:p>71.4671488733561</text:p>
          </table:table-cell>
          <table:table-cell office:value-type="float" office:value="58.6897409717445" calcext:value-type="float">
            <text:p>58.68974097174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9991083" calcext:value-type="float">
            <text:p>9991083</text:p>
          </table:table-cell>
          <table:table-cell table:formula="of:=VLOOKUP([.A206];[.$F$288:.$G$340];2;0)" office:value-type="string" office:string-value="" calcext:value-type="error">
            <text:p>#N/A</text:p>
          </table:table-cell>
          <table:table-cell office:value-type="string" calcext:value-type="string">
            <text:p>Saint Vincent and the Grenadines</text:p>
          </table:table-cell>
          <table:table-cell table:formula="of:=VLOOKUP([.D206];[.$M$8:.$N$59];2;0)" office:value-type="string" office:string-value="" calcext:value-type="error">
            <text:p>#N/A</text:p>
          </table:table-cell>
          <table:table-cell office:value-type="float" office:value="39.2758196320561" calcext:value-type="float">
            <text:p>39.2758196320561</text:p>
          </table:table-cell>
          <table:table-cell office:value-type="float" office:value="107.491257902456" calcext:value-type="float">
            <text:p>107.491257902456</text:p>
          </table:table-cell>
          <table:table-cell office:value-type="float" office:value="355.322408384029" calcext:value-type="float">
            <text:p>355.322408384029</text:p>
          </table:table-cell>
          <table:table-cell office:value-type="float" office:value="46.4304448572986" calcext:value-type="float">
            <text:p>46.4304448572986</text:p>
          </table:table-cell>
          <table:table-cell office:value-type="float" office:value="20.0653186264139" calcext:value-type="float">
            <text:p>20.0653186264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68207114" calcext:value-type="float">
            <text:p>68207114</text:p>
          </table:table-cell>
          <table:table-cell table:formula="of:=VLOOKUP([.A207];[.$F$288:.$G$340];2;0)" office:value-type="float" office:value="1" calcext:value-type="float">
            <text:p>1</text:p>
          </table:table-cell>
          <table:table-cell office:value-type="string" calcext:value-type="string">
            <text:p>Samoa</text:p>
          </table:table-cell>
          <table:table-cell table:formula="of:=VLOOKUP([.D207];[.$M$8:.$N$59];2;0)" office:value-type="string" office:string-value="" calcext:value-type="error">
            <text:p>#N/A</text:p>
          </table:table-cell>
          <table:table-cell office:value-type="float" office:value="63.2686642329931" calcext:value-type="float">
            <text:p>63.2686642329931</text:p>
          </table:table-cell>
          <table:table-cell office:value-type="float" office:value="123.808591733479" calcext:value-type="float">
            <text:p>123.808591733479</text:p>
          </table:table-cell>
          <table:table-cell office:value-type="float" office:value="538.565619295243" calcext:value-type="float">
            <text:p>538.565619295243</text:p>
          </table:table-cell>
          <table:table-cell office:value-type="float" office:value="61.3435928425444" calcext:value-type="float">
            <text:p>61.3435928425444</text:p>
          </table:table-cell>
          <table:table-cell office:value-type="float" office:value="104.831717160664" calcext:value-type="float">
            <text:p>104.831717160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3485152" calcext:value-type="float">
            <text:p>3485152</text:p>
          </table:table-cell>
          <table:table-cell table:formula="of:=VLOOKUP([.A208];[.$F$288:.$G$340];2;0)" office:value-type="string" office:string-value="" calcext:value-type="error">
            <text:p>#N/A</text:p>
          </table:table-cell>
          <table:table-cell office:value-type="string" calcext:value-type="string">
            <text:p>Sao Tome and Principe</text:p>
          </table:table-cell>
          <table:table-cell table:formula="of:=VLOOKUP([.D208];[.$M$8:.$N$59];2;0)" office:value-type="string" office:string-value="" calcext:value-type="error">
            <text:p>#N/A</text:p>
          </table:table-cell>
          <table:table-cell office:value-type="float" office:value="109.040094369404" calcext:value-type="float">
            <text:p>109.040094369404</text:p>
          </table:table-cell>
          <table:table-cell office:value-type="float" office:value="15.2109026425701" calcext:value-type="float">
            <text:p>15.2109026425701</text:p>
          </table:table-cell>
          <table:table-cell office:value-type="float" office:value="273.472798835106" calcext:value-type="float">
            <text:p>273.472798835106</text:p>
          </table:table-cell>
          <table:table-cell office:value-type="float" office:value="49.5165272498741" calcext:value-type="float">
            <text:p>49.5165272498741</text:p>
          </table:table-cell>
          <table:table-cell office:value-type="float" office:value="78.6490843498465" calcext:value-type="float">
            <text:p>78.6490843498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332915074" calcext:value-type="float">
            <text:p>332915074</text:p>
          </table:table-cell>
          <table:table-cell table:formula="of:=VLOOKUP([.A209];[.$F$288:.$G$340];2;0)" office:value-type="string" office:string-value="" calcext:value-type="error">
            <text:p>#N/A</text:p>
          </table:table-cell>
          <table:table-cell office:value-type="string" calcext:value-type="string">
            <text:p>San Marino</text:p>
          </table:table-cell>
          <table:table-cell table:formula="of:=VLOOKUP([.D209];[.$M$8:.$N$59];2;0)" office:value-type="string" office:string-value="" calcext:value-type="error">
            <text:p>#N/A</text:p>
          </table:table-cell>
          <table:table-cell office:value-type="float" office:value="7.77707295056854" calcext:value-type="float">
            <text:p>7.77707295056854</text:p>
          </table:table-cell>
          <table:table-cell office:value-type="float" office:value="4.77039935704681" calcext:value-type="float">
            <text:p>4.77039935704681</text:p>
          </table:table-cell>
          <table:table-cell office:value-type="float" office:value="98.4907032008773" calcext:value-type="float">
            <text:p>98.4907032008773</text:p>
          </table:table-cell>
          <table:table-cell office:value-type="float" office:value="4.28680228236025" calcext:value-type="float">
            <text:p>4.28680228236025</text:p>
          </table:table-cell>
          <table:table-cell office:value-type="float" office:value="10.5110213829482" calcext:value-type="float">
            <text:p>10.51102138294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33935765" calcext:value-type="float">
            <text:p>33935765</text:p>
          </table:table-cell>
          <table:table-cell table:formula="of:=VLOOKUP([.A210];[.$F$288:.$G$340];2;0)" office:value-type="string" office:string-value="" calcext:value-type="error">
            <text:p>#N/A</text:p>
          </table:table-cell>
          <table:table-cell office:value-type="string" calcext:value-type="string">
            <text:p>Saudi Arabia</text:p>
          </table:table-cell>
          <table:table-cell table:formula="of:=VLOOKUP([.D210];[.$M$8:.$N$59];2;0)" office:value-type="string" office:string-value="" calcext:value-type="error">
            <text:p>#N/A</text:p>
          </table:table-cell>
          <table:table-cell office:value-type="float" office:value="4699.46235166587" calcext:value-type="float">
            <text:p>4699.46235166587</text:p>
          </table:table-cell>
          <table:table-cell office:value-type="float" office:value="2989.37848809109" calcext:value-type="float">
            <text:p>2989.37848809109</text:p>
          </table:table-cell>
          <table:table-cell office:value-type="float" office:value="45836.8593587673" calcext:value-type="float">
            <text:p>45836.8593587673</text:p>
          </table:table-cell>
          <table:table-cell office:value-type="float" office:value="6929.69942012746" calcext:value-type="float">
            <text:p>6929.69942012746</text:p>
          </table:table-cell>
          <table:table-cell office:value-type="float" office:value="3723.3148949372" calcext:value-type="float">
            <text:p>3723.3148949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314464" calcext:value-type="float">
            <text:p>314464</text:p>
          </table:table-cell>
          <table:table-cell table:formula="of:=VLOOKUP([.A211];[.$F$288:.$G$340];2;0)" office:value-type="string" office:string-value="" calcext:value-type="error">
            <text:p>#N/A</text:p>
          </table:table-cell>
          <table:table-cell office:value-type="string" calcext:value-type="string">
            <text:p>Scotland</text:p>
          </table:table-cell>
          <table:table-cell table:formula="of:=VLOOKUP([.D211];[.$M$8:.$N$59];2;0)" office:value-type="string" office:string-value="" calcext:value-type="error">
            <text:p>#N/A</text:p>
          </table:table-cell>
          <table:table-cell office:value-type="float" office:value="3225.7395910276" calcext:value-type="float">
            <text:p>3225.7395910276</text:p>
          </table:table-cell>
          <table:table-cell office:value-type="float" office:value="757.334187487448" calcext:value-type="float">
            <text:p>757.334187487448</text:p>
          </table:table-cell>
          <table:table-cell office:value-type="float" office:value="19284.7864752614" calcext:value-type="float">
            <text:p>19284.7864752614</text:p>
          </table:table-cell>
          <table:table-cell office:value-type="float" office:value="820.864896138775" calcext:value-type="float">
            <text:p>820.864896138775</text:p>
          </table:table-cell>
          <table:table-cell office:value-type="float" office:value="5261.30420074388" calcext:value-type="float">
            <text:p>5261.304200743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28704947" calcext:value-type="float">
            <text:p>28704947</text:p>
          </table:table-cell>
          <table:table-cell table:formula="of:=VLOOKUP([.A212];[.$F$288:.$G$340];2;0)" office:value-type="string" office:string-value="" calcext:value-type="error">
            <text:p>#N/A</text:p>
          </table:table-cell>
          <table:table-cell office:value-type="string" calcext:value-type="string">
            <text:p>Serbia</text:p>
          </table:table-cell>
          <table:table-cell table:formula="of:=VLOOKUP([.D212];[.$M$8:.$N$59];2;0)" office:value-type="float" office:value="1" calcext:value-type="float">
            <text:p>1</text:p>
          </table:table-cell>
          <table:table-cell office:value-type="float" office:value="1571.3960296671" calcext:value-type="float">
            <text:p>1571.3960296671</text:p>
          </table:table-cell>
          <table:table-cell office:value-type="float" office:value="3710.30633127118" calcext:value-type="float">
            <text:p>3710.30633127118</text:p>
          </table:table-cell>
          <table:table-cell office:value-type="float" office:value="63768.5529984942" calcext:value-type="float">
            <text:p>63768.5529984942</text:p>
          </table:table-cell>
          <table:table-cell office:value-type="float" office:value="2517.27217868788" calcext:value-type="float">
            <text:p>2517.27217868788</text:p>
          </table:table-cell>
          <table:table-cell office:value-type="float" office:value="3865.05040528874" calcext:value-type="float">
            <text:p>3865.050405288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98168829" calcext:value-type="float">
            <text:p>98168829</text:p>
          </table:table-cell>
          <table:table-cell table:formula="of:=VLOOKUP([.A213];[.$F$288:.$G$340];2;0)" office:value-type="string" office:string-value="" calcext:value-type="error">
            <text:p>#N/A</text:p>
          </table:table-cell>
          <table:table-cell office:value-type="string" calcext:value-type="string">
            <text:p>Seychelles</text:p>
          </table:table-cell>
          <table:table-cell table:formula="of:=VLOOKUP([.D213];[.$M$8:.$N$59];2;0)" office:value-type="string" office:string-value="" calcext:value-type="error">
            <text:p>#N/A</text:p>
          </table:table-cell>
          <table:table-cell office:value-type="float" office:value="77.4918454543224" calcext:value-type="float">
            <text:p>77.4918454543224</text:p>
          </table:table-cell>
          <table:table-cell office:value-type="float" office:value="26.4534278820485" calcext:value-type="float">
            <text:p>26.4534278820485</text:p>
          </table:table-cell>
          <table:table-cell office:value-type="float" office:value="241.796726314748" calcext:value-type="float">
            <text:p>241.796726314748</text:p>
          </table:table-cell>
          <table:table-cell office:value-type="float" office:value="44.0075612840189" calcext:value-type="float">
            <text:p>44.0075612840189</text:p>
          </table:table-cell>
          <table:table-cell office:value-type="float" office:value="30.514182232283" calcext:value-type="float">
            <text:p>30.514182232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lis and Futuna</text:p>
          </table:table-cell>
          <table:table-cell office:value-type="float" office:value="11094" calcext:value-type="float">
            <text:p>11094</text:p>
          </table:table-cell>
          <table:table-cell table:formula="of:=VLOOKUP([.A214];[.$F$288:.$G$340];2;0)" office:value-type="string" office:string-value="" calcext:value-type="error">
            <text:p>#N/A</text:p>
          </table:table-cell>
          <table:table-cell office:value-type="string" calcext:value-type="string">
            <text:p>Sierra Leone</text:p>
          </table:table-cell>
          <table:table-cell table:formula="of:=VLOOKUP([.D214];[.$M$8:.$N$59];2;0)" office:value-type="string" office:string-value="" calcext:value-type="error">
            <text:p>#N/A</text:p>
          </table:table-cell>
          <table:table-cell office:value-type="float" office:value="7459.60753437314" calcext:value-type="float">
            <text:p>7459.60753437314</text:p>
          </table:table-cell>
          <table:table-cell office:value-type="float" office:value="1094.91048528299" calcext:value-type="float">
            <text:p>1094.91048528299</text:p>
          </table:table-cell>
          <table:table-cell office:value-type="float" office:value="9009.05944163394" calcext:value-type="float">
            <text:p>9009.05944163394</text:p>
          </table:table-cell>
          <table:table-cell office:value-type="float" office:value="1036.3295265273" calcext:value-type="float">
            <text:p>1036.3295265273</text:p>
          </table:table-cell>
          <table:table-cell office:value-type="float" office:value="1478.61697382089" calcext:value-type="float">
            <text:p>1478.616973820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 Bank and Gaza</text:p>
          </table:table-cell>
          <table:table-cell office:value-type="float" office:value="5222756" calcext:value-type="float">
            <text:p>5222756</text:p>
          </table:table-cell>
          <table:table-cell table:formula="of:=VLOOKUP([.A215];[.$F$288:.$G$340];2;0)" office:value-type="string" office:string-value="" calcext:value-type="error">
            <text:p>#N/A</text:p>
          </table:table-cell>
          <table:table-cell office:value-type="string" calcext:value-type="string">
            <text:p>Malta</text:p>
          </table:table-cell>
          <table:table-cell table:formula="of:=VLOOKUP([.D215];[.$M$8:.$N$59];2;0)" office:value-type="float" office:value="1" calcext:value-type="float">
            <text:p>1</text:p>
          </table:table-cell>
          <table:table-cell office:value-type="float" office:value="191.504522894468" calcext:value-type="float">
            <text:p>191.504522894468</text:p>
          </table:table-cell>
          <table:table-cell office:value-type="float" office:value="123.411420770905" calcext:value-type="float">
            <text:p>123.411420770905</text:p>
          </table:table-cell>
          <table:table-cell office:value-type="float" office:value="1491.03003411783" calcext:value-type="float">
            <text:p>1491.03003411783</text:p>
          </table:table-cell>
          <table:table-cell office:value-type="float" office:value="105.30634762299" calcext:value-type="float">
            <text:p>105.30634762299</text:p>
          </table:table-cell>
          <table:table-cell office:value-type="float" office:value="157.242506269428" calcext:value-type="float">
            <text:p>157.2425062694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30490639" calcext:value-type="float">
            <text:p>30490639</text:p>
          </table:table-cell>
          <table:table-cell table:formula="of:=VLOOKUP([.A216];[.$F$288:.$G$340];2;0)" office:value-type="string" office:string-value="" calcext:value-type="error">
            <text:p>#N/A</text:p>
          </table:table-cell>
          <table:table-cell office:value-type="string" calcext:value-type="string">
            <text:p>Singapore</text:p>
          </table:table-cell>
          <table:table-cell table:formula="of:=VLOOKUP([.D216];[.$M$8:.$N$59];2;0)" office:value-type="string" office:string-value="" calcext:value-type="error">
            <text:p>#N/A</text:p>
          </table:table-cell>
          <table:table-cell office:value-type="float" office:value="3471.42352062426" calcext:value-type="float">
            <text:p>3471.42352062426</text:p>
          </table:table-cell>
          <table:table-cell office:value-type="float" office:value="178.977545704088" calcext:value-type="float">
            <text:p>178.977545704088</text:p>
          </table:table-cell>
          <table:table-cell office:value-type="float" office:value="6810.22815372271" calcext:value-type="float">
            <text:p>6810.22815372271</text:p>
          </table:table-cell>
          <table:table-cell office:value-type="float" office:value="757.722026259708" calcext:value-type="float">
            <text:p>757.722026259708</text:p>
          </table:table-cell>
          <table:table-cell office:value-type="float" office:value="749.919269379358" calcext:value-type="float">
            <text:p>749.9192693793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18920657" calcext:value-type="float">
            <text:p>18920657</text:p>
          </table:table-cell>
          <table:table-cell table:formula="of:=VLOOKUP([.A217];[.$F$288:.$G$340];2;0)" office:value-type="string" office:string-value="" calcext:value-type="error">
            <text:p>#N/A</text:p>
          </table:table-cell>
          <table:table-cell office:value-type="string" calcext:value-type="string">
            <text:p>Slovakia</text:p>
          </table:table-cell>
          <table:table-cell table:formula="of:=VLOOKUP([.D217];[.$M$8:.$N$59];2;0)" office:value-type="float" office:value="1" calcext:value-type="float">
            <text:p>1</text:p>
          </table:table-cell>
          <table:table-cell office:value-type="float" office:value="1850.20358819228" calcext:value-type="float">
            <text:p>1850.20358819228</text:p>
          </table:table-cell>
          <table:table-cell office:value-type="float" office:value="831.231705889845" calcext:value-type="float">
            <text:p>831.231705889845</text:p>
          </table:table-cell>
          <table:table-cell office:value-type="float" office:value="26796.0678957087" calcext:value-type="float">
            <text:p>26796.0678957087</text:p>
          </table:table-cell>
          <table:table-cell office:value-type="float" office:value="757.967019918061" calcext:value-type="float">
            <text:p>757.967019918061</text:p>
          </table:table-cell>
          <table:table-cell office:value-type="float" office:value="1146.70290923944" calcext:value-type="float">
            <text:p>1146.702909239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15092171" calcext:value-type="float">
            <text:p>15092171</text:p>
          </table:table-cell>
          <table:table-cell table:formula="of:=VLOOKUP([.A218];[.$F$288:.$G$340];2;0)" office:value-type="string" office:string-value="" calcext:value-type="error">
            <text:p>#N/A</text:p>
          </table:table-cell>
          <table:table-cell office:value-type="string" calcext:value-type="string">
            <text:p>Slovenia</text:p>
          </table:table-cell>
          <table:table-cell table:formula="of:=VLOOKUP([.D218];[.$M$8:.$N$59];2;0)" office:value-type="float" office:value="1" calcext:value-type="float">
            <text:p>1</text:p>
          </table:table-cell>
          <table:table-cell office:value-type="float" office:value="693.26120089282" calcext:value-type="float">
            <text:p>693.26120089282</text:p>
          </table:table-cell>
          <table:table-cell office:value-type="float" office:value="356.752793212078" calcext:value-type="float">
            <text:p>356.752793212078</text:p>
          </table:table-cell>
          <table:table-cell office:value-type="float" office:value="7797.29131214531" calcext:value-type="float">
            <text:p>7797.29131214531</text:p>
          </table:table-cell>
          <table:table-cell office:value-type="float" office:value="260.743600990376" calcext:value-type="float">
            <text:p>260.743600990376</text:p>
          </table:table-cell>
          <table:table-cell office:value-type="float" office:value="638.617667976609" calcext:value-type="float">
            <text:p>638.6176679766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lomon Islands</text:p>
          </table:table-cell>
          <table:table-cell table:formula="of:=VLOOKUP([.D219];[.$M$8:.$N$59];2;0)" office:value-type="string" office:string-value="" calcext:value-type="error">
            <text:p>#N/A</text:p>
          </table:table-cell>
          <table:table-cell office:value-type="float" office:value="479.103124854521" calcext:value-type="float">
            <text:p>479.103124854521</text:p>
          </table:table-cell>
          <table:table-cell office:value-type="float" office:value="431.760569154932" calcext:value-type="float">
            <text:p>431.760569154932</text:p>
          </table:table-cell>
          <table:table-cell office:value-type="float" office:value="2284.59194438158" calcext:value-type="float">
            <text:p>2284.59194438158</text:p>
          </table:table-cell>
          <table:table-cell office:value-type="float" office:value="89.4334690162461" calcext:value-type="float">
            <text:p>89.4334690162461</text:p>
          </table:table-cell>
          <table:table-cell office:value-type="float" office:value="346.679284846491" calcext:value-type="float">
            <text:p>346.67928484649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malia</text:p>
          </table:table-cell>
          <table:table-cell table:formula="of:=VLOOKUP([.D220];[.$M$8:.$N$59];2;0)" office:value-type="string" office:string-value="" calcext:value-type="error">
            <text:p>#N/A</text:p>
          </table:table-cell>
          <table:table-cell office:value-type="float" office:value="20750.9443306611" calcext:value-type="float">
            <text:p>20750.9443306611</text:p>
          </table:table-cell>
          <table:table-cell office:value-type="float" office:value="2619.52282706351" calcext:value-type="float">
            <text:p>2619.52282706351</text:p>
          </table:table-cell>
          <table:table-cell office:value-type="float" office:value="18520.6659370081" calcext:value-type="float">
            <text:p>18520.6659370081</text:p>
          </table:table-cell>
          <table:table-cell office:value-type="float" office:value="1877.73312836434" calcext:value-type="float">
            <text:p>1877.73312836434</text:p>
          </table:table-cell>
          <table:table-cell office:value-type="float" office:value="3992.26711437653" calcext:value-type="float">
            <text:p>3992.2671143765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uth Africa</text:p>
          </table:table-cell>
          <table:table-cell table:formula="of:=VLOOKUP([.D221];[.$M$8:.$N$59];2;0)" office:value-type="float" office:value="1" calcext:value-type="float">
            <text:p>1</text:p>
          </table:table-cell>
          <table:table-cell office:value-type="float" office:value="28940.8018632267" calcext:value-type="float">
            <text:p>28940.8018632267</text:p>
          </table:table-cell>
          <table:table-cell office:value-type="float" office:value="27471.3069123227" calcext:value-type="float">
            <text:p>27471.3069123227</text:p>
          </table:table-cell>
          <table:table-cell office:value-type="float" office:value="82660.7046095053" calcext:value-type="float">
            <text:p>82660.7046095053</text:p>
          </table:table-cell>
          <table:table-cell office:value-type="float" office:value="12353.314224307" calcext:value-type="float">
            <text:p>12353.314224307</text:p>
          </table:table-cell>
          <table:table-cell office:value-type="float" office:value="17826.8742077596" calcext:value-type="float">
            <text:p>17826.87420775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uth Asia</text:p>
          </table:table-cell>
          <table:table-cell table:formula="of:=VLOOKUP([.D222];[.$M$8:.$N$59];2;0)" office:value-type="string" office:string-value="" calcext:value-type="error">
            <text:p>#N/A</text:p>
          </table:table-cell>
          <table:table-cell office:value-type="float" office:value="548077.451977734" calcext:value-type="float">
            <text:p>548077.451977734</text:p>
          </table:table-cell>
          <table:table-cell office:value-type="float" office:value="357504.2745306" calcext:value-type="float">
            <text:p>357504.2745306</text:p>
          </table:table-cell>
          <table:table-cell office:value-type="float" office:value="3287991.95723352" calcext:value-type="float">
            <text:p>3287991.95723352</text:p>
          </table:table-cell>
          <table:table-cell office:value-type="float" office:value="285341.854796437" calcext:value-type="float">
            <text:p>285341.854796437</text:p>
          </table:table-cell>
          <table:table-cell office:value-type="float" office:value="1363402.2596765" calcext:value-type="float">
            <text:p>1363402.259676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uth Asia - Not WB</text:p>
          </table:table-cell>
          <table:table-cell table:formula="of:=VLOOKUP([.D223];[.$M$8:.$N$59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outh Asia - WB</text:p>
          </table:table-cell>
          <table:table-cell table:formula="of:=VLOOKUP([.D224];[.$M$8:.$N$59];2;0)" office:value-type="string" office:string-value="" calcext:value-type="error">
            <text:p>#N/A</text:p>
          </table:table-cell>
          <table:table-cell office:value-type="float" office:value="571508.101046027" calcext:value-type="float">
            <text:p>571508.101046027</text:p>
          </table:table-cell>
          <table:table-cell office:value-type="float" office:value="375647.026055469" calcext:value-type="float">
            <text:p>375647.026055469</text:p>
          </table:table-cell>
          <table:table-cell office:value-type="float" office:value="3397086.24421647" calcext:value-type="float">
            <text:p>3397086.24421647</text:p>
          </table:table-cell>
          <table:table-cell office:value-type="float" office:value="296627.812639123" calcext:value-type="float">
            <text:p>296627.812639123</text:p>
          </table:table-cell>
          <table:table-cell office:value-type="float" office:value="1384204.33721008" calcext:value-type="float">
            <text:p>1384204.3372100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uth Korea</text:p>
          </table:table-cell>
          <table:table-cell table:formula="of:=VLOOKUP([.D225];[.$M$8:.$N$59];2;0)" office:value-type="float" office:value="1" calcext:value-type="float">
            <text:p>1</text:p>
          </table:table-cell>
          <table:table-cell office:value-type="float" office:value="15634.5978434777" calcext:value-type="float">
            <text:p>15634.5978434777</text:p>
          </table:table-cell>
          <table:table-cell office:value-type="float" office:value="12861.9282730904" calcext:value-type="float">
            <text:p>12861.9282730904</text:p>
          </table:table-cell>
          <table:table-cell office:value-type="float" office:value="77480.5321546249" calcext:value-type="float">
            <text:p>77480.5321546249</text:p>
          </table:table-cell>
          <table:table-cell office:value-type="float" office:value="7979.03972962383" calcext:value-type="float">
            <text:p>7979.03972962383</text:p>
          </table:table-cell>
          <table:table-cell office:value-type="float" office:value="15506.3909829558" calcext:value-type="float">
            <text:p>15506.390982955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uth Sudan</text:p>
          </table:table-cell>
          <table:table-cell table:formula="of:=VLOOKUP([.D226];[.$M$8:.$N$59];2;0)" office:value-type="string" office:string-value="" calcext:value-type="error">
            <text:p>#N/A</text:p>
          </table:table-cell>
          <table:table-cell office:value-type="float" office:value="7714.35088506267" calcext:value-type="float">
            <text:p>7714.35088506267</text:p>
          </table:table-cell>
          <table:table-cell office:value-type="float" office:value="1143.35248220789" calcext:value-type="float">
            <text:p>1143.35248220789</text:p>
          </table:table-cell>
          <table:table-cell office:value-type="float" office:value="7113.96092348498" calcext:value-type="float">
            <text:p>7113.96092348498</text:p>
          </table:table-cell>
          <table:table-cell office:value-type="float" office:value="933.352712791167" calcext:value-type="float">
            <text:p>933.352712791167</text:p>
          </table:table-cell>
          <table:table-cell office:value-type="float" office:value="1330.77108695645" calcext:value-type="float">
            <text:p>1330.771086956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uth-East Asia Region</text:p>
          </table:table-cell>
          <table:table-cell table:formula="of:=VLOOKUP([.D227];[.$M$8:.$N$59];2;0)" office:value-type="string" office:string-value="" calcext:value-type="error">
            <text:p>#N/A</text:p>
          </table:table-cell>
          <table:table-cell office:value-type="float" office:value="589025.262390195" calcext:value-type="float">
            <text:p>589025.262390195</text:p>
          </table:table-cell>
          <table:table-cell office:value-type="float" office:value="475915.750562835" calcext:value-type="float">
            <text:p>475915.750562835</text:p>
          </table:table-cell>
          <table:table-cell office:value-type="float" office:value="4004479.14720588" calcext:value-type="float">
            <text:p>4004479.14720588</text:p>
          </table:table-cell>
          <table:table-cell office:value-type="float" office:value="332281.799130244" calcext:value-type="float">
            <text:p>332281.799130244</text:p>
          </table:table-cell>
          <table:table-cell office:value-type="float" office:value="1494723.21958033" calcext:value-type="float">
            <text:p>1494723.219580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utheast Asia</text:p>
          </table:table-cell>
          <table:table-cell table:formula="of:=VLOOKUP([.D228];[.$M$8:.$N$59];2;0)" office:value-type="string" office:string-value="" calcext:value-type="error">
            <text:p>#N/A</text:p>
          </table:table-cell>
          <table:table-cell office:value-type="float" office:value="219723.646817149" calcext:value-type="float">
            <text:p>219723.646817149</text:p>
          </table:table-cell>
          <table:table-cell office:value-type="float" office:value="230298.841438882" calcext:value-type="float">
            <text:p>230298.841438882</text:p>
          </table:table-cell>
          <table:table-cell office:value-type="float" office:value="1507667.57841913" calcext:value-type="float">
            <text:p>1507667.57841913</text:p>
          </table:table-cell>
          <table:table-cell office:value-type="float" office:value="153370.510430112" calcext:value-type="float">
            <text:p>153370.510430112</text:p>
          </table:table-cell>
          <table:table-cell office:value-type="float" office:value="267847.305733435" calcext:value-type="float">
            <text:p>267847.30573343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utheast Asia, East Asia, and Oceania</text:p>
          </table:table-cell>
          <table:table-cell table:formula="of:=VLOOKUP([.D229];[.$M$8:.$N$59];2;0)" office:value-type="string" office:string-value="" calcext:value-type="error">
            <text:p>#N/A</text:p>
          </table:table-cell>
          <table:table-cell office:value-type="float" office:value="432824.095168506" calcext:value-type="float">
            <text:p>432824.095168506</text:p>
          </table:table-cell>
          <table:table-cell office:value-type="float" office:value="426616.216148114" calcext:value-type="float">
            <text:p>426616.216148114</text:p>
          </table:table-cell>
          <table:table-cell office:value-type="float" office:value="6260572.09807483" calcext:value-type="float">
            <text:p>6260572.09807483</text:p>
          </table:table-cell>
          <table:table-cell office:value-type="float" office:value="364260.379244973" calcext:value-type="float">
            <text:p>364260.379244973</text:p>
          </table:table-cell>
          <table:table-cell office:value-type="float" office:value="1403733.04296047" calcext:value-type="float">
            <text:p>1403733.042960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uthern Latin America</text:p>
          </table:table-cell>
          <table:table-cell table:formula="of:=VLOOKUP([.D230];[.$M$8:.$N$59];2;0)" office:value-type="string" office:string-value="" calcext:value-type="error">
            <text:p>#N/A</text:p>
          </table:table-cell>
          <table:table-cell office:value-type="float" office:value="42563.9693380654" calcext:value-type="float">
            <text:p>42563.9693380654</text:p>
          </table:table-cell>
          <table:table-cell office:value-type="float" office:value="15479.209728407" calcext:value-type="float">
            <text:p>15479.209728407</text:p>
          </table:table-cell>
          <table:table-cell office:value-type="float" office:value="141850.030481483" calcext:value-type="float">
            <text:p>141850.030481483</text:p>
          </table:table-cell>
          <table:table-cell office:value-type="float" office:value="21692.9115053001" calcext:value-type="float">
            <text:p>21692.9115053001</text:p>
          </table:table-cell>
          <table:table-cell office:value-type="float" office:value="27893.2764569936" calcext:value-type="float">
            <text:p>27893.27645699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outhern sub-Saharan Africa</text:p>
          </table:table-cell>
          <table:table-cell table:formula="of:=VLOOKUP([.D231];[.$M$8:.$N$59];2;0)" office:value-type="string" office:string-value="" calcext:value-type="error">
            <text:p>#N/A</text:p>
          </table:table-cell>
          <table:table-cell office:value-type="float" office:value="47489.3125783741" calcext:value-type="float">
            <text:p>47489.3125783741</text:p>
          </table:table-cell>
          <table:table-cell office:value-type="float" office:value="34734.0915128" calcext:value-type="float">
            <text:p>34734.0915128</text:p>
          </table:table-cell>
          <table:table-cell office:value-type="float" office:value="113283.453905909" calcext:value-type="float">
            <text:p>113283.453905909</text:p>
          </table:table-cell>
          <table:table-cell office:value-type="float" office:value="16267.0744216546" calcext:value-type="float">
            <text:p>16267.0744216546</text:p>
          </table:table-cell>
          <table:table-cell office:value-type="float" office:value="23593.4433360319" calcext:value-type="float">
            <text:p>23593.44333603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pain</text:p>
          </table:table-cell>
          <table:table-cell table:formula="of:=VLOOKUP([.D232];[.$M$8:.$N$59];2;0)" office:value-type="float" office:value="1" calcext:value-type="float">
            <text:p>1</text:p>
          </table:table-cell>
          <table:table-cell office:value-type="float" office:value="14183.6717625727" calcext:value-type="float">
            <text:p>14183.6717625727</text:p>
          </table:table-cell>
          <table:table-cell office:value-type="float" office:value="10135.3270558136" calcext:value-type="float">
            <text:p>10135.3270558136</text:p>
          </table:table-cell>
          <table:table-cell office:value-type="float" office:value="131492.798333458" calcext:value-type="float">
            <text:p>131492.798333458</text:p>
          </table:table-cell>
          <table:table-cell office:value-type="float" office:value="14645.2510374464" calcext:value-type="float">
            <text:p>14645.2510374464</text:p>
          </table:table-cell>
          <table:table-cell office:value-type="float" office:value="36560.1402714588" calcext:value-type="float">
            <text:p>36560.14027145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ri Lanka</text:p>
          </table:table-cell>
          <table:table-cell table:formula="of:=VLOOKUP([.D233];[.$M$8:.$N$59];2;0)" office:value-type="string" office:string-value="" calcext:value-type="error">
            <text:p>#N/A</text:p>
          </table:table-cell>
          <table:table-cell office:value-type="float" office:value="4699.14444983821" calcext:value-type="float">
            <text:p>4699.14444983821</text:p>
          </table:table-cell>
          <table:table-cell office:value-type="float" office:value="13273.2364869147" calcext:value-type="float">
            <text:p>13273.2364869147</text:p>
          </table:table-cell>
          <table:table-cell office:value-type="float" office:value="46576.9168456156" calcext:value-type="float">
            <text:p>46576.9168456156</text:p>
          </table:table-cell>
          <table:table-cell office:value-type="float" office:value="5559.89338994956" calcext:value-type="float">
            <text:p>5559.89338994956</text:p>
          </table:table-cell>
          <table:table-cell office:value-type="float" office:value="13596.9295241794" calcext:value-type="float">
            <text:p>13596.92952417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ub-Saharan Africa</text:p>
          </table:table-cell>
          <table:table-cell table:formula="of:=VLOOKUP([.D234];[.$M$8:.$N$59];2;0)" office:value-type="string" office:string-value="" calcext:value-type="error">
            <text:p>#N/A</text:p>
          </table:table-cell>
          <table:table-cell office:value-type="float" office:value="677425.289508104" calcext:value-type="float">
            <text:p>677425.289508104</text:p>
          </table:table-cell>
          <table:table-cell office:value-type="float" office:value="166157.39856453" calcext:value-type="float">
            <text:p>166157.39856453</text:p>
          </table:table-cell>
          <table:table-cell office:value-type="float" office:value="1003892.63339455" calcext:value-type="float">
            <text:p>1003892.63339455</text:p>
          </table:table-cell>
          <table:table-cell office:value-type="float" office:value="119697.930890144" calcext:value-type="float">
            <text:p>119697.930890144</text:p>
          </table:table-cell>
          <table:table-cell office:value-type="float" office:value="174999.706453083" calcext:value-type="float">
            <text:p>174999.70645308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ub-Saharan Africa - Not WB</text:p>
          </table:table-cell>
          <table:table-cell table:formula="of:=VLOOKUP([.D235];[.$M$8:.$N$59];2;0)" office:value-type="string" office:string-value="" calcext:value-type="error">
            <text:p>#N/A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ub-Saharan Africa - WB</text:p>
          </table:table-cell>
          <table:table-cell table:formula="of:=VLOOKUP([.D236];[.$M$8:.$N$59];2;0)" office:value-type="string" office:string-value="" calcext:value-type="error">
            <text:p>#N/A</text:p>
          </table:table-cell>
          <table:table-cell office:value-type="float" office:value="684051.374711498" calcext:value-type="float">
            <text:p>684051.374711498</text:p>
          </table:table-cell>
          <table:table-cell office:value-type="float" office:value="170649.660101633" calcext:value-type="float">
            <text:p>170649.660101633</text:p>
          </table:table-cell>
          <table:table-cell office:value-type="float" office:value="1080282.18610166" calcext:value-type="float">
            <text:p>1080282.18610166</text:p>
          </table:table-cell>
          <table:table-cell office:value-type="float" office:value="125589.245266466" calcext:value-type="float">
            <text:p>125589.245266466</text:p>
          </table:table-cell>
          <table:table-cell office:value-type="float" office:value="182563.817985629" calcext:value-type="float">
            <text:p>182563.8179856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udan</text:p>
          </table:table-cell>
          <table:table-cell table:formula="of:=VLOOKUP([.D237];[.$M$8:.$N$59];2;0)" office:value-type="string" office:string-value="" calcext:value-type="error">
            <text:p>#N/A</text:p>
          </table:table-cell>
          <table:table-cell office:value-type="float" office:value="7026.05678846136" calcext:value-type="float">
            <text:p>7026.05678846136</text:p>
          </table:table-cell>
          <table:table-cell office:value-type="float" office:value="2817.9610468895" calcext:value-type="float">
            <text:p>2817.9610468895</text:p>
          </table:table-cell>
          <table:table-cell office:value-type="float" office:value="74371.2563345599" calcext:value-type="float">
            <text:p>74371.2563345599</text:p>
          </table:table-cell>
          <table:table-cell office:value-type="float" office:value="4754.40506607074" calcext:value-type="float">
            <text:p>4754.40506607074</text:p>
          </table:table-cell>
          <table:table-cell office:value-type="float" office:value="7190.93134296608" calcext:value-type="float">
            <text:p>7190.9313429660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uriname</text:p>
          </table:table-cell>
          <table:table-cell table:formula="of:=VLOOKUP([.D238];[.$M$8:.$N$59];2;0)" office:value-type="string" office:string-value="" calcext:value-type="error">
            <text:p>#N/A</text:p>
          </table:table-cell>
          <table:table-cell office:value-type="float" office:value="163.447604337419" calcext:value-type="float">
            <text:p>163.447604337419</text:p>
          </table:table-cell>
          <table:table-cell office:value-type="float" office:value="267.033063904623" calcext:value-type="float">
            <text:p>267.033063904623</text:p>
          </table:table-cell>
          <table:table-cell office:value-type="float" office:value="1423.3499721146" calcext:value-type="float">
            <text:p>1423.3499721146</text:p>
          </table:table-cell>
          <table:table-cell office:value-type="float" office:value="261.628538400287" calcext:value-type="float">
            <text:p>261.628538400287</text:p>
          </table:table-cell>
          <table:table-cell office:value-type="float" office:value="116.694281245272" calcext:value-type="float">
            <text:p>116.6942812452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weden</text:p>
          </table:table-cell>
          <table:table-cell table:formula="of:=VLOOKUP([.D239];[.$M$8:.$N$59];2;0)" office:value-type="float" office:value="1" calcext:value-type="float">
            <text:p>1</text:p>
          </table:table-cell>
          <table:table-cell office:value-type="float" office:value="2845.68716875739" calcext:value-type="float">
            <text:p>2845.68716875739</text:p>
          </table:table-cell>
          <table:table-cell office:value-type="float" office:value="2068.80186120914" calcext:value-type="float">
            <text:p>2068.80186120914</text:p>
          </table:table-cell>
          <table:table-cell office:value-type="float" office:value="36086.6839981622" calcext:value-type="float">
            <text:p>36086.6839981622</text:p>
          </table:table-cell>
          <table:table-cell office:value-type="float" office:value="1999.2365357281" calcext:value-type="float">
            <text:p>1999.2365357281</text:p>
          </table:table-cell>
          <table:table-cell office:value-type="float" office:value="4477.78547792831" calcext:value-type="float">
            <text:p>4477.785477928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witzerland</text:p>
          </table:table-cell>
          <table:table-cell table:formula="of:=VLOOKUP([.D240];[.$M$8:.$N$59];2;0)" office:value-type="float" office:value="1" calcext:value-type="float">
            <text:p>1</text:p>
          </table:table-cell>
          <table:table-cell office:value-type="float" office:value="1946.1522849238" calcext:value-type="float">
            <text:p>1946.1522849238</text:p>
          </table:table-cell>
          <table:table-cell office:value-type="float" office:value="1394.25172570048" calcext:value-type="float">
            <text:p>1394.25172570048</text:p>
          </table:table-cell>
          <table:table-cell office:value-type="float" office:value="23968.9432254333" calcext:value-type="float">
            <text:p>23968.9432254333</text:p>
          </table:table-cell>
          <table:table-cell office:value-type="float" office:value="2217.91368371966" calcext:value-type="float">
            <text:p>2217.91368371966</text:p>
          </table:table-cell>
          <table:table-cell office:value-type="float" office:value="3074.26092250092" calcext:value-type="float">
            <text:p>3074.260922500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yria</text:p>
          </table:table-cell>
          <table:table-cell table:formula="of:=VLOOKUP([.D241];[.$M$8:.$N$59];2;0)" office:value-type="string" office:string-value="" calcext:value-type="error">
            <text:p>#N/A</text:p>
          </table:table-cell>
          <table:table-cell office:value-type="float" office:value="2284.45267791654" calcext:value-type="float">
            <text:p>2284.45267791654</text:p>
          </table:table-cell>
          <table:table-cell office:value-type="float" office:value="1843.69278407594" calcext:value-type="float">
            <text:p>1843.69278407594</text:p>
          </table:table-cell>
          <table:table-cell office:value-type="float" office:value="45681.5777219061" calcext:value-type="float">
            <text:p>45681.5777219061</text:p>
          </table:table-cell>
          <table:table-cell office:value-type="float" office:value="2660.70971262102" calcext:value-type="float">
            <text:p>2660.70971262102</text:p>
          </table:table-cell>
          <table:table-cell office:value-type="float" office:value="3249.08214010862" calcext:value-type="float">
            <text:p>3249.0821401086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aiwan</text:p>
          </table:table-cell>
          <table:table-cell table:formula="of:=VLOOKUP([.D242];[.$M$8:.$N$59];2;0)" office:value-type="string" office:string-value="" calcext:value-type="error">
            <text:p>#N/A</text:p>
          </table:table-cell>
          <table:table-cell office:value-type="float" office:value="13067.2979676293" calcext:value-type="float">
            <text:p>13067.2979676293</text:p>
          </table:table-cell>
          <table:table-cell office:value-type="float" office:value="11323.6854772993" calcext:value-type="float">
            <text:p>11323.6854772993</text:p>
          </table:table-cell>
          <table:table-cell office:value-type="float" office:value="41061.3527421099" calcext:value-type="float">
            <text:p>41061.3527421099</text:p>
          </table:table-cell>
          <table:table-cell office:value-type="float" office:value="8247.73672720656" calcext:value-type="float">
            <text:p>8247.73672720656</text:p>
          </table:table-cell>
          <table:table-cell office:value-type="float" office:value="9968.91472904935" calcext:value-type="float">
            <text:p>9968.9147290493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ajikistan</text:p>
          </table:table-cell>
          <table:table-cell table:formula="of:=VLOOKUP([.D243];[.$M$8:.$N$59];2;0)" office:value-type="string" office:string-value="" calcext:value-type="error">
            <text:p>#N/A</text:p>
          </table:table-cell>
          <table:table-cell office:value-type="float" office:value="3278.50871867518" calcext:value-type="float">
            <text:p>3278.50871867518</text:p>
          </table:table-cell>
          <table:table-cell office:value-type="float" office:value="1655.41698731451" calcext:value-type="float">
            <text:p>1655.41698731451</text:p>
          </table:table-cell>
          <table:table-cell office:value-type="float" office:value="21856.2304546049" calcext:value-type="float">
            <text:p>21856.2304546049</text:p>
          </table:table-cell>
          <table:table-cell office:value-type="float" office:value="404.81385259531" calcext:value-type="float">
            <text:p>404.81385259531</text:p>
          </table:table-cell>
          <table:table-cell office:value-type="float" office:value="1669.25379785511" calcext:value-type="float">
            <text:p>1669.253797855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anzania</text:p>
          </table:table-cell>
          <table:table-cell table:formula="of:=VLOOKUP([.D244];[.$M$8:.$N$59];2;0)" office:value-type="string" office:string-value="" calcext:value-type="error">
            <text:p>#N/A</text:p>
          </table:table-cell>
          <table:table-cell office:value-type="float" office:value="32989.8979380515" calcext:value-type="float">
            <text:p>32989.8979380515</text:p>
          </table:table-cell>
          <table:table-cell office:value-type="float" office:value="8430.0341302762" calcext:value-type="float">
            <text:p>8430.0341302762</text:p>
          </table:table-cell>
          <table:table-cell office:value-type="float" office:value="54488.8121942631" calcext:value-type="float">
            <text:p>54488.8121942631</text:p>
          </table:table-cell>
          <table:table-cell office:value-type="float" office:value="6232.27893136599" calcext:value-type="float">
            <text:p>6232.27893136599</text:p>
          </table:table-cell>
          <table:table-cell office:value-type="float" office:value="7001.098107898" calcext:value-type="float">
            <text:p>7001.0981078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hailand</text:p>
          </table:table-cell>
          <table:table-cell table:formula="of:=VLOOKUP([.D245];[.$M$8:.$N$59];2;0)" office:value-type="string" office:string-value="" calcext:value-type="error">
            <text:p>#N/A</text:p>
          </table:table-cell>
          <table:table-cell office:value-type="float" office:value="31037.0405400395" calcext:value-type="float">
            <text:p>31037.0405400395</text:p>
          </table:table-cell>
          <table:table-cell office:value-type="float" office:value="19569.6262438482" calcext:value-type="float">
            <text:p>19569.6262438482</text:p>
          </table:table-cell>
          <table:table-cell office:value-type="float" office:value="115830.27822022" calcext:value-type="float">
            <text:p>115830.27822022</text:p>
          </table:table-cell>
          <table:table-cell office:value-type="float" office:value="27445.8824295309" calcext:value-type="float">
            <text:p>27445.8824295309</text:p>
          </table:table-cell>
          <table:table-cell office:value-type="float" office:value="23924.78024757" calcext:value-type="float">
            <text:p>23924.780247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imor</text:p>
          </table:table-cell>
          <table:table-cell table:formula="of:=VLOOKUP([.D246];[.$M$8:.$N$59];2;0)" office:value-type="string" office:string-value="" calcext:value-type="error">
            <text:p>#N/A</text:p>
          </table:table-cell>
          <table:table-cell office:value-type="float" office:value="601.133909482673" calcext:value-type="float">
            <text:p>601.133909482673</text:p>
          </table:table-cell>
          <table:table-cell office:value-type="float" office:value="191.021331227959" calcext:value-type="float">
            <text:p>191.021331227959</text:p>
          </table:table-cell>
          <table:table-cell office:value-type="float" office:value="2459.38420206825" calcext:value-type="float">
            <text:p>2459.38420206825</text:p>
          </table:table-cell>
          <table:table-cell office:value-type="float" office:value="232.715940584346" calcext:value-type="float">
            <text:p>232.715940584346</text:p>
          </table:table-cell>
          <table:table-cell office:value-type="float" office:value="515.687412307243" calcext:value-type="float">
            <text:p>515.6874123072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ogo</text:p>
          </table:table-cell>
          <table:table-cell table:formula="of:=VLOOKUP([.D247];[.$M$8:.$N$59];2;0)" office:value-type="string" office:string-value="" calcext:value-type="error">
            <text:p>#N/A</text:p>
          </table:table-cell>
          <table:table-cell office:value-type="float" office:value="4355.6052218323" calcext:value-type="float">
            <text:p>4355.6052218323</text:p>
          </table:table-cell>
          <table:table-cell office:value-type="float" office:value="1046.07174467287" calcext:value-type="float">
            <text:p>1046.07174467287</text:p>
          </table:table-cell>
          <table:table-cell office:value-type="float" office:value="8361.49432177294" calcext:value-type="float">
            <text:p>8361.49432177294</text:p>
          </table:table-cell>
          <table:table-cell office:value-type="float" office:value="1004.45479978983" calcext:value-type="float">
            <text:p>1004.45479978983</text:p>
          </table:table-cell>
          <table:table-cell office:value-type="float" office:value="1331.9126866624" calcext:value-type="float">
            <text:p>1331.91268666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okelau</text:p>
          </table:table-cell>
          <table:table-cell table:formula="of:=VLOOKUP([.D248];[.$M$8:.$N$59];2;0)" office:value-type="string" office:string-value="" calcext:value-type="error">
            <text:p>#N/A</text:p>
          </table:table-cell>
          <table:table-cell office:value-type="float" office:value="0.481683250166352" calcext:value-type="float">
            <text:p>0.481683250166352</text:p>
          </table:table-cell>
          <table:table-cell office:value-type="float" office:value="1.24764725680013" calcext:value-type="float">
            <text:p>1.24764725680013</text:p>
          </table:table-cell>
          <table:table-cell office:value-type="float" office:value="4.30968138958389" calcext:value-type="float">
            <text:p>4.30968138958389</text:p>
          </table:table-cell>
          <table:table-cell office:value-type="float" office:value="0.507166168567482" calcext:value-type="float">
            <text:p>0.507166168567482</text:p>
          </table:table-cell>
          <table:table-cell office:value-type="float" office:value="0.76158114594812" calcext:value-type="float">
            <text:p>0.761581145948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onga</text:p>
          </table:table-cell>
          <table:table-cell table:formula="of:=VLOOKUP([.D249];[.$M$8:.$N$59];2;0)" office:value-type="string" office:string-value="" calcext:value-type="error">
            <text:p>#N/A</text:p>
          </table:table-cell>
          <table:table-cell office:value-type="float" office:value="34.1260339076936" calcext:value-type="float">
            <text:p>34.1260339076936</text:p>
          </table:table-cell>
          <table:table-cell office:value-type="float" office:value="81.8795013876522" calcext:value-type="float">
            <text:p>81.8795013876522</text:p>
          </table:table-cell>
          <table:table-cell office:value-type="float" office:value="178.065995588901" calcext:value-type="float">
            <text:p>178.065995588901</text:p>
          </table:table-cell>
          <table:table-cell office:value-type="float" office:value="32.472203577839" calcext:value-type="float">
            <text:p>32.472203577839</text:p>
          </table:table-cell>
          <table:table-cell office:value-type="float" office:value="41.969632178833" calcext:value-type="float">
            <text:p>41.9696321788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inidad and Tobago</text:p>
          </table:table-cell>
          <table:table-cell table:formula="of:=VLOOKUP([.D250];[.$M$8:.$N$59];2;0)" office:value-type="string" office:string-value="" calcext:value-type="error">
            <text:p>#N/A</text:p>
          </table:table-cell>
          <table:table-cell office:value-type="float" office:value="273.886444052362" calcext:value-type="float">
            <text:p>273.886444052362</text:p>
          </table:table-cell>
          <table:table-cell office:value-type="float" office:value="1833.33030479873" calcext:value-type="float">
            <text:p>1833.33030479873</text:p>
          </table:table-cell>
          <table:table-cell office:value-type="float" office:value="4015.71973138249" calcext:value-type="float">
            <text:p>4015.71973138249</text:p>
          </table:table-cell>
          <table:table-cell office:value-type="float" office:value="618.402168257771" calcext:value-type="float">
            <text:p>618.402168257771</text:p>
          </table:table-cell>
          <table:table-cell office:value-type="float" office:value="271.21502247894" calcext:value-type="float">
            <text:p>271.215022478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opical Latin America</text:p>
          </table:table-cell>
          <table:table-cell table:formula="of:=VLOOKUP([.D251];[.$M$8:.$N$59];2;0)" office:value-type="string" office:string-value="" calcext:value-type="error">
            <text:p>#N/A</text:p>
          </table:table-cell>
          <table:table-cell office:value-type="float" office:value="90114.1361760665" calcext:value-type="float">
            <text:p>90114.1361760665</text:p>
          </table:table-cell>
          <table:table-cell office:value-type="float" office:value="67812.814691576" calcext:value-type="float">
            <text:p>67812.814691576</text:p>
          </table:table-cell>
          <table:table-cell office:value-type="float" office:value="407905.340257735" calcext:value-type="float">
            <text:p>407905.340257735</text:p>
          </table:table-cell>
          <table:table-cell office:value-type="float" office:value="44219.1489777579" calcext:value-type="float">
            <text:p>44219.1489777579</text:p>
          </table:table-cell>
          <table:table-cell office:value-type="float" office:value="77698.4783388389" calcext:value-type="float">
            <text:p>77698.478338838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nisia</text:p>
          </table:table-cell>
          <table:table-cell table:formula="of:=VLOOKUP([.D252];[.$M$8:.$N$59];2;0)" office:value-type="string" office:string-value="" calcext:value-type="error">
            <text:p>#N/A</text:p>
          </table:table-cell>
          <table:table-cell office:value-type="float" office:value="1837.59673811603" calcext:value-type="float">
            <text:p>1837.59673811603</text:p>
          </table:table-cell>
          <table:table-cell office:value-type="float" office:value="1822.94759854082" calcext:value-type="float">
            <text:p>1822.94759854082</text:p>
          </table:table-cell>
          <table:table-cell office:value-type="float" office:value="35006.9754209889" calcext:value-type="float">
            <text:p>35006.9754209889</text:p>
          </table:table-cell>
          <table:table-cell office:value-type="float" office:value="2634.04742835768" calcext:value-type="float">
            <text:p>2634.04742835768</text:p>
          </table:table-cell>
          <table:table-cell office:value-type="float" office:value="2649.2483471325" calcext:value-type="float">
            <text:p>2649.24834713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rkey</text:p>
          </table:table-cell>
          <table:table-cell table:formula="of:=VLOOKUP([.D253];[.$M$8:.$N$59];2;0)" office:value-type="float" office:value="1" calcext:value-type="float">
            <text:p>1</text:p>
          </table:table-cell>
          <table:table-cell office:value-type="float" office:value="14868.4786464536" calcext:value-type="float">
            <text:p>14868.4786464536</text:p>
          </table:table-cell>
          <table:table-cell office:value-type="float" office:value="19698.6726541166" calcext:value-type="float">
            <text:p>19698.6726541166</text:p>
          </table:table-cell>
          <table:table-cell office:value-type="float" office:value="176662.66021097" calcext:value-type="float">
            <text:p>176662.66021097</text:p>
          </table:table-cell>
          <table:table-cell office:value-type="float" office:value="19192.8487708044" calcext:value-type="float">
            <text:p>19192.8487708044</text:p>
          </table:table-cell>
          <table:table-cell office:value-type="float" office:value="32980.7659182175" calcext:value-type="float">
            <text:p>32980.76591821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rkmenistan</text:p>
          </table:table-cell>
          <table:table-cell table:formula="of:=VLOOKUP([.D254];[.$M$8:.$N$59];2;0)" office:value-type="string" office:string-value="" calcext:value-type="error">
            <text:p>#N/A</text:p>
          </table:table-cell>
          <table:table-cell office:value-type="float" office:value="1283.53079743303" calcext:value-type="float">
            <text:p>1283.53079743303</text:p>
          </table:table-cell>
          <table:table-cell office:value-type="float" office:value="758.759214969129" calcext:value-type="float">
            <text:p>758.759214969129</text:p>
          </table:table-cell>
          <table:table-cell office:value-type="float" office:value="18323.2593407829" calcext:value-type="float">
            <text:p>18323.2593407829</text:p>
          </table:table-cell>
          <table:table-cell office:value-type="float" office:value="712.115908485522" calcext:value-type="float">
            <text:p>712.115908485522</text:p>
          </table:table-cell>
          <table:table-cell office:value-type="float" office:value="442.195110558875" calcext:value-type="float">
            <text:p>442.1951105588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uvalu</text:p>
          </table:table-cell>
          <table:table-cell table:formula="of:=VLOOKUP([.D255];[.$M$8:.$N$59];2;0)" office:value-type="string" office:string-value="" calcext:value-type="error">
            <text:p>#N/A</text:p>
          </table:table-cell>
          <table:table-cell office:value-type="float" office:value="4.67617203476003" calcext:value-type="float">
            <text:p>4.67617203476003</text:p>
          </table:table-cell>
          <table:table-cell office:value-type="float" office:value="11.1962071487592" calcext:value-type="float">
            <text:p>11.1962071487592</text:p>
          </table:table-cell>
          <table:table-cell office:value-type="float" office:value="42.4597416637752" calcext:value-type="float">
            <text:p>42.4597416637752</text:p>
          </table:table-cell>
          <table:table-cell office:value-type="float" office:value="4.52671227346645" calcext:value-type="float">
            <text:p>4.52671227346645</text:p>
          </table:table-cell>
          <table:table-cell office:value-type="float" office:value="7.44105263057231" calcext:value-type="float">
            <text:p>7.441052630572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ganda</text:p>
          </table:table-cell>
          <table:table-cell table:formula="of:=VLOOKUP([.D256];[.$M$8:.$N$59];2;0)" office:value-type="string" office:string-value="" calcext:value-type="error">
            <text:p>#N/A</text:p>
          </table:table-cell>
          <table:table-cell office:value-type="float" office:value="16497.0156546557" calcext:value-type="float">
            <text:p>16497.0156546557</text:p>
          </table:table-cell>
          <table:table-cell office:value-type="float" office:value="5032.91090328665" calcext:value-type="float">
            <text:p>5032.91090328665</text:p>
          </table:table-cell>
          <table:table-cell office:value-type="float" office:value="28149.4905905942" calcext:value-type="float">
            <text:p>28149.4905905942</text:p>
          </table:table-cell>
          <table:table-cell office:value-type="float" office:value="3386.05790635723" calcext:value-type="float">
            <text:p>3386.05790635723</text:p>
          </table:table-cell>
          <table:table-cell office:value-type="float" office:value="5480.30981213074" calcext:value-type="float">
            <text:p>5480.309812130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kraine</text:p>
          </table:table-cell>
          <table:table-cell table:formula="of:=VLOOKUP([.D257];[.$M$8:.$N$59];2;0)" office:value-type="float" office:value="1" calcext:value-type="float">
            <text:p>1</text:p>
          </table:table-cell>
          <table:table-cell office:value-type="float" office:value="8734.19806282162" calcext:value-type="float">
            <text:p>8734.19806282162</text:p>
          </table:table-cell>
          <table:table-cell office:value-type="float" office:value="2821.00475113658" calcext:value-type="float">
            <text:p>2821.00475113658</text:p>
          </table:table-cell>
          <table:table-cell office:value-type="float" office:value="449376.448620578" calcext:value-type="float">
            <text:p>449376.448620578</text:p>
          </table:table-cell>
          <table:table-cell office:value-type="float" office:value="2660.06802607578" calcext:value-type="float">
            <text:p>2660.06802607578</text:p>
          </table:table-cell>
          <table:table-cell office:value-type="float" office:value="12181.1406912921" calcext:value-type="float">
            <text:p>12181.14069129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ited Arab Emirates</text:p>
          </table:table-cell>
          <table:table-cell table:formula="of:=VLOOKUP([.D258];[.$M$8:.$N$59];2;0)" office:value-type="string" office:string-value="" calcext:value-type="error">
            <text:p>#N/A</text:p>
          </table:table-cell>
          <table:table-cell office:value-type="float" office:value="599.027056672267" calcext:value-type="float">
            <text:p>599.027056672267</text:p>
          </table:table-cell>
          <table:table-cell office:value-type="float" office:value="1325.16837026815" calcext:value-type="float">
            <text:p>1325.16837026815</text:p>
          </table:table-cell>
          <table:table-cell office:value-type="float" office:value="8621.41420516696" calcext:value-type="float">
            <text:p>8621.41420516696</text:p>
          </table:table-cell>
          <table:table-cell office:value-type="float" office:value="1433.40333804902" calcext:value-type="float">
            <text:p>1433.40333804902</text:p>
          </table:table-cell>
          <table:table-cell office:value-type="float" office:value="1777.86601486624" calcext:value-type="float">
            <text:p>1777.866014866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ited Kingdom</text:p>
          </table:table-cell>
          <table:table-cell table:formula="of:=VLOOKUP([.D259];[.$M$8:.$N$59];2;0)" office:value-type="float" office:value="1" calcext:value-type="float">
            <text:p>1</text:p>
          </table:table-cell>
          <table:table-cell office:value-type="float" office:value="41877.3431680253" calcext:value-type="float">
            <text:p>41877.3431680253</text:p>
          </table:table-cell>
          <table:table-cell office:value-type="float" office:value="6367.68117661021" calcext:value-type="float">
            <text:p>6367.68117661021</text:p>
          </table:table-cell>
          <table:table-cell office:value-type="float" office:value="188112.951325496" calcext:value-type="float">
            <text:p>188112.951325496</text:p>
          </table:table-cell>
          <table:table-cell office:value-type="float" office:value="7775.5616227524" calcext:value-type="float">
            <text:p>7775.5616227524</text:p>
          </table:table-cell>
          <table:table-cell office:value-type="float" office:value="51878.5521549287" calcext:value-type="float">
            <text:p>51878.55215492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ited States</text:p>
          </table:table-cell>
          <table:table-cell table:formula="of:=VLOOKUP([.D260];[.$M$8:.$N$59];2;0)" office:value-type="float" office:value="1" calcext:value-type="float">
            <text:p>1</text:p>
          </table:table-cell>
          <table:table-cell office:value-type="float" office:value="81921.2411788568" calcext:value-type="float">
            <text:p>81921.2411788568</text:p>
          </table:table-cell>
          <table:table-cell office:value-type="float" office:value="77718.971060336" calcext:value-type="float">
            <text:p>77718.971060336</text:p>
          </table:table-cell>
          <table:table-cell office:value-type="float" office:value="957454.850900433" calcext:value-type="float">
            <text:p>957454.850900433</text:p>
          </table:table-cell>
          <table:table-cell office:value-type="float" office:value="106954.157219383" calcext:value-type="float">
            <text:p>106954.157219383</text:p>
          </table:table-cell>
          <table:table-cell office:value-type="float" office:value="224987.729978229" calcext:value-type="float">
            <text:p>224987.7299782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ited States Virgin Islands</text:p>
          </table:table-cell>
          <table:table-cell table:formula="of:=VLOOKUP([.D261];[.$M$8:.$N$59];2;0)" office:value-type="string" office:string-value="" calcext:value-type="error">
            <text:p>#N/A</text:p>
          </table:table-cell>
          <table:table-cell office:value-type="float" office:value="25.4326339556013" calcext:value-type="float">
            <text:p>25.4326339556013</text:p>
          </table:table-cell>
          <table:table-cell office:value-type="float" office:value="79.9182534813151" calcext:value-type="float">
            <text:p>79.9182534813151</text:p>
          </table:table-cell>
          <table:table-cell office:value-type="float" office:value="500.847561577664" calcext:value-type="float">
            <text:p>500.847561577664</text:p>
          </table:table-cell>
          <table:table-cell office:value-type="float" office:value="52.1437117316748" calcext:value-type="float">
            <text:p>52.1437117316748</text:p>
          </table:table-cell>
          <table:table-cell office:value-type="float" office:value="30.5075604269904" calcext:value-type="float">
            <text:p>30.50756042699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ruguay</text:p>
          </table:table-cell>
          <table:table-cell table:formula="of:=VLOOKUP([.D262];[.$M$8:.$N$59];2;0)" office:value-type="string" office:string-value="" calcext:value-type="error">
            <text:p>#N/A</text:p>
          </table:table-cell>
          <table:table-cell office:value-type="float" office:value="1595.11377545022" calcext:value-type="float">
            <text:p>1595.11377545022</text:p>
          </table:table-cell>
          <table:table-cell office:value-type="float" office:value="895.004881556445" calcext:value-type="float">
            <text:p>895.004881556445</text:p>
          </table:table-cell>
          <table:table-cell office:value-type="float" office:value="10003.3934502525" calcext:value-type="float">
            <text:p>10003.3934502525</text:p>
          </table:table-cell>
          <table:table-cell office:value-type="float" office:value="989.439092966849" calcext:value-type="float">
            <text:p>989.439092966849</text:p>
          </table:table-cell>
          <table:table-cell office:value-type="float" office:value="2154.62879574711" calcext:value-type="float">
            <text:p>2154.628795747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zbekistan</text:p>
          </table:table-cell>
          <table:table-cell table:formula="of:=VLOOKUP([.D263];[.$M$8:.$N$59];2;0)" office:value-type="string" office:string-value="" calcext:value-type="error">
            <text:p>#N/A</text:p>
          </table:table-cell>
          <table:table-cell office:value-type="float" office:value="10787.0108067841" calcext:value-type="float">
            <text:p>10787.0108067841</text:p>
          </table:table-cell>
          <table:table-cell office:value-type="float" office:value="8154.11855390967" calcext:value-type="float">
            <text:p>8154.11855390967</text:p>
          </table:table-cell>
          <table:table-cell office:value-type="float" office:value="107394.151313668" calcext:value-type="float">
            <text:p>107394.151313668</text:p>
          </table:table-cell>
          <table:table-cell office:value-type="float" office:value="3970.86195596113" calcext:value-type="float">
            <text:p>3970.86195596113</text:p>
          </table:table-cell>
          <table:table-cell office:value-type="float" office:value="3836.50795239246" calcext:value-type="float">
            <text:p>3836.5079523924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anuatu</text:p>
          </table:table-cell>
          <table:table-cell table:formula="of:=VLOOKUP([.D264];[.$M$8:.$N$59];2;0)" office:value-type="string" office:string-value="" calcext:value-type="error">
            <text:p>#N/A</text:p>
          </table:table-cell>
          <table:table-cell office:value-type="float" office:value="113.208910572261" calcext:value-type="float">
            <text:p>113.208910572261</text:p>
          </table:table-cell>
          <table:table-cell office:value-type="float" office:value="126.96516994667" calcext:value-type="float">
            <text:p>126.96516994667</text:p>
          </table:table-cell>
          <table:table-cell office:value-type="float" office:value="868.698993753455" calcext:value-type="float">
            <text:p>868.698993753455</text:p>
          </table:table-cell>
          <table:table-cell office:value-type="float" office:value="69.8693569117379" calcext:value-type="float">
            <text:p>69.8693569117379</text:p>
          </table:table-cell>
          <table:table-cell office:value-type="float" office:value="171.995149326065" calcext:value-type="float">
            <text:p>171.99514932606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enezuela</text:p>
          </table:table-cell>
          <table:table-cell table:formula="of:=VLOOKUP([.D265];[.$M$8:.$N$59];2;0)" office:value-type="string" office:string-value="" calcext:value-type="error">
            <text:p>#N/A</text:p>
          </table:table-cell>
          <table:table-cell office:value-type="float" office:value="5555.01764289499" calcext:value-type="float">
            <text:p>5555.01764289499</text:p>
          </table:table-cell>
          <table:table-cell office:value-type="float" office:value="10795.2762672987" calcext:value-type="float">
            <text:p>10795.2762672987</text:p>
          </table:table-cell>
          <table:table-cell office:value-type="float" office:value="61509.5184943555" calcext:value-type="float">
            <text:p>61509.5184943555</text:p>
          </table:table-cell>
          <table:table-cell office:value-type="float" office:value="10405.1333096965" calcext:value-type="float">
            <text:p>10405.1333096965</text:p>
          </table:table-cell>
          <table:table-cell office:value-type="float" office:value="7062.18462391521" calcext:value-type="float">
            <text:p>7062.184623915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Vietnam</text:p>
          </table:table-cell>
          <table:table-cell table:formula="of:=VLOOKUP([.D266];[.$M$8:.$N$59];2;0)" office:value-type="string" office:string-value="" calcext:value-type="error">
            <text:p>#N/A</text:p>
          </table:table-cell>
          <table:table-cell office:value-type="float" office:value="21344.7163004355" calcext:value-type="float">
            <text:p>21344.7163004355</text:p>
          </table:table-cell>
          <table:table-cell office:value-type="float" office:value="29391.14075075" calcext:value-type="float">
            <text:p>29391.14075075</text:p>
          </table:table-cell>
          <table:table-cell office:value-type="float" office:value="240161.215466589" calcext:value-type="float">
            <text:p>240161.215466589</text:p>
          </table:table-cell>
          <table:table-cell office:value-type="float" office:value="21484.568414597" calcext:value-type="float">
            <text:p>21484.568414597</text:p>
          </table:table-cell>
          <table:table-cell office:value-type="float" office:value="36229.3996577511" calcext:value-type="float">
            <text:p>36229.39965775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ales</text:p>
          </table:table-cell>
          <table:table-cell table:formula="of:=VLOOKUP([.D267];[.$M$8:.$N$59];2;0)" office:value-type="string" office:string-value="" calcext:value-type="error">
            <text:p>#N/A</text:p>
          </table:table-cell>
          <table:table-cell office:value-type="float" office:value="2590.55609485451" calcext:value-type="float">
            <text:p>2590.55609485451</text:p>
          </table:table-cell>
          <table:table-cell office:value-type="float" office:value="326.335690316664" calcext:value-type="float">
            <text:p>326.335690316664</text:p>
          </table:table-cell>
          <table:table-cell office:value-type="float" office:value="10519.0035800861" calcext:value-type="float">
            <text:p>10519.0035800861</text:p>
          </table:table-cell>
          <table:table-cell office:value-type="float" office:value="425.59830291773" calcext:value-type="float">
            <text:p>425.59830291773</text:p>
          </table:table-cell>
          <table:table-cell office:value-type="float" office:value="2891.77114953227" calcext:value-type="float">
            <text:p>2891.7711495322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estern Europe</text:p>
          </table:table-cell>
          <table:table-cell table:formula="of:=VLOOKUP([.D268];[.$M$8:.$N$59];2;0)" office:value-type="string" office:string-value="" calcext:value-type="error">
            <text:p>#N/A</text:p>
          </table:table-cell>
          <table:table-cell office:value-type="float" office:value="159074.646462297" calcext:value-type="float">
            <text:p>159074.646462297</text:p>
          </table:table-cell>
          <table:table-cell office:value-type="float" office:value="96317.8805827457" calcext:value-type="float">
            <text:p>96317.8805827457</text:p>
          </table:table-cell>
          <table:table-cell office:value-type="float" office:value="1433932.99950346" calcext:value-type="float">
            <text:p>1433932.99950346</text:p>
          </table:table-cell>
          <table:table-cell office:value-type="float" office:value="116656.389308134" calcext:value-type="float">
            <text:p>116656.389308134</text:p>
          </table:table-cell>
          <table:table-cell office:value-type="float" office:value="244860.500244044" calcext:value-type="float">
            <text:p>244860.5002440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estern Pacific Region</text:p>
          </table:table-cell>
          <table:table-cell table:formula="of:=VLOOKUP([.D269];[.$M$8:.$N$59];2;0)" office:value-type="string" office:string-value="" calcext:value-type="error">
            <text:p>#N/A</text:p>
          </table:table-cell>
          <table:table-cell office:value-type="float" office:value="460995.75375754" calcext:value-type="float">
            <text:p>460995.75375754</text:p>
          </table:table-cell>
          <table:table-cell office:value-type="float" office:value="284215.503546852" calcext:value-type="float">
            <text:p>284215.503546852</text:p>
          </table:table-cell>
          <table:table-cell office:value-type="float" office:value="5709783.63991542" calcext:value-type="float">
            <text:p>5709783.63991542</text:p>
          </table:table-cell>
          <table:table-cell office:value-type="float" office:value="329856.023444087" calcext:value-type="float">
            <text:p>329856.023444087</text:p>
          </table:table-cell>
          <table:table-cell office:value-type="float" office:value="1270287.20768765" calcext:value-type="float">
            <text:p>1270287.2076876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estern sub-Saharan Africa</text:p>
          </table:table-cell>
          <table:table-cell table:formula="of:=VLOOKUP([.D270];[.$M$8:.$N$59];2;0)" office:value-type="string" office:string-value="" calcext:value-type="error">
            <text:p>#N/A</text:p>
          </table:table-cell>
          <table:table-cell office:value-type="float" office:value="353643.107439735" calcext:value-type="float">
            <text:p>353643.107439735</text:p>
          </table:table-cell>
          <table:table-cell office:value-type="float" office:value="59250.0150203766" calcext:value-type="float">
            <text:p>59250.0150203766</text:p>
          </table:table-cell>
          <table:table-cell office:value-type="float" office:value="398457.973670147" calcext:value-type="float">
            <text:p>398457.973670147</text:p>
          </table:table-cell>
          <table:table-cell office:value-type="float" office:value="52474.1326808116" calcext:value-type="float">
            <text:p>52474.1326808116</text:p>
          </table:table-cell>
          <table:table-cell office:value-type="float" office:value="64223.0052309545" calcext:value-type="float">
            <text:p>64223.00523095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HO region</text:p>
          </table:table-cell>
          <table:table-cell table:formula="of:=VLOOKUP([.D271];[.$M$8:.$N$59];2;0)" office:value-type="string" office:string-value="" calcext:value-type="error">
            <text:p>#N/A</text:p>
          </table:table-cell>
          <table:table-cell office:value-type="float" office:value="2484296.98751546" calcext:value-type="float">
            <text:p>2484296.98751546</text:p>
          </table:table-cell>
          <table:table-cell office:value-type="float" office:value="1544085.55886332" calcext:value-type="float">
            <text:p>1544085.55886332</text:p>
          </table:table-cell>
          <table:table-cell office:value-type="float" office:value="18518720.5982297" calcext:value-type="float">
            <text:p>18518720.5982297</text:p>
          </table:table-cell>
          <table:table-cell office:value-type="float" office:value="1421344.94157544" calcext:value-type="float">
            <text:p>1421344.94157544</text:p>
          </table:table-cell>
          <table:table-cell office:value-type="float" office:value="3966054.90317019" calcext:value-type="float">
            <text:p>3966054.903170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orld</text:p>
          </table:table-cell>
          <table:table-cell table:formula="of:=VLOOKUP([.D272];[.$M$8:.$N$59];2;0)" office:value-type="string" office:string-value="" calcext:value-type="error">
            <text:p>#N/A</text:p>
          </table:table-cell>
          <table:table-cell office:value-type="float" office:value="2493199.88427113" calcext:value-type="float">
            <text:p>2493199.88427113</text:p>
          </table:table-cell>
          <table:table-cell office:value-type="float" office:value="1551170.10210023" calcext:value-type="float">
            <text:p>1551170.10210023</text:p>
          </table:table-cell>
          <table:table-cell office:value-type="float" office:value="18562509.6678017" calcext:value-type="float">
            <text:p>18562509.6678017</text:p>
          </table:table-cell>
          <table:table-cell office:value-type="float" office:value="1427231.54324313" calcext:value-type="float">
            <text:p>1427231.54324313</text:p>
          </table:table-cell>
          <table:table-cell office:value-type="float" office:value="3974314.51953256" calcext:value-type="float">
            <text:p>3974314.519532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orld Bank High Income</text:p>
          </table:table-cell>
          <table:table-cell table:formula="of:=VLOOKUP([.D273];[.$M$8:.$N$59];2;0)" office:value-type="string" office:string-value="" calcext:value-type="error">
            <text:p>#N/A</text:p>
          </table:table-cell>
          <table:table-cell office:value-type="float" office:value="441233.76692622" calcext:value-type="float">
            <text:p>441233.76692622</text:p>
          </table:table-cell>
          <table:table-cell office:value-type="float" office:value="252704.990790868" calcext:value-type="float">
            <text:p>252704.990790868</text:p>
          </table:table-cell>
          <table:table-cell office:value-type="float" office:value="3525196.34016132" calcext:value-type="float">
            <text:p>3525196.34016132</text:p>
          </table:table-cell>
          <table:table-cell office:value-type="float" office:value="327659.629299353" calcext:value-type="float">
            <text:p>327659.629299353</text:p>
          </table:table-cell>
          <table:table-cell office:value-type="float" office:value="625560.025314204" calcext:value-type="float">
            <text:p>625560.0253142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orld Bank Income Levels</text:p>
          </table:table-cell>
          <table:table-cell table:formula="of:=VLOOKUP([.D274];[.$M$8:.$N$59];2;0)" office:value-type="string" office:string-value="" calcext:value-type="error">
            <text:p>#N/A</text:p>
          </table:table-cell>
          <table:table-cell office:value-type="float" office:value="2491459.59649717" calcext:value-type="float">
            <text:p>2491459.59649717</text:p>
          </table:table-cell>
          <table:table-cell office:value-type="float" office:value="1549564.76043743" calcext:value-type="float">
            <text:p>1549564.76043743</text:p>
          </table:table-cell>
          <table:table-cell office:value-type="float" office:value="18552153.6154693" calcext:value-type="float">
            <text:p>18552153.6154693</text:p>
          </table:table-cell>
          <table:table-cell office:value-type="float" office:value="1426267.92806617" calcext:value-type="float">
            <text:p>1426267.92806617</text:p>
          </table:table-cell>
          <table:table-cell office:value-type="float" office:value="3972667.22536845" calcext:value-type="float">
            <text:p>3972667.225368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orld Bank Low Income</text:p>
          </table:table-cell>
          <table:table-cell table:formula="of:=VLOOKUP([.D275];[.$M$8:.$N$59];2;0)" office:value-type="string" office:string-value="" calcext:value-type="error">
            <text:p>#N/A</text:p>
          </table:table-cell>
          <table:table-cell office:value-type="float" office:value="411795.506226219" calcext:value-type="float">
            <text:p>411795.506226219</text:p>
          </table:table-cell>
          <table:table-cell office:value-type="float" office:value="96319.2436269544" calcext:value-type="float">
            <text:p>96319.2436269544</text:p>
          </table:table-cell>
          <table:table-cell office:value-type="float" office:value="792036.933863788" calcext:value-type="float">
            <text:p>792036.933863788</text:p>
          </table:table-cell>
          <table:table-cell office:value-type="float" office:value="78939.021875649" calcext:value-type="float">
            <text:p>78939.021875649</text:p>
          </table:table-cell>
          <table:table-cell office:value-type="float" office:value="182657.76269089" calcext:value-type="float">
            <text:p>182657.7626908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orld Bank Lower Middle Income</text:p>
          </table:table-cell>
          <table:table-cell table:formula="of:=VLOOKUP([.D276];[.$M$8:.$N$59];2;0)" office:value-type="string" office:string-value="" calcext:value-type="error">
            <text:p>#N/A</text:p>
          </table:table-cell>
          <table:table-cell office:value-type="float" office:value="1079601.23394284" calcext:value-type="float">
            <text:p>1079601.23394284</text:p>
          </table:table-cell>
          <table:table-cell office:value-type="float" office:value="690920.912810515" calcext:value-type="float">
            <text:p>690920.912810515</text:p>
          </table:table-cell>
          <table:table-cell office:value-type="float" office:value="6291011.26492276" calcext:value-type="float">
            <text:p>6291011.26492276</text:p>
          </table:table-cell>
          <table:table-cell office:value-type="float" office:value="520920.042722447" calcext:value-type="float">
            <text:p>520920.042722447</text:p>
          </table:table-cell>
          <table:table-cell office:value-type="float" office:value="1709153.35454575" calcext:value-type="float">
            <text:p>1709153.354545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orld Bank Regions</text:p>
          </table:table-cell>
          <table:table-cell table:formula="of:=VLOOKUP([.D277];[.$M$8:.$N$59];2;0)" office:value-type="string" office:string-value="" calcext:value-type="error">
            <text:p>#N/A</text:p>
          </table:table-cell>
          <table:table-cell office:value-type="float" office:value="2491278.49927813" calcext:value-type="float">
            <text:p>2491278.49927813</text:p>
          </table:table-cell>
          <table:table-cell office:value-type="float" office:value="1548500.32879394" calcext:value-type="float">
            <text:p>1548500.32879394</text:p>
          </table:table-cell>
          <table:table-cell office:value-type="float" office:value="18538130.9712744" calcext:value-type="float">
            <text:p>18538130.9712744</text:p>
          </table:table-cell>
          <table:table-cell office:value-type="float" office:value="1425905.20442942" calcext:value-type="float">
            <text:p>1425905.20442942</text:p>
          </table:table-cell>
          <table:table-cell office:value-type="float" office:value="3972014.84941189" calcext:value-type="float">
            <text:p>3972014.8494118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orld Bank Upper Middle Income</text:p>
          </table:table-cell>
          <table:table-cell table:formula="of:=VLOOKUP([.D278];[.$M$8:.$N$59];2;0)" office:value-type="string" office:string-value="" calcext:value-type="error">
            <text:p>#N/A</text:p>
          </table:table-cell>
          <table:table-cell office:value-type="float" office:value="558829.089401888" calcext:value-type="float">
            <text:p>558829.089401888</text:p>
          </table:table-cell>
          <table:table-cell office:value-type="float" office:value="509619.613209093" calcext:value-type="float">
            <text:p>509619.613209093</text:p>
          </table:table-cell>
          <table:table-cell office:value-type="float" office:value="7943909.07652144" calcext:value-type="float">
            <text:p>7943909.07652144</text:p>
          </table:table-cell>
          <table:table-cell office:value-type="float" office:value="498749.23416872" calcext:value-type="float">
            <text:p>498749.23416872</text:p>
          </table:table-cell>
          <table:table-cell office:value-type="float" office:value="1455296.08281761" calcext:value-type="float">
            <text:p>1455296.082817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men</text:p>
          </table:table-cell>
          <table:table-cell table:formula="of:=VLOOKUP([.D279];[.$M$8:.$N$59];2;0)" office:value-type="string" office:string-value="" calcext:value-type="error">
            <text:p>#N/A</text:p>
          </table:table-cell>
          <table:table-cell office:value-type="float" office:value="6289.17600122682" calcext:value-type="float">
            <text:p>6289.17600122682</text:p>
          </table:table-cell>
          <table:table-cell office:value-type="float" office:value="1815.36829622422" calcext:value-type="float">
            <text:p>1815.36829622422</text:p>
          </table:table-cell>
          <table:table-cell office:value-type="float" office:value="55752.3003099068" calcext:value-type="float">
            <text:p>55752.3003099068</text:p>
          </table:table-cell>
          <table:table-cell office:value-type="float" office:value="2675.62432361318" calcext:value-type="float">
            <text:p>2675.62432361318</text:p>
          </table:table-cell>
          <table:table-cell office:value-type="float" office:value="5737.54431623933" calcext:value-type="float">
            <text:p>5737.544316239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Zambia</text:p>
          </table:table-cell>
          <table:table-cell table:formula="of:=VLOOKUP([.D280];[.$M$8:.$N$59];2;0)" office:value-type="string" office:string-value="" calcext:value-type="error">
            <text:p>#N/A</text:p>
          </table:table-cell>
          <table:table-cell office:value-type="float" office:value="8190.00396641276" calcext:value-type="float">
            <text:p>8190.00396641276</text:p>
          </table:table-cell>
          <table:table-cell office:value-type="float" office:value="2573.44076008" calcext:value-type="float">
            <text:p>2573.44076008</text:p>
          </table:table-cell>
          <table:table-cell office:value-type="float" office:value="18157.0116251701" calcext:value-type="float">
            <text:p>18157.0116251701</text:p>
          </table:table-cell>
          <table:table-cell office:value-type="float" office:value="1930.85454378974" calcext:value-type="float">
            <text:p>1930.85454378974</text:p>
          </table:table-cell>
          <table:table-cell office:value-type="float" office:value="2388.06310482609" calcext:value-type="float">
            <text:p>2388.063104826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Zimbabwe</text:p>
          </table:table-cell>
          <table:table-cell table:formula="of:=VLOOKUP([.D281];[.$M$8:.$N$59];2;0)" office:value-type="string" office:string-value="" calcext:value-type="error">
            <text:p>#N/A</text:p>
          </table:table-cell>
          <table:table-cell office:value-type="float" office:value="12896.9733217114" calcext:value-type="float">
            <text:p>12896.9733217114</text:p>
          </table:table-cell>
          <table:table-cell office:value-type="float" office:value="3460.15226378628" calcext:value-type="float">
            <text:p>3460.15226378628</text:p>
          </table:table-cell>
          <table:table-cell office:value-type="float" office:value="17810.0442429546" calcext:value-type="float">
            <text:p>17810.0442429546</text:p>
          </table:table-cell>
          <table:table-cell office:value-type="float" office:value="2292.25222965087" calcext:value-type="float">
            <text:p>2292.25222965087</text:p>
          </table:table-cell>
          <table:table-cell office:value-type="float" office:value="2891.11446953458" calcext:value-type="float">
            <text:p>2891.11446953458</text:p>
          </table:table-cell>
          <table:table-cell table:number-columns-repeated="4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New Zealand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celand</text:p>
          </table:table-cell>
          <table:table-cell/>
          <table:table-cell office:value-type="string" calcext:value-type="string">
            <text:p>Albani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Australi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outh Korea</text:p>
          </table:table-cell>
          <table:table-cell/>
          <table:table-cell office:value-type="string" calcext:value-type="string">
            <text:p>Austri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Norway</text:p>
          </table:table-cell>
          <table:table-cell/>
          <table:table-cell office:value-type="string" calcext:value-type="string">
            <text:p>Belaru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Belgiu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Bosnia and Herzegovin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Bulgari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reland</text:p>
          </table:table-cell>
          <table:table-cell/>
          <table:table-cell office:value-type="string" calcext:value-type="string">
            <text:p>Chil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Colombi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elarus</text:p>
          </table:table-cell>
          <table:table-cell/>
          <table:table-cell office:value-type="string" calcext:value-type="string">
            <text:p>Costa Ric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Croati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uxembourg</text:p>
          </table:table-cell>
          <table:table-cell/>
          <table:table-cell office:value-type="string" calcext:value-type="string">
            <text:p>Czechi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witzerland</text:p>
          </table:table-cell>
          <table:table-cell/>
          <table:table-cell office:value-type="string" calcext:value-type="string">
            <text:p>Denmark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Estoni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Finland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German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Greec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Hungar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Iceland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Ireland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erbia</text:p>
          </table:table-cell>
          <table:table-cell/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lbania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elgium</text:p>
          </table:table-cell>
          <table:table-cell/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Latvi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Lithuani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Luxembourg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Malt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Mexic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Moldov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Montenegro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ntenegro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New Zealand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North Macedoni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Norwa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zechia</text:p>
          </table:table-cell>
          <table:table-cell/>
          <table:table-cell office:value-type="string" calcext:value-type="string">
            <text:p>Poland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Romani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Russi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Serbi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oldova</text:p>
          </table:table-cell>
          <table:table-cell/>
          <table:table-cell office:value-type="string" calcext:value-type="string">
            <text:p>Slovaki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Sloveni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Ukraine</text:p>
          </table:table-cell>
          <table:table-cell/>
          <table:table-cell office:value-type="string" calcext:value-type="string">
            <text:p>South Afric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ussia</text:p>
          </table:table-cell>
          <table:table-cell/>
          <table:table-cell office:value-type="string" calcext:value-type="string">
            <text:p>South Korea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Spai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Swede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North Macedonia</text:p>
          </table:table-cell>
          <table:table-cell/>
          <table:table-cell office:value-type="string" calcext:value-type="string">
            <text:p>Switzerland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Turkey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Ukrain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Bosnia and Herzegovina</text:p>
          </table:table-cell>
          <table:table-cell/>
          <table:table-cell office:value-type="string" calcext:value-type="string">
            <text:p>United Kingdom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United States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aggfeatures.A1:aggfeatures.AA53" table:display-filter-buttons="true">
          <table:sort>
            <table:sort-by table:field-number="25" table:data-type="automatic"/>
          </table:sort>
        </table:database-range>
        <table:database-range table:name="__Anonymous_Sheet_DB__1" table:target-range-address="Sheet2.A1:Sheet2.J28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6:00:42.5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3T16:03:57.525000000</dc:date>
    <meta:editing-duration>PT7M30S</meta:editing-duration>
    <meta:editing-cycles>2</meta:editing-cycles>
    <meta:generator>LibreOffice/7.0.4.2$Windows_X86_64 LibreOffice_project/dcf040e67528d9187c66b2379df5ea4407429775</meta:generator>
    <meta:document-statistic meta:table-count="2" meta:cell-count="4279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6.085cm" svg:height="9cm" xlink:href=".." xlink:type="simple" chart:class="chart:bar" chart:style-name="ch1">
        <chart:legend chart:legend-position="end" svg:x="42.07cm" svg:y="3.694cm" style:legend-expansion="high" chart:style-name="ch2"/>
        <chart:plot-area chart:style-name="ch3" table:cell-range-address="aggfeatures.B1:aggfeatures.B53 aggfeatures.O1:aggfeatures.O53 aggfeatures.R1:aggfeatures.R53 aggfeatures.T1:aggfeatures.T53" chart:data-source-has-labels="both" svg:x="1.707cm" svg:y="0.061cm" svg:width="39.766cm" svg:height="9.086cm">
          <chart:coordinate-region svg:x="2.933cm" svg:y="0.263cm" svg:width="38.54cm" svg:height="5.999cm"/>
          <chart:axis chart:dimension="x" chart:name="primary-x" chart:style-name="ch4" chartooo:axis-type="auto">
            <chartooo:date-scale/>
            <chart:categories table:cell-range-address="aggfeatures.B2:aggfeatures.B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ggfeatures.O2:aggfeatures.O53" chart:label-cell-address="aggfeatures.O1:aggfeatures.O1" chart:class="chart:bar">
            <chart:data-point chart:repeated="52"/>
          </chart:series>
          <chart:series chart:style-name="ch8" chart:values-cell-range-address="aggfeatures.R2:aggfeatures.R53" chart:label-cell-address="aggfeatures.R1:aggfeatures.R1" chart:class="chart:bar">
            <chart:data-point chart:repeated="52"/>
          </chart:series>
          <chart:series chart:style-name="ch9" chart:values-cell-range-address="aggfeatures.T2:aggfeatures.T53" chart:label-cell-address="aggfeatures.T1:aggfeatures.T1" chart:class="chart:bar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ypertension</text:p>
                <draw:g>
                  <svg:desc>aggfeatures.O1:aggfeatures.O1</svg:desc>
                </draw:g>
              </table:table-cell>
              <table:table-cell office:value-type="string">
                <text:p>diabetes_prevalence</text:p>
                <draw:g>
                  <svg:desc>aggfeatures.R1:aggfeatures.R1</svg:desc>
                </draw:g>
              </table:table-cell>
              <table:table-cell office:value-type="string">
                <text:p>pop_over_65</text:p>
                <draw:g>
                  <svg:desc>aggfeatures.T1:aggfeature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w Zealand</text:p>
                <draw:g>
                  <svg:desc>aggfeatures.B2:aggfeatures.B53</svg:desc>
                </draw:g>
              </table:table-cell>
              <table:table-cell office:value-type="float" office:value="0.66501976284585">
                <text:p>0.66501976284585</text:p>
                <draw:g>
                  <svg:desc>aggfeatures.O2:aggfeatures.O53</svg:desc>
                </draw:g>
              </table:table-cell>
              <table:table-cell office:value-type="float" office:value="0.29126213592233">
                <text:p>0.29126213592233</text:p>
                <draw:g>
                  <svg:desc>aggfeatures.R2:aggfeatures.R53</svg:desc>
                </draw:g>
              </table:table-cell>
              <table:table-cell office:value-type="float" office:value="0.571170917365035">
                <text:p>0.571170917365035</text:p>
                <draw:g>
                  <svg:desc>aggfeatures.T2:aggfeatures.T53</svg:desc>
                </draw:g>
              </table:table-cell>
            </table:table-row>
            <table:table-row>
              <table:table-cell office:value-type="string">
                <text:p>Iceland</text:p>
              </table:table-cell>
              <table:table-cell office:value-type="float" office:value="0.66403162055336">
                <text:p>0.66403162055336</text:p>
              </table:table-cell>
              <table:table-cell office:value-type="float" office:value="0.252427184466019">
                <text:p>0.252427184466019</text:p>
              </table:table-cell>
              <table:table-cell office:value-type="float" office:value="0.542536045264089">
                <text:p>0.542536045264089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0.66798418972332">
                <text:p>0.66798418972332</text:p>
              </table:table-cell>
              <table:table-cell office:value-type="float" office:value="0.233009708737864">
                <text:p>0.233009708737864</text:p>
              </table:table-cell>
              <table:table-cell office:value-type="float" office:value="0.568572735086256">
                <text:p>0.568572735086256</text:p>
              </table:table-cell>
            </table:table-row>
            <table:table-row>
              <table:table-cell office:value-type="string">
                <text:p>South Korea</text:p>
              </table:table-cell>
              <table:table-cell office:value-type="float" office:value="0">
                <text:p>0</text:p>
              </table:table-cell>
              <table:table-cell office:value-type="float" office:value="0.359223300970874">
                <text:p>0.359223300970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0.703557312252964">
                <text:p>0.703557312252964</text:p>
              </table:table-cell>
              <table:table-cell office:value-type="float" office:value="0.203883495145631">
                <text:p>0.203883495145631</text:p>
              </table:table-cell>
              <table:table-cell office:value-type="float" office:value="0.616835780483026">
                <text:p>0.616835780483026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0.83201581027668">
                <text:p>0.83201581027668</text:p>
              </table:table-cell>
              <table:table-cell office:value-type="float" office:value="0.233009708737864">
                <text:p>0.2330097087378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0.736166007905138">
                <text:p>0.736166007905138</text:p>
              </table:table-cell>
              <table:table-cell office:value-type="float" office:value="0.495145631067961">
                <text:p>0.495145631067961</text:p>
              </table:table-cell>
              <table:table-cell office:value-type="float" office:value="0.712992786022316">
                <text:p>0.712992786022316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1">
                <text:p>1</text:p>
              </table:table-cell>
              <table:table-cell office:value-type="float" office:value="0.233009708737864">
                <text:p>0.233009708737864</text:p>
              </table:table-cell>
              <table:table-cell office:value-type="float" office:value="0.790679439359757">
                <text:p>0.790679439359757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0.730237154150198">
                <text:p>0.730237154150198</text:p>
              </table:table-cell>
              <table:table-cell office:value-type="float" office:value="0.631067961165048">
                <text:p>0.631067961165048</text:p>
              </table:table-cell>
              <table:table-cell office:value-type="float" office:value="0.435992176590726">
                <text:p>0.435992176590726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">
                <text:p>0</text:p>
              </table:table-cell>
              <table:table-cell office:value-type="float" office:value="0.507921066927641">
                <text:p>0.507921066927641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0">
                <text:p>0</text:p>
              </table:table-cell>
              <table:table-cell office:value-type="float" office:value="0.213592233009709">
                <text:p>0.213592233009709</text:p>
              </table:table-cell>
              <table:table-cell office:value-type="float" office:value="0.70013874801609">
                <text:p>0.70013874801609</text:p>
              </table:table-cell>
            </table:table-row>
            <table:table-row>
              <table:table-cell office:value-type="string">
                <text:p>Belarus</text:p>
              </table:table-cell>
              <table:table-cell office:value-type="float" office:value="0.883399209486166">
                <text:p>0.883399209486166</text:p>
              </table:table-cell>
              <table:table-cell office:value-type="float" office:value="0.174757281553398">
                <text:p>0.174757281553398</text:p>
              </table:table-cell>
              <table:table-cell office:value-type="float" office:value="0.542847460936603">
                <text:p>0.542847460936603</text:p>
              </table:table-cell>
            </table:table-row>
            <table:table-row>
              <table:table-cell office:value-type="string">
                <text:p>Malta</text:p>
              </table:table-cell>
              <table:table-cell office:value-type="float" office:value="0.785573122529644">
                <text:p>0.785573122529644</text:p>
              </table:table-cell>
              <table:table-cell office:value-type="float" office:value="0.495145631067961">
                <text:p>0.495145631067961</text:p>
              </table:table-cell>
              <table:table-cell office:value-type="float" office:value="0.743416045997737">
                <text:p>0.743416045997737</text:p>
              </table:table-cell>
            </table:table-row>
            <table:table-row>
              <table:table-cell office:value-type="string">
                <text:p>Luxembourg</text:p>
              </table:table-cell>
              <table:table-cell office:value-type="float" office:value="0.845849802371541">
                <text:p>0.845849802371541</text:p>
              </table:table-cell>
              <table:table-cell office:value-type="float" office:value="0.174757281553398">
                <text:p>0.174757281553398</text:p>
              </table:table-cell>
              <table:table-cell office:value-type="float" office:value="0.509782292721105">
                <text:p>0.509782292721105</text:p>
              </table:table-cell>
            </table:table-row>
            <table:table-row>
              <table:table-cell office:value-type="string">
                <text:p>Switzerland</text:p>
              </table:table-cell>
              <table:table-cell office:value-type="float" office:value="0.694664031620553">
                <text:p>0.694664031620553</text:p>
              </table:table-cell>
              <table:table-cell office:value-type="float" office:value="0.242718446601942">
                <text:p>0.242718446601942</text:p>
              </table:table-cell>
              <table:table-cell office:value-type="float" office:value="0.67273633692933">
                <text:p>0.67273633692933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0.725296442687747">
                <text:p>0.725296442687747</text:p>
              </table:table-cell>
              <table:table-cell office:value-type="float" office:value="0.766990291262136">
                <text:p>0.766990291262136</text:p>
              </table:table-cell>
              <table:table-cell office:value-type="float" office:value="0.31163018604883">
                <text:p>0.31163018604883</text:p>
              </table:table-cell>
            </table:table-row>
            <table:table-row>
              <table:table-cell office:value-type="string">
                <text:p>Estonia</text:p>
              </table:table-cell>
              <table:table-cell office:value-type="float" office:value="0.873517786561265">
                <text:p>0.873517786561265</text:p>
              </table:table-cell>
              <table:table-cell office:value-type="float" office:value="0.0970873786407767">
                <text:p>0.0970873786407767</text:p>
              </table:table-cell>
              <table:table-cell office:value-type="float" office:value="0.713940882744088">
                <text:p>0.713940882744088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0.755928853754941">
                <text:p>0.755928853754941</text:p>
              </table:table-cell>
              <table:table-cell office:value-type="float" office:value="0.155339805825243">
                <text:p>0.155339805825243</text:p>
              </table:table-cell>
              <table:table-cell office:value-type="float" office:value="0.728209927762101">
                <text:p>0.728209927762101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0.460474308300395">
                <text:p>0.460474308300395</text:p>
              </table:table-cell>
              <table:table-cell office:value-type="float" office:value="0.427184466019417">
                <text:p>0.427184466019417</text:p>
              </table:table-cell>
              <table:table-cell office:value-type="float" office:value="0.630235905766557">
                <text:p>0.630235905766557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0.778656126482213">
                <text:p>0.778656126482213</text:p>
              </table:table-cell>
              <table:table-cell office:value-type="float" office:value="0.155339805825243">
                <text:p>0.155339805825243</text:p>
              </table:table-cell>
              <table:table-cell office:value-type="float" office:value="0.72132469388844">
                <text:p>0.72132469388844</text:p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0.827075098814229">
                <text:p>0.827075098814229</text:p>
              </table:table-cell>
              <table:table-cell office:value-type="float" office:value="0.330097087378641">
                <text:p>0.330097087378641</text:p>
              </table:table-cell>
              <table:table-cell office:value-type="float" office:value="0.681221795462787">
                <text:p>0.681221795462787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0.734189723320158">
                <text:p>0.734189723320158</text:p>
              </table:table-cell>
              <table:table-cell office:value-type="float" office:value="0.640776699029126">
                <text:p>0.640776699029126</text:p>
              </table:table-cell>
              <table:table-cell office:value-type="float" office:value="0.798394806673499">
                <text:p>0.798394806673499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0.801383399209486">
                <text:p>0.801383399209486</text:p>
              </table:table-cell>
              <table:table-cell office:value-type="float" office:value="0.359223300970874">
                <text:p>0.359223300970874</text:p>
              </table:table-cell>
              <table:table-cell office:value-type="float" office:value="0.701656609232179">
                <text:p>0.701656609232179</text:p>
              </table:table-cell>
            </table:table-row>
            <table:table-row>
              <table:table-cell office:value-type="string">
                <text:p>Serbia</text:p>
              </table:table-cell>
              <table:table-cell office:value-type="float" office:value="0.840909090909091">
                <text:p>0.840909090909091</text:p>
              </table:table-cell>
              <table:table-cell office:value-type="float" office:value="0.563106796116505">
                <text:p>0.563106796116505</text:p>
              </table:table-cell>
              <table:table-cell office:value-type="float" office:value="0.669254711751967">
                <text:p>0.669254711751967</text:p>
              </table:table-cell>
            </table:table-row>
            <table:table-row>
              <table:table-cell office:value-type="string">
                <text:p>Albania</text:p>
              </table:table-cell>
              <table:table-cell office:value-type="float" office:value="0.800395256916996">
                <text:p>0.800395256916996</text:p>
              </table:table-cell>
              <table:table-cell office:value-type="float" office:value="0.563106796116505">
                <text:p>0.563106796116505</text:p>
              </table:table-cell>
              <table:table-cell office:value-type="float" office:value="0.507199686702587">
                <text:p>0.507199686702587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0.735177865612648">
                <text:p>0.735177865612648</text:p>
              </table:table-cell>
              <table:table-cell office:value-type="float" office:value="0.135922330097087">
                <text:p>0.135922330097087</text:p>
              </table:table-cell>
              <table:table-cell office:value-type="float" office:value="0.678756253814348">
                <text:p>0.678756253814348</text:p>
              </table:table-cell>
            </table:table-row>
            <table:table-row>
              <table:table-cell office:value-type="string">
                <text:p>Costa Rica</text:p>
              </table:table-cell>
              <table:table-cell office:value-type="float" office:value="0">
                <text:p>0</text:p>
              </table:table-cell>
              <table:table-cell office:value-type="float" office:value="0.572815533980582">
                <text:p>0.572815533980582</text:p>
              </table:table-cell>
              <table:table-cell office:value-type="float" office:value="0.352846865780947">
                <text:p>0.352846865780947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0.608695652173913">
                <text:p>0.608695652173913</text:p>
              </table:table-cell>
              <table:table-cell office:value-type="float" office:value="0.0679611650485437">
                <text:p>0.0679611650485437</text:p>
              </table:table-cell>
              <table:table-cell office:value-type="float" office:value="0.660976468379612">
                <text:p>0.660976468379612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0.689723320158103">
                <text:p>0.689723320158103</text:p>
              </table:table-cell>
              <table:table-cell office:value-type="float" office:value="0.699029126213592">
                <text:p>0.699029126213592</text:p>
              </table:table-cell>
              <table:table-cell office:value-type="float" office:value="0.770050509767339">
                <text:p>0.770050509767339</text:p>
              </table:table-cell>
            </table:table-row>
            <table:table-row>
              <table:table-cell office:value-type="string">
                <text:p>Slovenia</text:p>
              </table:table-cell>
              <table:table-cell office:value-type="float" office:value="0.787549407114625">
                <text:p>0.787549407114625</text:p>
              </table:table-cell>
              <table:table-cell office:value-type="float" office:value="0.262135922330097">
                <text:p>0.262135922330097</text:p>
              </table:table-cell>
              <table:table-cell office:value-type="float" office:value="0.720885954042724">
                <text:p>0.720885954042724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0.74703557312253">
                <text:p>0.74703557312253</text:p>
              </table:table-cell>
              <table:table-cell office:value-type="float" office:value="0.145631067961165">
                <text:p>0.145631067961165</text:p>
              </table:table-cell>
              <table:table-cell office:value-type="float" office:value="0.783566585018792">
                <text:p>0.783566585018792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0.621541501976285">
                <text:p>0.621541501976285</text:p>
              </table:table-cell>
              <table:table-cell office:value-type="float" office:value="0.737864077669903">
                <text:p>0.737864077669903</text:p>
              </table:table-cell>
              <table:table-cell office:value-type="float" office:value="0.578872138322226">
                <text:p>0.578872138322226</text:p>
              </table:table-cell>
            </table:table-row>
            <table:table-row>
              <table:table-cell office:value-type="string">
                <text:p>Slovakia</text:p>
              </table:table-cell>
              <table:table-cell office:value-type="float" office:value="0.723320158102767">
                <text:p>0.723320158102767</text:p>
              </table:table-cell>
              <table:table-cell office:value-type="float" office:value="0.320388349514563">
                <text:p>0.320388349514563</text:p>
              </table:table-cell>
              <table:table-cell office:value-type="float" office:value="0.577542155278235">
                <text:p>0.577542155278235</text:p>
              </table:table-cell>
            </table:table-row>
            <table:table-row>
              <table:table-cell office:value-type="string">
                <text:p>Montenegro</text:p>
              </table:table-cell>
              <table:table-cell office:value-type="float" office:value="0.842885375494071">
                <text:p>0.842885375494071</text:p>
              </table:table-cell>
              <table:table-cell office:value-type="float" office:value="0.563106796116505">
                <text:p>0.563106796116505</text:p>
              </table:table-cell>
              <table:table-cell office:value-type="float" office:value="0.549573065748541">
                <text:p>0.549573065748541</text:p>
              </table:table-cell>
            </table:table-row>
            <table:table-row>
              <table:table-cell office:value-type="string">
                <text:p>Lithuania</text:p>
              </table:table-cell>
              <table:table-cell office:value-type="float" office:value="0.8300395256917">
                <text:p>0.8300395256917</text:p>
              </table:table-cell>
              <table:table-cell office:value-type="float" office:value="0.058252427184466">
                <text:p>0.058252427184466</text:p>
              </table:table-cell>
              <table:table-cell office:value-type="float" office:value="0.719890623469326">
                <text:p>0.719890623469326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0.812252964426877">
                <text:p>0.812252964426877</text:p>
              </table:table-cell>
              <table:table-cell office:value-type="float" office:value="0.174757281553398">
                <text:p>0.174757281553398</text:p>
              </table:table-cell>
              <table:table-cell office:value-type="float" office:value="0.821801876733202">
                <text:p>0.821801876733202</text:p>
              </table:table-cell>
            </table:table-row>
            <table:table-row>
              <table:table-cell office:value-type="string">
                <text:p>Latvia</text:p>
              </table:table-cell>
              <table:table-cell office:value-type="float" office:value="0.804347826086956">
                <text:p>0.804347826086956</text:p>
              </table:table-cell>
              <table:table-cell office:value-type="float" office:value="0.174757281553398">
                <text:p>0.174757281553398</text:p>
              </table:table-cell>
              <table:table-cell office:value-type="float" office:value="0.726250811201615">
                <text:p>0.726250811201615</text:p>
              </table:table-cell>
            </table:table-row>
            <table:table-row>
              <table:table-cell office:value-type="string">
                <text:p>Czechia</text:p>
              </table:table-cell>
              <table:table-cell office:value-type="float" office:value="0.897233201581028">
                <text:p>0.897233201581028</text:p>
              </table:table-cell>
              <table:table-cell office:value-type="float" office:value="0.368932038834951">
                <text:p>0.368932038834951</text:p>
              </table:table-cell>
              <table:table-cell office:value-type="float" office:value="0.707117705857588">
                <text:p>0.707117705857588</text:p>
              </table:table-cell>
            </table:table-row>
            <table:table-row>
              <table:table-cell office:value-type="string">
                <text:p>South Africa</text:p>
              </table:table-cell>
              <table:table-cell office:value-type="float" office:value="0.91798418972332">
                <text:p>0.91798418972332</text:p>
              </table:table-cell>
              <table:table-cell office:value-type="float" office:value="0.922330097087379">
                <text:p>0.922330097087379</text:p>
              </table:table-cell>
              <table:table-cell office:value-type="float" office:value="0.193387832228455">
                <text:p>0.193387832228455</text:p>
              </table:table-cell>
            </table:table-row>
            <table:table-row>
              <table:table-cell office:value-type="string">
                <text:p>Croatia</text:p>
              </table:table-cell>
              <table:table-cell office:value-type="float" office:value="0.812252964426877">
                <text:p>0.812252964426877</text:p>
              </table:table-cell>
              <table:table-cell office:value-type="float" office:value="0.213592233009709">
                <text:p>0.213592233009709</text:p>
              </table:table-cell>
              <table:table-cell office:value-type="float" office:value="0.744950308016457">
                <text:p>0.744950308016457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0.591897233201581">
                <text:p>0.591897233201581</text:p>
              </table:table-cell>
              <table:table-cell office:value-type="float" office:value="0.524271844660194">
                <text:p>0.524271844660194</text:p>
              </table:table-cell>
              <table:table-cell office:value-type="float" office:value="0.424309664263879">
                <text:p>0.424309664263879</text:p>
              </table:table-cell>
            </table:table-row>
            <table:table-row>
              <table:table-cell office:value-type="string">
                <text:p>Colombia</text:p>
              </table:table-cell>
              <table:table-cell office:value-type="float" office:value="0.567193675889328">
                <text:p>0.567193675889328</text:p>
              </table:table-cell>
              <table:table-cell office:value-type="float" office:value="0.407766990291262">
                <text:p>0.407766990291262</text:p>
              </table:table-cell>
              <table:table-cell office:value-type="float" office:value="0.313042446298479">
                <text:p>0.313042446298479</text:p>
              </table:table-cell>
            </table:table-row>
            <table:table-row>
              <table:table-cell office:value-type="string">
                <text:p>Moldova</text:p>
              </table:table-cell>
              <table:table-cell office:value-type="float" office:value="0.844861660079051">
                <text:p>0.844861660079051</text:p>
              </table:table-cell>
              <table:table-cell office:value-type="float" office:value="0.242718446601942">
                <text:p>0.242718446601942</text:p>
              </table:table-cell>
              <table:table-cell office:value-type="float" office:value="0.429008569616987">
                <text:p>0.429008569616987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0.75">
                <text:p>0.75</text:p>
              </table:table-cell>
              <table:table-cell office:value-type="float" office:value="0.281553398058252">
                <text:p>0.281553398058252</text:p>
              </table:table-cell>
              <table:table-cell office:value-type="float" office:value="0.646984692913744">
                <text:p>0.646984692913744</text:p>
              </table:table-cell>
            </table:table-row>
            <table:table-row>
              <table:table-cell office:value-type="string">
                <text:p>Ukraine</text:p>
              </table:table-cell>
              <table:table-cell office:value-type="float" office:value="0.971343873517787">
                <text:p>0.971343873517787</text:p>
              </table:table-cell>
              <table:table-cell office:value-type="float" office:value="0.281553398058252">
                <text:p>0.281553398058252</text:p>
              </table:table-cell>
              <table:table-cell office:value-type="float" office:value="0.596563138076599">
                <text:p>0.596563138076599</text:p>
              </table:table-cell>
            </table:table-row>
            <table:table-row>
              <table:table-cell office:value-type="string">
                <text:p>Russia</text:p>
              </table:table-cell>
              <table:table-cell office:value-type="float" office:value="0.804347826086956">
                <text:p>0.804347826086956</text:p>
              </table:table-cell>
              <table:table-cell office:value-type="float" office:value="0.281553398058252">
                <text:p>0.281553398058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0.847826086956522">
                <text:p>0.847826086956522</text:p>
              </table:table-cell>
              <table:table-cell office:value-type="float" office:value="0.359223300970874">
                <text:p>0.359223300970874</text:p>
              </table:table-cell>
              <table:table-cell office:value-type="float" office:value="0.671024666885328">
                <text:p>0.671024666885328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0.924901185770751">
                <text:p>0.924901185770751</text:p>
              </table:table-cell>
              <table:table-cell office:value-type="float" office:value="0.359223300970874">
                <text:p>0.359223300970874</text:p>
              </table:table-cell>
              <table:table-cell office:value-type="float" office:value="0.703322010875321">
                <text:p>0.703322010875321</text:p>
              </table:table-cell>
            </table:table-row>
            <table:table-row>
              <table:table-cell office:value-type="string">
                <text:p>North Macedonia</text:p>
              </table:table-cell>
              <table:table-cell office:value-type="float" office:value="0">
                <text:p>0</text:p>
              </table:table-cell>
              <table:table-cell office:value-type="float" office:value="0.592233009708738">
                <text:p>0.592233009708738</text:p>
              </table:table-cell>
              <table:table-cell office:value-type="float" office:value="0.503013983997376">
                <text:p>0.503013983997376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0.571146245059288">
                <text:p>0.571146245059288</text:p>
              </table:table-cell>
              <table:table-cell office:value-type="float" office:value="1">
                <text:p>1</text:p>
              </table:table-cell>
              <table:table-cell office:value-type="float" office:value="0.264861351062679">
                <text:p>0.264861351062679</text:p>
              </table:table-cell>
            </table:table-row>
            <table:table-row>
              <table:table-cell office:value-type="string">
                <text:p>Bulgaria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271844660194175">
                <text:p>0.271844660194175</text:p>
              </table:table-cell>
              <table:table-cell office:value-type="float" office:value="0.758978996863119">
                <text:p>0.758978996863119</text:p>
              </table:table-cell>
            </table:table-row>
            <table:table-row>
              <table:table-cell office:value-type="string">
                <text:p>Bosnia and Herzegovina</text:p>
              </table:table-cell>
              <table:table-cell office:value-type="float" office:value="0.877470355731225">
                <text:p>0.877470355731225</text:p>
              </table:table-cell>
              <table:table-cell office:value-type="float" office:value="0.563106796116505">
                <text:p>0.563106796116505</text:p>
              </table:table-cell>
              <table:table-cell office:value-type="float" office:value="0.614281869003894">
                <text:p>0.614281869003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6.725cm" svg:height="9cm" xlink:href=".." xlink:type="simple" chart:class="chart:bar" chart:style-name="ch1">
        <chart:legend chart:legend-position="end" svg:x="39.07cm" svg:y="4.198cm" style:legend-expansion="high" chart:style-name="ch2"/>
        <chart:plot-area chart:style-name="ch3" table:cell-range-address="aggfeatures.B2:aggfeatures.B53 aggfeatures.Y1:aggfeatures.Y53" chart:data-source-has-labels="both" svg:x="0.934cm" svg:y="0.18cm" svg:width="37.202cm" svg:height="8.64cm">
          <chart:coordinate-region svg:x="2.182cm" svg:y="0.18cm" svg:width="35.954cm" svg:height="5.179cm"/>
          <chart:axis chart:dimension="x" chart:name="primary-x" chart:style-name="ch4" chartooo:axis-type="auto">
            <chartooo:date-scale/>
            <chart:categories table:cell-range-address="aggfeatures.B2:aggfeatures.B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ggfeatures.Y2:aggfeatures.Y53" chart:label-cell-address="aggfeatures.Y1:aggfeatures.Y1" chart:class="chart:bar">
            <chart:data-point chart:repeated="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(daily_deaths_per_100k_biweekly_avg)</text:p>
                <draw:g>
                  <svg:desc>aggfeatures.Y1:aggfeatures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w Zealand</text:p>
                <draw:g>
                  <svg:desc>aggfeatures.B2:aggfeatures.B53</svg:desc>
                </draw:g>
              </table:table-cell>
              <table:table-cell office:value-type="float" office:value="1.01437684099643">
                <text:p>1.01437684099643</text:p>
                <draw:g>
                  <svg:desc>aggfeatures.Y2:aggfeatures.Y53</svg:desc>
                </draw:g>
              </table:table-cell>
            </table:table-row>
            <table:table-row>
              <table:table-cell office:value-type="string">
                <text:p>Iceland</text:p>
              </table:table-cell>
              <table:table-cell office:value-type="float" office:value="12.0470540110879">
                <text:p>12.0470540110879</text:p>
              </table:table-cell>
            </table:table-row>
            <table:table-row>
              <table:table-cell office:value-type="string">
                <text:p>Australia</text:p>
              </table:table-cell>
              <table:table-cell office:value-type="float" office:value="11.4318544340286">
                <text:p>11.4318544340286</text:p>
              </table:table-cell>
            </table:table-row>
            <table:table-row>
              <table:table-cell office:value-type="string">
                <text:p>South Korea</text:p>
              </table:table-cell>
              <table:table-cell office:value-type="float" office:value="12.5982813521757">
                <text:p>12.5982813521757</text:p>
              </table:table-cell>
            </table:table-row>
            <table:table-row>
              <table:table-cell office:value-type="string">
                <text:p>Norway</text:p>
              </table:table-cell>
              <table:table-cell office:value-type="float" office:value="32.7069923176794">
                <text:p>32.7069923176794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14.6574696306219">
                <text:p>14.6574696306219</text:p>
              </table:table-cell>
            </table:table-row>
            <table:table-row>
              <table:table-cell office:value-type="string">
                <text:p>Denmark</text:p>
              </table:table-cell>
              <table:table-cell office:value-type="float" office:value="67.7092443699443">
                <text:p>67.7092443699443</text:p>
              </table:table-cell>
            </table:table-row>
            <table:table-row>
              <table:table-cell office:value-type="string">
                <text:p>Finland</text:p>
              </table:table-cell>
              <table:table-cell office:value-type="float" office:value="40.0311268241455">
                <text:p>40.0311268241455</text:p>
              </table:table-cell>
            </table:table-row>
            <table:table-row>
              <table:table-cell office:value-type="string">
                <text:p>Israel</text:p>
              </table:table-cell>
              <table:table-cell office:value-type="float" office:value="90.1286959730615">
                <text:p>90.1286959730615</text:p>
              </table:table-cell>
            </table:table-row>
            <table:table-row>
              <table:table-cell office:value-type="string">
                <text:p>Ireland</text:p>
              </table:table-cell>
              <table:table-cell office:value-type="float" office:value="128.850565854771">
                <text:p>128.850565854771</text:p>
              </table:table-cell>
            </table:table-row>
            <table:table-row>
              <table:table-cell office:value-type="string">
                <text:p>Netherlands</text:p>
              </table:table-cell>
              <table:table-cell office:value-type="float" office:value="135.324229535209">
                <text:p>135.324229535209</text:p>
              </table:table-cell>
            </table:table-row>
            <table:table-row>
              <table:table-cell office:value-type="string">
                <text:p>Belarus</text:p>
              </table:table-cell>
              <table:table-cell office:value-type="float" office:value="62.2268639386746">
                <text:p>62.2268639386746</text:p>
              </table:table-cell>
            </table:table-row>
            <table:table-row>
              <table:table-cell office:value-type="string">
                <text:p>Malta</text:p>
              </table:table-cell>
              <table:table-cell office:value-type="float" office:value="102.457995405099">
                <text:p>102.457995405099</text:p>
              </table:table-cell>
            </table:table-row>
            <table:table-row>
              <table:table-cell office:value-type="string">
                <text:p>Luxembourg</text:p>
              </table:table-cell>
              <table:table-cell office:value-type="float" office:value="155.231071058384">
                <text:p>155.231071058384</text:p>
              </table:table-cell>
            </table:table-row>
            <table:table-row>
              <table:table-cell office:value-type="string">
                <text:p>Switzerland</text:p>
              </table:table-cell>
              <table:table-cell office:value-type="float" office:value="143.960366937974">
                <text:p>143.960366937974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100.354670083589">
                <text:p>100.354670083589</text:p>
              </table:table-cell>
            </table:table-row>
            <table:table-row>
              <table:table-cell office:value-type="string">
                <text:p>Estonia</text:p>
              </table:table-cell>
              <table:table-cell office:value-type="float" office:value="161.470350945354">
                <text:p>161.470350945354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199.576865541981">
                <text:p>199.576865541981</text:p>
              </table:table-cell>
            </table:table-row>
            <table:table-row>
              <table:table-cell office:value-type="string">
                <text:p>Canada</text:p>
              </table:table-cell>
              <table:table-cell office:value-type="float" office:value="84.0385294715638">
                <text:p>84.0385294715638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159.411172319533">
                <text:p>159.411172319533</text:p>
              </table:table-cell>
            </table:table-row>
            <table:table-row>
              <table:table-cell office:value-type="string">
                <text:p>Austria</text:p>
              </table:table-cell>
              <table:table-cell office:value-type="float" office:value="179.099220138593">
                <text:p>179.099220138593</text:p>
              </table:table-cell>
            </table:table-row>
            <table:table-row>
              <table:table-cell office:value-type="string">
                <text:p>Portugal</text:p>
              </table:table-cell>
              <table:table-cell office:value-type="float" office:value="198.956210483835">
                <text:p>198.956210483835</text:p>
              </table:table-cell>
            </table:table-row>
            <table:table-row>
              <table:table-cell office:value-type="string">
                <text:p>Spain</text:p>
              </table:table-cell>
              <table:table-cell office:value-type="float" office:value="210.703784332963">
                <text:p>210.703784332963</text:p>
              </table:table-cell>
            </table:table-row>
            <table:table-row>
              <table:table-cell office:value-type="string">
                <text:p>Serbia</text:p>
              </table:table-cell>
              <table:table-cell office:value-type="float" office:value="191.290881909748">
                <text:p>191.290881909748</text:p>
              </table:table-cell>
            </table:table-row>
            <table:table-row>
              <table:table-cell office:value-type="string">
                <text:p>Albania</text:p>
              </table:table-cell>
              <table:table-cell office:value-type="float" office:value="114.32563365535">
                <text:p>114.32563365535</text:p>
              </table:table-cell>
            </table:table-row>
            <table:table-row>
              <table:table-cell office:value-type="string">
                <text:p>Belgium</text:p>
              </table:table-cell>
              <table:table-cell office:value-type="float" office:value="265.783167112341">
                <text:p>265.783167112341</text:p>
              </table:table-cell>
            </table:table-row>
            <table:table-row>
              <table:table-cell office:value-type="string">
                <text:p>Costa Rica</text:p>
              </table:table-cell>
              <table:table-cell office:value-type="float" office:value="144.747346585895">
                <text:p>144.747346585895</text:p>
              </table:table-cell>
            </table:table-row>
            <table:table-row>
              <table:table-cell office:value-type="string">
                <text:p>United Kingdom</text:p>
              </table:table-cell>
              <table:table-cell office:value-type="float" office:value="224.459095906875">
                <text:p>224.459095906875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156.022025532746">
                <text:p>156.022025532746</text:p>
              </table:table-cell>
            </table:table-row>
            <table:table-row>
              <table:table-cell office:value-type="string">
                <text:p>Slovenia</text:p>
              </table:table-cell>
              <table:table-cell office:value-type="float" office:value="287.680053021563">
                <text:p>287.680053021563</text:p>
              </table:table-cell>
            </table:table-row>
            <table:table-row>
              <table:table-cell office:value-type="string">
                <text:p>Greece</text:p>
              </table:table-cell>
              <table:table-cell office:value-type="float" office:value="249.630729865182">
                <text:p>249.630729865182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258.619088113574">
                <text:p>258.619088113574</text:p>
              </table:table-cell>
            </table:table-row>
            <table:table-row>
              <table:table-cell office:value-type="string">
                <text:p>Slovakia</text:p>
              </table:table-cell>
              <table:table-cell office:value-type="float" office:value="364.030411412905">
                <text:p>364.030411412905</text:p>
              </table:table-cell>
            </table:table-row>
            <table:table-row>
              <table:table-cell office:value-type="string">
                <text:p>Montenegro</text:p>
              </table:table-cell>
              <table:table-cell office:value-type="float" office:value="397.21523979968">
                <text:p>397.21523979968</text:p>
              </table:table-cell>
            </table:table-row>
            <table:table-row>
              <table:table-cell office:value-type="string">
                <text:p>Lithuania</text:p>
              </table:table-cell>
              <table:table-cell office:value-type="float" office:value="315.478213061807">
                <text:p>315.478213061807</text:p>
              </table:table-cell>
            </table:table-row>
            <table:table-row>
              <table:table-cell office:value-type="string">
                <text:p>Italy</text:p>
              </table:table-cell>
              <table:table-cell office:value-type="float" office:value="322.291714262566">
                <text:p>322.291714262566</text:p>
              </table:table-cell>
            </table:table-row>
            <table:table-row>
              <table:table-cell office:value-type="string">
                <text:p>Latvia</text:p>
              </table:table-cell>
              <table:table-cell office:value-type="float" office:value="269.81977632081">
                <text:p>269.81977632081</text:p>
              </table:table-cell>
            </table:table-row>
            <table:table-row>
              <table:table-cell office:value-type="string">
                <text:p>Czechia</text:p>
              </table:table-cell>
              <table:table-cell office:value-type="float" office:value="344.477893724002">
                <text:p>344.477893724002</text:p>
              </table:table-cell>
            </table:table-row>
            <table:table-row>
              <table:table-cell office:value-type="string">
                <text:p>South Africa</text:p>
              </table:table-cell>
              <table:table-cell office:value-type="float" office:value="155.162349080752">
                <text:p>155.162349080752</text:p>
              </table:table-cell>
            </table:table-row>
            <table:table-row>
              <table:table-cell office:value-type="string">
                <text:p>Croatia</text:p>
              </table:table-cell>
              <table:table-cell office:value-type="float" office:value="334.129006920474">
                <text:p>334.129006920474</text:p>
              </table:table-cell>
            </table:table-row>
            <table:table-row>
              <table:table-cell office:value-type="string">
                <text:p>Chile</text:p>
              </table:table-cell>
              <table:table-cell office:value-type="float" office:value="205.338030348823">
                <text:p>205.338030348823</text:p>
              </table:table-cell>
            </table:table-row>
            <table:table-row>
              <table:table-cell office:value-type="string">
                <text:p>Colombia</text:p>
              </table:table-cell>
              <table:table-cell office:value-type="float" office:value="256.783905235123">
                <text:p>256.783905235123</text:p>
              </table:table-cell>
            </table:table-row>
            <table:table-row>
              <table:table-cell office:value-type="string">
                <text:p>Moldova</text:p>
              </table:table-cell>
              <table:table-cell office:value-type="float" office:value="245.686843396848">
                <text:p>245.686843396848</text:p>
              </table:table-cell>
            </table:table-row>
            <table:table-row>
              <table:table-cell office:value-type="string">
                <text:p>Poland</text:p>
              </table:table-cell>
              <table:table-cell office:value-type="float" office:value="278.760597023951">
                <text:p>278.760597023951</text:p>
              </table:table-cell>
            </table:table-row>
            <table:table-row>
              <table:table-cell office:value-type="string">
                <text:p>Ukraine</text:p>
              </table:table-cell>
              <table:table-cell office:value-type="float" office:value="242.220376727795">
                <text:p>242.220376727795</text:p>
              </table:table-cell>
            </table:table-row>
            <table:table-row>
              <table:table-cell office:value-type="string">
                <text:p>Russia</text:p>
              </table:table-cell>
              <table:table-cell office:value-type="float" office:value="217.368948921446">
                <text:p>217.368948921446</text:p>
              </table:table-cell>
            </table:table-row>
            <table:table-row>
              <table:table-cell office:value-type="string">
                <text:p>Romania</text:p>
              </table:table-cell>
              <table:table-cell office:value-type="float" office:value="330.494021243785">
                <text:p>330.494021243785</text:p>
              </table:table-cell>
            </table:table-row>
            <table:table-row>
              <table:table-cell office:value-type="string">
                <text:p>Hungary</text:p>
              </table:table-cell>
              <table:table-cell office:value-type="float" office:value="474.964580654313">
                <text:p>474.964580654313</text:p>
              </table:table-cell>
            </table:table-row>
            <table:table-row>
              <table:table-cell office:value-type="string">
                <text:p>North Macedonia</text:p>
              </table:table-cell>
              <table:table-cell office:value-type="float" office:value="392.019083827304">
                <text:p>392.019083827304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228.416519057812">
                <text:p>228.416519057812</text:p>
              </table:table-cell>
            </table:table-row>
            <table:table-row>
              <table:table-cell office:value-type="string">
                <text:p>Bulgaria</text:p>
              </table:table-cell>
              <table:table-cell office:value-type="float" office:value="484.118750321714">
                <text:p>484.118750321714</text:p>
              </table:table-cell>
            </table:table-row>
            <table:table-row>
              <table:table-cell office:value-type="string">
                <text:p>Bosnia and Herzegovina</text:p>
              </table:table-cell>
              <table:table-cell office:value-type="float" office:value="426.574117479994">
                <text:p>426.5741174799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